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FreeSans3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Maths Roman" svg:font-family="'TexMaths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5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style:font-name="TexMaths Roman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font-name="TexMaths Roman"/>
    </style:style>
    <style:style style:name="P8" style:family="paragraph">
      <style:paragraph-properties fo:text-align="start" style:writing-mode="lr-tb"/>
    </style:style>
    <style:style style:name="T1" style:family="text">
      <style:text-properties style:font-name="TexMaths Roman" fo:font-size="28pt" style:font-size-asian="28pt" style:font-size-complex="28pt"/>
    </style:style>
    <style:style style:name="T2" style:family="text">
      <style:text-properties style:font-name="TexMaths Roman" fo:font-size="21pt" style:font-size-asian="21pt" style:font-size-complex="21pt"/>
    </style:style>
    <style:style style:name="T3" style:family="text">
      <style:text-properties style:font-name="TexMaths Roman" fo:font-size="36pt" style:font-size-asian="36pt" style:font-size-complex="36pt"/>
    </style:style>
    <style:style style:name="T4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ultiphase LBM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Thermodynamics of two-phase flows</text:span></text:p>
          </draw:text-box>
        </draw:frame>
        <draw:g>
          <svg:title>TexMaths</svg:title>
          <svg:desc>28§display§\Psi(x) = \int [ \mathcal{F}(\rho(x)) +  \mathcal{L}(\nabla\rho(x)) ] dx§svg§600§FALSE§</svg:desc>
          <draw:path draw:style-name="gr2" draw:text-style-name="P5" draw:layer="layout" svg:width="10.757cm" svg:height="1.535cm" svg:x="6.35cm" svg:y="3.294cm" svg:viewBox="0 0 10758 1536" svg:d="M5380 1536c-1793 0-3587 0-5380 0 0-512 0-1024 0-1536 3586 0 7172 0 10758 0 0 512 0 1024 0 1536-1793 0-3585 0-5378 0z">
            <text:p/>
          </draw:path>
          <draw:path draw:style-name="gr3" draw:text-style-name="P6" draw:layer="layout" svg:width="0.481cm" svg:height="0.494cm" svg:x="6.354cm" svg:y="3.748cm" svg:viewBox="0 0 482 495" svg:d="M269 58c0-25 0-35 70-35 8 0 15 0 23 0 0-8 0-15 0-23-25 2-92 2-122 2s-97 0-124-2c0 8 0 15 0 23 8 0 16 0 25 0 68 0 68 10 68 35 0 107 0 215 0 322-95-27-99-138-99-184 0-89-34-103-65-103-8 0-17 0-26 0-11 0-19 0-19 8 0 4 2 8 6 8 25 5 44 13 44 100 0 16 2 74 37 121 29 40 72 60 122 66 0 14 0 28 0 42 0 24 0 35-68 35-9 0-17 0-25 0 0 7 0 15 0 22 27-2 92-2 122-2s99 0 124 2c0-7 0-15 0-22-8 0-15 0-23 0-70 0-70-11-70-35 0-14 0-28 0-42 53-6 97-26 126-66 37-49 37-107 37-140 0-10 2-74 41-81 4 0 9-2 9-8 0-8-7-8-17-8s-19 0-29 0c-27 0-62 6-64 111 0 79-25 155-103 176 0-107 0-215 0-322z">
            <text:p/>
          </draw:path>
          <draw:path draw:style-name="gr3" draw:text-style-name="P6" draw:layer="layout" svg:width="0.168cm" svg:height="0.722cm" svg:x="6.949cm" svg:y="3.701cm" svg:viewBox="0 0 169 723" svg:d="M169 716c0-2 0-4-12-16-91-91-114-227-114-339 0-126 27-252 116-342 10-9 10-11 10-13 0-4-4-6-8-6-6 0-72 47-116 140-35 81-45 161-45 221 0 56 8 145 48 227 45 89 107 135 113 135 4 0 8-3 8-7z">
            <text:p/>
          </draw:path>
          <draw:path draw:style-name="gr3" draw:text-style-name="P6" draw:layer="layout" svg:width="0.361cm" svg:height="0.327cm" svg:x="7.181cm" svg:y="3.924cm" svg:viewBox="0 0 362 328" svg:d="M223 101c4-18 21-87 70-87 5 0 21 0 38 11-21 4-35 20-35 39 0 12 8 25 26 25 17 0 40-13 40-42 0-37-42-47-66-47-44 0-69 37-77 54-19-48-58-54-78-54-77 0-118 93-118 111 0 7 5 5 8 7 6 0 8 0 10-9 25-76 73-95 97-95 15 0 40 9 40 50 0 23-13 70-40 171-12 46-37 77-68 77-4 0-20 0-37-11 19-2 35-18 35-39 0-18-16-25-27-25-22 0-41 19-41 42 0 35 37 49 68 49 50 0 75-51 77-55 8 26 35 55 78 55 75 0 116-95 116-111 0-8-6-8-8-8-7 0-9 2-9 8-24 76-74 95-97 95-29 0-39-23-39-48 0-16 4-33 12-64 9-33 17-66 25-99z">
            <text:p/>
          </draw:path>
          <draw:path draw:style-name="gr3" draw:text-style-name="P6" draw:layer="layout" svg:width="0.168cm" svg:height="0.722cm" svg:x="7.617cm" svg:y="3.701cm" svg:viewBox="0 0 169 723" svg:d="M169 361c0-55-8-144-49-225-44-91-106-136-112-136s-8 2-8 6c0 2 0 4 14 17 71 72 112 188 112 338 0 124-27 252-116 343-10 8-10 10-10 12 0 4 2 7 8 7s73-48 114-141c37-80 47-159 47-221z">
            <text:p/>
          </draw:path>
          <draw:path draw:style-name="gr3" draw:text-style-name="P6" draw:layer="layout" svg:width="0.483cm" svg:height="0.168cm" svg:x="8.101cm" svg:y="3.977cm" svg:viewBox="0 0 484 169" svg:d="M459 29c10 0 25 0 25-15 0-14-15-14-25-14-146 0-291 0-436 0-9 0-23 0-23 14 0 15 14 15 25 15 144 0 289 0 434 0zM459 169c10 0 25 0 25-14 0-15-15-15-25-15-145 0-290 0-434 0-11 0-25 0-25 15 0 14 14 14 23 14 145 0 290 0 436 0z">
            <text:p/>
          </draw:path>
          <draw:path draw:style-name="gr3" draw:text-style-name="P6" draw:layer="layout" svg:width="0.642cm" svg:height="1.609cm" svg:x="8.867cm" svg:y="3.257cm" svg:viewBox="0 0 643 1610" svg:d="M35 1577c23-2 35-16 35-35 0-25-18-35-35-35-16 0-35 10-35 35 0 37 35 68 81 68 109 0 150-169 202-380 56-229 103-460 143-691 27-155 54-300 78-394 9-36 33-128 62-128 23 0 40 14 44 16-25 2-37 17-37 35 0 25 18 35 35 35 18 0 35-10 35-35 0-39-39-68-79-68-56 0-95 78-136 227-2 8-99 372-180 844-19 112-39 234-64 335-12 51-46 188-105 188-27 0-29-11-44-17z">
            <text:p/>
          </draw:path>
          <draw:path draw:style-name="gr3" draw:text-style-name="P6" draw:layer="layout" svg:width="0.098cm" svg:height="0.722cm" svg:x="9.638cm" svg:y="3.701cm" svg:viewBox="0 0 99 723" svg:d="M99 723c0-10 0-20 0-29-23 0-47 0-70 0 0-222 0-444 0-665 23 0 47 0 70 0 0-10 0-19 0-29-33 0-66 0-99 0 0 241 0 482 0 723 33 0 66 0 99 0z">
            <text:p/>
          </draw:path>
          <draw:path draw:style-name="gr3" draw:text-style-name="P6" draw:layer="layout" svg:width="0.59cm" svg:height="0.518cm" svg:x="9.766cm" svg:y="3.748cm" svg:viewBox="0 0 591 519" svg:d="M591 27c0-33-56-27-78-27-92 0-184 0-275 0-35 0-102 21-112 60 2 4 2 4 6 4 17 0 40-12 50-22 21 0 43-2 66-2 15 0 30 0 45 0-1 5-4 12-4 14-27 132-70 244-103 316-4 8-43 99-54 107-31 0-56-16-68-45-2-4-2-6-8-6-17 0-56 22-56 35 0 2 0 2 2 4 12 35 46 54 81 54 37 0 80-27 103-54 25-27 72-147 91-190 47 0 94 0 140 0-2 0-1 1-2 2 0 4 5 6 9 6 14 0 56-20 56-43 0-6-5-4-13-4-58 0-117 0-176 0 19-66 44-130 58-196 32 0 64 0 95 0 19 0 69-4 83 12 0 4-2 12 0 15 2 2 4 2 6 2 19 0 58-21 58-42z">
            <text:p/>
          </draw:path>
          <draw:path draw:style-name="gr3" draw:text-style-name="P6" draw:layer="layout" svg:width="0.168cm" svg:height="0.722cm" svg:x="10.42cm" svg:y="3.701cm" svg:viewBox="0 0 169 723" svg:d="M169 716c0-2 0-4-12-16-91-91-114-227-114-339 0-126 27-252 116-342 10-9 10-11 10-13 0-4-4-6-8-6-6 0-72 47-116 140-37 81-45 161-45 221 0 56 8 145 48 227 45 89 107 135 113 135 4 0 8-3 8-7z">
            <text:p/>
          </draw:path>
          <draw:path draw:style-name="gr3" draw:text-style-name="P6" draw:layer="layout" svg:width="0.34cm" svg:height="0.476cm" svg:x="10.653cm" svg:y="3.924cm" svg:viewBox="0 0 341 477" svg:d="M2 444c-2 10-2 10-2 12 0 11 8 21 19 21 16 0 24-15 26-17 5-6 27-103 46-181 14 29 39 49 72 49 85 0 178-103 178-210 0-77-48-118-99-118-70 0-147 72-170 161-23 94-47 189-70 283zM163 312c-51 0-64-58-64-64 0-4 4-19 6-27 21-83 29-107 44-136 31-54 68-71 91-71 27 0 49 23 49 73 0 39-20 119-39 157-25 45-60 68-87 68z">
            <text:p/>
          </draw:path>
          <draw:path draw:style-name="gr3" draw:text-style-name="P6" draw:layer="layout" svg:width="0.166cm" svg:height="0.722cm" svg:x="11.079cm" svg:y="3.701cm" svg:viewBox="0 0 167 723" svg:d="M167 716c0-2 0-4-12-16-91-91-114-227-114-339 0-126 27-252 118-342 8-9 8-11 8-13 0-4-2-6-6-6-8 0-74 47-116 140-37 81-45 161-45 221 0 56 6 145 48 227 43 89 105 135 113 135 4 0 6-3 6-7z">
            <text:p/>
          </draw:path>
          <draw:path draw:style-name="gr3" draw:text-style-name="P6" draw:layer="layout" svg:width="0.361cm" svg:height="0.327cm" svg:x="11.31cm" svg:y="3.924cm" svg:viewBox="0 0 362 328" svg:d="M221 101c4-18 21-87 72-87 3 0 21 0 36 11-21 4-36 20-36 39 0 12 9 25 29 25 15 0 40-13 40-42 0-37-44-47-69-47-41 0-68 37-76 54-19-48-58-54-79-54-74 0-117 93-117 111 0 7 8 7 10 7 6 0 8 0 8-9 25-76 73-95 97-95 15 0 40 9 40 50 0 23-13 70-40 171-10 46-37 77-68 77-4 0-20 0-37-11 19-2 35-18 35-39 0-18-16-25-27-25-22 0-39 19-39 42 0 35 35 49 68 49 48 0 73-51 77-55 8 26 33 55 76 55 77 0 118-95 118-111 0-8-6-8-10-8-7 0-7 2-9 8-24 76-74 95-97 95-29 0-39-23-39-48 0-16 4-33 12-64 9-33 17-66 25-99z">
            <text:p/>
          </draw:path>
          <draw:path draw:style-name="gr3" draw:text-style-name="P6" draw:layer="layout" svg:width="0.168cm" svg:height="0.722cm" svg:x="11.744cm" svg:y="3.701cm" svg:viewBox="0 0 169 723" svg:d="M169 361c0-55-8-144-47-225-46-91-108-136-114-136-4 0-8 2-8 6 0 2 0 4 14 17 71 72 112 188 112 338 0 124-27 252-116 343-10 8-10 10-10 12 0 4 4 7 8 7 6 0 73-48 116-141 37-80 45-159 45-221z">
            <text:p/>
          </draw:path>
          <draw:path draw:style-name="gr3" draw:text-style-name="P6" draw:layer="layout" svg:width="0.166cm" svg:height="0.722cm" svg:x="12.028cm" svg:y="3.701cm" svg:viewBox="0 0 167 723" svg:d="M167 361c0-55-6-144-47-225-44-91-106-136-114-136-4 0-6 2-6 6 0 2 0 4 14 17 71 72 112 188 112 338 0 124-27 252-118 343-8 8-8 10-8 12 0 4 2 7 6 7 8 0 75-48 116-141 37-80 45-159 45-221z">
            <text:p/>
          </draw:path>
          <draw:path draw:style-name="gr3" draw:text-style-name="P6" draw:layer="layout" svg:width="0.483cm" svg:height="0.482cm" svg:x="12.47cm" svg:y="3.821cm" svg:viewBox="0 0 484 483" svg:d="M256 256c68 0 135 0 203 0 10 0 25 0 25-14 0-15-15-15-25-15-68 0-135 0-203 0 0-67 0-135 0-202 0-11 0-25-14-25-15 0-15 14-15 25 0 67 0 135 0 202-67 0-135 0-202 0-11 0-25 0-25 15 0 14 14 14 25 14 67 0 135 0 202 0 0 67 0 135 0 202 0 11 0 25 15 25 14 0 14-14 14-25 0-67 0-135 0-202z">
            <text:p/>
          </draw:path>
          <draw:path draw:style-name="gr3" draw:text-style-name="P6" draw:layer="layout" svg:width="0.452cm" svg:height="0.525cm" svg:x="13.179cm" svg:y="3.732cm" svg:viewBox="0 0 453 526" svg:d="M107 444c40-60 52-108 62-145 25-101 52-188 98-237 8-10 14-17 37-17 51 0 51 50 51 60 0 15-2 25-2 27 0 6 3 4 5 6 12 0 31-8 49-20 13-11 19-19 19-48 0-39-19-70-60-70-23 0-87 6-159 78-58 60-91 190-106 244-12 50-18 72-41 116-4 10-23 41-33 51-21 17-27 31-27 33s2 4 6 4c2 0 19-2 37-14 13-6 15-8 31-27 36 2 62 8 108 21 37 10 74 20 109 20 60 0 120-43 143-74 15-21 19-39 19-41 0-4-3-3-4-4-13 0-29 8-42 16-21 13-23 17-27 29-2 12-8 17-10 23-6 8-6 8-17 8-35 0-72-12-119-25-21-6-60-16-98-16-8 0-18 0-29 2z">
            <text:p/>
          </draw:path>
          <draw:path draw:style-name="gr3" draw:text-style-name="P6" draw:layer="layout" svg:width="0.168cm" svg:height="0.722cm" svg:x="13.729cm" svg:y="3.701cm" svg:viewBox="0 0 169 723" svg:d="M169 716c0-2 0-4-12-16-91-91-116-227-116-339 0-126 29-252 118-342 10-9 10-11 10-13 0-4-4-6-8-6-6 0-72 47-116 140-37 81-45 161-45 221 0 56 8 145 48 227 43 89 107 135 113 135 4 0 8-3 8-7z">
            <text:p/>
          </draw:path>
          <draw:path draw:style-name="gr3" draw:text-style-name="P6" draw:layer="layout" svg:width="0.536cm" svg:height="0.517cm" svg:x="13.972cm" svg:y="3.748cm" svg:viewBox="0 0 537 518" svg:d="M533 17c2-3 4-9 4-11 0-6-2-6-18-6-167 0-334 0-500 0-17 0-19 0-19 6 0 2 2 8 4 11 82 163 164 326 246 489 4 8 6 12 19 12 12 0 14-4 20-12 82-163 163-326 244-489zM91 52c133 0 266 0 399 0-66 132-132 265-199 398-66-133-133-266-200-398z">
            <text:p/>
          </draw:path>
          <draw:path draw:style-name="gr3" draw:text-style-name="P6" draw:layer="layout" svg:width="0.342cm" svg:height="0.476cm" svg:x="14.566cm" svg:y="3.924cm" svg:viewBox="0 0 343 477" svg:d="M2 444c-2 10-2 10-2 12 0 11 8 21 21 21 14 0 24-15 24-17 5-6 27-103 48-181 14 29 37 49 72 49 85 0 178-103 178-210 0-77-47-118-101-118-70 0-147 72-168 161-24 94-48 189-72 283zM163 312c-49 0-62-58-62-64 0-4 4-19 6-27 21-83 27-107 44-136 31-54 68-71 91-71 27 0 49 23 49 73 0 39-20 119-41 157-23 45-58 68-87 68z">
            <text:p/>
          </draw:path>
          <draw:path draw:style-name="gr3" draw:text-style-name="P6" draw:layer="layout" svg:width="0.168cm" svg:height="0.722cm" svg:x="14.991cm" svg:y="3.701cm" svg:viewBox="0 0 169 723" svg:d="M169 716c0-2 0-4-12-16-91-91-114-227-114-339 0-126 27-252 116-342 10-9 10-11 10-13 0-4-4-6-8-6-6 0-72 47-116 140-37 81-45 161-45 221 0 56 8 145 48 227 43 89 107 135 113 135 4 0 8-3 8-7z">
            <text:p/>
          </draw:path>
          <draw:path draw:style-name="gr3" draw:text-style-name="P6" draw:layer="layout" svg:width="0.361cm" svg:height="0.327cm" svg:x="15.223cm" svg:y="3.924cm" svg:viewBox="0 0 362 328" svg:d="M221 101c4-18 23-87 72-87 5 0 21 0 38 11-21 4-35 20-35 39 0 12 8 25 26 25 17 0 40-13 40-42 0-37-44-47-66-47-44 0-69 37-77 54-19-48-58-54-78-54-77 0-118 93-118 111 0 7 5 5 8 7 6 0 8 0 10-9 25-76 73-95 97-95 15 0 40 9 40 50 0 23-13 70-40 171-12 46-37 77-68 77-6 0-22 0-37-11 19-2 35-18 35-39 0-18-16-25-27-25-22 0-41 19-41 42 0 35 37 49 68 49 48 0 75-51 77-55 8 26 35 55 78 55 75 0 116-95 116-111 0-8-6-8-8-8-7 0-9 2-9 8-24 76-74 95-97 95-29 0-41-23-41-48 0-16 6-33 12-64 9-33 17-66 25-99z">
            <text:p/>
          </draw:path>
          <draw:path draw:style-name="gr3" draw:text-style-name="P6" draw:layer="layout" svg:width="0.166cm" svg:height="0.722cm" svg:x="15.659cm" svg:y="3.701cm" svg:viewBox="0 0 167 723" svg:d="M167 361c0-55-6-144-47-225-44-91-106-136-114-136-4 0-6 2-6 6 0 2 0 4 14 17 71 72 112 188 112 338 0 124-27 252-118 343-8 8-8 10-8 12 0 4 2 7 6 7 8 0 75-48 116-141 37-80 45-159 45-221z">
            <text:p/>
          </draw:path>
          <draw:path draw:style-name="gr3" draw:text-style-name="P6" draw:layer="layout" svg:width="0.166cm" svg:height="0.722cm" svg:x="15.942cm" svg:y="3.701cm" svg:viewBox="0 0 167 723" svg:d="M167 361c0-55-8-144-47-225-44-91-106-136-114-136-4 0-6 2-6 6 0 2 0 4 12 17 73 72 114 188 114 338 0 124-27 252-118 343-8 8-8 10-8 12 0 4 2 7 6 7 8 0 73-48 116-141 37-80 45-159 45-221z">
            <text:p/>
          </draw:path>
          <draw:path draw:style-name="gr3" draw:text-style-name="P6" draw:layer="layout" svg:width="0.098cm" svg:height="0.722cm" svg:x="16.198cm" svg:y="3.701cm" svg:viewBox="0 0 99 723" svg:d="M99 0c-33 0-66 0-99 0 0 10 0 19 0 29 23 0 47 0 70 0 0 221 0 443 0 665-23 0-47 0-70 0 0 9 0 19 0 29 33 0 66 0 99 0 0-241 0-482 0-723z">
            <text:p/>
          </draw:path>
          <draw:path draw:style-name="gr3" draw:text-style-name="P6" draw:layer="layout" svg:width="0.344cm" svg:height="0.511cm" svg:x="16.413cm" svg:y="3.74cm" svg:viewBox="0 0 345 512" svg:d="M345 8c-3-2 0-8-10-8-11 0-79 6-91 8-6 0-10 4-10 15 0 8 6 8 16 8 35 0 37 4 37 12 0 5-1 10-2 15-14 57-29 114-43 171-15-27-35-45-68-45-85 0-174 105-174 210 0 68 39 118 97 118 15 0 50-4 93-56 6 31 31 56 66 56 25 0 44-17 54-41 12-25 15-47 23-71 0-8-6-8-11-8-6 0-6 2-8 13-12 47-27 90-56 90-20 0-22-18-22-33 0-18 2-22 4-35 35-139 70-279 105-419zM194 417c-4 12-4 14-14 27-33 39-62 51-83 51-35 0-45-39-45-68 0-37 22-126 39-159 23-43 56-70 85-70 47 0 58 60 58 64s-3 8-3 13c-12 47-24 95-37 142z">
            <text:p/>
          </draw:path>
          <draw:path draw:style-name="gr3" draw:text-style-name="P6" draw:layer="layout" svg:width="0.361cm" svg:height="0.327cm" svg:x="16.783cm" svg:y="3.924cm" svg:viewBox="0 0 362 328" svg:d="M221 101c4-18 21-87 72-87 5 0 21 0 36 11-21 4-36 20-36 39 0 12 9 25 29 25 17 0 40-13 40-42 0-37-44-47-69-47-41 0-68 37-76 54-19-48-58-54-79-54-74 0-115 93-115 111 0 7 6 7 8 7 6 0 8 0 8-9 25-76 75-95 99-95 13 0 40 9 40 50 0 23-13 70-40 171-12 46-37 77-70 77-4 0-20 0-35-11 17-2 33-18 33-39 0-18-16-25-27-25-20 0-39 19-39 42 0 35 35 49 68 49 48 0 75-51 77-55 8 26 35 55 78 55 75 0 116-95 116-111 0-8-6-8-8-8-7 0-9 2-11 8-22 76-72 95-97 95-27 0-39-23-39-48 0-16 4-33 12-64 9-33 17-66 25-99z">
            <text:p/>
          </draw:path>
        </draw:g>
        <draw:frame draw:style-name="gr4" draw:text-style-name="P7" draw:layer="layout" svg:width="5.715cm" svg:height="1.903cm" svg:x="1.27cm" svg:y="3.483cm">
          <draw:text-box>
            <text:p><text:span text:style-name="T2">Free Energy</text:span></text:p>
          </draw:text-box>
        </draw:frame>
        <draw:g>
          <svg:title>TexMaths</svg:title>
          <svg:desc>20§inline§\mathcal{F}(\rho (x) ) \text { - bulk free energy}  §svg§600§FALSE§</svg:desc>
          <draw:path draw:style-name="gr2" draw:text-style-name="P5" draw:layer="layout" svg:width="7.991cm" svg:height="0.627cm" svg:x="1.664cm" svg:y="5.423cm" svg:viewBox="0 0 7992 628" svg:d="M3997 628c-1332 0-2665 0-3997 0 0-209 0-419 0-628 2664 0 5328 0 7992 0 0 209 0 419 0 628-1332 0-2663 0-3995 0z">
            <text:p/>
          </draw:path>
          <draw:path draw:style-name="gr3" draw:text-style-name="P6" draw:layer="layout" svg:width="0.571cm" svg:height="0.5cm" svg:x="1.64cm" svg:y="5.433cm" svg:viewBox="0 0 572 501" svg:d="M572 28c0-32-54-28-76-28-89 0-177 0-266 0-34 0-96 22-108 58 2 6 2 6 8 6 14 0 36-12 46-24 22 0 42 0 64 0 15 0 29 0 44 0-1 4-3 8-4 12-26 128-68 237-98 305-6 10-44 98-52 106-32 0-56-18-68-44-2-4-2-8-6-8-16 0-56 22-56 34 0 2 1 3 2 4 12 34 44 52 78 52 36 0 78-26 100-52 24-26 70-140 88-182 45 0 91 0 136 0-1 1-2 0-2 2s4 4 8 4c14 0 54-20 54-41 0-4-4-4-12-4-57 0-113 0-170 0 20-62 44-124 56-188 31 0 61 0 92 0 18 0 68-4 80 12 2 4 0 10 2 14 0 2 2 2 4 2 18 0 56-22 56-40z">
            <text:p/>
          </draw:path>
          <draw:path draw:style-name="gr3" draw:text-style-name="P6" draw:layer="layout" svg:width="0.163cm" svg:height="0.699cm" svg:x="2.272cm" svg:y="5.387cm" svg:viewBox="0 0 164 700" svg:d="M164 692c0-2 0-2-12-14-88-90-110-221-110-329 0-122 26-243 112-329 10-10 10-10 10-12 0-6-2-8-8-8s-70 48-110 138c-36 75-46 153-46 211 0 56 8 140 48 219 42 86 102 132 108 132s8-2 8-8z">
            <text:p/>
          </draw:path>
          <draw:path draw:style-name="gr3" draw:text-style-name="P6" draw:layer="layout" svg:width="0.331cm" svg:height="0.46cm" svg:x="2.498cm" svg:y="5.602cm" svg:viewBox="0 0 332 461" svg:d="M2 431c-2 8-1 7-2 10 0 12 8 20 20 20 14 0 22-12 24-14 4-8 26-102 46-176 14 28 36 46 68 46 82 0 174-98 174-203 0-74-46-114-98-114-68 0-142 70-164 156-23 91-45 183-68 275zM158 301c-50 0-60-56-60-62 0-2 2-16 6-26 18-77 26-103 42-131 30-50 64-66 86-66 26 0 48 20 48 68 0 40-20 117-38 151-24 44-58 66-84 66z">
            <text:p/>
          </draw:path>
          <draw:path draw:style-name="gr3" draw:text-style-name="P6" draw:layer="layout" svg:width="0.161cm" svg:height="0.699cm" svg:x="2.91cm" svg:y="5.387cm" svg:viewBox="0 0 162 700" svg:d="M162 692c0-2 0-2-12-14-88-90-110-221-110-329 0-122 28-243 114-329 8-10 8-10 8-12 0-6-2-8-6-8-8 0-70 48-112 138-36 75-44 153-44 211 0 56 8 140 46 219 42 86 102 132 110 132 4 0 6-2 6-8z">
            <text:p/>
          </draw:path>
          <draw:path draw:style-name="gr3" draw:text-style-name="P6" draw:layer="layout" svg:width="0.349cm" svg:height="0.316cm" svg:x="3.134cm" svg:y="5.602cm" svg:viewBox="0 0 350 317" svg:d="M214 98c4-18 20-82 70-82 4 0 20 0 34 8-18 4-32 22-32 38 0 12 6 26 26 26 16 0 38-14 38-42 0-36-42-46-66-46-40 0-64 38-74 54-16-46-54-54-76-54-72 0-112 90-112 108 0 8 6 8 8 8 6 0 8-2 10-8 22-74 70-92 94-92 12 0 38 6 38 46 0 22-12 70-38 167-12 44-36 72-68 72-4 0-20 0-34-8 16-4 32-18 32-38s-16-24-26-24c-20 0-38 18-38 40 0 32 34 46 66 46 46 0 72-50 74-54 8 26 34 54 76 54 72 0 112-90 112-108 0-6-6-6-8-6-6 0-8 2-10 6-22 76-70 92-94 92-26 0-38-22-38-46 0-16 4-30 12-62 8-31 16-63 24-95z">
            <text:p/>
          </draw:path>
          <draw:path draw:style-name="gr3" draw:text-style-name="P6" draw:layer="layout" svg:width="0.161cm" svg:height="0.699cm" svg:x="3.556cm" svg:y="5.387cm" svg:viewBox="0 0 162 700" svg:d="M162 349c0-54-8-138-46-217-42-86-102-132-110-132-4 0-6 4-6 8 0 2 0 2 12 16 70 68 110 179 110 325 0 120-26 243-114 331-8 10-8 10-8 12 0 4 2 8 6 8 8 0 70-48 112-137 36-76 44-154 44-214z">
            <text:p/>
          </draw:path>
          <draw:path draw:style-name="gr3" draw:text-style-name="P6" draw:layer="layout" svg:width="0.163cm" svg:height="0.699cm" svg:x="3.827cm" svg:y="5.387cm" svg:viewBox="0 0 164 700" svg:d="M164 349c0-54-8-138-46-217-44-86-104-132-110-132-4 0-8 4-8 8 0 2 0 2 14 16 68 68 108 179 108 325 0 120-26 243-112 331-10 10-10 10-10 12 0 4 4 8 8 8 6 0 70-48 112-137 36-76 44-154 44-214z">
            <text:p/>
          </draw:path>
          <draw:path draw:style-name="gr3" draw:text-style-name="P6" draw:layer="layout" svg:width="0.185cm" svg:height="0.041cm" svg:x="4.303cm" svg:y="5.74cm" svg:viewBox="0 0 186 42" svg:d="M186 42c0-14 0-28 0-42-62 0-124 0-186 0 0 14 0 28 0 42 62 0 124 0 186 0z">
            <text:p/>
          </draw:path>
          <draw:path draw:style-name="gr3" draw:text-style-name="P6" draw:layer="layout" svg:width="0.345cm" svg:height="0.492cm" svg:x="4.783cm" svg:y="5.427cm" svg:viewBox="0 0 346 493" svg:d="M102 221c0-73 0-147 0-221-34 3-68 5-102 8 0 7 0 15 0 22 50 0 54 4 54 38 0 139 0 278 0 417 6 0 12 0 18 0 2 0 6-10 26-44 10 16 40 52 92 52 84 0 156-68 156-160 0-88-68-157-148-157-56 0-86 33-96 45zM104 405c0-48 0-96 0-144 0-14 0-14 8-26 26-38 66-44 82-44 32 0 58 18 74 44 18 30 20 70 20 98 0 26-2 68-22 100-14 22-40 44-78 44-32 0-58-16-74-42-10-14-10-18-10-30z">
            <text:p/>
          </draw:path>
          <draw:path draw:style-name="gr3" draw:text-style-name="P6" draw:layer="layout" svg:width="0.351cm" svg:height="0.316cm" svg:x="5.177cm" svg:y="5.602cm" svg:viewBox="0 0 352 317" svg:d="M252 253c0 22 0 43 0 64 33-3 67-5 100-8 0-7 0-14 0-22-48 0-54-4-54-38 0-83 0-166 0-249-35 3-69 5-104 8 0 7 0 15 0 22 50 0 56 4 56 40 0 41 0 82 0 123 0 60-34 108-86 108-58 0-62-32-62-68 0-77 0-155 0-233-34 3-68 5-102 8 0 7 0 15 0 22 54 0 54 2 54 64 0 35 0 70 0 105 0 54 0 118 108 118 38 0 70-20 90-64z">
            <text:p/>
          </draw:path>
          <draw:path draw:style-name="gr3" draw:text-style-name="P6" draw:layer="layout" svg:width="0.155cm" svg:height="0.484cm" svg:x="5.567cm" svg:y="5.427cm" svg:viewBox="0 0 156 485" svg:d="M102 0c-34 3-68 5-102 8 0 7 0 15 0 22 50 0 56 4 56 38 0 121 0 243 0 365 0 30-8 30-56 30 0 7 0 14 0 22 24 0 60-2 78-2s52 2 78 2c0-8 0-15 0-22-46 0-54 0-54-30 0-144 0-289 0-433z">
            <text:p/>
          </draw:path>
          <draw:path draw:style-name="gr3" draw:text-style-name="P6" draw:layer="layout" svg:width="0.339cm" svg:height="0.484cm" svg:x="5.759cm" svg:y="5.427cm" svg:viewBox="0 0 340 485" svg:d="M56 433c0 30-8 30-56 30 0 7 0 14 0 22 24 0 56-2 76-2 22 0 50 0 78 2 0-8 0-15 0-22-46 0-54 0-54-30 0-25 0-49 0-74 15-13 29-25 44-38 54 74 84 114 84 126 0 14-12 16-26 16 0 7 0 14 0 22 20 0 62-2 76-2 20 0 42 0 62 2 0-8 0-15 0-22-26 0-42 0-68-36-30-42-60-84-90-126 0-2-4-6-4-8s50-44 56-50c46-36 74-38 90-38 0-7 0-14 0-21-20 2-30 2-50 2-24 0-68-2-78-2 0 7 0 14 0 21 12 0 20 8 20 18 0 14-10 22-16 26-33 29-65 58-98 86 0-112 0-223 0-335-34 3-68 5-102 8 0 7 0 15 0 22 50 0 56 4 56 38 0 121 0 243 0 365z">
            <text:p/>
          </draw:path>
          <draw:path draw:style-name="gr3" draw:text-style-name="P6" draw:layer="layout" svg:width="0.227cm" svg:height="0.492cm" svg:x="6.367cm" svg:y="5.419cm" svg:viewBox="0 0 228 493" svg:d="M100 191c0-27 0-54 0-81 0-60 34-94 66-94 2 0 12 0 22 4-8 4-20 12-20 30 0 16 10 30 30 30s30-14 30-30c0-26-26-50-62-50-50 0-110 38-110 112 0 26 0 53 0 79-19 0-37 0-56 0 0 8 0 15 0 22 19 0 37 0 56 0 0 76 0 152 0 228 0 30-8 30-54 30 0 7 0 14 0 22 28 0 60-2 80-2 28 0 60 0 90 2 0-8 0-15 0-22-5 0-11 0-16 0-52 0-54-8-54-32 0-75 0-150 0-226 27 0 53 0 80 0 0-7 0-14 0-22-27 0-55 0-82 0z">
            <text:p/>
          </draw:path>
          <draw:path draw:style-name="gr3" draw:text-style-name="P6" draw:layer="layout" svg:width="0.235cm" svg:height="0.308cm" svg:x="6.579cm" svg:y="5.602cm" svg:viewBox="0 0 236 309" svg:d="M98 78c0-26 0-52 0-78-33 3-65 5-98 8 0 7 0 15 0 22 50 0 54 4 54 40 0 62 0 125 0 187 0 30-6 30-54 30 0 8 0 15 0 22 28 0 60-2 80-2 28 0 62 0 90 2 0-7 0-14 0-22-5 0-11 0-16 0-52 0-52-8-52-32 0-36 0-71 0-107 0-70 28-132 82-132 6 0 6 0 8 0-2 2-16 10-16 28 0 20 14 30 30 30 12 0 30-7 30-30s-22-44-52-44c-52 0-76 48-86 78z">
            <text:p/>
          </draw:path>
          <draw:path draw:style-name="gr3" draw:text-style-name="P6" draw:layer="layout" svg:width="0.271cm" svg:height="0.32cm" svg:x="6.855cm" svg:y="5.598cm" svg:viewBox="0 0 272 321" svg:d="M58 138c4-104 64-122 88-122 72 0 80 94 80 122-56 0-112 0-168 0zM58 152c65 0 131 0 196 0 16 0 18 0 18-14 0-70-38-138-126-138-82 0-146 72-146 160 0 93 74 161 154 161 86 0 118-78 118-92 0-6-6-8-10-8-6 0-8 4-8 10-26 72-88 72-96 72-34 0-64-20-80-46-20-34-20-79-20-105z">
            <text:p/>
          </draw:path>
          <draw:path draw:style-name="gr3" draw:text-style-name="P6" draw:layer="layout" svg:width="0.271cm" svg:height="0.32cm" svg:x="7.167cm" svg:y="5.598cm" svg:viewBox="0 0 272 321" svg:d="M58 138c6-104 64-122 88-122 72 0 80 94 80 122-56 0-112 0-168 0zM58 152c65 0 131 0 196 0 16 0 18 0 18-14 0-70-38-138-126-138-82 0-146 72-146 160 0 93 74 161 154 161 86 0 118-78 118-92 0-6-6-8-10-8-6 0-8 4-8 10-26 72-88 72-96 72-34 0-62-20-78-46-22-34-22-79-22-105z">
            <text:p/>
          </draw:path>
          <draw:path draw:style-name="gr3" draw:text-style-name="P6" draw:layer="layout" svg:width="0.271cm" svg:height="0.32cm" svg:x="7.712cm" svg:y="5.598cm" svg:viewBox="0 0 272 321" svg:d="M60 138c4-104 62-122 86-122 72 0 80 94 80 122-55 0-111 0-166 0zM58 152c65 0 131 0 196 0 16 0 18 0 18-14 0-70-38-138-126-138-80 0-146 72-146 160 0 93 74 161 156 161 84 0 116-78 116-92 0-6-6-8-8-8-8 0-8 4-10 10-24 72-88 72-94 72-36 0-64-20-80-46-22-34-22-79-22-105z">
            <text:p/>
          </draw:path>
          <draw:path draw:style-name="gr3" draw:text-style-name="P6" draw:layer="layout" svg:width="0.353cm" svg:height="0.308cm" svg:x="8.028cm" svg:y="5.602cm" svg:viewBox="0 0 354 309" svg:d="M54 70c0 62 0 125 0 187 0 30-8 30-54 30 0 8 0 15 0 22 24 0 60-2 78-2 20 0 56 2 80 2 0-7 0-14 0-22-48 0-56 0-56-30 0-43 0-86 0-129 0-72 50-112 96-112 44 0 52 38 52 78 0 54 0 109 0 163 0 30-8 30-56 30 0 8 0 15 0 22 26 0 62-2 80-2s56 2 80 2c0-7 0-14 0-22-38 0-56 0-56-20 0-44 0-89 0-133 0-60 0-82-22-108-10-12-32-26-74-26-50 0-84 30-104 74 0-25 0-49 0-74-33 3-65 5-98 8 0 7 0 15 0 22 48 0 54 4 54 40z">
            <text:p/>
          </draw:path>
          <draw:path draw:style-name="gr3" draw:text-style-name="P6" draw:layer="layout" svg:width="0.271cm" svg:height="0.32cm" svg:x="8.416cm" svg:y="5.598cm" svg:viewBox="0 0 272 321" svg:d="M58 138c4-104 64-122 88-122 72 0 78 94 78 122-55 0-111 0-166 0zM58 152c65 0 131 0 196 0 16 0 18 0 18-14 0-70-38-138-126-138-82 0-146 72-146 160 0 93 72 161 154 161 86 0 118-78 118-92 0-6-6-8-10-8-6 0-8 4-10 10-24 72-86 72-94 72-36 0-64-20-80-46-20-34-20-79-20-105z">
            <text:p/>
          </draw:path>
          <draw:path draw:style-name="gr3" draw:text-style-name="P6" draw:layer="layout" svg:width="0.235cm" svg:height="0.308cm" svg:x="8.728cm" svg:y="5.602cm" svg:viewBox="0 0 236 309" svg:d="M98 78c0-26 0-52 0-78-33 3-65 5-98 8 0 7 0 15 0 22 48 0 54 4 54 40 0 62 0 125 0 187 0 30-8 30-54 30 0 8 0 15 0 22 26 0 60-2 80-2 28 0 60 0 88 2 0-7 0-14 0-22-5 0-9 0-14 0-52 0-54-8-54-32 0-36 0-71 0-107 0-70 30-132 84-132 4 0 6 0 8 0-2 2-16 10-16 28 0 20 14 30 30 30 12 0 30-7 30-30s-22-44-52-44c-52 0-76 48-86 78z">
            <text:p/>
          </draw:path>
          <draw:path draw:style-name="gr3" draw:text-style-name="P6" draw:layer="layout" svg:width="0.321cm" svg:height="0.46cm" svg:x="9.002cm" svg:y="5.594cm" svg:viewBox="0 0 322 461" svg:d="M138 197c-62 0-62-69-62-85 0-20 0-42 12-60 4-8 22-28 50-28 60 0 60 70 60 86 0 20 0 42-10 60-6 8-22 27-50 27zM56 225c0-4 0-20 12-34 26 20 56 22 70 22 64 0 114-47 114-101 0-26-12-52-30-68 26-24 50-28 64-28 2 0 4 0 6 0-8 4-10 12-10 20 0 12 8 20 20 20 6 0 20-4 20-20 0-12-8-36-36-36-14 0-44 4-74 34-30-24-60-26-74-26-66 0-114 48-114 102 0 32 14 58 32 72-8 11-22 33-22 59 0 20 10 48 32 62-42 12-66 42-66 70 0 50 70 88 156 88 84 0 156-36 156-90 0-24-10-60-46-80s-78-20-120-20c-18 0-48 0-54 0-22-2-36-24-36-46zM156 445c-70 0-118-36-118-72 0-32 26-58 56-60 14 0 28 0 42 0 60 0 140 0 140 60 0 38-50 72-120 72z">
            <text:p/>
          </draw:path>
          <draw:path draw:style-name="gr3" draw:text-style-name="P6" draw:layer="layout" svg:width="0.343cm" svg:height="0.444cm" svg:x="9.348cm" svg:y="5.61cm" svg:viewBox="0 0 344 445" svg:d="M278 66c18-44 54-44 66-44 0-7 0-15 0-22-16 2-36 2-54 2-12 0-44-2-60-2 0 7 0 15 0 22 22 0 32 12 32 30 0 6 0 8-4 16-23 58-47 116-70 173-26-63-52-126-78-189-4-6-4-10-4-12 0-18 26-18 38-18 0-7 0-15 0-22-18 0-64 2-76 2-18 0-48 0-68-2 0 7 0 15 0 22 34 0 46 0 56 24 35 85 71 170 106 255-4 10-14 32-18 42-14 38-34 86-80 86-2 0-20 0-32-12 22-2 26-18 26-30 0-18-12-28-28-28-14 0-30 8-30 30 0 30 30 56 64 56 44 0 74-40 90-80 41-100 83-199 124-299z">
            <text:p/>
          </draw:path>
        </draw:g>
        <draw:g>
          <svg:title>TexMaths</svg:title>
          <svg:desc>20§inline§\mathcal{L}( \nabla  \rho (x) ) \text { - interfacial free energy}  = \frac{\kappa}{2} | \nabla \rho|^2§svg§600§FALSE§</svg:desc>
          <draw:path draw:style-name="gr2" draw:text-style-name="P5" draw:layer="layout" svg:width="13.223cm" svg:height="0.747cm" svg:x="1.651cm" svg:y="6.91cm" svg:viewBox="0 0 13224 748" svg:d="M0 0c4408 0 8816 0 13224 0 0 249 0 499 0 748-4408 0-8816 0-13224 0 0-249 0-499 0-748z">
            <text:p/>
          </draw:path>
          <draw:path draw:style-name="gr3" draw:text-style-name="P6" draw:layer="layout" svg:width="0.437cm" svg:height="0.508cm" svg:x="1.637cm" svg:y="6.96cm" svg:viewBox="0 0 438 509" svg:d="M104 429c38-60 50-104 60-142 24-95 50-179 94-229 8-8 14-14 36-14 50 0 50 48 50 58 0 12-2 22-2 26s3 2 4 4c12 0 30-8 48-20 12-10 20-16 20-46 0-38-20-66-60-66-22 0-84 6-154 76-56 56-88 181-102 235-12 48-18 70-40 112-4 8-22 38-32 48-20 18-26 30-26 34 2 1 2 4 6 4 2 0 18-4 36-16 12-6 14-8 30-24 34 0 60 6 104 20 36 10 72 20 108 20 56 0 114-44 136-74 14-18 18-36 18-38 0-6-3-4-4-6-12 0-28 8-40 16-20 12-22 16-26 28-2 12-6 18-10 22-6 8-6 8-16 8-34 0-70-10-116-22-20-6-58-18-94-18-8 0-18 0-28 4z">
            <text:p/>
          </draw:path>
          <draw:path draw:style-name="gr3" draw:text-style-name="P6" draw:layer="layout" svg:width="0.163cm" svg:height="0.699cm" svg:x="2.169cm" svg:y="6.928cm" svg:viewBox="0 0 164 700" svg:d="M164 692c0-2 0-4-12-14-88-89-110-221-110-329 0-120 26-241 112-329 10-10 10-10 10-12 0-6-4-8-8-8-6 0-70 48-112 138-36 75-44 153-44 211 0 56 8 140 46 220 42 85 104 131 110 131 4 0 8-2 8-8z">
            <text:p/>
          </draw:path>
          <draw:path draw:style-name="gr3" draw:text-style-name="P6" draw:layer="layout" svg:width="0.517cm" svg:height="0.5cm" svg:x="2.407cm" svg:y="6.976cm" svg:viewBox="0 0 518 501" svg:d="M514 14c2-2 4-6 4-8 0-6 0-6-18-6-161 0-323 0-484 0-16 0-16 0-16 6 0 2 2 6 2 8 79 158 159 315 238 473 4 10 6 14 18 14s14-4 20-14c79-158 157-315 236-473zM86 50c129 0 257 0 386 0-64 128-128 257-192 385-65-128-129-257-194-385z">
            <text:p/>
          </draw:path>
          <draw:path draw:style-name="gr3" draw:text-style-name="P6" draw:layer="layout" svg:width="0.331cm" svg:height="0.46cm" svg:x="2.979cm" svg:y="7.143cm" svg:viewBox="0 0 332 461" svg:d="M2 431c-2 8-1 7-2 10 0 12 8 20 20 20 16 0 24-12 26-16 2-6 26-100 44-176 14 30 36 48 70 48 82 0 172-98 172-203 0-74-46-114-98-114-68 0-142 70-162 156-23 91-47 183-70 275zM158 301c-48 0-60-56-60-62 0-2 4-16 6-26 20-77 26-103 42-131 30-50 66-66 88-66 26 0 48 20 48 68 0 40-20 118-40 151-22 44-56 66-84 66z">
            <text:p/>
          </draw:path>
          <draw:path draw:style-name="gr3" draw:text-style-name="P6" draw:layer="layout" svg:width="0.163cm" svg:height="0.699cm" svg:x="3.391cm" svg:y="6.928cm" svg:viewBox="0 0 164 700" svg:d="M164 692c0-2 0-4-12-14-88-89-110-221-110-329 0-120 26-241 112-329 10-10 10-10 10-12 0-6-4-8-8-8-6 0-70 48-112 138-34 75-44 153-44 211 0 56 8 140 48 220 42 85 102 131 108 131 4 0 8-2 8-8z">
            <text:p/>
          </draw:path>
          <draw:path draw:style-name="gr3" draw:text-style-name="P6" draw:layer="layout" svg:width="0.349cm" svg:height="0.316cm" svg:x="3.615cm" svg:y="7.143cm" svg:viewBox="0 0 350 317" svg:d="M216 98c4-18 20-82 68-82 4 0 22 0 36 8-20 4-34 22-34 38 0 12 8 26 26 26 16 0 38-14 38-42 0-36-40-46-64-46-42 0-66 38-74 54-18-46-56-54-76-54-74 0-114 90-114 108 0 8 8 8 10 8 4 0 6-2 8-8 24-74 70-92 94-92 14 0 38 6 38 46 0 22-12 70-38 167-10 44-36 72-66 72-4 0-20 0-36-8 18-4 34-18 34-38s-16-24-26-24c-22 0-40 18-40 40 0 32 36 46 66 46 48 0 72-50 74-54 10 26 34 54 76 54 72 0 114-90 114-108 0-7-8-7-10-7-6 0-8 4-8 7-24 76-72 92-94 92-28 0-38-22-38-46 0-16 4-30 12-61 8-32 16-64 24-96z">
            <text:p/>
          </draw:path>
          <draw:path draw:style-name="gr3" draw:text-style-name="P6" draw:layer="layout" svg:width="0.163cm" svg:height="0.699cm" svg:x="4.037cm" svg:y="6.928cm" svg:viewBox="0 0 164 700" svg:d="M164 349c0-54-8-138-48-217-42-86-102-132-108-132-4 0-8 4-8 8 0 2 0 2 14 16 68 70 108 180 108 325 0 120-26 244-112 331-10 8-10 10-10 12 0 4 4 8 8 8 6 0 70-48 110-137 36-76 46-154 46-214z">
            <text:p/>
          </draw:path>
          <draw:path draw:style-name="gr3" draw:text-style-name="P6" draw:layer="layout" svg:width="0.161cm" svg:height="0.699cm" svg:x="4.311cm" svg:y="6.928cm" svg:viewBox="0 0 162 700" svg:d="M162 349c0-54-8-138-46-217-42-86-102-132-110-132-4 0-6 4-6 8 0 2 0 2 12 16 70 70 110 180 110 325 0 120-26 244-114 331-8 8-8 10-8 12 0 4 2 8 6 8 8 0 70-48 112-137 36-76 44-154 44-214z">
            <text:p/>
          </draw:path>
          <draw:path draw:style-name="gr3" draw:text-style-name="P6" draw:layer="layout" svg:width="0.187cm" svg:height="0.041cm" svg:x="4.785cm" svg:y="7.281cm" svg:viewBox="0 0 188 42" svg:d="M0 0c63 0 125 0 188 0 0 14 0 28 0 42-63 0-125 0-188 0 0-14 0-28 0-42z">
            <text:p/>
          </draw:path>
          <draw:path draw:style-name="gr3" draw:text-style-name="P6" draw:layer="layout" svg:width="0.151cm" svg:height="0.466cm" svg:x="5.268cm" svg:y="6.986cm" svg:viewBox="0 0 152 467" svg:d="M102 158c-33 2-65 5-98 8 0 7 0 14 0 22 46 0 52 4 52 37 0 63 0 125 0 188 0 32-8 32-56 32 0 7 0 15 0 22 24 0 62-2 78-2 24 0 50 2 74 2 0-7 0-15 0-22-48 0-50-2-50-30 0-86 0-172 0-257zM104 36c0-22-16-36-36-36-22 0-38 18-38 36 0 20 16 38 38 38 20 0 36-16 36-38z">
            <text:p/>
          </draw:path>
          <draw:path draw:style-name="gr3" draw:text-style-name="P6" draw:layer="layout" svg:width="0.351cm" svg:height="0.308cm" svg:x="5.464cm" svg:y="7.143cm" svg:viewBox="0 0 352 309" svg:d="M54 70c0 62 0 124 0 185 0 32-8 32-54 32 0 8 0 15 0 22 24 0 60-2 78-2 20 0 56 2 80 2 0-7 0-14 0-22-48 0-56 0-56-32 0-42 0-85 0-127 0-72 50-112 96-112 44 0 52 38 52 78 0 54 0 108 0 161 0 32-8 32-56 32 0 8 0 15 0 22 26 0 62-2 80-2s54 2 78 2c0-7 0-14 0-22-36 0-54 0-54-20 0-44 0-89 0-133 0-60 0-82-22-108-10-12-32-26-74-26-50 0-84 30-104 74 0-25 0-49 0-74-33 3-65 5-98 8 0 7 0 15 0 22 48 0 54 4 54 40z">
            <text:p/>
          </draw:path>
          <draw:path draw:style-name="gr3" draw:text-style-name="P6" draw:layer="layout" svg:width="0.219cm" svg:height="0.436cm" svg:x="5.826cm" svg:y="7.024cm" svg:viewBox="0 0 220 437" svg:d="M108 150c33 0 67 0 100 0 0-8 0-15 0-22-33 0-67 0-100 0 0-43 0-85 0-128-6 0-12 0-18 0 0 56-22 132-90 134 0 5 0 10 0 16 19 0 39 0 58 0 0 64 0 129 0 193 0 86 66 94 92 94 50 0 70-50 70-94 0-13 0-26 0-40-6 0-12 0-18 0 0 13 0 26 0 38 0 52-22 78-48 78-46 0-46-64-46-76 0-64 0-129 0-193z">
            <text:p/>
          </draw:path>
          <draw:path draw:style-name="gr3" draw:text-style-name="P6" draw:layer="layout" svg:width="0.271cm" svg:height="0.32cm" svg:x="6.104cm" svg:y="7.139cm" svg:viewBox="0 0 272 321" svg:d="M60 138c4-104 64-122 86-122 74 0 80 94 80 122-55 0-111 0-166 0zM60 152c65 0 131 0 196 0 14 0 16 0 16-14 0-70-38-138-126-138-80 0-146 72-146 160 0 93 74 161 156 161 86 0 116-78 116-92 0-6-4-8-8-8-6 0-8 4-10 10-24 72-88 72-94 72-36 0-64-20-80-46-20-34-20-79-20-105z">
            <text:p/>
          </draw:path>
          <draw:path draw:style-name="gr3" draw:text-style-name="P6" draw:layer="layout" svg:width="0.235cm" svg:height="0.308cm" svg:x="6.418cm" svg:y="7.143cm" svg:viewBox="0 0 236 309" svg:d="M96 78c0-26 0-52 0-78-32 3-64 5-96 8 0 7 0 15 0 22 48 0 54 4 54 40 0 62 0 124 0 185 0 32-8 32-54 32 0 8 0 15 0 22 26 0 60-2 80-2 28 0 60 0 88 2 0-7 0-14 0-22-5 0-9 0-14 0-52 0-54-8-54-32 0-36 0-71 0-107 0-70 30-132 84-132 4 0 4 0 6 0-2 2-16 10-16 28 0 20 16 30 32 30 12 0 30-7 30-30s-22-44-52-44c-52 0-78 48-88 78z">
            <text:p/>
          </draw:path>
          <draw:path draw:style-name="gr3" draw:text-style-name="P6" draw:layer="layout" svg:width="0.227cm" svg:height="0.492cm" svg:x="6.696cm" svg:y="6.96cm" svg:viewBox="0 0 228 493" svg:d="M100 192c0-28 0-55 0-82 0-60 34-94 64-94 2 0 14 0 24 4-8 4-22 12-22 30 0 16 12 30 30 30 22 0 32-14 32-30 0-26-26-50-64-50-48 0-108 38-108 112 0 26 0 53 0 80-19 0-37 0-56 0 0 7 0 14 0 21 19 0 37 0 56 0 0 76 0 151 0 226 0 32-8 32-56 32 0 7 0 14 0 22 28 0 62-2 80-2 28 0 62 0 90 2 0-8 0-15 0-22-5 0-9 0-14 0-52 0-54-8-54-32 0-75 0-150 0-226 27 0 53 0 80 0 0-7 0-14 0-21-27 0-55 0-82 0z">
            <text:p/>
          </draw:path>
          <draw:path draw:style-name="gr3" draw:text-style-name="P6" draw:layer="layout" svg:width="0.317cm" svg:height="0.32cm" svg:x="6.916cm" svg:y="7.139cm" svg:viewBox="0 0 318 321" svg:d="M206 259c2 30 22 58 54 58 16 0 58-10 58-66 0-13 0-26 0-40-6 0-12 0-18 0 0 14 0 27 0 40 0 40-18 44-24 44-24 0-26-30-26-34 0-46 0-93 0-139 0-30 0-58-26-84-28-26-62-38-96-38-58 0-106 34-106 80 0 20 14 32 32 32 20 0 32-14 32-32 0-8-4-32-36-32 20-24 54-32 76-32 34 0 74 26 74 90 0 8 0 17 0 26-36 2-84 4-128 24-54 24-72 59-72 91 0 56 70 74 114 74 46 0 78-28 92-62zM200 146c0 23 0 46 0 69 0 66-50 90-82 90-34 0-62-24-62-60 0-38 28-95 144-99z">
            <text:p/>
          </draw:path>
          <draw:path draw:style-name="gr3" draw:text-style-name="P6" draw:layer="layout" svg:width="0.267cm" svg:height="0.32cm" svg:x="7.262cm" svg:y="7.139cm" svg:viewBox="0 0 268 321" svg:d="M60 162c0-114 56-144 94-144 6 0 50 0 76 26-30 2-34 22-34 32 0 18 12 32 32 32 18 0 32-12 32-32 0-48-52-76-106-76-88 0-154 76-154 162 0 89 70 159 152 159 94 0 116-85 116-92s-6-6-8-6c-6 0-8 2-10 6-20 66-66 74-92 74-38 0-98-30-98-141z">
            <text:p/>
          </draw:path>
          <draw:path draw:style-name="gr3" draw:text-style-name="P6" draw:layer="layout" svg:width="0.149cm" svg:height="0.466cm" svg:x="7.574cm" svg:y="6.986cm" svg:viewBox="0 0 150 467" svg:d="M102 158c-33 2-65 5-98 8 0 7 0 14 0 22 44 0 52 4 52 37 0 63 0 125 0 188 0 32-8 32-56 32 0 7 0 15 0 22 22 0 60-2 78-2 24 0 48 2 72 2 0-7 0-15 0-22-46 0-48-2-48-30 0-86 0-172 0-257zM104 36c0-22-18-36-36-36-22 0-38 18-38 36 0 20 16 38 38 38 18 0 36-16 36-38z">
            <text:p/>
          </draw:path>
          <draw:path draw:style-name="gr3" draw:text-style-name="P6" draw:layer="layout" svg:width="0.315cm" svg:height="0.32cm" svg:x="7.776cm" svg:y="7.139cm" svg:viewBox="0 0 316 321" svg:d="M204 259c4 30 22 58 56 58 14 0 56-10 56-66 0-13 0-26 0-40-5 0-11 0-16 0 0 14 0 27 0 40 0 40-18 44-26 44-24 0-26-30-26-34 0-46 0-93 0-139 0-30 0-58-26-84s-62-38-96-38c-58 0-106 34-106 80 0 20 14 32 32 32 20 0 34-14 34-32 0-8-4-32-36-32 18-24 52-32 76-32 34 0 74 26 74 90 0 8 0 17 0 26-36 2-86 4-130 24-52 24-70 59-70 91 0 56 68 74 112 74 46 0 80-28 92-62zM200 146c0 23 0 46 0 69 0 66-52 90-82 90-36 0-64-24-64-60 0-38 30-95 146-99z">
            <text:p/>
          </draw:path>
          <draw:path draw:style-name="gr3" draw:text-style-name="P6" draw:layer="layout" svg:width="0.155cm" svg:height="0.484cm" svg:x="8.122cm" svg:y="6.968cm" svg:viewBox="0 0 156 485" svg:d="M100 0c-33 3-67 5-100 8 0 7 0 15 0 22 48 0 54 4 54 38 0 121 0 242 0 363 0 32-8 32-54 32 0 7 0 15 0 22 22 0 61-2 78-2s52 2 78 2c0-7 0-15 0-22-48 0-56 0-56-32 0-144 0-287 0-431z">
            <text:p/>
          </draw:path>
          <draw:path draw:style-name="gr3" draw:text-style-name="P6" draw:layer="layout" svg:width="0.227cm" svg:height="0.492cm" svg:x="8.55cm" svg:y="6.96cm" svg:viewBox="0 0 228 493" svg:d="M100 192c0-28 0-55 0-82 0-60 34-94 66-94 2 0 12 0 22 4-8 4-20 12-20 30 0 16 10 30 30 30s30-14 30-30c0-26-26-50-62-50-50 0-110 38-110 112 0 26 0 53 0 80-19 0-37 0-56 0 0 7 0 14 0 21 19 0 37 0 56 0 0 76 0 151 0 226 0 32-8 32-54 32 0 7 0 14 0 22 26 0 60-2 80-2 28 0 60 0 88 2 0-8 0-15 0-22-5 0-9 0-14 0-52 0-54-8-54-32 0-75 0-150 0-226 27 0 53 0 80 0 0-7 0-14 0-21-27 0-55 0-82 0z">
            <text:p/>
          </draw:path>
          <draw:path draw:style-name="gr3" draw:text-style-name="P6" draw:layer="layout" svg:width="0.235cm" svg:height="0.308cm" svg:x="8.762cm" svg:y="7.143cm" svg:viewBox="0 0 236 309" svg:d="M98 78c0-26 0-52 0-78-33 3-65 5-98 8 0 7 0 15 0 22 50 0 54 4 54 40 0 62 0 124 0 185 0 32-8 32-54 32 0 8 0 15 0 22 28 0 60-2 80-2 28 0 62 0 90 2 0-7 0-14 0-22-5 0-11 0-16 0-52 0-52-8-52-32 0-36 0-71 0-107 0-70 28-132 82-132 4 0 6 0 8 0-2 2-16 10-16 28 0 20 14 30 30 30 12 0 30-7 30-30s-22-44-52-44c-52 0-76 48-86 78z">
            <text:p/>
          </draw:path>
          <draw:path draw:style-name="gr3" draw:text-style-name="P6" draw:layer="layout" svg:width="0.271cm" svg:height="0.32cm" svg:x="9.038cm" svg:y="7.139cm" svg:viewBox="0 0 272 321" svg:d="M58 138c4-104 64-122 88-122 72 0 78 94 78 122-55 0-111 0-166 0zM58 152c65 0 131 0 196 0 14 0 18 0 18-14 0-70-38-138-126-138-82 0-146 72-146 160 0 93 72 161 154 161 86 0 118-78 118-92 0-6-6-8-10-8-6 0-8 4-10 10-24 72-88 72-94 72-36 0-64-20-80-46-20-34-20-79-20-105z">
            <text:p/>
          </draw:path>
          <draw:path draw:style-name="gr3" draw:text-style-name="P6" draw:layer="layout" svg:width="0.271cm" svg:height="0.32cm" svg:x="9.35cm" svg:y="7.139cm" svg:viewBox="0 0 272 321" svg:d="M58 138c4-104 64-122 88-122 72 0 80 94 80 122-56 0-112 0-168 0zM58 152c65 0 131 0 196 0 16 0 18 0 18-14 0-70-38-138-126-138-82 0-146 72-146 160 0 93 74 161 154 161 86 0 118-78 118-92 0-6-6-8-10-8-6 0-8 4-8 10-26 72-88 72-96 72-34 0-62-20-80-46-20-34-20-79-20-105z">
            <text:p/>
          </draw:path>
          <draw:path draw:style-name="gr3" draw:text-style-name="P6" draw:layer="layout" svg:width="0.271cm" svg:height="0.32cm" svg:x="9.896cm" svg:y="7.139cm" svg:viewBox="0 0 272 321" svg:d="M60 138c4-104 62-122 86-122 72 0 80 94 80 122-55 0-111 0-166 0zM58 152c65 0 131 0 196 0 16 0 18 0 18-14 0-70-38-138-126-138-82 0-146 72-146 160 0 93 74 161 154 161 86 0 118-78 118-92 0-6-6-8-10-8-6 0-6 4-8 10-24 72-88 72-96 72-34 0-62-20-78-46-22-34-22-79-22-105z">
            <text:p/>
          </draw:path>
          <draw:path draw:style-name="gr3" draw:text-style-name="P6" draw:layer="layout" svg:width="0.351cm" svg:height="0.308cm" svg:x="10.212cm" svg:y="7.143cm" svg:viewBox="0 0 352 309" svg:d="M54 70c0 62 0 124 0 185 0 32-8 32-54 32 0 8 0 15 0 22 24 0 60-2 78-2s56 2 80 2c0-7 0-14 0-22-48 0-56 0-56-32 0-42 0-85 0-127 0-72 50-112 96-112 44 0 52 38 52 78 0 54 0 108 0 161 0 32-8 32-56 32 0 8 0 15 0 22 26 0 62-2 80-2s54 2 78 2c0-7 0-14 0-22-36 0-54 0-54-20 0-44 0-89 0-133 0-60 0-82-22-108-10-12-32-26-74-26-50 0-84 30-104 74 0-25 0-49 0-74-33 3-65 5-98 8 0 7 0 15 0 22 48 0 54 4 54 40z">
            <text:p/>
          </draw:path>
          <draw:path draw:style-name="gr3" draw:text-style-name="P6" draw:layer="layout" svg:width="0.271cm" svg:height="0.32cm" svg:x="10.598cm" svg:y="7.139cm" svg:viewBox="0 0 272 321" svg:d="M60 138c4-104 64-122 88-122 72 0 78 94 78 122-55 0-111 0-166 0zM60 152c65 0 131 0 196 0 14 0 16 0 16-14 0-70-38-138-124-138-82 0-148 72-148 160 0 93 74 161 156 161 86 0 116-78 116-92 0-6-4-8-8-8-6 0-8 4-10 10-24 72-88 72-94 72-36 0-64-20-80-46-20-34-20-79-20-105z">
            <text:p/>
          </draw:path>
          <draw:path draw:style-name="gr3" draw:text-style-name="P6" draw:layer="layout" svg:width="0.235cm" svg:height="0.308cm" svg:x="10.912cm" svg:y="7.143cm" svg:viewBox="0 0 236 309" svg:d="M96 78c0-26 0-52 0-78-32 3-64 5-96 8 0 7 0 15 0 22 48 0 54 4 54 40 0 62 0 124 0 185 0 32-8 32-54 32 0 8 0 15 0 22 26 0 60-2 80-2 28 0 60 0 88 2 0-7 0-14 0-22-5 0-9 0-14 0-52 0-54-8-54-32 0-36 0-71 0-107 0-70 30-132 84-132 4 0 6 0 8 0-2 2-16 10-16 28 0 20 14 30 30 30 12 0 30-7 30-30s-22-44-52-44c-52 0-78 48-88 78z">
            <text:p/>
          </draw:path>
          <draw:path draw:style-name="gr3" draw:text-style-name="P6" draw:layer="layout" svg:width="0.321cm" svg:height="0.46cm" svg:x="11.186cm" svg:y="7.135cm" svg:viewBox="0 0 322 461" svg:d="M136 198c-60 0-60-70-60-86 0-20 0-42 12-60 4-8 20-28 48-28 62 0 62 70 62 86 0 20 0 42-12 60-4 8-20 28-50 28zM56 225c0-4 0-20 12-33 26 19 56 21 68 21 66 0 114-47 114-101 0-26-10-52-28-68 26-24 50-28 64-28 2 0 4 0 6 0-8 4-12 12-12 20 0 12 10 20 22 20 6 0 20-4 20-20 0-12-8-36-36-36-14 0-46 4-74 34-30-24-60-26-76-26-64 0-112 48-112 102 0 32 14 58 32 72-10 12-22 33-22 59 0 20 10 48 32 62-42 12-66 42-66 70 0 50 70 88 156 88 82 0 156-36 156-90 0-24-10-60-46-80-38-20-78-20-120-20-18 0-48 0-54 0-22-2-36-24-36-46zM156 445c-70 0-118-36-118-72 0-32 26-58 56-60 14 0 28 0 42 0 60 0 140 0 140 60 0 38-50 72-120 72z">
            <text:p/>
          </draw:path>
          <draw:path draw:style-name="gr3" draw:text-style-name="P6" draw:layer="layout" svg:width="0.343cm" svg:height="0.444cm" svg:x="11.532cm" svg:y="7.151cm" svg:viewBox="0 0 344 445" svg:d="M278 66c18-44 54-44 66-44 0-7 0-15 0-22-16 2-38 2-54 2-12 0-46-2-60-2 0 7 0 15 0 22 22 0 32 12 32 30 0 6 0 8-4 16-23 58-47 116-70 173-26-63-52-126-78-189-4-6-4-10-4-12 0-18 26-18 38-18 0-7 0-15 0-22-18 0-64 2-76 2-20 0-48 0-68-2 0 7 0 15 0 22 34 0 46 0 56 24 35 85 71 170 106 255-4 10-14 32-18 42-16 38-34 86-80 86-4 0-20 0-32-12 22-2 26-18 26-30 0-18-12-28-28-28-14 0-30 8-30 30 0 30 30 56 64 56 44 0 74-40 90-80 41-100 83-199 124-299z">
            <text:p/>
          </draw:path>
          <draw:path draw:style-name="gr3" draw:text-style-name="P6" draw:layer="layout" svg:width="0.467cm" svg:height="0.165cm" svg:x="12.123cm" svg:y="7.195cm" svg:viewBox="0 0 468 166" svg:d="M444 30c10 0 24-1 24-16s-14-14-24-14c-140 0-280 0-420 0-10 0-24-1-24 14s14 16 24 16c140 0 280 0 420 0zM444 166c10 0 24-1 24-16s-14-14-24-14c-140 0-280 0-420 0-10 0-24-1-24 14s14 16 24 16c140 0 280 0 420 0z">
            <text:p/>
          </draw:path>
          <draw:path draw:style-name="gr3" draw:text-style-name="P6" draw:layer="layout" svg:width="0.267cm" svg:height="0.22cm" svg:x="12.947cm" svg:y="6.962cm" svg:viewBox="0 0 268 221" svg:d="M94 92c18-12 40-28 44-30 34-26 46-34 62-38-2 2-2 6-2 8 0 12 8 18 20 18 14 0 26-14 26-26s-8-20-20-20c-34 0-66 26-92 46-38 28-52 34-64 38 6-24 6-28 8-36 4-12 10-34 10-36 0-10-8-16-18-16-8 0-18 6-20 12s-48 190-48 194c0 9 8 15 16 15 18 0 22-17 24-25 0-2 10-42 24-92 24 0 92 2 92 40 0 2 0 6-2 12 0 8 0 10 0 14 0 35 28 51 52 51 48 0 41-50 62-75 0-6-6-6-8-6-8 0-8 2-10 12-6 18-18 55-44 55-12 0-16-11-16-25 0-8 0-10 2-22 2-6 2-10 2-16 0-52-86-52-100-52z">
            <text:p/>
          </draw:path>
          <draw:path draw:style-name="gr3" draw:text-style-name="P6" draw:layer="layout" svg:width="0.329cm" svg:height="0.029cm" svg:x="12.909cm" svg:y="7.263cm" svg:viewBox="0 0 330 30" svg:d="M0 0c110 0 220 0 330 0 0 10 0 20 0 30-110 0-220 0-330 0 0-10 0-20 0-30z">
            <text:p/>
          </draw:path>
          <draw:path draw:style-name="gr3" draw:text-style-name="P6" draw:layer="layout" svg:width="0.217cm" svg:height="0.324cm" svg:x="12.965cm" svg:y="7.369cm" svg:viewBox="0 0 218 325" svg:d="M218 235c-6 0-12 0-18 0 0 12-6 40-12 46-4 2-42 2-48 2-31 0-61 0-92 0 52-46 70-60 100-81 36-30 70-60 70-106 0-60-52-96-116-96-60 0-102 42-102 88 0 26 22 28 26 28 12 0 26-8 26-26 0-10-4-26-28-26 14-36 48-46 72-46 48 0 74 38 74 78 0 42-30 76-46 94-39 38-79 77-118 115-6 6-6 6-6 20 67 0 135 0 202 0 5-30 11-60 16-90z">
            <text:p/>
          </draw:path>
          <draw:path draw:style-name="gr3" draw:text-style-name="P6" draw:layer="layout" svg:width="0.027cm" svg:height="0.699cm" svg:x="13.407cm" svg:y="6.928cm" svg:viewBox="0 0 28 700" svg:d="M28 26c0-12 0-26-14-26s-14 14-14 26c0 216 0 432 0 648 0 12 0 26 14 26s14-14 14-26c0-216 0-432 0-648z">
            <text:p/>
          </draw:path>
          <draw:path draw:style-name="gr3" draw:text-style-name="P6" draw:layer="layout" svg:width="0.517cm" svg:height="0.5cm" svg:x="13.551cm" svg:y="6.976cm" svg:viewBox="0 0 518 501" svg:d="M516 14c0-2 2-6 2-8 0-6 0-6-16-6-161 0-323 0-484 0-16 0-18 0-18 6 0 2 2 6 4 8 79 158 157 315 236 473 6 10 8 14 20 14s14-4 18-14c79-158 159-315 238-473zM88 50c129 0 257 0 386 0-65 128-129 257-194 385-64-128-128-257-192-385z">
            <text:p/>
          </draw:path>
          <draw:path draw:style-name="gr3" draw:text-style-name="P6" draw:layer="layout" svg:width="0.331cm" svg:height="0.46cm" svg:x="14.125cm" svg:y="7.143cm" svg:viewBox="0 0 332 461" svg:d="M2 431c-2 8-1 7-2 10 0 12 8 20 20 20 14 0 22-12 24-16 4-6 26-100 46-176 14 30 36 48 68 48 84 0 174-98 174-203 0-74-46-114-98-114-68 0-142 70-162 156-23 91-47 183-70 275zM158 301c-50 0-60-56-60-62 0-2 4-16 6-26 20-77 26-103 42-131 30-50 64-66 86-66 26 0 50 20 50 68 0 40-22 118-40 151-24 44-58 66-84 66z">
            <text:p/>
          </draw:path>
          <draw:path draw:style-name="gr3" draw:text-style-name="P6" draw:layer="layout" svg:width="0.027cm" svg:height="0.699cm" svg:x="14.551cm" svg:y="6.928cm" svg:viewBox="0 0 28 700" svg:d="M28 26c0-12 0-26-14-26s-14 14-14 26c0 216 0 432 0 648 0 12 0 26 14 26s14-14 14-26c0-216 0-432 0-648z">
            <text:p/>
          </draw:path>
          <draw:path draw:style-name="gr3" draw:text-style-name="P6" draw:layer="layout" svg:width="0.217cm" svg:height="0.324cm" svg:x="14.693cm" svg:y="6.874cm" svg:viewBox="0 0 218 325" svg:d="M218 235c-5 0-11 0-16 0-2 12-8 40-14 46-4 2-42 2-48 2-30 0-60 0-90 0 50-46 68-60 98-81 36-30 70-60 70-106 0-60-52-96-116-96-60 0-102 42-102 88 0 24 22 28 26 28 12 0 26-10 26-26 0-10-2-26-28-26 14-36 48-46 72-46 48 0 74 38 74 78 0 42-30 76-46 94-39 38-79 77-118 115-6 6-6 6-6 20 68 0 136 0 204 0 5-30 9-60 14-90z">
            <text:p/>
          </draw:path>
        </draw:g>
        <draw:g>
          <draw:g>
            <svg:title>TexMaths</svg:title>
            <svg:desc>20§display§\text{Surface Tension}§svg§600§FALSE§</svg:desc>
            <draw:path draw:style-name="gr2" draw:text-style-name="P5" draw:layer="layout" svg:width="4.757cm" svg:height="0.435cm" svg:x="1.606cm" svg:y="9.044cm" svg:viewBox="0 0 4758 436" svg:d="M0 0c1586 0 3172 0 4758 0 0 145 0 291 0 436-1586 0-3172 0-4758 0 0-145 0-291 0-436z">
              <text:p/>
            </draw:path>
            <draw:path draw:style-name="gr3" draw:text-style-name="P6" draw:layer="layout" svg:width="0.309cm" svg:height="0.507cm" svg:x="1.61cm" svg:y="9.008cm" svg:viewBox="0 0 310 508" svg:d="M206 221c-30-7-60-14-90-22-44-10-72-48-72-87 0-50 38-92 94-92 116 0 132 113 136 145 0 4 0 8 8 8 10 0 10-2 10-16 0-47 0-94 0-141 0-12 0-16-8-16-4 0-6 0-10 10-9 13-17 27-26 40-20-22-50-50-112-50-78 0-136 62-136 135 0 58 36 110 92 128 8 4 42 12 92 24 20 4 40 10 60 36 14 18 22 40 22 63 0 50-36 100-94 100-20 0-74-4-112-38-40-38-42-81-44-107 0-6-6-6-8-6-8 0-8 4-8 16 0 47 0 94 0 141 0 12 0 16 8 16 4 0 4-2 10-10 8-13 2-2 24-40 22 24 68 50 130 50 82 0 138-68 138-145 0-70-46-128-104-142z">
              <text:p/>
            </draw:path>
            <draw:path draw:style-name="gr3" draw:text-style-name="P6" draw:layer="layout" svg:width="0.353cm" svg:height="0.316cm" svg:x="1.982cm" svg:y="9.191cm" svg:viewBox="0 0 354 317" svg:d="M254 255c0 21 0 41 0 62 33-3 67-6 100-8 0-8 0-15 0-22-48 0-54-4-54-38 0-83 0-166 0-249-35 3-69 5-104 8 0 7 0 15 0 22 50 0 56 4 56 40 0 41 0 82 0 123 0 62-34 108-86 108-60 0-62-32-62-68 0-78 0-155 0-233-35 3-69 5-104 8 0 7 0 15 0 22 56 0 56 2 56 64 0 35 0 70 0 105 0 54 0 118 106 118 40 0 70-20 92-62z">
              <text:p/>
            </draw:path>
            <draw:path draw:style-name="gr3" draw:text-style-name="P6" draw:layer="layout" svg:width="0.235cm" svg:height="0.308cm" svg:x="2.37cm" svg:y="9.191cm" svg:viewBox="0 0 236 309" svg:d="M98 78c0-26 0-52 0-78-33 3-65 5-98 8 0 7 0 15 0 22 50 0 56 4 56 40 0 62 0 125 0 187 0 30-8 30-56 30 0 7 0 14 0 22 28 0 60-2 80-2 28 0 62 0 90 2 0-8 0-15 0-22-5 0-9 0-14 0-52 0-54-6-54-32 0-36 0-72 0-108 0-69 30-131 82-131 6 0 6 0 8 0-2 2-16 10-16 28 0 20 14 30 30 30 12 0 30-7 30-30s-22-44-52-44c-50 0-76 48-86 78z">
              <text:p/>
            </draw:path>
            <draw:path draw:style-name="gr3" draw:text-style-name="P6" draw:layer="layout" svg:width="0.225cm" svg:height="0.491cm" svg:x="2.65cm" svg:y="9.008cm" svg:viewBox="0 0 226 492" svg:d="M98 191c0-27 0-54 0-81 0-60 34-94 66-94 2 0 12 0 22 4-8 4-20 12-20 30 0 16 10 30 30 30s30-14 30-30c0-26-26-50-62-50-50 0-110 38-110 112 0 26 0 53 0 79-18 0-36 0-54 0 0 8 0 15 0 22 18 0 36 0 54 0 0 76 0 152 0 227 0 30-8 30-54 30 0 7 0 15 0 22 28 0 60-2 80-2 28 0 62 0 90 2 0-7 0-15 0-22-5 0-11 0-16 0-52 0-52-6-52-32 0-75 0-150 0-225 27 0 53 0 80 0 0-7 0-14 0-22-28 0-56 0-84 0z">
              <text:p/>
            </draw:path>
            <draw:path draw:style-name="gr3" draw:text-style-name="P6" draw:layer="layout" svg:width="0.317cm" svg:height="0.32cm" svg:x="2.869cm" svg:y="9.187cm" svg:viewBox="0 0 318 321" svg:d="M204 261c4 28 22 56 56 56 14 0 58-10 58-66 0-13 0-27 0-40-6 0-12 0-18 0 0 13 0 27 0 40 0 40-18 46-26 46-22 0-26-32-26-36 0-47 0-93 0-139 0-30 0-58-26-84s-62-38-96-38c-56 0-106 34-106 80 0 20 14 32 32 32 20 0 34-14 34-32 0-8-4-32-36-32 18-24 52-32 76-32 34 0 74 28 74 90 0 8 0 17 0 25-36 2-86 4-130 24-52 24-70 62-70 92 0 56 68 74 112 74 46 0 80-28 92-60zM200 145c0 24 0 47 0 70 0 66-50 90-82 90-34 0-64-24-64-58 0-40 30-98 146-102z">
              <text:p/>
            </draw:path>
            <draw:path draw:style-name="gr3" draw:text-style-name="P6" draw:layer="layout" svg:width="0.267cm" svg:height="0.32cm" svg:x="3.215cm" svg:y="9.187cm" svg:viewBox="0 0 268 321" svg:d="M58 161c0-113 58-143 96-143 6 0 50 0 74 26-28 2-32 22-32 32 0 18 12 32 32 32 18 0 32-12 32-32 0-48-54-76-108-76-88 0-152 76-152 163 0 88 70 158 150 158 96 0 118-83 118-90s-8-8-10-8c-6 0-8 2-8 8-22 64-66 72-92 72-38 0-100-30-100-142z">
              <text:p/>
            </draw:path>
            <draw:path draw:style-name="gr3" draw:text-style-name="P6" draw:layer="layout" svg:width="0.271cm" svg:height="0.32cm" svg:x="3.523cm" svg:y="9.187cm" svg:viewBox="0 0 272 321" svg:d="M58 137c6-103 64-121 88-121 72 0 80 94 80 121-56 0-112 0-168 0zM58 151c65 0 131 0 196 0 16 0 18 0 18-14 0-69-38-137-126-137-82 0-146 72-146 159 0 94 74 162 154 162 86 0 118-78 118-90 0-8-6-10-10-10-6 0-6 4-8 10-24 72-88 72-96 72-34 0-62-20-78-46-22-34-22-80-22-106z">
              <text:p/>
            </draw:path>
            <draw:path draw:style-name="gr3" draw:text-style-name="P6" draw:layer="layout" svg:width="0.455cm" svg:height="0.471cm" svg:x="4.075cm" svg:y="9.028cm" svg:viewBox="0 0 456 472" svg:d="M442 0c-143 0-285 0-428 0-5 52-9 105-14 157 6 0 12 0 18 0 10-113 20-135 126-135 12 0 32 0 38 0 14 4 14 12 14 28 0 123 0 246 0 368 0 22 0 32-72 32-10 0-20 0-30 0 0 8 0 15 0 22 30-2 102-2 134-2s104 0 134 2c0-7 0-14 0-22-9 0-19 0-28 0-74 0-74-10-74-32 0-122 0-245 0-368 0-14 0-24 12-28 8 0 26 0 40 0 106 0 116 22 126 135 6 0 12 0 18 0-5-52-10-105-14-157z">
              <text:p/>
            </draw:path>
            <draw:path draw:style-name="gr3" draw:text-style-name="P6" draw:layer="layout" svg:width="0.271cm" svg:height="0.32cm" svg:x="4.519cm" svg:y="9.187cm" svg:viewBox="0 0 272 321" svg:d="M58 137c4-103 64-121 88-121 72 0 78 94 78 121-55 0-111 0-166 0zM58 151c65 0 131 0 196 0 16 0 18 0 18-14 0-69-38-137-126-137-82 0-146 72-146 159 0 94 74 162 154 162 86 0 118-78 118-90 0-8-6-10-10-10-6 0-8 4-8 10-26 72-88 72-96 72-34 0-64-20-80-46-20-34-20-80-20-106z">
              <text:p/>
            </draw:path>
            <draw:path draw:style-name="gr3" draw:text-style-name="P6" draw:layer="layout" svg:width="0.353cm" svg:height="0.308cm" svg:x="4.833cm" svg:y="9.191cm" svg:viewBox="0 0 354 309" svg:d="M56 70c0 62 0 125 0 187 0 30-8 30-56 30 0 7 0 14 0 22 26 0 60-2 80-2 18 0 54 2 78 2 0-8 0-15 0-22-46 0-54 0-54-30 0-43 0-86 0-129 0-72 50-112 94-112s52 38 52 78c0 54 0 109 0 163 0 30-8 30-54 30 0 7 0 14 0 22 24 0 60-2 80-2 18 0 54 2 78 2 0-8 0-15 0-22-36 0-54 0-54-20 0-45 0-89 0-134 0-59 0-81-22-107-10-12-34-26-74-26-52 0-84 30-104 74 0-25 0-49 0-74-33 3-67 5-100 8 0 7 0 15 0 22 50 0 56 4 56 40z">
              <text:p/>
            </draw:path>
            <draw:path draw:style-name="gr3" draw:text-style-name="P6" draw:layer="layout" svg:width="0.229cm" svg:height="0.32cm" svg:x="5.224cm" svg:y="9.187cm" svg:viewBox="0 0 230 321" svg:d="M122 177c16 4 74 14 74 66 0 34-24 62-80 62-58 0-84-40-98-98-2-10-2-12-10-12s-8 4-8 16c0 31 0 63 0 94 0 12 0 16 8 16 2 0 4 0 16-14 2-2 2-2 14-16 32 30 64 30 78 30 82 0 114-46 114-98 0-36-22-58-30-66-24-22-50-28-80-33-40-8-86-16-86-58 0-24 18-52 78-52 78 0 80 62 82 84 0 6 5 4 8 6 10 0 10-2 10-16 0-24 0-47 0-70 0-12 0-18-8-18-4 0-4 0-14 8-2 4-10 10-12 12-26-20-56-20-66-20-86 0-112 48-112 86 0 26 10 43 30 59 22 18 42 22 92 32z">
              <text:p/>
            </draw:path>
            <draw:path draw:style-name="gr3" draw:text-style-name="P6" draw:layer="layout" svg:width="0.151cm" svg:height="0.465cm" svg:x="5.5cm" svg:y="9.034cm" svg:viewBox="0 0 152 466" svg:d="M102 157c-33 3-65 6-98 8 0 8 0 15 0 22 46 0 52 4 52 38 0 63 0 126 0 189 0 30-8 30-56 30 0 8 0 15 0 22 24 0 62-2 78-2 24 0 50 2 74 2 0-7 0-14 0-22-48 0-50-2-50-30 0-85 0-171 0-257zM104 36c0-22-16-36-36-36-22 0-38 18-38 36 0 20 16 38 38 38 20 0 36-16 36-38z">
              <text:p/>
            </draw:path>
            <draw:path draw:style-name="gr3" draw:text-style-name="P6" draw:layer="layout" svg:width="0.311cm" svg:height="0.32cm" svg:x="5.692cm" svg:y="9.187cm" svg:viewBox="0 0 312 321" svg:d="M312 163c0-89-70-163-156-163-88 0-156 76-156 163 0 90 74 158 156 158 84 0 156-68 156-158zM156 303c-30 0-60-14-80-46-18-32-18-74-18-100s0-63 18-95 52-46 80-46c30 0 61 16 80 46s18 69 18 95 0 64-16 94c-16 32-46 52-82 52z">
              <text:p/>
            </draw:path>
            <draw:path draw:style-name="gr3" draw:text-style-name="P6" draw:layer="layout" svg:width="0.353cm" svg:height="0.308cm" svg:x="6.046cm" svg:y="9.191cm" svg:viewBox="0 0 354 309" svg:d="M56 70c0 62 0 125 0 187 0 30-8 30-56 30 0 7 0 14 0 22 26 0 60-2 80-2 18 0 54 2 78 2 0-8 0-15 0-22-46 0-54 0-54-30 0-43 0-86 0-129 0-72 50-112 94-112s52 38 52 78c0 54 0 109 0 163 0 30-8 30-54 30 0 7 0 14 0 22 24 0 60-2 80-2 18 0 54 2 78 2 0-8 0-15 0-22-36 0-54 0-54-20 0-45 0-89 0-134 0-59 0-81-22-107-10-12-34-26-74-26-52 0-84 30-104 74 0-25 0-49 0-74-33 3-67 5-100 8 0 7 0 15 0 22 50 0 56 4 56 40z">
              <text:p/>
            </draw:path>
          </draw:g>
          <draw:g>
            <svg:title>TexMaths</svg:title>
            <svg:desc>20§display§\sigma = \int_{- \infty}^{\infty}  \frac{\kappa}{2} | \nabla \rho|^2§svg§600§FALSE§</svg:desc>
            <draw:path draw:style-name="gr2" draw:text-style-name="P5" draw:layer="layout" svg:width="4.991cm" svg:height="1.569cm" svg:x="7.041cm" svg:y="8.554cm" svg:viewBox="0 0 4992 1570" svg:d="M0 0c1664 0 3328 0 4992 0 0 523 0 1047 0 1570-1664 0-3328 0-4992 0 0-523 0-1047 0-1570z">
              <text:p/>
            </draw:path>
            <draw:path draw:style-name="gr3" draw:text-style-name="P6" draw:layer="layout" svg:width="0.371cm" svg:height="0.309cm" svg:x="7.031cm" svg:y="9.213cm" svg:viewBox="0 0 372 310" svg:d="M338 42c10 0 34 0 34-24 0-18-14-18-28-18-53 0-107 0-160 0-106 0-184 116-184 200 0 62 42 110 106 110 82 0 176-84 176-192 0-12 0-46-22-76 26 0 52 0 78 0zM106 296c-34 0-62-26-62-76 0-22 8-80 34-120 28-48 70-58 94-58 60 0 66 46 66 68 0 32-14 90-38 126-28 42-66 60-94 60z">
              <text:p/>
            </draw:path>
            <draw:path draw:style-name="gr3" draw:text-style-name="P6" draw:layer="layout" svg:width="0.465cm" svg:height="0.163cm" svg:x="7.667cm" svg:y="9.259cm" svg:viewBox="0 0 466 164" svg:d="M442 28c12 0 24 0 24-14s-12-14-22-14c-141 0-281 0-422 0-10 0-22 0-22 14s12 14 24 14c139 0 279 0 418 0zM444 164c10 0 22 0 22-14s-12-14-24-14c-139 0-279 0-418 0-12 0-24 0-24 14s12 14 22 14c141 0 281 0 422 0z">
              <text:p/>
            </draw:path>
            <draw:path draw:style-name="gr3" draw:text-style-name="P6" draw:layer="layout" svg:width="0.623cm" svg:height="1.557cm" svg:x="8.406cm" svg:y="8.562cm" svg:viewBox="0 0 624 1558" svg:d="M34 1526c22-2 34-16 34-34 0-24-16-34-32-34-18 0-36 10-36 34 0 36 36 66 78 66 108 0 148-164 198-367 54-222 100-446 138-672 26-149 52-289 76-379 8-34 32-126 58-126 22 0 40 14 42 16-22 2-34 18-34 36 0 22 18 34 34 34s34-10 34-36c0-38-38-64-76-64-54 0-94 76-132 220-2 6-98 359-174 817-20 108-40 225-62 323-14 50-46 182-102 182-26 0-42-16-44-16z">
              <text:p/>
            </draw:path>
            <draw:path draw:style-name="gr3" draw:text-style-name="P6" draw:layer="layout" svg:width="0.483cm" svg:height="0.221cm" svg:x="9.108cm" svg:y="8.518cm" svg:viewBox="0 0 484 222" svg:d="M246 82c-26-30-34-38-52-52-30-22-62-30-88-30-62 0-106 52-106 112 0 56 42 110 104 110 68 0 116-56 134-82 26 30 34 38 52 52 30 22 62 30 88 30 62 0 106-52 106-112 0-56-42-110-104-110-68 0-116 56-134 82zM262 100c20-32 62-82 122-82 52 0 86 45 86 92s-38 84-84 84-76-36-124-94zM222 122c-20 32-62 82-122 82-52 0-86-45-86-92s38-84 84-84c44 0 76 36 124 94z">
              <text:p/>
            </draw:path>
            <draw:path draw:style-name="gr3" draw:text-style-name="P6" draw:layer="layout" svg:width="0.333cm" svg:height="0.023cm" svg:x="8.81cm" svg:y="10.02cm" svg:viewBox="0 0 334 24" svg:d="M314 24c8 0 20 0 20-12s-12-12-20-12c-98 0-196 0-294 0-8 0-20 0-20 12s12 12 20 12c98 0 196 0 294 0z">
              <text:p/>
            </draw:path>
            <draw:path draw:style-name="gr3" draw:text-style-name="P6" draw:layer="layout" svg:width="0.483cm" svg:height="0.221cm" svg:x="9.234cm" svg:y="9.938cm" svg:viewBox="0 0 484 222" svg:d="M248 82c-26-30-34-38-54-52-30-22-60-30-88-30-62 0-106 52-106 112 0 56 44 110 104 110 68 0 116-56 134-82 26 30 34 38 52 52 30 22 62 30 90 30 60 0 104-52 104-112 0-56-42-110-104-110-68 0-116 56-132 82zM262 100c20-32 64-82 124-82 50 0 84 45 84 92s-38 84-82 84c-46 0-78-36-126-94zM222 122c-20 32-62 82-122 82-50 0-86-45-86-92s38-84 84-84 78 36 124 94z">
              <text:p/>
            </draw:path>
            <draw:path draw:style-name="gr3" draw:text-style-name="P6" draw:layer="layout" svg:width="0.345cm" svg:height="0.317cm" svg:x="10.032cm" svg:y="8.732cm" svg:viewBox="0 0 346 318" svg:d="M2 282c-2 10-2 12-2 16 0 14 10 20 20 20 22 0 26-18 32-40 6-24 2-12 32-130 60 2 120 14 120 60 0 6 0 8 0 16-4 10-4 18-4 24 0 42 28 70 64 70 22 0 42-12 56-36 16-30 17-48 26-72 0-8-8-8-10-8-6 0-8 4-10 14-12 48-28 86-60 86-16 0-22-8-22-34 0-10 2-26 4-38 2-8 4-16 4-24 0-66-96-70-136-72 24-12 46-32 64-48 34-28 54-44 82-56-2 4-4 12-4 16 0 8 4 24 26 24 24 0 38-20 38-38 0-6-2-24-28-24-42 0-84 34-114 60-48 42-66 52-90 60 2-8 10-42 14-54 4-18 12-52 12-56 0-12-8-18-20-18-2 0-22 0-28 24-22 86-44 172-66 258z">
              <text:p/>
            </draw:path>
            <draw:path draw:style-name="gr3" draw:text-style-name="P6" draw:layer="layout" svg:width="0.403cm" svg:height="0.027cm" svg:x="9.994cm" svg:y="9.327cm" svg:viewBox="0 0 404 28" svg:d="M0 0c135 0 269 0 404 0 0 9 0 19 0 28-135 0-269 0-404 0 0-9 0-19 0-28z">
              <text:p/>
            </draw:path>
            <draw:path draw:style-name="gr3" draw:text-style-name="P6" draw:layer="layout" svg:width="0.279cm" svg:height="0.464cm" svg:x="10.056cm" svg:y="9.531cm" svg:viewBox="0 0 280 465" svg:d="M54 411c25-23 49-47 74-71 110-96 152-134 152-204 0-80-64-136-150-136-78 0-130 64-130 126 0 40 34 40 36 40 12 0 38-8 38-38 0-18-14-36-38-36-6 0-8 0-10 0 16-46 54-72 96-72 64 0 94 58 94 116 0 56-36 112-74 154-45 50-89 100-134 149-8 8-8 10-8 26 87 0 173 0 260 0 7-40 13-81 20-121-6 0-12 0-18 0-4 22-8 52-16 64-4 3-50 3-66 3-42 0-84 0-126 0z">
              <text:p/>
            </draw:path>
            <draw:path draw:style-name="gr3" draw:text-style-name="P6" draw:layer="layout" svg:width="0.027cm" svg:height="0.7cm" svg:x="10.566cm" svg:y="8.989cm" svg:viewBox="0 0 28 701" svg:d="M28 26c0-12 0-26-14-26s-14 14-14 26c0 217 0 434 0 651 0 12 0 24 14 24s14-12 14-24c0-217 0-434 0-651z">
              <text:p/>
            </draw:path>
            <draw:path draw:style-name="gr3" draw:text-style-name="P6" draw:layer="layout" svg:width="0.519cm" svg:height="0.5cm" svg:x="10.71cm" svg:y="9.037cm" svg:viewBox="0 0 520 501" svg:d="M516 14c2-2 4-6 4-8 0-6-2-6-18-6-161 0-323 0-484 0-16 0-18 0-18 6 0 2 2 6 4 8 79 158 159 316 238 473 4 10 6 14 18 14s14-4 18-14c79-157 158-315 238-473zM88 50c129 0 257 0 386 0-64 128-128 257-192 385-65-128-129-257-194-385z">
              <text:p/>
            </draw:path>
            <draw:path draw:style-name="gr3" draw:text-style-name="P6" draw:layer="layout" svg:width="0.331cm" svg:height="0.46cm" svg:x="11.283cm" svg:y="9.205cm" svg:viewBox="0 0 332 461" svg:d="M2 431c-2 10-2 10-2 12 0 10 8 18 20 18 14 0 24-12 24-14 4-6 26-99 46-175 14 28 36 46 70 46 82 0 172-98 172-202 0-76-46-116-98-116-68 0-142 70-162 156-23 92-47 184-70 275zM158 304c-48 0-60-56-60-64 0-2 4-16 6-26 20-78 26-104 42-132 30-50 66-66 86-66 26 0 50 20 50 70 0 38-22 116-40 150-24 44-56 68-84 68z">
              <text:p/>
            </draw:path>
            <draw:path draw:style-name="gr3" draw:text-style-name="P6" draw:layer="layout" svg:width="0.027cm" svg:height="0.7cm" svg:x="11.709cm" svg:y="8.989cm" svg:viewBox="0 0 28 701" svg:d="M28 26c0-12 0-26-14-26s-14 14-14 26c0 217 0 434 0 651 0 12 0 24 14 24s14-12 14-24c0-217 0-434 0-651z">
              <text:p/>
            </draw:path>
            <draw:path draw:style-name="gr3" draw:text-style-name="P6" draw:layer="layout" svg:width="0.217cm" svg:height="0.327cm" svg:x="11.851cm" svg:y="8.9cm" svg:viewBox="0 0 218 328" svg:d="M218 238c-5 0-11 0-16 0-2 10-8 40-14 44-4 4-42 4-48 4-30 0-60 0-90 0 50-46 68-60 98-84 36-28 70-58 70-106 0-58-52-96-116-96-60 0-102 44-102 88 0 26 22 28 26 28 12 0 26-8 26-26 0-8-2-26-28-26 14-34 48-46 72-46 48 0 74 38 74 78 0 44-30 78-46 94-39 39-79 78-118 118-6 4-6 6-6 20 68 0 136 0 204 0 5-30 9-60 14-90z">
              <text:p/>
            </draw:path>
          </draw:g>
        </draw:g>
        <draw:g>
          <draw:g>
            <svg:title>TexMaths</svg:title>
            <svg:desc>20§display§F = \kappa \rho \mathbf{\nabla_{\alpha} \rho}§svg§600§FALSE§</svg:desc>
            <draw:path draw:style-name="gr2" draw:text-style-name="P5" draw:layer="layout" svg:width="3.517cm" svg:height="0.555cm" svg:x="11.686cm" svg:y="11.384cm" svg:viewBox="0 0 3518 556" svg:d="M0 0c1173 0 2345 0 3518 0 0 185 0 371 0 556-1173 0-2345 0-3518 0 0-185 0-371 0-556z">
              <text:p/>
            </draw:path>
            <draw:path draw:style-name="gr3" draw:text-style-name="P6" draw:layer="layout" svg:width="0.499cm" svg:height="0.473cm" svg:x="11.676cm" svg:y="11.35cm" svg:viewBox="0 0 500 474" svg:d="M186 247c23 0 45 0 68 0 54 0 60 12 60 32 0 6 0 14-6 34-2 4-2 5-2 8 0 6 4 8 8 8 8 0 8-2 12-14 12-51 25-101 38-152 2-7 2-9 2-11-3-2-1-6-8-6s-8 2-12 13c-14 54-30 68-90 68-21 0-43 0-64 0 15-59 31-118 46-177 6-26 6-28 38-28 30 0 61 0 92 0 86 0 102 22 102 76 0 18 0 20-2 38 0 10 0 12 0 14s2 8 8 8c8 0 8-4 10-18 4-40 9-80 14-120 2-20-2-20-20-20-115 0-229 0-344 0-14 0-20 0-20 14 0 8 6 8 18 8 26 0 46 0 46 12 0 4 0 4-2 18-31 123-63 246-94 369-6 28-8 32-64 32-12 0-20 0-20 14 0 7 10 7 12 7 20 0 72-1 92-1 24 0 82 1 104 1 6 0 16 0 16-11 0-6-3-6-4-8-2-2-4-2-20-2s-20 0-38 0c-20-2-22-6-22-14 0-2 0-6 4-16 14-59 28-117 42-176z">
              <text:p/>
            </draw:path>
            <draw:path draw:style-name="gr3" draw:text-style-name="P6" draw:layer="layout" svg:width="0.465cm" svg:height="0.162cm" svg:x="12.434cm" svg:y="11.569cm" svg:viewBox="0 0 466 163" svg:d="M442 28c12 0 24 0 24-14s-12-14-22-14c-141 0-281 0-422 0-8 0-22 0-22 14s14 14 24 14c139 0 278 0 418 0zM444 163c10 0 22 0 22-13 0-14-12-14-24-14-140 0-279 0-418 0-10 0-24 0-24 14 0 13 14 13 22 13 141 0 281 0 422 0z">
              <text:p/>
            </draw:path>
            <draw:path draw:style-name="gr3" draw:text-style-name="P6" draw:layer="layout" svg:width="0.345cm" svg:height="0.316cm" svg:x="13.173cm" svg:y="11.515cm" svg:viewBox="0 0 346 317" svg:d="M4 283c-4 10-4 10-4 16 0 12 10 18 20 18 22 0 26-16 32-38 6-26 2-12 32-129 60 2 120 13 120 59 0 4 0 8 0 14-4 12-4 20-4 24 0 42 28 70 64 70 24 0 42-12 56-36 16-30 26-70 26-72 0-6-6-6-10-6-6 0-6 2-8 12-14 48-30 86-62 86-14 0-22-8-22-32 0-12 2-28 6-40 0-6 2-16 2-24 0-63-96-69-136-71 24-12 46-30 64-46 34-28 54-46 82-56-2 2-4 10-4 14 0 8 6 24 26 24 24 0 38-20 38-36 0-8-2-26-28-26-42 0-84 36-114 62-48 40-66 50-90 60 2-8 10-44 14-56 4-18 12-50 12-54 0-12-8-20-20-20-2 0-22 0-28 26-21 86-43 171-64 257z">
              <text:p/>
            </draw:path>
            <draw:path draw:style-name="gr3" draw:text-style-name="P6" draw:layer="layout" svg:width="0.331cm" svg:height="0.46cm" svg:x="13.561cm" svg:y="11.515cm" svg:viewBox="0 0 332 461" svg:d="M2 431c-2 8-2 10-2 12 0 10 8 18 20 18 14 0 22-12 24-14 4-8 26-100 44-176 14 28 38 46 70 46 82 0 174-98 174-201 0-76-48-116-98-116-68 0-142 70-164 156-23 91-45 183-68 275zM158 301c-50 0-60-56-60-62 0-2 2-16 4-26 20-77 28-103 44-131 30-50 64-66 86-66 26 0 48 20 48 68 0 40-20 117-38 151-24 44-58 66-84 66z">
              <text:p/>
            </draw:path>
            <draw:path draw:style-name="gr3" draw:text-style-name="P6" draw:layer="layout" svg:width="0.519cm" svg:height="0.499cm" svg:x="13.935cm" svg:y="11.348cm" svg:viewBox="0 0 520 500" svg:d="M516 16c2-2 4-8 4-10 0-6-2-6-18-6-162 0-323 0-484 0-16 0-18 0-18 6 0 2 2 8 4 10 79 157 157 314 236 470 6 10 8 14 20 14s14-4 18-14c79-156 158-313 238-470zM88 50c129 0 257 0 386 0-64 128-128 256-192 385-65-129-129-257-194-385z">
              <text:p/>
            </draw:path>
            <draw:path draw:style-name="gr3" draw:text-style-name="P6" draw:layer="layout" svg:width="0.301cm" svg:height="0.218cm" svg:x="14.518cm" svg:y="11.715cm" svg:viewBox="0 0 302 219" svg:d="M238 146c46-46 64-112 64-116 0-8-6-8-8-8-8 0-8 2-12 14-8 32-24 62-44 88-2-8-2-40-4-44-6-50-44-80-92-80-74 0-142 66-142 136 0 43 32 83 90 83 44 0 86-20 114-42 10 36 36 42 50 42 28 0 46-24 46-34 0-6-6-6-8-6-6 0-8 2-8 6-8 18-22 20-28 20-8 0-16 0-18-59zM200 163c-48 38-90 42-108 42-34 0-52-20-52-53 0-14 8-68 32-102 24-28 52-36 68-36 40 0 52 36 56 68 2 20 2 56 4 81z">
              <text:p/>
            </draw:path>
            <draw:path draw:style-name="gr3" draw:text-style-name="P6" draw:layer="layout" svg:width="0.331cm" svg:height="0.46cm" svg:x="14.908cm" svg:y="11.515cm" svg:viewBox="0 0 332 461" svg:d="M2 431c-2 8-2 10-2 12 0 10 8 18 20 18 14 0 24-12 24-14 4-8 26-100 46-176 14 28 36 46 70 46 82 0 172-98 172-201 0-76-46-116-98-116-68 0-142 70-162 156-23 91-47 183-70 275zM158 301c-48 0-60-56-60-62 0-2 4-16 6-26 20-77 26-103 42-131 30-50 66-66 86-66 26 0 50 20 50 68 0 40-20 117-40 151-24 44-56 66-84 66z">
              <text:p/>
            </draw:path>
          </draw:g>
          <draw:g>
            <svg:title>TexMaths</svg:title>
            <svg:desc>20§display§\text{Force from the Surface Tension}§svg§600§FALSE§</svg:desc>
            <draw:path draw:style-name="gr2" draw:text-style-name="P5" draw:layer="layout" svg:width="9.517cm" svg:height="0.437cm" svg:x="1.564cm" svg:y="11.341cm" svg:viewBox="0 0 9518 438" svg:d="M0 0c3173 0 6345 0 9518 0 0 146 0 292 0 438-3173 0-6345 0-9518 0 0-146 0-292 0-438z">
              <text:p/>
            </draw:path>
            <draw:path draw:style-name="gr3" draw:text-style-name="P6" draw:layer="layout" svg:width="0.403cm" svg:height="0.475cm" svg:x="1.552cm" svg:y="11.323cm" svg:viewBox="0 0 404 476" svg:d="M386 0c-129 0-257 0-386 0 0 7 0 15 0 22 5 0 11 0 16 0 54 0 56 8 56 32 0 123 0 245 0 368 0 26-2 32-56 32-5 0-11 0-16 0 0 7 0 15 0 22 24-2 78-2 106-2s92 0 118 2c0-7 0-15 0-22-8 0-16 0-24 0-66 0-66-8-66-32 0-58 0-116 0-174 20 0 40 0 60 0 68 0 76 24 76 82 5 0 11 0 16 0 0-62 0-124 0-186-5 0-11 0-16 0 0 60-8 82-76 82-20 0-40 0-60 0 0-59 0-117 0-176 0-24 2-28 34-28 28 0 56 0 84 0 106 0 124 38 136 136 5 0 11 0 16 0-6-53-12-105-18-158z">
              <text:p/>
            </draw:path>
            <draw:path draw:style-name="gr3" draw:text-style-name="P6" draw:layer="layout" svg:width="0.311cm" svg:height="0.321cm" svg:x="1.948cm" svg:y="11.485cm" svg:viewBox="0 0 312 322" svg:d="M312 164c0-90-72-164-156-164-88 0-156 76-156 164 0 90 72 158 156 158s156-68 156-158zM156 304c-30 0-62-14-80-46s-18-74-18-100 0-64 18-96 52-46 80-46c30 0 60 16 78 46s18 70 18 96 0 64-14 94c-16 32-46 52-82 52z">
              <text:p/>
            </draw:path>
            <draw:path draw:style-name="gr3" draw:text-style-name="P6" draw:layer="layout" svg:width="0.235cm" svg:height="0.309cm" svg:x="2.3cm" svg:y="11.489cm" svg:viewBox="0 0 236 310" svg:d="M96 78c0-26 0-52 0-78-32 3-64 5-96 8 0 7 0 15 0 22 48 0 54 4 54 40 0 63 0 125 0 188 0 30-8 30-54 30 0 7 0 15 0 22 26 0 60-2 80-2 28 0 60 0 88 2 0-7 0-15 0-22-5 0-9 0-14 0-52 0-54-6-54-32 0-36 0-72 0-108 0-70 30-132 84-132 4 0 6 0 8 0-4 2-18 10-18 28 0 20 16 30 32 30 12 0 30-7 30-30s-22-44-52-44c-52 0-78 48-88 78z">
              <text:p/>
            </draw:path>
            <draw:path draw:style-name="gr3" draw:text-style-name="P6" draw:layer="layout" svg:width="0.267cm" svg:height="0.321cm" svg:x="2.578cm" svg:y="11.485cm" svg:viewBox="0 0 268 322" svg:d="M60 162c0-114 56-144 94-144 6 0 50 0 76 26-30 2-34 22-34 32 0 18 12 32 32 32 18 0 32-12 32-32 0-48-52-76-106-76-88 0-154 76-154 164s70 158 152 158c94 0 116-83 116-90s-6-8-8-8c-6 0-8 2-10 8-20 64-66 72-92 72-38 0-98-30-98-142z">
              <text:p/>
            </draw:path>
            <draw:path draw:style-name="gr3" draw:text-style-name="P6" draw:layer="layout" svg:width="0.271cm" svg:height="0.321cm" svg:x="2.886cm" svg:y="11.485cm" svg:viewBox="0 0 272 322" svg:d="M60 138c4-104 64-122 88-122 72 0 78 94 78 122-55 0-111 0-166 0zM60 152c65 0 131 0 196 0 14 0 16 0 16-14 0-70-38-138-124-138-82 0-148 72-148 160 0 94 74 162 156 162 86 0 116-78 116-90 0-8-4-10-8-10-6 0-8 4-10 10-24 72-88 72-94 72-36 0-64-20-80-46-20-34-20-80-20-106z">
              <text:p/>
            </draw:path>
            <draw:path draw:style-name="gr3" draw:text-style-name="P6" draw:layer="layout" svg:width="0.227cm" svg:height="0.493cm" svg:x="3.436cm" svg:y="11.305cm" svg:viewBox="0 0 228 494" svg:d="M100 192c0-27 0-55 0-82 0-60 34-94 66-94 2 0 12 0 22 4-8 4-20 12-20 30 0 16 10 30 30 30s30-14 30-30c0-26-26-50-62-50-50 0-110 38-110 112 0 27 0 53 0 80-19 0-37 0-56 0 0 7 0 15 0 22 19 0 37 0 56 0 0 76 0 152 0 228 0 30-8 30-54 30 0 7 0 15 0 22 28 0 60-2 80-2 28 0 60 0 90 2 0-7 0-15 0-22-5 0-11 0-16 0-52 0-54-6-54-32 0-75 0-151 0-226 27 0 53 0 80 0 0-7 0-15 0-22-27 0-55 0-82 0z">
              <text:p/>
            </draw:path>
            <draw:path draw:style-name="gr3" draw:text-style-name="P6" draw:layer="layout" svg:width="0.235cm" svg:height="0.309cm" svg:x="3.648cm" svg:y="11.489cm" svg:viewBox="0 0 236 310" svg:d="M98 78c0-26 0-52 0-78-33 3-65 5-98 8 0 7 0 15 0 22 50 0 54 4 54 40 0 63 0 125 0 188 0 30-6 30-54 30 0 7 0 15 0 22 28 0 60-2 80-2 28 0 62 0 90 2 0-7 0-15 0-22-5 0-11 0-16 0-52 0-52-6-52-32 0-36 0-72 0-108 0-70 28-132 82-132 6 0 6 0 8 0-2 2-16 10-16 28 0 20 14 30 30 30 12 0 30-7 30-30s-22-44-52-44c-52 0-76 48-86 78z">
              <text:p/>
            </draw:path>
            <draw:path draw:style-name="gr3" draw:text-style-name="P6" draw:layer="layout" svg:width="0.309cm" svg:height="0.321cm" svg:x="3.924cm" svg:y="11.485cm" svg:viewBox="0 0 310 322" svg:d="M310 164c0-90-70-164-154-164-88 0-156 76-156 164 0 90 72 158 154 158 86 0 156-68 156-158zM156 304c-30 0-62-14-80-46s-18-74-18-100 0-64 16-96c20-32 52-46 80-46 32 0 62 16 80 46s18 70 18 96 0 64-16 94c-14 32-46 52-80 52z">
              <text:p/>
            </draw:path>
            <draw:path draw:style-name="gr3" draw:text-style-name="P6" draw:layer="layout" svg:width="0.547cm" svg:height="0.309cm" svg:x="4.278cm" svg:y="11.489cm" svg:viewBox="0 0 548 310" svg:d="M54 70c0 63 0 125 0 188 0 30-8 30-54 30 0 7 0 15 0 22 24 0 60-2 80-2 18 0 54 2 78 2 0-7 0-15 0-22-48 0-56 0-56-30 0-43 0-87 0-130 0-72 50-112 96-112 44 0 52 38 52 78 0 55 0 109 0 164 0 30-8 30-56 30 0 7 0 15 0 22 26 0 62-2 80-2s56 2 80 2c0-7 0-15 0-22-48 0-56 0-56-30 0-43 0-87 0-130 0-72 50-112 96-112 44 0 52 38 52 78 0 55 0 109 0 164 0 30-8 30-56 30 0 7 0 15 0 22 24 0 60-2 80-2 18 0 54 2 78 2 0-7 0-15 0-22-36 0-54 0-54-20 0-45 0-89 0-134 0-60 0-82-22-108-10-12-34-26-74-26-58 0-90 42-102 70-10-62-62-70-94-70-50 0-84 30-104 74 0-25 0-49 0-74-33 3-65 5-98 8 0 7 0 15 0 22 48 0 54 4 54 40z">
              <text:p/>
            </draw:path>
            <draw:path draw:style-name="gr3" draw:text-style-name="P6" draw:layer="layout" svg:width="0.219cm" svg:height="0.437cm" svg:x="5.088cm" svg:y="11.369cm" svg:viewBox="0 0 220 438" svg:d="M108 150c34 0 68 0 102 0 0-7 0-15 0-22-34 0-68 0-102 0 0-43 0-85 0-128-5 0-11 0-16 0-2 56-22 132-92 134 0 5 0 11 0 16 20 0 40 0 60 0 0 65 0 129 0 194 0 86 66 94 90 94 50 0 70-50 70-94 0-13 0-27 0-40-6 0-12 0-18 0 0 13 0 25 0 38 0 52-20 78-46 78-48 0-48-64-48-76 0-65 0-129 0-194z">
              <text:p/>
            </draw:path>
            <draw:path draw:style-name="gr3" draw:text-style-name="P6" draw:layer="layout" svg:width="0.353cm" svg:height="0.485cm" svg:x="5.37cm" svg:y="11.313cm" svg:viewBox="0 0 354 486" svg:d="M56 434c0 30-8 30-56 30 0 7 0 15 0 22 26 0 62-2 80-2s56 2 78 2c0-7 0-15 0-22-46 0-54 0-54-30 0-43 0-87 0-130 0-72 50-112 94-112 46 0 52 38 52 78 0 55 0 109 0 164 0 30-6 30-54 30 0 7 0 15 0 22 24 0 60-2 80-2 18 0 54 2 78 2 0-7 0-15 0-22-36 0-54 0-54-20 0-45 0-89 0-134 0-60 0-82-22-108-10-12-34-26-74-26-60 0-90 42-102 70 0-82 0-164 0-246-34 3-68 5-102 8 0 7 0 15 0 22 50 0 56 4 56 38 0 122 0 244 0 366z">
              <text:p/>
            </draw:path>
            <draw:path draw:style-name="gr3" draw:text-style-name="P6" draw:layer="layout" svg:width="0.271cm" svg:height="0.321cm" svg:x="5.758cm" svg:y="11.485cm" svg:viewBox="0 0 272 322" svg:d="M60 138c4-104 62-122 86-122 72 0 80 94 80 122-55 0-111 0-166 0zM58 152c65 0 131 0 196 0 16 0 18 0 18-14 0-70-38-138-126-138-80 0-146 72-146 160 0 94 74 162 156 162 84 0 116-78 116-90 0-8-6-10-8-10-8 0-8 4-10 10-24 72-88 72-94 72-36 0-64-20-80-46-22-34-22-80-22-106z">
              <text:p/>
            </draw:path>
            <draw:path draw:style-name="gr3" draw:text-style-name="P6" draw:layer="layout" svg:width="0.311cm" svg:height="0.509cm" svg:x="6.324cm" svg:y="11.305cm" svg:viewBox="0 0 312 510" svg:d="M206 222c-30-7-60-15-90-22-42-10-70-48-70-88 0-50 38-92 92-92 118 0 134 114 138 146 0 4 0 8 8 8 10 0 10-2 10-16 0-47 0-95 0-142 0-12 0-16-8-16-6 0-6 0-12 10-8 13-16 27-24 40-20-22-50-50-112-50-78 0-138 62-138 136 0 58 38 110 92 128 8 4 44 12 94 24 18 4 40 10 60 36 14 18 22 40 22 64 0 50-36 100-96 100-20 0-72-4-110-38-40-38-44-82-44-108 0-6-6-6-8-6-10 0-10 4-10 16 0 47 0 95 0 142 0 12 0 16 8 16 6 0 6-2 10-10 9-13 4-2 26-40 22 24 68 50 130 50 82 0 138-68 138-146 0-70-46-128-106-142z">
              <text:p/>
            </draw:path>
            <draw:path draw:style-name="gr3" draw:text-style-name="P6" draw:layer="layout" svg:width="0.353cm" svg:height="0.317cm" svg:x="6.698cm" svg:y="11.489cm" svg:viewBox="0 0 354 318" svg:d="M252 256c0 21 0 41 0 62 34-3 68-5 102-8 0-7 0-15 0-22-50 0-56-4-56-38 0-83 0-167 0-250-34 3-68 5-102 8 0 7 0 15 0 22 48 0 54 4 54 40 0 41 0 83 0 124 0 62-34 108-84 108-60 0-62-32-62-68 0-78 0-156 0-234-35 3-69 5-104 8 0 7 0 15 0 22 56 0 56 2 56 64 0 35 0 71 0 106 0 54 0 118 106 118 40 0 70-20 90-62z">
              <text:p/>
            </draw:path>
            <draw:path draw:style-name="gr3" draw:text-style-name="P6" draw:layer="layout" svg:width="0.235cm" svg:height="0.309cm" svg:x="7.086cm" svg:y="11.489cm" svg:viewBox="0 0 236 310" svg:d="M98 78c0-26 0-52 0-78-33 3-65 5-98 8 0 7 0 15 0 22 50 0 54 4 54 40 0 63 0 125 0 188 0 30-8 30-54 30 0 7 0 15 0 22 28 0 60-2 80-2 28 0 62 0 90 2 0-7 0-15 0-22-5 0-11 0-16 0-52 0-52-6-52-32 0-36 0-72 0-108 0-70 28-132 82-132 4 0 6 0 8 0-2 2-16 10-16 28 0 20 14 30 30 30 12 0 30-7 30-30s-22-44-52-44c-52 0-76 48-86 78z">
              <text:p/>
            </draw:path>
            <draw:path draw:style-name="gr3" draw:text-style-name="P6" draw:layer="layout" svg:width="0.227cm" svg:height="0.493cm" svg:x="7.364cm" svg:y="11.305cm" svg:viewBox="0 0 228 494" svg:d="M100 192c0-27 0-55 0-82 0-60 34-94 66-94 2 0 12 0 22 4-8 4-20 12-20 30 0 16 10 30 30 30s30-14 30-30c0-26-26-50-62-50-50 0-110 38-110 112 0 27 0 53 0 80-19 0-37 0-56 0 0 7 0 15 0 22 19 0 37 0 56 0 0 76 0 152 0 228 0 30-8 30-54 30 0 7 0 15 0 22 26 0 60-2 80-2 28 0 60 0 88 2 0-7 0-15 0-22-5 0-9 0-14 0-52 0-54-6-54-32 0-75 0-151 0-226 27 0 53 0 80 0 0-7 0-15 0-22-27 0-55 0-82 0z">
              <text:p/>
            </draw:path>
            <draw:path draw:style-name="gr3" draw:text-style-name="P6" draw:layer="layout" svg:width="0.315cm" svg:height="0.321cm" svg:x="7.586cm" svg:y="11.485cm" svg:viewBox="0 0 316 322" svg:d="M204 262c2 28 22 56 54 56 16 0 58-10 58-66 0-13 0-27 0-40-5 0-11 0-16 0 0 13 0 27 0 40 0 40-18 46-26 46-24 0-26-32-26-36 0-47 0-93 0-140 0-30 0-58-26-84s-62-38-96-38c-58 0-106 34-106 80 0 20 14 32 32 32 20 0 32-14 32-32 0-8-2-32-36-32 20-24 54-32 76-32 36 0 76 28 76 90 0 9 0 17 0 26-36 2-86 4-130 24-52 24-70 62-70 92 0 56 68 74 112 74 46 0 78-28 92-60zM200 146c0 23 0 47 0 70 0 66-52 90-82 90-36 0-64-24-64-58 0-40 30-98 146-102z">
              <text:p/>
            </draw:path>
            <draw:path draw:style-name="gr3" draw:text-style-name="P6" draw:layer="layout" svg:width="0.267cm" svg:height="0.321cm" svg:x="7.932cm" svg:y="11.485cm" svg:viewBox="0 0 268 322" svg:d="M58 162c0-114 58-144 94-144 6 0 52 0 76 26-28 2-34 22-34 32 0 18 14 32 34 32 18 0 32-12 32-32 0-48-54-76-108-76-88 0-152 76-152 164s70 158 150 158c94 0 118-83 118-90s-8-8-10-8c-6 0-8 2-10 8-20 64-66 72-92 72-36 0-98-30-98-142z">
              <text:p/>
            </draw:path>
            <draw:path draw:style-name="gr3" draw:text-style-name="P6" draw:layer="layout" svg:width="0.271cm" svg:height="0.321cm" svg:x="8.24cm" svg:y="11.485cm" svg:viewBox="0 0 272 322" svg:d="M58 138c4-104 64-122 88-122 72 0 80 94 80 122-56 0-112 0-168 0zM58 152c65 0 131 0 196 0 16 0 18 0 18-14 0-70-38-138-126-138-82 0-146 72-146 160 0 94 74 162 154 162 86 0 118-78 118-90 0-8-6-10-10-10-6 0-8 4-8 10-26 72-88 72-96 72-34 0-62-20-80-46-20-34-20-80-20-106z">
              <text:p/>
            </draw:path>
            <draw:path draw:style-name="gr3" draw:text-style-name="P6" draw:layer="layout" svg:width="0.455cm" svg:height="0.473cm" svg:x="8.792cm" svg:y="11.325cm" svg:viewBox="0 0 456 474" svg:d="M442 0c-143 0-285 0-428 0-5 53-9 105-14 158 6 0 12 0 18 0 10-114 20-136 126-136 12 0 30 0 38 0 14 4 14 12 14 28 0 123 0 247 0 370 0 22 0 32-74 32-9 0-19 0-28 0 0 7 0 15 0 22 30-2 102-2 134-2s104 0 132 2c0-7 0-15 0-22-9 0-19 0-28 0-72 0-72-10-72-32 0-123 0-247 0-370 0-14 0-24 12-28 8 0 26 0 40 0 106 0 116 22 126 136 6 0 12 0 18 0-5-53-9-105-14-158z">
              <text:p/>
            </draw:path>
            <draw:path draw:style-name="gr3" draw:text-style-name="P6" draw:layer="layout" svg:width="0.271cm" svg:height="0.321cm" svg:x="9.236cm" svg:y="11.485cm" svg:viewBox="0 0 272 322" svg:d="M58 138c4-104 64-122 88-122 72 0 78 94 78 122-55 0-111 0-166 0zM58 152c65 0 131 0 196 0 14 0 18 0 18-14 0-70-38-138-126-138-82 0-146 72-146 160 0 94 72 162 154 162 86 0 118-78 118-90 0-8-6-10-10-10-6 0-8 4-10 10-24 72-88 72-94 72-36 0-64-20-80-46-20-34-20-80-20-106z">
              <text:p/>
            </draw:path>
            <draw:path draw:style-name="gr3" draw:text-style-name="P6" draw:layer="layout" svg:width="0.353cm" svg:height="0.309cm" svg:x="9.55cm" svg:y="11.489cm" svg:viewBox="0 0 354 310" svg:d="M56 70c0 63 0 125 0 188 0 30-8 30-56 30 0 7 0 15 0 22 24 0 60-2 80-2 18 0 54 2 78 2 0-7 0-15 0-22-46 0-54 0-54-30 0-43 0-87 0-130 0-72 50-112 94-112s52 38 52 78c0 55 0 109 0 164 0 30-8 30-54 30 0 7 0 15 0 22 24 0 60-2 80-2 18 0 54 2 78 2 0-7 0-15 0-22-36 0-54 0-56-20 0-45 0-89 0-134 0-60 0-82-20-108-10-12-34-26-74-26-52 0-84 30-104 74 0-25 0-49 0-74-33 3-67 5-100 8 0 7 0 15 0 22 50 0 56 4 56 40z">
              <text:p/>
            </draw:path>
            <draw:path draw:style-name="gr3" draw:text-style-name="P6" draw:layer="layout" svg:width="0.229cm" svg:height="0.321cm" svg:x="9.942cm" svg:y="11.485cm" svg:viewBox="0 0 230 322" svg:d="M122 178c16 4 74 14 74 66 0 34-26 62-80 62-58 0-84-40-98-98-2-10-2-12-10-12s-8 4-8 16c0 31 0 63 0 94 0 12 0 16 8 16 2 0 4 0 16-14 2-2 2-2 14-16 32 30 64 30 78 30 80 0 114-46 114-98 0-36-22-58-30-66-24-22-50-28-80-34-40-8-86-16-86-58 0-24 18-52 78-52 78 0 80 62 82 84 0 6 5 4 8 6 10 0 10-2 10-16 0-23 0-47 0-70 0-12 0-18-8-18-4 0-4 0-14 8-2 4-10 10-12 12-26-20-56-20-66-20-86 0-112 48-112 86 0 26 10 44 30 60 22 18 42 22 92 32z">
              <text:p/>
            </draw:path>
            <draw:path draw:style-name="gr3" draw:text-style-name="P6" draw:layer="layout" svg:width="0.151cm" svg:height="0.467cm" svg:x="10.218cm" svg:y="11.331cm" svg:viewBox="0 0 152 468" svg:d="M102 158c-33 3-65 5-98 8 0 7 0 15 0 22 46 0 52 4 52 38 0 63 0 127 0 190 0 30-8 30-56 30 0 7 0 15 0 22 24 0 62-2 78-2 24 0 50 2 74 2 0-7 0-15 0-22-48 0-50-2-50-30 0-86 0-172 0-258zM104 36c0-22-16-36-36-36-22 0-38 18-38 36 0 20 16 38 38 38 20 0 36-16 36-38z">
              <text:p/>
            </draw:path>
            <draw:path draw:style-name="gr3" draw:text-style-name="P6" draw:layer="layout" svg:width="0.311cm" svg:height="0.321cm" svg:x="10.41cm" svg:y="11.485cm" svg:viewBox="0 0 312 322" svg:d="M312 164c0-90-70-164-156-164-88 0-156 76-156 164 0 90 74 158 156 158 84 0 156-68 156-158zM156 304c-30 0-60-14-80-46-18-32-18-74-18-100s0-64 18-96 52-46 80-46c30 0 61 16 80 46s18 70 18 96 0 64-16 94c-16 32-46 52-82 52z">
              <text:p/>
            </draw:path>
            <draw:path draw:style-name="gr3" draw:text-style-name="P6" draw:layer="layout" svg:width="0.353cm" svg:height="0.309cm" svg:x="10.764cm" svg:y="11.489cm" svg:viewBox="0 0 354 310" svg:d="M56 70c0 63 0 125 0 188 0 30-8 30-56 30 0 7 0 15 0 22 26 0 60-2 80-2 18 0 54 2 78 2 0-7 0-15 0-22-46 0-54 0-54-30 0-43 0-87 0-130 0-72 50-112 94-112s52 38 52 78c0 55 0 109 0 164 0 30-8 30-54 30 0 7 0 15 0 22 24 0 60-2 80-2 18 0 54 2 78 2 0-7 0-15 0-22-36 0-54 0-54-20 0-45 0-89 0-134 0-60 0-82-22-108-10-12-34-26-74-26-52 0-84 30-104 74 0-25 0-49 0-74-33 3-67 5-100 8 0 7 0 15 0 22 50 0 56 4 56 40z">
              <text:p/>
            </draw:path>
          </draw:g>
        </draw:g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Governing Equations</text:span></text:p>
          </draw:text-box>
        </draw:frame>
        <draw:g>
          <svg:title>TexMaths</svg:title>
          <svg:desc>20§display§\partial_t( \rho u) + \partial_{\beta}( \rho u_{\alpha} u_{\beta} ) = -\partial_{\alpha} p + \partial_{\beta} \sigma_{\alpha \beta} + F_\alpha§svg§600§FALSE§</svg:desc>
          <draw:path draw:style-name="gr2" draw:text-style-name="P5" draw:layer="layout" svg:width="12.977cm" svg:height="0.651cm" svg:x="6.358cm" svg:y="4.385cm" svg:viewBox="0 0 12978 652" svg:d="M6489 652c-2163 0-4326 0-6489 0 0-217 0-435 0-652 4326 0 8652 0 12978 0 0 217 0 435 0 652-2163 0-4326 0-6489 0z">
            <text:p/>
          </draw:path>
          <draw:path draw:style-name="gr3" draw:text-style-name="P6" draw:layer="layout" svg:width="0.369cm" svg:height="0.514cm" svg:x="6.35cm" svg:y="4.373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3" draw:text-style-name="P6" draw:layer="layout" svg:width="0.165cm" svg:height="0.31cm" svg:x="6.716cm" svg:y="4.672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3" draw:text-style-name="P6" draw:layer="layout" svg:width="0.163cm" svg:height="0.697cm" svg:x="7.012cm" svg:y="4.349cm" svg:viewBox="0 0 164 698" svg:d="M164 692c0-2 0-4-12-16-88-88-110-219-110-327 0-122 26-243 112-329 10-10 10-10 10-12 0-6-4-8-8-8-6 0-70 48-112 136-34 77-44 155-44 213 0 56 8 140 48 218 42 87 102 131 108 131 4 0 8-2 8-6z">
            <text:p/>
          </draw:path>
          <draw:path draw:style-name="gr3" draw:text-style-name="P6" draw:layer="layout" svg:width="0.331cm" svg:height="0.458cm" svg:x="7.238cm" svg:y="4.564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3" draw:text-style-name="P6" draw:layer="layout" svg:width="0.361cm" svg:height="0.316cm" svg:x="7.6cm" svg:y="4.564cm" svg:viewBox="0 0 362 317" svg:d="M226 269c8 30 32 48 62 48 24 0 42-16 52-40 12-24 15-45 22-68 0-8-6-8-8-8-8 0-8 4-10 12-10 40-24 88-54 88-14 0-22-10-22-32 0-16 10-48 14-74 7-24 13-49 20-73 2-12 10-38 12-48 4-16 10-44 10-48 0-12-8-18-20-18-2 0-22 0-26 24-14 52-46 173-54 211 0 2-28 58-80 58-36 0-44-32-44-58 0-38 20-93 38-141 10-22 12-32 12-44 0-32-22-58-58-58-66 0-92 102-92 108s5 4 8 6c8 0 8 0 12-12 18-60 44-86 70-86 8 0 18 0 18 22 0 18-8 38-12 48-26 70-40 111-40 147 0 66 48 84 86 84 46 0 72-32 84-48z">
            <text:p/>
          </draw:path>
          <draw:path draw:style-name="gr3" draw:text-style-name="P6" draw:layer="layout" svg:width="0.163cm" svg:height="0.697cm" svg:x="8.022cm" svg:y="4.349cm" svg:viewBox="0 0 164 698" svg:d="M164 349c0-54-8-138-48-217-42-86-102-132-108-132-4 0-8 4-8 8 0 2 0 2 14 16 68 68 108 179 108 325 0 120-26 243-112 331-10 8-10 10-10 12 0 4 4 6 8 6 6 0 70-48 112-135 34-76 44-154 44-214z">
            <text:p/>
          </draw:path>
          <draw:path draw:style-name="gr3" draw:text-style-name="P6" draw:layer="layout" svg:width="0.465cm" svg:height="0.464cm" svg:x="8.452cm" svg:y="4.467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3" draw:text-style-name="P6" draw:layer="layout" svg:width="0.369cm" svg:height="0.514cm" svg:x="9.142cm" svg:y="4.373cm" svg:viewBox="0 0 370 515" svg:d="M298 263c-8-44-36-81-90-81-44 0-90 10-144 65-58 58-64 122-64 144 0 44 32 124 130 124 168 0 240-234 240-333 0-112-66-182-152-182-102 0-134 92-134 110 0 10 6 26 28 26s36-22 36-38c0-24-20-24-32-24 30-52 80-56 102-56 50 0 100 36 100 126 0 28-4 63-20 119zM132 497c-78 0-78-72-78-80 0-18 18-116 48-158 28-40 62-64 106-64 76 0 78 80 78 94 0 50-46 208-154 208z">
            <text:p/>
          </draw:path>
          <draw:path draw:style-name="gr3" draw:text-style-name="P6" draw:layer="layout" svg:width="0.287cm" svg:height="0.44cm" svg:x="9.511cm" svg:y="4.632cm" svg:viewBox="0 0 288 441" svg:d="M288 70c0-44-38-70-82-70-66 0-116 78-128 126-26 103-52 206-78 309-2 4 4 6 6 6 6 0 10 0 10-4 12-43 23-87 34-130 10 22 32 42 72 42 70 0 148-48 148-124 0-28-14-57-38-73 24-16 56-44 56-82zM190 152c-8 0-12 2-26 2-8 0-20 0-22-2 4-2 18-2 22-2 8 0 18 0 26 2zM254 60c0 26-12 64-42 82-10-4-20-6-46-6-18 0-42 0-42 18 0 12 14 14 40 14 16 0 32-2 46-6 16 10 24 30 24 51 0 70-50 124-110 124-38 0-64-24-64-62 0-6 0-10 0-14 12-44 23-87 34-131 12-46 54-116 112-116 28 0 48 16 48 46z">
            <text:p/>
          </draw:path>
          <draw:path draw:style-name="gr3" draw:text-style-name="P6" draw:layer="layout" svg:width="0.163cm" svg:height="0.697cm" svg:x="9.935cm" svg:y="4.349cm" svg:viewBox="0 0 164 698" svg:d="M164 692c0-2 0-4-12-16-88-88-110-219-110-327 0-122 26-243 112-329 10-10 10-10 10-12 0-6-4-8-8-8-6 0-70 48-112 136-36 77-44 155-44 213 0 56 8 140 46 218 42 87 104 131 110 131 4 0 8-2 8-6z">
            <text:p/>
          </draw:path>
          <draw:path draw:style-name="gr3" draw:text-style-name="P6" draw:layer="layout" svg:width="0.331cm" svg:height="0.458cm" svg:x="10.161cm" svg:y="4.564cm" svg:viewBox="0 0 332 459" svg:d="M2 429c-2 10-2 10-2 12 0 10 6 18 18 18 16 0 24-12 26-14 4-6 26-100 44-176 14 28 38 48 70 48 82 0 174-100 174-203 0-74-48-114-98-114-68 0-142 70-164 156-23 91-45 182-68 273zM158 301c-50 0-62-56-62-62 0-4 4-18 6-26 20-77 28-103 42-131 30-52 66-66 88-66 26 0 48 20 48 68 0 38-20 115-38 151-24 44-58 66-84 66z">
            <text:p/>
          </draw:path>
          <draw:path draw:style-name="gr3" draw:text-style-name="P6" draw:layer="layout" svg:width="0.361cm" svg:height="0.316cm" svg:x="10.523cm" svg:y="4.564cm" svg:viewBox="0 0 362 317" svg:d="M226 269c8 30 32 48 62 48 24 0 40-16 52-40s15-45 22-68c0-8-8-8-10-8-6 0-6 4-10 12-8 40-22 88-52 88-14 0-22-10-22-32 0-16 8-48 14-74 7-24 13-49 20-73 2-12 10-38 12-48 4-16 10-44 10-48 0-12-10-18-20-18-4 0-22 0-28 24-12 52-44 173-52 211 0 2-28 58-80 58-36 0-44-32-44-58 0-38 20-93 38-141 8-22 12-32 12-44 0-32-22-58-58-58-66 0-92 102-92 108s6 6 8 6c8 0 8 0 12-12 18-60 44-86 70-86 6 0 18 0 18 22 0 18-8 38-12 48-26 70-40 111-40 147 0 66 48 84 86 84 46 0 72-32 84-48z">
            <text:p/>
          </draw:path>
          <draw:path draw:style-name="gr3" draw:text-style-name="P6" draw:layer="layout" svg:width="0.301cm" svg:height="0.22cm" svg:x="10.935cm" svg:y="4.762cm" svg:viewBox="0 0 302 221" svg:d="M240 148c44-48 62-112 62-118s-6-6-8-6c-6 0-6 2-10 12-10 32-26 62-46 88 0-6-2-40-2-44-8-48-44-80-94-80-72 0-142 68-142 136 0 46 34 85 90 85 46 0 86-22 114-41 12 35 36 41 52 41 28 0 46-24 46-33 0-6-6-6-8-6-8 0-8 2-10 4-6 17-22 21-28 21s-14 0-16-59zM200 164c-48 39-90 43-108 43-32 0-50-21-50-53 0-14 6-68 32-102 22-30 50-38 68-38 38 0 50 38 54 68 4 22 2 56 4 82z">
            <text:p/>
          </draw:path>
          <draw:path draw:style-name="gr3" draw:text-style-name="P6" draw:layer="layout" svg:width="0.361cm" svg:height="0.316cm" svg:x="11.325cm" svg:y="4.564cm" svg:viewBox="0 0 362 317" svg:d="M226 269c8 30 32 48 64 48 24 0 40-16 52-40 10-24 13-45 20-68 0-8-6-8-8-8-8 0-8 4-10 12-10 40-24 88-52 88-16 0-22-10-22-32 0-16 8-48 14-74 7-24 13-49 20-73 2-12 8-38 12-48 2-16 10-44 10-48 0-12-10-18-20-18-4 0-22 0-28 24-14 52-44 173-52 211-2 2-30 58-82 58-36 0-42-32-42-58 0-38 20-93 38-141 8-22 12-32 12-44 0-32-24-58-58-58-68 0-94 102-94 108s8 6 10 6c6 0 8 0 10-12 18-60 44-86 72-86 6 0 18 0 18 22 0 18-8 38-12 48-26 70-42 111-42 147 0 66 48 84 86 84 48 0 72-32 84-48z">
            <text:p/>
          </draw:path>
          <draw:path draw:style-name="gr3" draw:text-style-name="P6" draw:layer="layout" svg:width="0.287cm" svg:height="0.44cm" svg:x="11.731cm" svg:y="4.632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3" draw:text-style-name="P6" draw:layer="layout" svg:width="0.163cm" svg:height="0.697cm" svg:x="12.127cm" svg:y="4.349cm" svg:viewBox="0 0 164 698" svg:d="M164 349c0-54-8-138-48-217-42-86-102-132-108-132s-8 4-8 8c0 2 0 2 14 16 68 68 108 179 108 325 0 120-26 243-112 331-10 8-10 10-10 12 0 4 2 6 8 6s70-48 110-135c36-76 46-154 46-214z">
            <text:p/>
          </draw:path>
          <draw:path draw:style-name="gr3" draw:text-style-name="P6" draw:layer="layout" svg:width="0.467cm" svg:height="0.163cm" svg:x="12.595cm" svg:y="4.616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3" draw:text-style-name="P6" draw:layer="layout" svg:width="0.429cm" svg:height="0.027cm" svg:x="13.355cm" svg:y="4.684cm" svg:viewBox="0 0 430 28" svg:d="M406 28c12 0 24 0 24-14s-12-14-24-14c-127 0-253 0-380 0-12 0-26 0-26 14s14 14 26 14c127 0 253 0 380 0z">
            <text:p/>
          </draw:path>
          <draw:path draw:style-name="gr3" draw:text-style-name="P6" draw:layer="layout" svg:width="0.367cm" svg:height="0.514cm" svg:x="13.873cm" svg:y="4.373cm" svg:viewBox="0 0 368 515" svg:d="M296 263c-6-44-36-81-90-81-44 0-88 10-144 65-58 58-62 122-62 144 0 44 30 124 128 124 168 0 240-234 240-333 0-112-64-182-150-182-102 0-136 92-136 110 0 10 6 26 28 26s38-22 38-38c0-24-22-24-34-24 32-52 82-56 102-56 52 0 100 36 100 126 0 28-4 63-18 119-1 0-1 0-2 0zM130 497c-76 0-76-72-76-80 0-18 16-116 46-158 28-40 62-64 106-64 76 0 78 80 78 94 0 50-46 208-154 208z">
            <text:p/>
          </draw:path>
          <draw:path draw:style-name="gr3" draw:text-style-name="P6" draw:layer="layout" svg:width="0.301cm" svg:height="0.22cm" svg:x="14.247cm" svg:y="4.762cm" svg:viewBox="0 0 302 221" svg:d="M240 148c44-48 62-112 62-118s-6-6-8-6c-6 0-6 2-10 12-8 32-24 62-46 88 0-6-2-40-2-44-8-48-44-80-94-80-72 0-142 68-142 136 0 46 34 85 90 85 46 0 86-22 114-41 12 35 36 41 52 41 28 0 46-24 46-33 0-6-6-6-8-6-6 0-8 2-8 4-8 17-24 21-28 21-8 0-16 0-18-59zM202 164c-50 39-92 43-110 43-32 0-50-21-50-53 0-14 6-68 32-102 22-30 50-38 68-38 40 0 50 38 54 68 4 22 2 56 6 82z">
            <text:p/>
          </draw:path>
          <draw:path draw:style-name="gr3" draw:text-style-name="P6" draw:layer="layout" svg:width="0.367cm" svg:height="0.444cm" svg:x="14.595cm" svg:y="4.564cm" svg:viewBox="0 0 368 445" svg:d="M54 393c-6 24-6 30-38 30-8 0-16 0-16 12 0 6 4 10 10 10 18 0 38-2 58-2 24 0 48 2 70 2 4 0 12 0 12-14 0-8-6-8-16-8-36 0-36-6-36-12 0-8 30-122 36-140 8 20 28 46 64 46 82 0 170-104 170-205 0-66-40-112-94-112-36 0-70 26-92 52-8-38-38-52-64-52-32 0-46 28-52 40-12 24-22 66-22 68 0 6 8 6 10 6 6 0 6 0 10-16 12-48 26-82 52-82 12 0 22 6 22 32 0 16-2 24-4 36-27 103-53 206-80 309zM178 92c6-20 24-40 36-50 26-22 46-26 58-26 28 0 44 25 44 66s-22 121-36 147c-24 48-56 72-82 72-48 0-56-58-56-62 0-2 0-4 2-12 11-45 23-90 34-135z">
            <text:p/>
          </draw:path>
          <draw:path draw:style-name="gr3" draw:text-style-name="P6" draw:layer="layout" svg:width="0.467cm" svg:height="0.464cm" svg:x="15.167cm" svg:y="4.467cm" svg:viewBox="0 0 468 465" svg:d="M248 245c65 0 131 0 196 0 10 0 24 0 24-14s-14-14-24-14c-65 0-131 0-196 0 0-65 0-130 0-195 0-10 0-22-14-22s-14 12-14 22c0 65 0 130 0 195-65 0-131 0-196 0-10 0-24 0-24 14s14 14 24 14c65 0 131 0 196 0 0 66 0 131 0 196 0 10 0 24 14 24s14-14 14-24c0-65 0-130 0-196z">
            <text:p/>
          </draw:path>
          <draw:path draw:style-name="gr3" draw:text-style-name="P6" draw:layer="layout" svg:width="0.369cm" svg:height="0.514cm" svg:x="15.859cm" svg:y="4.373cm" svg:viewBox="0 0 370 515" svg:d="M296 263c-6-44-34-81-90-81-42 0-88 10-144 65-58 58-62 122-62 144 0 44 30 124 128 124 168 0 242-234 242-333 0-112-66-182-152-182-102 0-134 92-134 110 0 10 4 26 26 26 24 0 38-22 38-38 0-24-22-24-34-24 32-52 82-56 102-56 52 0 100 36 100 126 0 28-4 63-18 119-1 0-1 0-2 0zM132 497c-78 0-78-72-78-80 0-18 18-116 46-158 28-40 62-64 106-64 76 0 78 80 78 94 0 50-44 208-152 208z">
            <text:p/>
          </draw:path>
          <draw:path draw:style-name="gr3" draw:text-style-name="P6" draw:layer="layout" svg:width="0.287cm" svg:height="0.44cm" svg:x="16.226cm" svg:y="4.632cm" svg:viewBox="0 0 288 441" svg:d="M288 70c0-44-38-70-80-70-68 0-118 78-130 126-26 103-52 206-78 309 0 4 4 6 8 6s8 0 8-4c11-43 23-87 34-130 10 22 34 42 74 42 68 0 146-48 146-124 0-28-12-57-38-73 24-16 56-44 56-82zM190 152c-6 0-10 2-24 2-8 0-20 0-24-2 6-2 20-2 24-2 6 0 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3" draw:text-style-name="P6" draw:layer="layout" svg:width="0.371cm" svg:height="0.308cm" svg:x="16.608cm" svg:y="4.572cm" svg:viewBox="0 0 372 309" svg:d="M338 40c8 0 34 0 34-24 0-16-14-16-28-16-53 0-107 0-160 0-106 0-184 116-184 197 0 62 42 112 106 112 82 0 176-86 176-193 0-12 0-44-22-76 26 0 52 0 78 0zM106 293c-34 0-62-26-62-76 0-20 8-77 34-119 28-48 70-58 94-58 60 0 66 46 66 68 0 34-14 89-38 125-28 42-66 60-94 60z">
            <text:p/>
          </draw:path>
          <draw:path draw:style-name="gr3" draw:text-style-name="P6" draw:layer="layout" svg:width="0.301cm" svg:height="0.22cm" svg:x="17.014cm" svg:y="4.762cm" svg:viewBox="0 0 302 221" svg:d="M238 148c46-48 64-112 64-118s-6-6-8-6c-8 0-8 2-10 12-10 32-26 62-46 88 0-6-2-40-2-44-8-48-46-80-94-80-72 0-142 68-142 136 0 46 32 85 90 85 46 0 86-22 114-41 10 35 36 41 50 41 30 0 46-24 46-33 0-6-4-6-8-6-6 0-6 2-8 4-6 17-22 21-28 21s-16 0-18-59zM200 164c-48 39-90 43-108 43-34 0-52-21-52-53 0-14 8-68 34-102 22-30 50-38 68-38 38 0 50 38 54 68 2 22 2 56 4 82z">
            <text:p/>
          </draw:path>
          <draw:path draw:style-name="gr3" draw:text-style-name="P6" draw:layer="layout" svg:width="0.287cm" svg:height="0.44cm" svg:x="17.372cm" svg:y="4.632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8 0-42 0-42 18 0 12 16 14 40 14 18 0 32-2 48-6 14 10 22 30 22 51 0 70-48 124-108 124-38 0-66-24-66-62 0-6 0-10 2-14 11-44 21-87 32-131 12-46 56-116 112-116 30 0 50 16 50 46z">
            <text:p/>
          </draw:path>
          <draw:path draw:style-name="gr3" draw:text-style-name="P6" draw:layer="layout" svg:width="0.465cm" svg:height="0.464cm" svg:x="17.924cm" svg:y="4.467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3" draw:text-style-name="P6" draw:layer="layout" svg:width="0.498cm" svg:height="0.474cm" svg:x="18.614cm" svg:y="4.399cm" svg:viewBox="0 0 499 475" svg:d="M186 247c23 0 45 0 68 0 52 0 58 12 58 32 0 4 0 12-4 34-2 4-2 6-2 8 0 6 4 8 8 8 6 0 6-2 10-14 13-50 27-101 40-151 2-8 2-10 2-12s-3-8-10-8-6 4-10 16c-14 53-30 65-90 65-21 0-43 0-64 0 15-59 29-118 44-177 6-24 8-26 38-26 31 0 63 0 94 0 86 0 102 22 102 76 0 16 0 20-2 38-2 10-2 10-2 12 0 4 2 8 8 8 8 0 10-4 10-16 5-41 9-81 14-122 2-18 0-18-18-18-115 0-229 0-344 0-14 0-22 0-22 14 0 8 6 8 20 8 26 0 46 0 46 12 0 2 0 4-4 16-31 123-61 246-92 369-8 28-10 34-64 34-12 0-20 0-20 14 0 8 8 8 10 8 20 0 72-2 92-2 24 0 82 2 106 2 6 0 14 0 14-14 0-6-4-6-4-8-2 0-4 0-20 0-14 0-18 0-36-2-20-2-22-4-22-14 1-5 0-6 2-16 15-58 29-116 44-174z">
            <text:p/>
          </draw:path>
          <draw:path draw:style-name="gr3" draw:text-style-name="P6" draw:layer="layout" svg:width="0.301cm" svg:height="0.22cm" svg:x="19.07cm" svg:y="4.762cm" svg:viewBox="0 0 302 221" svg:d="M238 148c46-48 64-112 64-118s-6-6-8-6c-8 0-8 2-12 12-8 32-24 62-44 88-2-6-2-40-4-44-6-48-44-80-92-80-74 0-142 68-142 136 0 46 32 85 90 85 44 0 86-22 114-41 10 35 36 41 50 41 28 0 46-24 46-33 0-6-6-6-8-6-6 0-8 2-8 4-8 17-22 21-28 21-8 0-16 0-18-59zM200 164c-48 39-90 43-110 43-32 0-50-21-50-53 0-14 8-68 32-102 24-30 52-38 68-38 40 0 52 38 56 68 2 22 2 56 4 82z">
            <text:p/>
          </draw:path>
        </draw:g>
        <draw:g>
          <svg:title>TexMaths</svg:title>
          <svg:desc>20§display§\partial_t \rho + \partial_{\alpha}(\rho u_{\alpha}) = 0§svg§600§FALSE§</svg:desc>
          <draw:path draw:style-name="gr2" draw:text-style-name="P5" draw:layer="layout" svg:width="5.515cm" svg:height="0.627cm" svg:x="10.507cm" svg:y="3.146cm" svg:viewBox="0 0 5516 628" svg:d="M2759 628c-920 0-1839 0-2759 0 0-209 0-419 0-628 1839 0 3677 0 5516 0 0 209 0 419 0 628-919 0-1838 0-2757 0z">
            <text:p/>
          </draw:path>
          <draw:path draw:style-name="gr3" draw:text-style-name="P6" draw:layer="layout" svg:width="0.369cm" svg:height="0.516cm" svg:x="10.499cm" svg:y="3.134cm" svg:viewBox="0 0 370 517" svg:d="M298 263c-8-42-36-81-90-81-44 0-90 11-144 65-58 58-64 124-64 144 0 44 32 126 130 126 168 0 240-236 240-335 0-112-66-182-152-182-102 0-134 92-134 112 0 8 6 24 26 24 24 0 38-22 38-38 0-24-20-24-32-24 30-52 80-56 100-56 52 0 102 36 102 126 0 28-4 63-20 119zM132 497c-78 0-78-72-78-80 0-18 18-116 48-158 28-40 62-62 106-62 76 0 78 78 78 92 0 50-46 208-154 208z">
            <text:p/>
          </draw:path>
          <draw:path draw:style-name="gr3" draw:text-style-name="P6" draw:layer="layout" svg:width="0.165cm" svg:height="0.31cm" svg:x="10.865cm" svg:y="3.433cm" svg:viewBox="0 0 166 311" svg:d="M100 114c17 0 33 0 50 0 10 0 16 0 16-12 0-6-6-6-14-6-16 0-32 0-48 0 7-24 13-48 20-72 0-4 0-6 0-8 0-8-6-16-16-16-12 0-20 10-24 22-2 12 4-12-18 74-17 0-33 0-50 0-10 0-16 0-16 10 0 8 6 8 14 8 16 0 32 0 48 0-10 38-20 77-30 115-2 12-6 30-6 36 0 28 24 46 52 46 54 0 86-67 86-74s-6-8-8-8c-6 0-6 2-10 10-14 32-40 58-66 58-10 0-18-6-18-24 0-4 2-14 4-20 11-46 23-93 34-139z">
            <text:p/>
          </draw:path>
          <draw:path draw:style-name="gr3" draw:text-style-name="P6" draw:layer="layout" svg:width="0.331cm" svg:height="0.46cm" svg:x="11.113cm" svg:y="3.325cm" svg:viewBox="0 0 332 461" svg:d="M2 431c-2 8-1 7-2 10 0 12 8 20 20 20 14 0 22-12 24-14 4-8 26-102 46-176 14 28 36 46 68 46 84 0 174-98 174-203 0-74-46-114-98-114-68 0-142 70-162 156-23 91-47 183-70 275zM158 301c-50 0-60-56-60-62 0-2 4-16 6-26 20-77 26-103 42-131 30-50 64-66 86-66 26 0 50 20 50 68 0 40-22 117-40 151-24 44-58 66-84 66z">
            <text:p/>
          </draw:path>
          <draw:path draw:style-name="gr3" draw:text-style-name="P6" draw:layer="layout" svg:width="0.467cm" svg:height="0.464cm" svg:x="11.651cm" svg:y="3.228cm" svg:viewBox="0 0 468 465" svg:d="M248 247c65 0 131 0 196 0 10 0 24-1 24-16s-14-14-24-14c-65 0-131 0-196 0 0-65 0-130 0-195 0-10 0-22-14-22s-14 12-14 22c0 65 0 130 0 195-66 0-132 0-198 0-8 0-22-1-22 14s14 16 22 16c66 0 132 0 198 0 0 66 0 131 0 196 0 10 0 22 14 22s14-12 14-22c0-65 0-130 0-196z">
            <text:p/>
          </draw:path>
          <draw:path draw:style-name="gr3" draw:text-style-name="P6" draw:layer="layout" svg:width="0.367cm" svg:height="0.516cm" svg:x="12.342cm" svg:y="3.134cm" svg:viewBox="0 0 368 517" svg:d="M296 263c-6-42-36-81-90-81-44 0-88 11-144 65-58 58-62 124-62 144 0 44 30 126 128 126 168 0 240-236 240-335 0-112-64-182-150-182-102 0-136 92-136 112 0 8 6 24 28 24s38-22 38-38c0-24-22-24-34-24 32-52 82-56 102-56 50 0 100 36 100 126 0 28-4 63-18 119-1 0-1 0-2 0zM130 497c-76 0-76-72-76-80 0-18 16-116 46-158 28-40 62-62 106-62 76 0 78 78 78 92 0 50-46 208-154 208z">
            <text:p/>
          </draw:path>
          <draw:path draw:style-name="gr3" draw:text-style-name="P6" draw:layer="layout" svg:width="0.301cm" svg:height="0.218cm" svg:x="12.716cm" svg:y="3.525cm" svg:viewBox="0 0 302 219" svg:d="M240 146c44-46 62-112 62-118s-6-6-8-6c-6 0-6 2-10 12-8 34-26 64-46 90 0-8-2-40-2-44-8-50-44-80-94-80-72 0-142 66-142 134 0 46 34 85 90 85 46 0 86-20 114-41 12 35 36 41 52 41 28 0 46-24 46-33 0-6-6-6-8-6-6 0-8 2-8 6-8 17-24 19-28 19-8 0-16 0-18-59zM200 162c-48 39-90 43-108 43-32 0-50-19-50-53 0-14 6-68 32-102 22-28 50-38 68-38 40 0 50 38 54 68 4 22 2 56 4 82z">
            <text:p/>
          </draw:path>
          <draw:path draw:style-name="gr3" draw:text-style-name="P6" draw:layer="layout" svg:width="0.163cm" svg:height="0.699cm" svg:x="13.156cm" svg:y="3.11cm" svg:viewBox="0 0 164 700" svg:d="M164 692c0-2 0-2-12-14-88-90-110-221-110-329 0-122 26-243 112-329 10-10 10-10 10-12 0-6-4-8-8-8-6 0-70 48-112 138-36 75-44 153-44 211 0 56 8 140 46 219 42 86 104 132 110 132 4 0 8-2 8-8z">
            <text:p/>
          </draw:path>
          <draw:path draw:style-name="gr3" draw:text-style-name="P6" draw:layer="layout" svg:width="0.329cm" svg:height="0.46cm" svg:x="13.382cm" svg:y="3.325cm" svg:viewBox="0 0 330 461" svg:d="M2 431c-2 8-1 7-2 10 0 12 6 20 18 20 16 0 24-12 26-14 2-8 26-102 44-176 14 28 36 46 70 46 82 0 172-98 172-203 0-74-46-114-96-114-70 0-142 70-164 156-23 91-45 183-68 275zM158 301c-50 0-62-56-62-62 0-2 4-16 6-26 20-77 28-103 42-131 30-50 66-66 88-66 26 0 48 20 48 68 0 40-20 117-40 151-22 44-56 66-82 66z">
            <text:p/>
          </draw:path>
          <draw:path draw:style-name="gr3" draw:text-style-name="P6" draw:layer="layout" svg:width="0.359cm" svg:height="0.316cm" svg:x="13.744cm" svg:y="3.325cm" svg:viewBox="0 0 360 317" svg:d="M226 271c6 28 32 46 62 46 24 0 40-16 52-38 12-26 20-68 20-70 0-6-6-6-8-6-6 0-8 2-10 12-10 38-22 86-52 86-14 0-22-8-22-32 0-16 8-48 14-72 7-25 13-50 20-75 2-10 8-38 12-48 4-16 10-42 10-46 0-14-10-20-20-20-4 0-22 0-28 24-12 52-44 173-52 211 0 2-28 58-80 58-36 0-44-30-44-56 0-40 20-95 38-143 8-20 12-30 12-44 0-32-22-58-58-58-66 0-92 102-92 108 0 8 6 8 8 8 8 0 8-2 12-14 16-60 44-86 70-86 6 0 18 0 18 22 0 18-8 38-12 48-26 70-40 113-40 147 0 66 48 84 86 84 46 0 72-32 84-46z">
            <text:p/>
          </draw:path>
          <draw:path draw:style-name="gr3" draw:text-style-name="P6" draw:layer="layout" svg:width="0.301cm" svg:height="0.218cm" svg:x="14.156cm" svg:y="3.525cm" svg:viewBox="0 0 302 219" svg:d="M238 146c46-46 64-112 64-118s-6-6-8-6c-8 0-8 2-10 12-10 34-26 64-46 90 0-8-2-40-2-44-8-50-46-80-94-80-72 0-142 66-142 134 0 46 34 85 90 85 46 0 86-20 114-41 12 35 36 41 50 41 30 0 48-24 48-33 0-6-6-6-10-6-6 0-6 2-8 6-6 17-22 19-28 19s-14 0-18-59zM200 162c-48 39-90 43-108 43-32 0-52-19-52-53 0-14 8-68 34-102 22-28 50-38 68-38 38 0 50 38 54 68 2 22 2 56 4 82z">
            <text:p/>
          </draw:path>
          <draw:path draw:style-name="gr3" draw:text-style-name="P6" draw:layer="layout" svg:width="0.163cm" svg:height="0.699cm" svg:x="14.566cm" svg:y="3.11cm" svg:viewBox="0 0 164 700" svg:d="M164 349c0-54-8-138-48-217-42-86-102-132-108-132s-8 4-8 8c0 2 0 2 14 16 68 68 108 179 108 325 0 120-26 243-112 331-10 10-10 10-10 12 0 4 2 8 8 8s70-48 110-137c36-76 46-154 46-214z">
            <text:p/>
          </draw:path>
          <draw:path draw:style-name="gr3" draw:text-style-name="P6" draw:layer="layout" svg:width="0.467cm" svg:height="0.165cm" svg:x="15.033cm" svg:y="3.377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3" draw:text-style-name="P6" draw:layer="layout" svg:width="0.295cm" svg:height="0.48cm" svg:x="15.763cm" svg:y="3.17cm" svg:viewBox="0 0 296 481" svg:d="M296 241c0-55-4-111-28-163-32-68-90-78-120-78-42 0-94 18-122 82-22 50-26 104-26 159 0 52 2 116 32 168 30 58 80 72 116 72 38 0 90-14 122-82 22-48 26-102 26-158zM148 465c-28 0-70-18-82-84-8-42-8-108-8-148 0-45 0-91 6-129 14-82 66-90 84-90 22 0 68 14 82 82 8 40 8 93 8 137 0 52 0 100-8 144-12 68-52 88-82 88z">
            <text:p/>
          </draw:path>
        </draw:g>
        <draw:g>
          <draw:g>
            <svg:title>TexMaths</svg:title>
            <svg:desc>20§display§\partial_{\alpha} p - F_\alpha = \partial_\alpha p - \kappa \rho \partial_\alpha \partial_\beta \partial_\beta \rho§svg§600§FALSE§</svg:desc>
            <draw:path draw:style-name="gr2" draw:text-style-name="P5" draw:layer="layout" svg:width="9.089cm" svg:height="0.631cm" svg:x="4.339cm" svg:y="6.291cm" svg:viewBox="0 0 9090 632" svg:d="M4544 632c-1515 0-3029 0-4544 0 0-211 0-421 0-632 3030 0 6060 0 9090 0 0 211 0 421 0 632-1515 0-3031 0-4546 0z">
              <text:p/>
            </draw:path>
            <draw:path draw:style-name="gr3" draw:text-style-name="P6" draw:layer="layout" svg:width="0.369cm" svg:height="0.517cm" svg:x="4.331cm" svg:y="6.255cm" svg:viewBox="0 0 370 518" svg:d="M298 266c-8-44-36-84-90-84-44 0-90 12-144 66-58 58-64 124-64 146 0 44 32 124 130 124 168 0 240-236 240-336 0-112-66-182-152-182-102 0-134 92-134 112 0 10 6 24 26 24 24 0 38-22 38-38 0-24-20-24-32-24 30-52 80-56 102-56 50 0 100 36 100 128 0 26-4 62-20 120zM132 498c-78 0-78-72-78-78 0-20 18-118 48-160 28-40 62-62 106-62 76 0 78 78 78 92 0 50-46 208-154 208z">
              <text:p/>
            </draw:path>
            <draw:path draw:style-name="gr3" draw:text-style-name="P6" draw:layer="layout" svg:width="0.301cm" svg:height="0.221cm" svg:x="4.707cm" svg:y="6.647cm" svg:viewBox="0 0 302 222" svg:d="M238 146c46-46 64-112 64-116 0-6-6-6-8-6-8 0-8 0-10 12-10 32-26 62-46 88 0-6-2-40-2-44-8-48-46-80-94-80-72 0-142 66-142 136 0 44 34 86 90 86 46 0 86-22 114-42 12 36 36 42 50 42 30 0 48-24 48-36 0-6-6-6-10-6-6 0-6 2-8 6-6 18-22 22-28 22s-14 0-18-62zM200 164c-48 38-90 44-108 44-32 0-52-22-52-56 0-14 8-66 34-100 22-30 50-38 68-38 38 0 50 38 54 68 2 20 2 56 4 82z">
              <text:p/>
            </draw:path>
            <draw:path draw:style-name="gr3" draw:text-style-name="P6" draw:layer="layout" svg:width="0.365cm" svg:height="0.447cm" svg:x="5.055cm" svg:y="6.447cm" svg:viewBox="0 0 366 448" svg:d="M54 396c-6 24-8 30-38 30-8 0-16 0-16 12 0 6 4 10 8 10 20 0 40-2 60-2 22 0 46 2 70 2 2 0 12 0 12-14 0-8-8-8-16-8-36 0-36-6-36-12 0-8 30-122 34-140 10 20 30 44 66 44 80 0 168-102 168-204 0-66-40-114-94-114-34 0-68 26-92 54-6-38-36-54-62-54-32 0-46 28-52 40-12 24-22 66-22 68 0 8 6 8 8 8 8 0 8 0 12-16 12-50 26-84 52-84 12 0 22 6 22 32 0 16-2 24-6 36-26 104-52 208-78 312zM178 92c4-18 24-38 36-50 24-20 44-26 56-26 28 0 46 24 46 66s-24 122-36 148c-24 50-58 74-84 74-46 0-56-58-56-64 1-3 0-2 2-10 12-46 24-92 36-138z">
              <text:p/>
            </draw:path>
            <draw:path draw:style-name="gr3" draw:text-style-name="P6" draw:layer="layout" svg:width="0.429cm" svg:height="0.027cm" svg:x="5.645cm" svg:y="6.569cm" svg:viewBox="0 0 430 28" svg:d="M406 28c10 0 24 0 24-14s-14-14-24-14c-127 0-255 0-382 0-12 0-24 0-24 14s12 14 24 14c127 0 255 0 382 0z">
              <text:p/>
            </draw:path>
            <draw:path draw:style-name="gr3" draw:text-style-name="P6" draw:layer="layout" svg:width="0.497cm" svg:height="0.475cm" svg:x="6.317cm" svg:y="6.281cm" svg:viewBox="0 0 498 476" svg:d="M186 248c23 0 45 0 68 0 52 0 58 12 58 32 0 6 0 14-4 34-2 4-1 5-2 8 0 6 4 8 8 8 6 0 6-2 10-14 13-51 25-101 38-152 2-8 2-10 2-12-3-3-1-8-8-8s-8 4-10 16c-14 54-32 68-90 68-21 0-43 0-64 0 15-60 29-120 44-180 6-24 8-26 38-26 31 0 61 0 92 0 88 0 104 22 104 76 0 16 0 20-2 38-2 10-2 12-2 14s2 8 8 8c8 0 8-4 10-18 5-41 9-81 14-122 2-18-2-18-18-18-115 0-229 0-344 0-16 0-22 0-22 14 0 8 6 8 20 8 26 0 46 0 46 12 0 2 0 4-4 16-31 124-63 248-94 372-6 28-8 34-62 34-12 0-20 0-20 12 0 8 8 8 10 8 20 0 72-2 92-2 24 0 82 2 106 2 6 0 14 0 14-12 0-6-3-5-4-8-2 0-4 0-20 0s-18 0-36-2c-20-2-22-6-22-14 0-2 0-6 2-16 15-59 29-117 44-176z">
              <text:p/>
            </draw:path>
            <draw:path draw:style-name="gr3" draw:text-style-name="P6" draw:layer="layout" svg:width="0.301cm" svg:height="0.221cm" svg:x="6.773cm" svg:y="6.647cm" svg:viewBox="0 0 302 222" svg:d="M238 146c44-46 64-112 64-116 0-6-6-6-10-6-6 0-6 0-10 12-8 32-24 62-46 88 0-6 0-40-2-44-8-48-44-80-94-80-72 0-140 66-140 136 0 44 32 86 90 86 44 0 86-22 112-42 12 36 38 42 52 42 28 0 46-24 46-36 0-6-6-6-8-6-6 0-8 2-8 6-8 18-22 22-28 22-8 0-16 0-18-62zM200 164c-48 38-90 44-110 44-32 0-50-22-50-56 0-14 6-66 32-100 24-30 52-38 68-38 40 0 50 38 54 68 4 20 2 56 6 82z">
              <text:p/>
            </draw:path>
            <draw:path draw:style-name="gr3" draw:text-style-name="P6" draw:layer="layout" svg:width="0.467cm" svg:height="0.163cm" svg:x="7.377cm" svg:y="6.501cm" svg:viewBox="0 0 468 164" svg:d="M444 28c10 0 24 0 24-14s-14-14-24-14c-141 0-281 0-422 0-8 0-22 0-22 14s14 14 24 14c140 0 280 0 420 0zM444 164c10 0 24 0 24-14s-14-14-24-14c-140 0-280 0-420 0-10 0-24 0-24 14s14 14 22 14c141 0 281 0 422 0z">
              <text:p/>
            </draw:path>
            <draw:path draw:style-name="gr3" draw:text-style-name="P6" draw:layer="layout" svg:width="0.369cm" svg:height="0.517cm" svg:x="8.107cm" svg:y="6.255cm" svg:viewBox="0 0 370 518" svg:d="M298 266c-8-44-36-84-92-84-42 0-88 12-142 66-58 58-64 124-64 146 0 44 32 124 130 124 166 0 240-236 240-336 0-112-66-182-152-182-102 0-134 92-134 112 0 10 6 24 26 24 24 0 38-22 38-38 0-24-22-24-32-24 30-52 80-56 100-56 52 0 102 36 102 128 0 26-4 62-20 120zM132 498c-78 0-78-72-78-78 0-20 18-118 46-160 28-40 64-62 106-62 78 0 78 78 78 92 0 50-44 208-152 208z">
              <text:p/>
            </draw:path>
            <draw:path draw:style-name="gr3" draw:text-style-name="P6" draw:layer="layout" svg:width="0.301cm" svg:height="0.221cm" svg:x="8.483cm" svg:y="6.647cm" svg:viewBox="0 0 302 222" svg:d="M238 146c46-46 64-112 64-116 0-6-6-6-8-6-8 0-8 0-10 12-10 32-26 62-46 88-2-6-2-40-4-44-6-48-44-80-92-80-72 0-142 66-142 136 0 44 32 86 90 86 46 0 86-22 114-42 10 36 36 42 50 42 30 0 46-24 46-36 0-6-6-6-8-6-6 0-6 2-8 6-6 18-22 22-28 22s-16 0-18-62zM200 164c-48 38-90 44-108 44-34 0-52-22-52-56 0-14 8-66 34-100 22-30 50-38 66-38 40 0 52 38 56 68 2 20 2 56 4 82z">
              <text:p/>
            </draw:path>
            <draw:path draw:style-name="gr3" draw:text-style-name="P6" draw:layer="layout" svg:width="0.365cm" svg:height="0.447cm" svg:x="8.831cm" svg:y="6.447cm" svg:viewBox="0 0 366 448" svg:d="M54 396c-6 24-8 30-38 30-8 0-16 0-16 12 0 6 2 10 8 10 20 0 40-2 60-2 22 0 46 2 70 2 2 0 12 0 12-14 0-8-8-8-18-8-34 0-34-6-34-12 0-8 30-122 34-140 10 20 28 44 64 44 82 0 170-102 170-204 0-66-40-114-94-114-34 0-68 26-92 54-6-38-36-54-62-54-32 0-46 28-52 40-14 24-22 66-22 68 0 8 6 8 8 8 8 0 8 0 12-16 12-50 26-84 52-84 12 0 22 6 22 32 0 16-4 24-6 36-26 104-52 208-78 312zM178 92c4-18 24-38 36-50 24-20 44-26 56-26 28 0 46 24 46 66s-24 122-36 148c-24 50-58 74-84 74-46 0-56-58-56-64 1-3 0-2 2-10 12-46 24-92 36-138z">
              <text:p/>
            </draw:path>
            <draw:path draw:style-name="gr3" draw:text-style-name="P6" draw:layer="layout" svg:width="0.429cm" svg:height="0.027cm" svg:x="9.421cm" svg:y="6.569cm" svg:viewBox="0 0 430 28" svg:d="M404 28c12 0 26 0 26-14s-14-14-26-14c-127 0-253 0-380 0-12 0-24 0-24 14s12 14 24 14c127 0 253 0 380 0z">
              <text:p/>
            </draw:path>
            <draw:path draw:style-name="gr3" draw:text-style-name="P6" draw:layer="layout" svg:width="0.343cm" svg:height="0.317cm" svg:x="10.105cm" svg:y="6.447cm" svg:viewBox="0 0 344 318" svg:d="M2 284c-2 10-2 10-2 16 0 12 8 18 20 18 20 0 24-16 30-38 8-26 4-12 34-130 58 2 120 14 120 60 0 4 0 8-2 14-2 12-4 20-4 26 0 40 28 68 66 68 22 0 40-12 54-36 18-30 26-70 26-72 0-6-6-6-8-6-8 0-8 2-10 12-14 48-30 88-62 88-14 0-22-10-22-34 0-10 4-28 6-40 2-6 4-16 4-22 0-66-98-72-138-74 24-12 46-30 66-46 32-28 52-46 80-58 0 4-4 12-4 16 0 8 6 24 28 24s38-20 38-36c0-8-4-26-28-26-44 0-84 36-116 62-48 40-64 50-90 60 2-8 10-44 14-56 4-18 12-50 12-54 0-12-8-20-20-20-2 0-22 0-28 26-21 86-43 172-64 258z">
              <text:p/>
            </draw:path>
            <draw:path draw:style-name="gr3" draw:text-style-name="P6" draw:layer="layout" svg:width="0.331cm" svg:height="0.461cm" svg:x="10.491cm" svg:y="6.447cm" svg:viewBox="0 0 332 462" svg:d="M2 432c-2 8-2 10-2 12 0 10 8 18 20 18 14 0 24-12 24-14 4-6 26-100 46-176 14 28 36 46 70 46 82 0 172-98 172-202 0-76-46-116-98-116-68 0-142 70-162 156-23 92-47 184-70 276zM158 304c-48 0-60-56-60-64 0-2 4-16 6-26 20-78 26-104 42-132 30-50 66-66 88-66 26 0 48 20 48 68 0 40-20 118-40 152-24 44-56 68-84 68z">
              <text:p/>
            </draw:path>
            <draw:path draw:style-name="gr3" draw:text-style-name="P6" draw:layer="layout" svg:width="0.369cm" svg:height="0.517cm" svg:x="10.861cm" svg:y="6.255cm" svg:viewBox="0 0 370 518" svg:d="M298 266c-6-44-36-84-90-84-44 0-90 12-144 66-58 58-64 124-64 146 0 44 32 124 130 124 168 0 240-236 240-336 0-112-64-182-152-182-102 0-134 92-134 112 0 10 6 24 28 24s38-22 38-38c0-24-22-24-34-24 30-52 80-56 102-56 50 0 100 36 100 128 0 26-4 62-20 120zM132 498c-78 0-78-72-78-78 0-20 18-118 48-160 28-40 62-62 106-62 76 0 78 78 78 92 0 50-46 208-154 208z">
              <text:p/>
            </draw:path>
            <draw:path draw:style-name="gr3" draw:text-style-name="P6" draw:layer="layout" svg:width="0.301cm" svg:height="0.221cm" svg:x="11.237cm" svg:y="6.647cm" svg:viewBox="0 0 302 222" svg:d="M238 146c46-46 64-112 64-116 0-6-6-6-8-6-6 0-6 0-10 12-10 32-26 62-46 88 0-6-2-40-2-44-8-48-44-80-94-80-72 0-142 66-142 136 0 44 34 86 90 86 46 0 86-22 114-42 12 36 36 42 52 42 28 0 46-24 46-36 0-6-6-6-8-6-8 0-8 2-10 6-6 18-22 22-28 22s-14 0-18-62zM200 164c-48 38-90 44-108 44-32 0-50-22-50-56 0-14 6-66 32-100 22-30 50-38 68-38 38 0 50 38 54 68 4 20 2 56 4 82z">
              <text:p/>
            </draw:path>
            <draw:path draw:style-name="gr3" draw:text-style-name="P6" draw:layer="layout" svg:width="0.369cm" svg:height="0.517cm" svg:x="11.635cm" svg:y="6.255cm" svg:viewBox="0 0 370 518" svg:d="M298 266c-8-44-36-84-90-84-44 0-90 12-144 66-58 58-64 124-64 146 0 44 32 124 130 124 166 0 240-236 240-336 0-112-66-182-152-182-102 0-134 92-134 112 0 10 6 24 26 24 24 0 38-22 38-38 0-24-22-24-32-24 30-52 80-56 100-56 52 0 102 36 102 128 0 26-4 62-20 120zM132 498c-78 0-78-72-78-78 0-20 18-118 46-160 30-40 64-62 108-62 76 0 78 78 78 92 0 50-46 208-154 208z">
              <text:p/>
            </draw:path>
            <draw:path draw:style-name="gr3" draw:text-style-name="P6" draw:layer="layout" svg:width="0.285cm" svg:height="0.441cm" svg:x="12.005cm" svg:y="6.517cm" svg:viewBox="0 0 286 442" svg:d="M286 68c0-44-36-68-80-68-68 0-116 76-130 126-25 103-50 207-76 310-2 4 4 6 6 6 4 0 8 0 10-4 11-44 22-88 32-132 12 24 34 44 74 44 70 0 148-48 148-124 0-30-14-58-40-74 24-16 56-44 56-84zM190 150c-8 2-12 4-26 4-8 0-20 0-22-2 4-4 18-4 22-4 8 0 18 0 26 2zM254 60c0 26-12 64-42 80-10-2-20-6-48-6-16 0-40 2-40 20 0 12 14 14 40 14 16 0 30-4 46-8 14 10 22 32 22 52 0 72-48 124-108 124-38 0-64-22-64-60 0-6 0-10 0-16 11-43 22-87 32-130 12-46 56-116 114-116 28 0 48 16 48 46z">
              <text:p/>
            </draw:path>
            <draw:path draw:style-name="gr3" draw:text-style-name="P6" draw:layer="layout" svg:width="0.369cm" svg:height="0.517cm" svg:x="12.387cm" svg:y="6.255cm" svg:viewBox="0 0 370 518" svg:d="M298 266c-8-44-36-84-90-84-44 0-90 12-144 66-58 58-64 124-64 146 0 44 32 124 130 124 168 0 240-236 240-336 0-112-66-182-152-182-102 0-134 92-134 112 0 10 6 24 26 24 24 0 38-22 38-38 0-24-20-24-32-24 30-52 80-56 102-56 50 0 100 36 100 128 0 26-4 62-20 120zM132 498c-78 0-78-72-78-78 0-20 18-118 48-160 28-40 62-62 106-62 76 0 78 78 78 92 0 50-46 208-154 208z">
              <text:p/>
            </draw:path>
            <draw:path draw:style-name="gr3" draw:text-style-name="P6" draw:layer="layout" svg:width="0.287cm" svg:height="0.441cm" svg:x="12.757cm" svg:y="6.517cm" svg:viewBox="0 0 288 442" svg:d="M288 68c0-44-38-68-82-68-68 0-116 76-130 126-25 103-50 207-76 310-2 4 4 6 6 6 6 0 8 0 10-4 11-44 22-88 32-132 12 24 34 44 74 44 70 0 148-48 148-124 0-30-14-58-40-74 26-16 58-44 58-84zM190 150c-8 2-12 4-26 4-8 0-20 0-22-2 4-4 18-4 22-4 8 0 18 0 26 2zM254 60c0 26-12 64-42 80-10-2-20-6-46-6-18 0-42 2-42 20 0 12 14 14 40 14 16 0 32-4 46-8 16 10 22 32 22 52 0 72-48 124-108 124-38 0-64-22-64-60 0-6 0-10 0-16 12-43 23-87 34-130 12-46 54-116 112-116 28 0 48 16 48 46z">
              <text:p/>
            </draw:path>
            <draw:path draw:style-name="gr3" draw:text-style-name="P6" draw:layer="layout" svg:width="0.331cm" svg:height="0.461cm" svg:x="13.133cm" svg:y="6.447cm" svg:viewBox="0 0 332 462" svg:d="M2 432c-2 8-2 10-2 12 0 10 8 18 20 18 14 0 22-12 24-14 4-6 26-100 46-176 14 28 36 46 68 46 82 0 174-98 174-202 0-76-46-116-98-116-68 0-142 70-164 156-23 92-45 184-68 276zM158 304c-50 0-60-56-60-64 0-2 4-16 6-26 18-78 26-104 42-132 30-50 64-66 86-66 26 0 48 20 48 68 0 40-20 118-38 152-24 44-58 68-84 68z">
              <text:p/>
            </draw:path>
          </draw:g>
          <draw:g>
            <svg:title>TexMaths</svg:title>
            <svg:desc>20§display§= \partial_\alpha p - \kappa \partial_\alpha( \rho \partial_\beta \partial_\beta \rho) + \kappa (\partial_\alpha \rho) \partial_\beta \partial_\beta \rho§svg§600§FALSE§</svg:desc>
            <draw:path draw:style-name="gr2" draw:text-style-name="P5" draw:layer="layout" svg:width="11.415cm" svg:height="0.651cm" svg:x="7.336cm" svg:y="7.425cm" svg:viewBox="0 0 11416 652" svg:d="M5707 652c-1902 0-3805 0-5707 0 0-217 0-435 0-652 3805 0 7611 0 11416 0 0 217 0 435 0 652-1903 0-3806 0-5709 0z">
              <text:p/>
            </draw:path>
            <draw:path draw:style-name="gr3" draw:text-style-name="P6" draw:layer="layout" svg:width="0.467cm" svg:height="0.163cm" svg:x="7.34cm" svg:y="7.656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3" draw:text-style-name="P6" draw:layer="layout" svg:width="0.369cm" svg:height="0.514cm" svg:x="8.07cm" svg:y="7.413cm" svg:viewBox="0 0 370 515" svg:d="M298 263c-8-44-36-81-90-81-44 0-90 10-144 65-58 58-64 122-64 144 0 44 32 124 130 124 166 0 240-234 240-333 0-112-66-182-152-182-102 0-134 92-134 110 0 10 6 26 26 26 24 0 38-22 38-38 0-24-22-24-32-24 30-52 80-56 100-56 52 0 102 36 102 126 0 28-4 63-20 119zM132 497c-78 0-78-72-78-80 0-18 18-116 46-158 30-40 64-64 108-64 76 0 78 80 78 94 0 50-46 208-154 208z">
              <text:p/>
            </draw:path>
            <draw:path draw:style-name="gr3" draw:text-style-name="P6" draw:layer="layout" svg:width="0.301cm" svg:height="0.22cm" svg:x="8.446cm" svg:y="7.802cm" svg:viewBox="0 0 302 221" svg:d="M238 148c46-48 64-112 64-118s-6-6-8-6c-8 0-8 2-10 12-10 32-26 62-46 88 0-6-2-40-2-44-8-48-46-80-94-80-72 0-142 68-142 136 0 46 32 85 90 85 46 0 86-22 114-41 10 35 36 41 50 41 30 0 46-24 46-33 0-6-4-6-8-6-6 0-6 2-8 4-6 17-22 21-28 21s-16 0-18-59zM200 164c-48 39-90 43-108 43-34 0-52-21-52-53 0-14 8-68 34-102 22-30 50-38 68-38 38 0 50 38 54 68 2 22 2 56 4 82z">
              <text:p/>
            </draw:path>
            <draw:path draw:style-name="gr3" draw:text-style-name="P6" draw:layer="layout" svg:width="0.365cm" svg:height="0.444cm" svg:x="8.794cm" svg:y="7.604cm" svg:viewBox="0 0 366 445" svg:d="M54 393c-6 24-8 30-38 30-8 0-16 0-16 12 0 6 2 10 8 10 20 0 40-2 60-2 22 0 46 2 70 2 2 0 12 0 12-14 0-8-8-8-18-8-34 0-34-6-34-12 0-8 30-122 34-140 10 20 30 46 64 46 82 0 170-104 170-205 0-66-40-112-94-112-34 0-68 26-92 52-6-38-36-52-62-52-32 0-46 28-52 40-14 24-22 66-22 68 0 6 6 6 8 6 8 0 8 0 12-16 12-48 26-82 52-82 12 0 22 6 22 32 0 16-2 24-6 36-26 103-52 206-78 309zM178 92c4-20 24-40 36-50 24-22 44-26 56-26 28 0 46 25 46 66s-24 121-36 147c-24 48-58 72-84 72-46 0-56-58-56-62 0-2 0-4 2-12 12-45 24-90 36-135z">
              <text:p/>
            </draw:path>
            <draw:path draw:style-name="gr3" draw:text-style-name="P6" draw:layer="layout" svg:width="0.429cm" svg:height="0.027cm" svg:x="9.384cm" svg:y="7.724cm" svg:viewBox="0 0 430 28" svg:d="M404 28c12 0 26 0 26-14s-14-14-26-14c-127 0-253 0-380 0-12 0-24 0-24 14s12 14 24 14c127 0 253 0 380 0z">
              <text:p/>
            </draw:path>
            <draw:path draw:style-name="gr3" draw:text-style-name="P6" draw:layer="layout" svg:width="0.343cm" svg:height="0.316cm" svg:x="10.068cm" svg:y="7.604cm" svg:viewBox="0 0 344 317" svg:d="M2 281c-2 10-2 12-2 16 0 12 8 20 20 20 20 0 24-18 30-40 8-26 4-12 34-129 58 2 120 14 120 59 0 4 0 8-2 16-2 10-4 18-4 24 0 42 28 70 66 70 22 0 40-14 54-38 18-28 17-46 26-70 0-8-6-8-8-8-8 0-8 4-10 12-14 50-30 88-62 88-14 0-22-10-22-34 0-10 4-28 6-40 2-6 4-14 4-22 0-65-98-69-136-71 22-12 44-32 64-48 32-28 52-44 80-56 0 4-2 12-2 16 0 8 4 24 26 24s38-20 38-38c0-6-4-24-28-24-44 0-84 34-116 60-48 42-64 52-90 60 2-8 10-42 14-54 4-18 14-52 14-56 0-10-10-18-22-18-2 0-22 0-28 26-21 85-43 170-64 255z">
              <text:p/>
            </draw:path>
            <draw:path draw:style-name="gr3" draw:text-style-name="P6" draw:layer="layout" svg:width="0.369cm" svg:height="0.514cm" svg:x="10.461cm" svg:y="7.413cm" svg:viewBox="0 0 370 515" svg:d="M296 263c-6-44-36-81-90-81-42 0-88 10-144 65-58 58-62 122-62 144 0 44 30 124 128 124 168 0 242-234 242-333 0-112-66-182-152-182-102 0-134 92-134 110 0 10 4 26 26 26 24 0 38-22 38-38 0-24-22-24-34-24 32-52 82-56 102-56 52 0 100 36 100 126 0 28-4 63-18 119-1 0-1 0-2 0zM130 497c-76 0-76-72-76-80 0-18 18-116 46-158 28-40 62-64 106-64 76 0 78 80 78 94 0 50-44 208-154 208z">
              <text:p/>
            </draw:path>
            <draw:path draw:style-name="gr3" draw:text-style-name="P6" draw:layer="layout" svg:width="0.301cm" svg:height="0.22cm" svg:x="10.837cm" svg:y="7.802cm" svg:viewBox="0 0 302 221" svg:d="M238 148c44-48 64-112 64-118s-6-6-10-6c-6 0-6 2-10 12-8 32-24 62-46 88 0-6 0-40-2-44-8-48-44-80-94-80-72 0-140 68-140 136 0 46 32 85 90 85 44 0 86-22 112-41 12 35 38 41 52 41 28 0 46-24 46-33 0-6-6-6-8-6-6 0-8 2-8 4-8 17-22 21-28 21-8 0-16 0-18-59zM200 164c-48 39-90 43-110 43-32 0-50-21-50-53 0-14 6-68 32-102 22-30 52-38 68-38 40 0 50 38 54 68 4 22 2 56 6 82z">
              <text:p/>
            </draw:path>
            <draw:path draw:style-name="gr3" draw:text-style-name="P6" draw:layer="layout" svg:width="0.163cm" svg:height="0.697cm" svg:x="11.275cm" svg:y="7.389cm" svg:viewBox="0 0 164 698" svg:d="M164 692c0-2 0-4-12-16-88-88-110-219-110-327 0-122 26-243 112-329 10-10 10-10 10-12 0-6-4-8-8-8-6 0-70 48-112 136-34 77-44 155-44 213 0 56 8 140 46 218 44 87 104 131 110 131 4 0 8-2 8-6z">
              <text:p/>
            </draw:path>
            <draw:path draw:style-name="gr3" draw:text-style-name="P6" draw:layer="layout" svg:width="0.331cm" svg:height="0.458cm" svg:x="11.501cm" svg:y="7.604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  <text:p/>
            </draw:path>
            <draw:path draw:style-name="gr3" draw:text-style-name="P6" draw:layer="layout" svg:width="0.369cm" svg:height="0.514cm" svg:x="11.871cm" svg:y="7.413cm" svg:viewBox="0 0 370 515" svg:d="M298 263c-8-44-36-81-92-81-42 0-88 10-142 65-60 58-64 122-64 144 0 44 30 124 130 124 166 0 240-234 240-333 0-112-66-182-152-182-102 0-134 92-134 110 0 10 6 26 26 26 24 0 38-22 38-38 0-24-22-24-32-24 30-52 80-56 100-56 52 0 100 36 100 126 0 28-4 63-18 119zM132 497c-78 0-78-72-78-80 0-18 18-116 46-158 28-40 62-64 106-64 78 0 78 80 78 94 0 50-44 208-152 208z">
              <text:p/>
            </draw:path>
            <draw:path draw:style-name="gr3" draw:text-style-name="P6" draw:layer="layout" svg:width="0.287cm" svg:height="0.44cm" svg:x="12.239cm" svg:y="7.672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  <text:p/>
            </draw:path>
            <draw:path draw:style-name="gr3" draw:text-style-name="P6" draw:layer="layout" svg:width="0.369cm" svg:height="0.514cm" svg:x="12.623cm" svg:y="7.413cm" svg:viewBox="0 0 370 515" svg:d="M298 263c-8-44-36-81-92-81-42 0-88 10-142 65-60 58-64 122-64 144 0 44 30 124 130 124 166 0 240-234 240-333 0-112-66-182-152-182-102 0-134 92-134 110 0 10 6 26 26 26 24 0 38-22 38-38 0-24-22-24-32-24 30-52 80-56 100-56 52 0 100 36 100 126 0 28-4 63-18 119zM132 497c-78 0-78-72-78-80 0-18 18-116 46-158 28-40 64-64 106-64 78 0 78 80 78 94 0 50-44 208-152 208z">
              <text:p/>
            </draw:path>
            <draw:path draw:style-name="gr3" draw:text-style-name="P6" draw:layer="layout" svg:width="0.285cm" svg:height="0.44cm" svg:x="12.993cm" svg:y="7.672cm" svg:viewBox="0 0 286 441" svg:d="M286 70c0-44-36-70-80-70-68 0-118 78-130 126-25 103-50 206-76 309-2 4 4 6 6 6 4 0 8 0 10-4 11-43 22-87 32-130 10 22 34 42 74 42 70 0 146-48 146-124 0-28-12-57-38-73 24-16 56-44 56-82zM190 152c-8 0-12 2-26 2-8 0-20 0-24-2 6-2 20-2 24-2 8 0 18 0 26 2zM254 60c0 26-12 64-44 82-8-4-18-6-46-6-16 0-42 0-42 18 0 12 16 14 40 14 18 0 32-2 48-6 14 10 22 30 22 51 0 70-48 124-108 124-38 0-66-24-66-62 0-6 2-10 2-14 11-44 22-87 32-131 12-46 56-116 112-116 30 0 50 16 50 46z">
              <text:p/>
            </draw:path>
            <draw:path draw:style-name="gr3" draw:text-style-name="P6" draw:layer="layout" svg:width="0.329cm" svg:height="0.458cm" svg:x="13.369cm" svg:y="7.604cm" svg:viewBox="0 0 330 459" svg:d="M2 429c-2 10-2 10-2 12 0 10 6 18 18 18 16 0 24-12 26-14 4-6 26-100 44-176 14 28 38 48 70 48 82 0 172-100 172-203 0-74-46-114-96-114-68 0-142 70-164 156-23 91-45 182-68 273zM158 301c-50 0-62-56-62-62 0-4 4-18 6-26 20-77 28-103 42-131 30-52 66-66 88-66 26 0 48 20 48 68 0 38-20 115-40 151-22 44-56 66-82 66z">
              <text:p/>
            </draw:path>
            <draw:path draw:style-name="gr3" draw:text-style-name="P6" draw:layer="layout" svg:width="0.161cm" svg:height="0.697cm" svg:x="13.751cm" svg:y="7.389cm" svg:viewBox="0 0 162 698" svg:d="M162 349c0-54-8-138-46-217-42-86-102-132-110-132-4 0-6 4-6 8 0 2 0 2 12 16 70 68 110 179 110 325 0 120-26 243-114 331-8 8-8 10-8 12 0 4 2 6 6 6 8 0 70-48 112-135 36-76 44-154 44-214z">
              <text:p/>
            </draw:path>
            <draw:path draw:style-name="gr3" draw:text-style-name="P6" draw:layer="layout" svg:width="0.467cm" svg:height="0.464cm" svg:x="14.179cm" svg:y="7.507cm" svg:viewBox="0 0 468 465" svg:d="M248 245c65 0 131 0 196 0 10 0 24 0 24-14s-14-14-24-14c-65 0-131 0-196 0 0-65 0-130 0-195 0-10 0-22-14-22s-14 12-14 22c0 65 0 130 0 195-65 0-131 0-196 0-10 0-24 0-24 14s14 14 24 14c65 0 131 0 196 0 0 66 0 131 0 196 0 10 0 24 14 24s14-14 14-24c0-65 0-130 0-196z">
              <text:p/>
            </draw:path>
            <draw:path draw:style-name="gr3" draw:text-style-name="P6" draw:layer="layout" svg:width="0.345cm" svg:height="0.316cm" svg:x="14.881cm" svg:y="7.604cm" svg:viewBox="0 0 346 317" svg:d="M4 281c-4 10-4 12-4 16 0 12 10 20 20 20 22 0 26-18 32-40 6-26 2-12 32-129 60 2 120 14 120 59 0 4 0 8 0 16-4 10-4 18-4 24 0 42 28 70 64 70 24 0 42-14 56-38 18-28 17-46 26-70 0-8-6-8-8-8-8 0-8 4-10 12-14 50-30 88-62 88-14 0-22-10-22-34 0-10 2-28 6-40 0-6 2-14 2-22 0-65-96-69-136-71 24-12 46-32 66-48 32-28 52-44 80-56-2 4-4 12-4 16 0 8 6 24 28 24s38-20 38-38c0-6-4-24-30-24-42 0-84 34-114 60-48 42-66 52-90 60 2-8 10-42 14-54 4-18 12-52 12-56 0-10-8-18-20-18-2 0-22 0-28 26-21 85-43 170-64 255z">
              <text:p/>
            </draw:path>
            <draw:path draw:style-name="gr3" draw:text-style-name="P6" draw:layer="layout" svg:width="0.163cm" svg:height="0.697cm" svg:x="15.317cm" svg:y="7.389cm" svg:viewBox="0 0 164 698" svg:d="M164 692c0-2 0-4-12-16-88-88-110-219-110-327 0-122 26-243 112-329 10-10 10-10 10-12 0-6-4-8-8-8-6 0-70 48-112 136-36 77-44 155-44 213 0 56 8 140 46 218 42 87 104 131 110 131 4 0 8-2 8-6z">
              <text:p/>
            </draw:path>
            <draw:path draw:style-name="gr3" draw:text-style-name="P6" draw:layer="layout" svg:width="0.369cm" svg:height="0.514cm" svg:x="15.549cm" svg:y="7.413cm" svg:viewBox="0 0 370 515" svg:d="M298 263c-8-44-36-81-92-81-42 0-88 10-142 65-58 58-64 122-64 144 0 44 32 124 130 124 166 0 240-234 240-333 0-112-66-182-152-182-102 0-134 92-134 110 0 10 6 26 26 26 24 0 38-22 38-38 0-24-22-24-32-24 30-52 80-56 100-56 52 0 102 36 102 126 0 28-6 63-20 119zM132 497c-78 0-78-72-78-80 0-18 18-116 46-158 28-40 64-64 106-64 78 0 78 80 78 94 0 50-44 208-152 208z">
              <text:p/>
            </draw:path>
            <draw:path draw:style-name="gr3" draw:text-style-name="P6" draw:layer="layout" svg:width="0.301cm" svg:height="0.22cm" svg:x="15.925cm" svg:y="7.802cm" svg:viewBox="0 0 302 221" svg:d="M238 148c46-48 64-112 64-118s-6-6-8-6c-8 0-8 2-10 12-10 32-26 62-46 88-2-6-2-40-4-44-6-48-44-80-92-80-74 0-142 68-142 136 0 46 32 85 90 85 44 0 86-22 114-41 10 35 36 41 50 41 30 0 46-24 46-33 0-6-6-6-8-6-6 0-8 2-8 4-6 17-22 21-28 21s-16 0-18-59zM200 164c-48 39-90 43-108 43-34 0-52-21-52-53 0-14 8-68 32-102 24-30 52-38 68-38 40 0 52 38 56 68 2 22 2 56 4 82z">
              <text:p/>
            </draw:path>
            <draw:path draw:style-name="gr3" draw:text-style-name="P6" draw:layer="layout" svg:width="0.331cm" svg:height="0.458cm" svg:x="16.314cm" svg:y="7.604cm" svg:viewBox="0 0 332 459" svg:d="M2 429c-2 10-2 10-2 12 0 10 8 18 20 18 16 0 24-12 24-14 4-6 28-100 46-176 14 28 36 48 70 48 82 0 172-100 172-203 0-74-46-114-98-114-68 0-142 70-162 156-23 91-47 182-70 273zM158 301c-48 0-60-56-60-62 0-4 4-18 6-26 20-77 26-103 42-131 30-52 66-66 88-66 26 0 48 20 48 68 0 38-20 115-40 151-22 44-56 66-84 66z">
              <text:p/>
            </draw:path>
            <draw:path draw:style-name="gr3" draw:text-style-name="P6" draw:layer="layout" svg:width="0.161cm" svg:height="0.697cm" svg:x="16.698cm" svg:y="7.389cm" svg:viewBox="0 0 162 698" svg:d="M162 349c0-54-8-138-46-217-42-86-102-132-110-132-4 0-6 4-6 8 0 2 0 2 12 16 70 68 110 179 110 325 0 120-26 243-114 331-8 8-8 10-8 12 0 4 2 6 6 6 8 0 70-48 112-135 36-76 44-154 44-214z">
              <text:p/>
            </draw:path>
            <draw:path draw:style-name="gr3" draw:text-style-name="P6" draw:layer="layout" svg:width="0.369cm" svg:height="0.514cm" svg:x="16.958cm" svg:y="7.413cm" svg:viewBox="0 0 370 515" svg:d="M298 263c-8-44-36-81-90-81-44 0-90 10-144 65-58 58-64 122-64 144 0 44 32 124 130 124 168 0 240-234 240-333 0-112-66-182-152-182-102 0-134 92-134 110 0 10 6 26 26 26 24 0 38-22 38-38 0-24-22-24-32-24 30-52 80-56 100-56 52 0 102 36 102 126 0 28-4 63-20 119zM132 497c-78 0-78-72-78-80 0-18 18-116 46-158 30-40 64-64 108-64 76 0 78 80 78 94 0 50-46 208-154 208z">
              <text:p/>
            </draw:path>
            <draw:path draw:style-name="gr3" draw:text-style-name="P6" draw:layer="layout" svg:width="0.285cm" svg:height="0.44cm" svg:x="17.328cm" svg:y="7.672cm" svg:viewBox="0 0 286 441" svg:d="M286 70c0-44-36-70-80-70-68 0-116 78-130 126-25 103-50 206-76 309-2 4 4 6 6 6 4 0 8 0 10-4 11-43 22-87 32-130 12 22 34 42 74 42 70 0 148-48 148-124 0-28-14-57-40-73 24-16 56-44 56-82zM190 152c-8 0-12 2-26 2-8 0-20 0-22-2 4-2 18-2 22-2 8 0 18 0 26 2zM254 60c0 26-12 64-42 82-10-4-20-6-48-6-16 0-40 0-40 18 0 12 14 14 40 14 16 0 30-2 46-6 14 10 22 30 22 51 0 70-48 124-108 124-38 0-64-24-64-62 0-6 0-10 0-14 12-44 23-87 34-131 10-46 54-116 112-116 28 0 48 16 48 46z">
              <text:p/>
            </draw:path>
            <draw:path draw:style-name="gr3" draw:text-style-name="P6" draw:layer="layout" svg:width="0.369cm" svg:height="0.514cm" svg:x="17.71cm" svg:y="7.413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  <text:p/>
            </draw:path>
            <draw:path draw:style-name="gr3" draw:text-style-name="P6" draw:layer="layout" svg:width="0.287cm" svg:height="0.44cm" svg:x="18.08cm" svg:y="7.672cm" svg:viewBox="0 0 288 441" svg:d="M288 70c0-44-38-70-82-70-68 0-116 78-130 126-25 103-50 206-76 309-2 4 4 6 6 6 6 0 8 0 10-4 11-43 22-87 32-130 12 22 34 42 74 42 70 0 148-48 148-124 0-28-14-57-40-73 26-16 58-44 58-82zM190 152c-8 0-12 2-26 2-8 0-20 0-22-2 4-2 18-2 22-2 8 0 18 0 26 2zM254 60c0 26-12 64-42 82-10-4-20-6-46-6-18 0-42 0-42 18 0 12 14 14 40 14 16 0 32-2 46-6 16 10 22 30 22 51 0 70-48 124-108 124-38 0-64-24-64-62 0-6 0-10 0-14 12-44 23-87 34-131 12-46 54-116 112-116 28 0 48 16 48 46z">
              <text:p/>
            </draw:path>
            <draw:path draw:style-name="gr3" draw:text-style-name="P6" draw:layer="layout" svg:width="0.331cm" svg:height="0.458cm" svg:x="18.456cm" svg:y="7.604cm" svg:viewBox="0 0 332 459" svg:d="M2 429c-2 10-2 10-2 12 0 10 8 18 20 18 14 0 22-12 24-14 4-6 26-100 46-176 14 28 36 48 68 48 82 0 174-100 174-203 0-74-46-114-98-114-68 0-142 70-164 156-23 91-45 182-68 273zM158 301c-50 0-60-56-60-62 0-4 4-18 6-26 18-77 26-103 42-131 30-52 64-66 86-66 26 0 48 20 48 68 0 38-20 115-38 151-24 44-58 66-84 66z">
              <text:p/>
            </draw:path>
          </draw:g>
          <draw:g>
            <svg:title>TexMaths</svg:title>
            <svg:desc>20§display§= \partial_\alpha p - \kappa \partial_\alpha( \rho \partial_\beta \partial_\beta \rho) 
+ \kappa \partial_\beta \big( (\partial_\alpha \rho) (\partial_\beta \rho) \big) - \kappa(\partial_\beta \rho) \partial_\alpha \partial_\beta \rho§svg§600§FALSE§</svg:desc>
            <draw:path draw:style-name="gr2" draw:text-style-name="P5" draw:layer="layout" svg:width="17.423cm" svg:height="0.767cm" svg:x="7.305cm" svg:y="8.586cm" svg:viewBox="0 0 17424 768" svg:d="M8713 768c-2904 0-5809 0-8713 0 0-256 0-512 0-768 5808 0 11616 0 17424 0 0 256 0 512 0 768-2904 0-5807 0-8711 0z">
              <text:p/>
            </draw:path>
            <draw:path draw:style-name="gr3" draw:text-style-name="P6" draw:layer="layout" svg:width="0.467cm" svg:height="0.163cm" svg:x="7.309cm" svg:y="8.889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3" draw:text-style-name="P6" draw:layer="layout" svg:width="0.369cm" svg:height="0.516cm" svg:x="8.039cm" svg:y="8.644cm" svg:viewBox="0 0 370 517" svg:d="M298 263c-8-41-36-81-90-81-44 0-90 12-144 65-58 58-64 124-64 146 0 42 32 124 130 124 168 0 240-236 240-335 0-112-66-182-152-182-102 0-134 92-134 112 0 10 6 24 26 24 24 0 38-22 38-38 0-24-20-24-32-24 30-52 80-56 100-56 52 0 102 36 102 126 0 28-4 64-20 119zM132 497c-78 0-78-72-78-78 0-20 18-118 48-160 28-39 62-61 106-61 76 0 78 77 78 91 0 50-46 208-154 208z">
              <text:p/>
            </draw:path>
            <draw:path draw:style-name="gr3" draw:text-style-name="P6" draw:layer="layout" svg:width="0.301cm" svg:height="0.219cm" svg:x="8.415cm" svg:y="9.035cm" svg:viewBox="0 0 302 220" svg:d="M238 146c46-46 64-112 64-116 0-8-6-8-8-8-8 0-8 2-10 14-10 32-26 62-46 88 0-8-2-40-2-44-8-50-46-80-94-80-72 0-142 66-142 136 0 44 34 84 90 84 46 0 86-20 114-40 12 36 36 40 50 40 30 0 48-24 48-34 0-6-6-6-10-6-6 0-6 2-8 6-6 18-22 22-28 22s-14 0-18-62zM200 164c-48 38-90 44-108 44-32 0-52-22-52-56 0-14 8-68 34-102 22-28 50-36 68-36 38 0 50 36 54 68 2 20 2 56 4 82z">
              <text:p/>
            </draw:path>
            <draw:path draw:style-name="gr3" draw:text-style-name="P6" draw:layer="layout" svg:width="0.365cm" svg:height="0.444cm" svg:x="8.763cm" svg:y="8.835cm" svg:viewBox="0 0 366 445" svg:d="M54 395c-6 24-8 30-38 30-8 0-16 0-16 12 0 6 4 8 8 8 20 0 40-2 60-2 22 0 46 2 70 2 2 0 12 0 12-14 0-6-8-6-16-6-36 0-36-6-36-12 0-8 30-122 34-140 10 20 30 44 66 44 80 0 168-101 168-205 0-66-40-112-92-112-36 0-70 26-94 54-6-38-36-54-62-54-32 0-46 28-52 40-12 24-22 66-22 68 0 8 6 8 8 8 8 0 8 0 12-16 12-50 26-84 52-84 12 0 22 6 22 32 0 16-2 24-6 36-26 104-52 207-78 311zM178 92c4-20 24-38 36-50 24-22 44-26 56-26 30 0 46 24 46 66s-24 122-36 147c-24 50-58 74-84 74-46 0-56-60-56-64 1-3 0-2 2-10 12-45 24-91 36-137z">
              <text:p/>
            </draw:path>
            <draw:path draw:style-name="gr3" draw:text-style-name="P6" draw:layer="layout" svg:width="0.429cm" svg:height="0.027cm" svg:x="9.353cm" svg:y="8.957cm" svg:viewBox="0 0 430 28" svg:d="M406 28c12 0 24 0 24-14s-12-14-24-14c-127 0-255 0-382 0-12 0-24 0-24 14s12 14 24 14c127 0 255 0 382 0z">
              <text:p/>
            </draw:path>
            <draw:path draw:style-name="gr3" draw:text-style-name="P6" draw:layer="layout" svg:width="0.343cm" svg:height="0.316cm" svg:x="10.037cm" svg:y="8.835cm" svg:viewBox="0 0 344 317" svg:d="M2 283c-2 10-2 10-2 16 0 12 10 18 20 18 20 0 26-16 30-38 8-26 4-12 34-129 58 2 120 14 120 60 0 4 0 8-2 14-2 11-2 19-2 25 0 40 28 68 64 68 22 0 40-12 54-36 18-30 26-69 26-71 0-6-6-6-8-6-6 0-8 2-10 12-14 47-30 87-60 87-16 0-24-10-24-34 0-12 4-28 6-40 2-6 4-15 4-23 0-66-98-70-136-72 22-12 46-30 64-48 32-26 52-44 80-56 0 4-2 12-2 16 0 8 4 24 26 24s38-20 38-38c0-6-2-24-28-24-42 0-84 36-116 62-48 40-64 50-90 60 2-8 12-44 14-56 4-18 14-50 14-54 0-12-10-20-20-20-4 0-22 0-30 26-21 86-43 172-64 257z">
              <text:p/>
            </draw:path>
            <draw:path draw:style-name="gr3" draw:text-style-name="P6" draw:layer="layout" svg:width="0.369cm" svg:height="0.516cm" svg:x="10.431cm" svg:y="8.644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2-61 106-61 78 0 78 77 78 91 0 50-44 208-152 208z">
              <text:p/>
            </draw:path>
            <draw:path draw:style-name="gr3" draw:text-style-name="P6" draw:layer="layout" svg:width="0.301cm" svg:height="0.219cm" svg:x="10.807cm" svg:y="9.035cm" svg:viewBox="0 0 302 220" svg:d="M238 146c46-46 64-112 64-116 0-8-6-8-8-8-8 0-8 2-12 14-8 32-24 62-44 88-2-8-2-40-4-44-6-50-44-80-92-80-74 0-142 66-142 136 0 44 32 84 90 84 44 0 86-20 114-40 10 36 36 40 50 40 28 0 46-24 46-34 0-6-6-6-8-6-6 0-8 2-8 6-8 18-22 22-28 22-8 0-16 0-18-62zM200 164c-48 38-90 44-110 44-32 0-50-22-50-56 0-14 8-68 32-102 24-28 52-36 68-36 40 0 52 36 56 68 2 20 2 56 4 82z">
              <text:p/>
            </draw:path>
            <draw:path draw:style-name="gr3" draw:text-style-name="P6" draw:layer="layout" svg:width="0.161cm" svg:height="0.699cm" svg:x="11.247cm" svg:y="8.62cm" svg:viewBox="0 0 162 700" svg:d="M162 694c0-2 0-4-12-16-88-87-110-221-110-327 0-122 26-243 112-331 10-8 10-10 10-12 0-6-2-8-6-8-8 0-72 48-112 138-36 76-44 153-44 213 0 54 6 138 46 218 42 86 102 131 110 131 4 0 6-2 6-6z">
              <text:p/>
            </draw:path>
            <draw:path draw:style-name="gr3" draw:text-style-name="P6" draw:layer="layout" svg:width="0.331cm" svg:height="0.46cm" svg:x="11.471cm" svg:y="8.835cm" svg:viewBox="0 0 332 461" svg:d="M2 431c-2 8-2 10-2 12 0 10 8 18 20 18 14 0 22-12 24-14 4-6 26-100 46-176 14 28 36 46 68 46 82 0 174-97 174-201 0-76-46-116-98-116-68 0-142 70-164 156-23 91-45 183-68 275zM158 303c-50 0-60-58-60-64 0-2 4-16 6-25 18-78 26-104 42-132 30-50 64-66 86-66 26 0 50 20 50 68 0 40-22 118-40 151-24 44-58 68-84 68z">
              <text:p/>
            </draw:path>
            <draw:path draw:style-name="gr3" draw:text-style-name="P6" draw:layer="layout" svg:width="0.369cm" svg:height="0.516cm" svg:x="11.84cm" svg:y="8.644cm" svg:viewBox="0 0 370 517" svg:d="M298 263c-8-41-36-81-92-81-42 0-88 12-142 65-58 58-64 124-64 146 0 42 32 124 130 124 166 0 240-236 240-335 0-112-66-182-152-182-102 0-134 92-134 112 0 10 6 24 26 24 24 0 38-22 38-38 0-24-22-24-32-24 30-52 80-56 100-56 52 0 102 36 102 126 0 28-4 64-20 119zM132 497c-78 0-78-72-78-78 0-20 18-118 46-160 28-39 64-61 106-61 78 0 78 77 78 91 0 50-44 208-152 208z">
              <text:p/>
            </draw:path>
            <draw:path draw:style-name="gr3" draw:text-style-name="P6" draw:layer="layout" svg:width="0.285cm" svg:height="0.44cm" svg:x="12.21cm" svg:y="8.905cm" svg:viewBox="0 0 286 441" svg:d="M286 68c0-44-36-68-80-68-68 0-118 76-130 126-25 103-50 206-76 309-2 2 4 6 6 6 4 0 8-2 10-4 11-44 22-88 32-132 10 24 34 44 74 44 70 0 148-50 148-124 0-29-14-57-40-73 24-16 56-44 56-84zM190 150c-8 2-12 4-26 4-8 0-20 0-22-2 4-4 18-4 22-4 8 0 18 0 26 2zM254 60c0 26-12 64-42 80-10-2-20-6-48-6-16 0-42 2-42 18 0 14 16 16 42 16 16 0 30-4 46-8 14 10 22 30 22 52 0 71-48 123-108 123-38 0-66-22-66-62 0-4 2-10 2-14 11-43 22-86 32-129 12-46 56-116 114-116 28 0 48 16 48 46z">
              <text:p/>
            </draw:path>
            <draw:path draw:style-name="gr3" draw:text-style-name="P6" draw:layer="layout" svg:width="0.369cm" svg:height="0.516cm" svg:x="12.592cm" svg:y="8.644cm" svg:viewBox="0 0 370 517" svg:d="M298 263c-8-41-36-81-90-81-44 0-90 12-144 65-58 58-64 124-64 146 0 42 32 124 130 124 168 0 240-236 240-335 0-112-66-182-152-182-102 0-134 92-134 112 0 10 6 24 26 24 24 0 38-22 38-38 0-24-20-24-32-24 30-52 80-56 102-56 50 0 100 36 100 126 0 28-4 64-20 119zM132 497c-78 0-78-72-78-78 0-20 18-118 48-160 28-39 62-61 106-61 76 0 78 77 78 91 0 50-46 208-154 208z">
              <text:p/>
            </draw:path>
            <draw:path draw:style-name="gr3" draw:text-style-name="P6" draw:layer="layout" svg:width="0.287cm" svg:height="0.44cm" svg:x="12.962cm" svg:y="8.905cm" svg:viewBox="0 0 288 441" svg:d="M288 68c0-44-38-68-82-68-68 0-116 76-130 126-25 103-50 206-76 309-2 2 4 6 6 6 6 0 10-2 10-4 11-44 22-88 32-132 12 24 34 44 74 44 70 0 148-50 148-124 0-29-14-57-40-73 26-16 58-44 58-84zM190 150c-8 2-12 4-26 4-8 0-20 0-22-2 4-4 18-4 22-4 8 0 18 0 26 2zM254 60c0 26-12 64-42 80-10-2-20-6-46-6-18 0-42 2-42 18 0 14 14 16 40 16 16 0 32-4 46-8 16 10 22 30 22 52 0 71-48 123-108 123-38 0-64-22-64-62 0-4 0-10 0-14 12-43 23-86 34-129 12-46 54-116 112-116 28 0 48 16 48 46z">
              <text:p/>
            </draw:path>
            <draw:path draw:style-name="gr3" draw:text-style-name="P6" draw:layer="layout" svg:width="0.331cm" svg:height="0.46cm" svg:x="13.338cm" svg:y="8.835cm" svg:viewBox="0 0 332 461" svg:d="M2 431c-2 8-2 10-2 12 0 10 8 18 20 18 14 0 22-12 24-14 4-6 26-100 46-176 14 28 36 46 68 46 82 0 174-97 174-201 0-76-46-116-98-116-68 0-142 70-164 156-23 91-45 183-68 275zM158 303c-50 0-60-58-60-64 0-2 4-16 6-25 18-78 26-104 42-132 30-50 64-66 86-66 26 0 50 20 50 68 0 40-22 118-40 151-24 44-58 68-84 68z">
              <text:p/>
            </draw:path>
            <draw:path draw:style-name="gr3" draw:text-style-name="P6" draw:layer="layout" svg:width="0.163cm" svg:height="0.699cm" svg:x="13.72cm" svg:y="8.62cm" svg:viewBox="0 0 164 700" svg:d="M164 351c0-56-8-139-48-219-42-86-102-132-108-132-4 0-8 4-8 8 0 2 0 4 14 16 68 70 108 180 108 327 0 120-26 242-112 331-10 8-10 10-10 12 0 4 4 6 8 6 6 0 70-47 112-135 34-78 44-156 44-214z">
              <text:p/>
            </draw:path>
            <draw:path draw:style-name="gr3" draw:text-style-name="P6" draw:layer="layout" svg:width="0.465cm" svg:height="0.464cm" svg:x="14.15cm" svg:y="8.738cm" svg:viewBox="0 0 466 465" svg:d="M248 247c65 0 131 0 196 0 10 0 22 0 22-14 0-13-12-13-22-13-65 0-131 0-196 0 0-66 0-132 0-198 0-8 0-22-14-22s-14 14-14 22c0 66 0 132 0 198-66 0-132 0-198 0-10 0-22 0-22 13 0 14 12 14 22 14 66 0 132 0 198 0 0 66 0 131 0 196 0 10 0 22 14 22s14-12 14-22c0-65 0-130 0-196z">
              <text:p/>
            </draw:path>
            <draw:path draw:style-name="gr3" draw:text-style-name="P6" draw:layer="layout" svg:width="0.343cm" svg:height="0.316cm" svg:x="14.852cm" svg:y="8.835cm" svg:viewBox="0 0 344 317" svg:d="M2 283c-2 10-2 10-2 16 0 12 10 18 20 18 20 0 24-16 30-38 8-26 4-12 34-129 58 2 120 14 120 60 0 4 0 8-2 14-2 11-4 19-4 25 0 40 28 68 66 68 22 0 40-12 54-36 18-30 26-69 26-71 0-6-6-6-8-6-8 0-8 2-10 12-14 47-30 87-62 87-14 0-22-10-22-34 0-12 4-28 6-40 2-6 4-15 4-23 0-66-98-70-136-72 22-12 44-30 64-48 32-26 52-44 80-56 0 4-2 12-2 16 0 8 4 24 26 24s38-20 38-38c0-6-2-24-28-24-44 0-84 36-116 62-48 40-64 50-90 60 2-8 12-44 14-56 4-18 14-50 14-54 0-12-10-20-22-20-2 0-20 0-28 26-21 86-43 172-64 257z">
              <text:p/>
            </draw:path>
            <draw:path draw:style-name="gr3" draw:text-style-name="P6" draw:layer="layout" svg:width="0.369cm" svg:height="0.516cm" svg:x="15.246cm" svg:y="8.644cm" svg:viewBox="0 0 370 517" svg:d="M296 263c-6-41-34-81-90-81-42 0-88 12-144 65-58 58-62 124-62 146 0 42 30 124 128 124 168 0 242-236 242-335 0-112-66-182-152-182-102 0-134 92-134 112 0 10 4 24 26 24 24 0 38-22 38-38 0-24-22-24-34-24 32-52 82-56 102-56 52 0 100 36 100 126 0 28-4 64-18 119-1 0-1 0-2 0zM132 497c-78 0-78-72-78-78 0-20 18-118 46-160 28-39 62-61 106-61 76 0 78 77 78 91 0 50-44 208-152 208z">
              <text:p/>
            </draw:path>
            <draw:path draw:style-name="gr3" draw:text-style-name="P6" draw:layer="layout" svg:width="0.287cm" svg:height="0.44cm" svg:x="15.614cm" svg:y="8.905cm" svg:viewBox="0 0 288 441" svg:d="M288 68c0-44-38-68-80-68-68 0-118 76-130 126-26 103-52 206-78 309 0 2 4 6 8 6s8-2 10-4c11-44 21-88 32-132 10 24 34 44 74 44 68 0 146-50 146-124 0-29-12-57-38-73 24-16 56-44 56-84zM190 150c-6 2-10 4-24 4-8 0-20 0-24-2 6-4 20-4 24-4 8 0 18 0 24 2zM256 60c0 26-14 64-44 80-8-2-18-6-46-6-18 0-42 2-42 18 0 14 16 16 40 16 18 0 32-4 48-8 14 10 22 30 22 52 0 71-48 123-108 123-38 0-66-22-66-62 0-4 0-10 2-14 11-43 21-86 32-129 12-46 56-116 112-116 30 0 50 16 50 46z">
              <text:p/>
            </draw:path>
            <draw:path draw:style-name="gr3" draw:text-style-name="P6" draw:layer="layout" svg:width="0.183cm" svg:height="0.839cm" svg:x="16.076cm" svg:y="8.55cm" svg:viewBox="0 0 184 840" svg:d="M184 832c0-2-2-4-2-6-34-34-80-90-110-205-16-64-22-136-22-200 0-186 44-313 128-405 6-6 4-5 6-8 0-8-6-8-8-8-10 0-48 42-58 54-72 84-118 209-118 365 0 100 18 242 110 359 8 8 54 62 66 62 2 0 8 0 8-8z">
              <text:p/>
            </draw:path>
            <draw:path draw:style-name="gr3" draw:text-style-name="P6" draw:layer="layout" svg:width="0.161cm" svg:height="0.699cm" svg:x="16.362cm" svg:y="8.62cm" svg:viewBox="0 0 162 700" svg:d="M162 694c0-2 0-4-12-16-88-87-110-221-110-327 0-122 28-243 114-331 8-8 8-10 8-12 0-6-2-8-6-8-8 0-70 48-112 138-36 76-44 153-44 213 0 54 8 138 46 218 42 86 102 131 110 131 4 0 6-2 6-6z">
              <text:p/>
            </draw:path>
            <draw:path draw:style-name="gr3" draw:text-style-name="P6" draw:layer="layout" svg:width="0.369cm" svg:height="0.516cm" svg:x="16.594cm" svg:y="8.644cm" svg:viewBox="0 0 370 517" svg:d="M296 263c-6-41-36-81-90-81-42 0-88 12-144 65-58 58-62 124-62 146 0 42 30 124 128 124 168 0 242-236 242-335 0-112-66-182-152-182-102 0-134 92-134 112 0 10 4 24 26 24s38-22 38-38c0-24-22-24-34-24 32-52 82-56 102-56 52 0 100 36 100 126 0 28-4 64-18 119-1 0-1 0-2 0zM130 497c-76 0-76-72-76-78 0-20 18-118 46-160 28-39 62-61 106-61 76 0 78 77 78 91 0 50-44 208-154 208z">
              <text:p/>
            </draw:path>
            <draw:path draw:style-name="gr3" draw:text-style-name="P6" draw:layer="layout" svg:width="0.303cm" svg:height="0.219cm" svg:x="16.968cm" svg:y="9.035cm" svg:viewBox="0 0 304 220" svg:d="M240 146c44-46 64-112 64-116 0-8-6-8-10-8-6 0-6 2-10 14-8 32-24 62-46 88 0-8 0-40-2-44-8-50-44-80-94-80-72 0-142 66-142 136 0 44 34 84 92 84 44 0 86-20 112-40 12 36 38 40 52 40 28 0 46-24 46-34 0-6-6-6-8-6-6 0-8 2-8 6-8 18-22 22-28 22-8 0-16 0-18-62zM202 164c-48 38-90 44-110 44-32 0-50-22-50-56 0-14 6-68 32-102 22-28 50-36 68-36 40 0 50 36 54 68 4 20 2 56 6 82z">
              <text:p/>
            </draw:path>
            <draw:path draw:style-name="gr3" draw:text-style-name="P6" draw:layer="layout" svg:width="0.331cm" svg:height="0.46cm" svg:x="17.36cm" svg:y="8.835cm" svg:viewBox="0 0 332 461" svg:d="M2 431c-2 8-2 10-2 12 0 10 8 18 20 18 14 0 22-12 24-14 4-6 26-100 46-176 14 28 36 46 68 46 84 0 174-97 174-201 0-76-46-116-98-116-68 0-142 70-162 156-23 91-47 183-70 275zM158 303c-48 0-60-58-60-64 0-2 4-16 6-25 20-78 26-104 42-132 30-50 64-66 86-66 26 0 50 20 50 68 0 40-22 118-40 151-24 44-58 68-84 68z">
              <text:p/>
            </draw:path>
            <draw:path draw:style-name="gr3" draw:text-style-name="P6" draw:layer="layout" svg:width="0.163cm" svg:height="0.699cm" svg:x="17.742cm" svg:y="8.62cm" svg:viewBox="0 0 164 700" svg:d="M164 351c0-56-8-139-46-219-42-86-104-132-110-132-4 0-8 4-8 8 0 2 0 4 14 16 68 70 108 180 108 327 0 120-26 242-112 331-10 8-10 10-10 12 0 4 4 6 8 6 6 0 70-47 112-135 36-78 44-156 44-214z">
              <text:p/>
            </draw:path>
            <draw:path draw:style-name="gr3" draw:text-style-name="P6" draw:layer="layout" svg:width="0.161cm" svg:height="0.699cm" svg:x="18.046cm" svg:y="8.62cm" svg:viewBox="0 0 162 700" svg:d="M162 694c0-2 0-4-12-16-88-87-110-221-110-327 0-122 26-243 114-331 8-8 8-10 8-12 0-6-2-8-6-8-8 0-70 48-112 138-36 76-44 153-44 213 0 54 8 138 46 218 42 86 102 131 110 131 4 0 6-2 6-6z">
              <text:p/>
            </draw:path>
            <draw:path draw:style-name="gr3" draw:text-style-name="P6" draw:layer="layout" svg:width="0.367cm" svg:height="0.516cm" svg:x="18.278cm" svg:y="8.644cm" svg:viewBox="0 0 368 517" svg:d="M296 263c-6-41-36-81-90-81-44 0-88 12-144 65-58 58-62 124-62 146 0 42 30 124 128 124 168 0 240-236 240-335 0-112-64-182-150-182-102 0-136 92-136 112 0 10 6 24 28 24s38-22 38-38c0-24-22-24-34-24 32-52 82-56 102-56 52 0 100 36 100 126 0 28-4 64-18 119-1 0-1 0-2 0zM130 497c-76 0-76-72-76-78 0-20 16-118 46-160 28-39 62-61 106-61 76 0 78 77 78 91 0 50-46 208-154 208z">
              <text:p/>
            </draw:path>
            <draw:path draw:style-name="gr3" draw:text-style-name="P6" draw:layer="layout" svg:width="0.287cm" svg:height="0.44cm" svg:x="18.646cm" svg:y="8.905cm" svg:viewBox="0 0 288 441" svg:d="M288 68c0-44-38-68-80-68-68 0-118 76-130 126-26 103-52 206-78 309 0 2 4 6 8 6s8-2 8-4c11-44 23-88 34-132 10 24 34 44 74 44 68 0 146-50 146-124 0-29-14-57-38-73 24-16 56-44 56-84zM190 150c-8 2-10 4-24 4-8 0-20 0-24-2 4-4 18-4 24-4s18 0 24 2zM256 60c0 26-14 64-44 80-10-2-18-6-46-6-18 0-42 2-42 18 0 14 16 16 40 16 16 0 32-4 46-8 16 10 24 30 24 52 0 71-50 123-110 123-38 0-64-22-64-62 0-4 0-10 2-14 11-43 21-86 32-129 12-46 54-116 112-116 30 0 50 16 50 46z">
              <text:p/>
            </draw:path>
            <draw:path draw:style-name="gr3" draw:text-style-name="P6" draw:layer="layout" svg:width="0.331cm" svg:height="0.46cm" svg:x="19.022cm" svg:y="8.835cm" svg:viewBox="0 0 332 461" svg:d="M2 431c-2 8-2 10-2 12 0 10 8 18 20 18 14 0 24-12 24-14 4-6 26-100 46-176 14 28 36 46 70 46 82 0 172-97 172-201 0-76-46-116-98-116-68 0-142 70-162 156-23 91-47 183-70 275zM158 303c-48 0-60-58-60-64 0-2 4-16 6-25 20-78 26-104 42-132 30-50 66-66 88-66 26 0 48 20 48 68 0 40-20 118-40 151-22 44-56 68-84 68z">
              <text:p/>
            </draw:path>
            <draw:path draw:style-name="gr3" draw:text-style-name="P6" draw:layer="layout" svg:width="0.163cm" svg:height="0.699cm" svg:x="19.404cm" svg:y="8.62cm" svg:viewBox="0 0 164 700" svg:d="M164 351c0-56-8-139-46-219-42-86-104-132-110-132-4 0-8 4-8 8 0 2 0 4 14 16 70 70 110 180 110 327 0 120-26 242-114 331-10 8-10 10-10 12 0 4 4 6 8 6 6 0 70-47 112-135 36-78 44-156 44-214z">
              <text:p/>
            </draw:path>
            <draw:path draw:style-name="gr3" draw:text-style-name="P6" draw:layer="layout" svg:width="0.181cm" svg:height="0.839cm" svg:x="19.67cm" svg:y="8.55cm" svg:viewBox="0 0 182 840" svg:d="M182 421c0-100-18-241-110-359-6-8-52-62-64-62-4 0-8 2-8 8 0 2 0 4 4 6 34 36 78 94 108 206 16 63 22 135 22 199 0 72-6 144-24 212-28 97-68 153-104 193-6 6-4 5-6 8 0 6 4 8 8 8 10 0 48-44 58-54 70-84 116-209 116-365z">
              <text:p/>
            </draw:path>
            <draw:path draw:style-name="gr3" draw:text-style-name="P6" draw:layer="layout" svg:width="0.429cm" svg:height="0.027cm" svg:x="20.174cm" svg:y="8.957cm" svg:viewBox="0 0 430 28" svg:d="M406 28c12 0 24 0 24-14s-12-14-24-14c-127 0-253 0-380 0-12 0-26 0-26 14s14 14 26 14c127 0 253 0 380 0z">
              <text:p/>
            </draw:path>
            <draw:path draw:style-name="gr3" draw:text-style-name="P6" draw:layer="layout" svg:width="0.345cm" svg:height="0.316cm" svg:x="20.857cm" svg:y="8.835cm" svg:viewBox="0 0 346 317" svg:d="M2 283c-2 10-2 10-2 16 0 12 10 18 20 18 22 0 26-16 32-38 6-26 2-12 32-129 60 2 120 14 120 60 0 4 0 8 0 14-4 11-4 19-4 25 0 40 28 68 64 68 22 0 42-12 56-36 16-30 26-69 26-71 0-6-8-6-10-6-6 0-8 2-10 12-12 47-28 87-60 87-16 0-22-10-22-34 0-12 2-28 4-40 2-6 4-15 4-23 0-66-96-70-136-72 24-12 46-30 64-48 32-26 54-44 82-56-2 4-4 12-4 16 0 8 4 24 26 24 24 0 38-20 38-38 0-6-2-24-28-24-42 0-84 36-114 62-48 40-66 50-90 60 2-8 10-44 14-56 4-18 12-50 12-54 0-12-8-20-20-20-2 0-22 0-28 26-22 86-44 172-66 257z">
              <text:p/>
            </draw:path>
            <draw:path draw:style-name="gr3" draw:text-style-name="P6" draw:layer="layout" svg:width="0.161cm" svg:height="0.699cm" svg:x="21.293cm" svg:y="8.62cm" svg:viewBox="0 0 162 700" svg:d="M162 694c0-2 0-4-10-16-88-87-112-221-112-327 0-122 28-243 114-331 8-8 8-10 8-12 0-6-2-8-6-8-8 0-70 48-112 138-36 76-44 153-44 213 0 54 8 138 46 218 42 86 102 131 110 131 4 0 6-2 6-6z">
              <text:p/>
            </draw:path>
            <draw:path draw:style-name="gr3" draw:text-style-name="P6" draw:layer="layout" svg:width="0.369cm" svg:height="0.516cm" svg:x="21.525cm" svg:y="8.644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2-61 106-61 78 0 78 77 78 91 0 50-44 208-152 208z">
              <text:p/>
            </draw:path>
            <draw:path draw:style-name="gr3" draw:text-style-name="P6" draw:layer="layout" svg:width="0.287cm" svg:height="0.44cm" svg:x="21.893cm" svg:y="8.905cm" svg:viewBox="0 0 288 441" svg:d="M288 68c0-44-38-68-80-68-68 0-118 76-130 126-26 103-52 206-78 309 0 2 4 6 8 6s8-2 10-4c11-44 21-88 32-132 10 24 34 44 74 44 68 0 146-50 146-124 0-29-12-57-38-73 24-16 56-44 56-84zM190 150c-6 2-10 4-24 4-8 0-20 0-24-2 6-4 20-4 24-4 8 0 18 0 24 2zM256 60c0 26-12 64-44 80-8-2-18-6-46-6-16 0-42 2-42 18 0 14 16 16 40 16 18 0 32-4 48-8 14 10 22 30 22 52 0 71-48 123-108 123-38 0-66-22-66-62 0-4 0-10 2-14 11-43 21-86 32-129 12-46 56-116 112-116 30 0 50 16 50 46z">
              <text:p/>
            </draw:path>
            <draw:path draw:style-name="gr3" draw:text-style-name="P6" draw:layer="layout" svg:width="0.329cm" svg:height="0.46cm" svg:x="22.271cm" svg:y="8.835cm" svg:viewBox="0 0 330 461" svg:d="M2 431c-2 8-2 10-2 12 0 10 6 18 18 18 16 0 24-12 26-14 2-6 26-100 44-176 14 28 36 46 70 46 82 0 172-97 172-201 0-76-46-116-96-116-70 0-142 70-164 156-23 91-45 183-68 275zM158 303c-50 0-62-58-62-64 0-2 4-16 6-25 20-78 28-104 42-132 30-50 66-66 88-66 26 0 48 20 48 68 0 40-20 118-40 151-22 44-56 68-82 68z">
              <text:p/>
            </draw:path>
            <draw:path draw:style-name="gr3" draw:text-style-name="P6" draw:layer="layout" svg:width="0.161cm" svg:height="0.699cm" svg:x="22.653cm" svg:y="8.62cm" svg:viewBox="0 0 162 700" svg:d="M162 351c0-56-8-139-46-219-42-86-102-132-110-132-4 0-6 4-6 8 0 2 0 4 12 16 70 70 110 180 110 327 0 120-26 242-114 331-8 8-8 10-8 12 0 4 2 6 6 6 8 0 70-47 112-135 36-78 44-156 44-214z">
              <text:p/>
            </draw:path>
            <draw:path draw:style-name="gr3" draw:text-style-name="P6" draw:layer="layout" svg:width="0.369cm" svg:height="0.516cm" svg:x="22.913cm" svg:y="8.644cm" svg:viewBox="0 0 370 517" svg:d="M298 263c-6-41-36-81-90-81-44 0-90 12-144 65-58 58-64 124-64 146 0 42 32 124 130 124 168 0 240-236 240-335 0-112-64-182-152-182-102 0-134 92-134 112 0 10 6 24 28 24s38-22 38-38c0-24-22-24-34-24 32-52 80-56 102-56 50 0 100 36 100 126 0 28-4 64-20 119zM132 497c-78 0-78-72-78-78 0-20 18-118 48-160 28-39 62-61 106-61 76 0 78 77 78 91 0 50-46 208-154 208z">
              <text:p/>
            </draw:path>
            <draw:path draw:style-name="gr3" draw:text-style-name="P6" draw:layer="layout" svg:width="0.301cm" svg:height="0.219cm" svg:x="23.289cm" svg:y="9.035cm" svg:viewBox="0 0 302 220" svg:d="M238 146c46-46 64-112 64-116 0-8-6-8-8-8-6 0-6 2-10 14-10 32-26 62-46 88 0-8-2-40-2-44-8-50-44-80-94-80-72 0-142 66-142 136 0 44 34 84 90 84 46 0 86-20 114-40 12 36 36 40 52 40 28 0 46-24 46-34 0-6-6-6-8-6-8 0-8 2-10 6-6 18-22 22-28 22s-14 0-18-62zM200 164c-48 38-90 44-108 44-32 0-50-22-50-56 0-14 6-68 32-102 22-28 50-36 68-36 38 0 50 36 54 68 4 20 2 56 4 82z">
              <text:p/>
            </draw:path>
            <draw:path draw:style-name="gr3" draw:text-style-name="P6" draw:layer="layout" svg:width="0.369cm" svg:height="0.516cm" svg:x="23.687cm" svg:y="8.644cm" svg:viewBox="0 0 370 517" svg:d="M298 263c-8-41-36-81-90-81-44 0-90 12-144 65-58 58-64 124-64 146 0 42 32 124 130 124 168 0 240-236 240-335 0-112-66-182-152-182-102 0-134 92-134 112 0 10 6 24 26 24 24 0 38-22 38-38 0-24-20-24-32-24 30-52 80-56 102-56 50 0 100 36 100 126 0 28-4 64-20 119zM132 497c-78 0-78-72-78-78 0-20 18-118 48-160 28-39 62-61 106-61 76 0 78 77 78 91 0 50-46 208-154 208z">
              <text:p/>
            </draw:path>
            <draw:path draw:style-name="gr3" draw:text-style-name="P6" draw:layer="layout" svg:width="0.287cm" svg:height="0.44cm" svg:x="24.057cm" svg:y="8.905cm" svg:viewBox="0 0 288 441" svg:d="M288 68c0-44-38-68-82-68-68 0-116 76-130 126-25 103-50 206-76 309-2 2 4 6 6 6 4 0 8-2 10-4 11-44 22-88 32-132 12 24 34 44 74 44 70 0 148-50 148-124 0-29-14-57-40-73 26-16 58-44 58-84zM190 150c-8 2-12 4-26 4-8 0-20 0-22-2 4-4 18-4 22-4 8 0 18 0 26 2zM254 60c0 26-12 64-42 80-10-2-20-6-48-6-16 0-40 2-40 18 0 14 14 16 40 16 16 0 30-4 46-8 16 10 22 30 22 52 0 71-48 123-108 123-38 0-64-22-64-62 0-4 0-10 0-14 12-43 23-86 34-129 10-46 54-116 112-116 28 0 48 16 48 46z">
              <text:p/>
            </draw:path>
            <draw:path draw:style-name="gr3" draw:text-style-name="P6" draw:layer="layout" svg:width="0.331cm" svg:height="0.46cm" svg:x="24.433cm" svg:y="8.835cm" svg:viewBox="0 0 332 461" svg:d="M2 431c-2 8-2 10-2 12 0 10 8 18 20 18 14 0 22-12 24-14 4-6 26-100 46-176 14 28 36 46 68 46 82 0 174-97 174-201 0-76-46-116-98-116-68 0-142 70-164 156-23 91-45 183-68 275zM158 303c-50 0-60-58-60-64 0-2 4-16 6-25 18-78 26-104 42-132 30-50 64-66 86-66 26 0 48 20 48 68 0 40-20 118-38 151-24 44-58 68-84 68z">
              <text:p/>
            </draw:path>
          </draw:g>
          <draw:g>
            <svg:title>TexMaths</svg:title>
            <svg:desc>20§display§= \partial_\beta \left[ \left( p -  \frac{\kappa}{2}  (\partial_\gamma \rho)^2 - \kappa \rho \partial_\gamma \partial_\gamma \rho) \right) \delta_{\alpha \beta}
+ \kappa   (\partial_\alpha \rho) (\partial_\beta \rho) \right]
§svg§600§FALSE§</svg:desc>
            <draw:path draw:style-name="gr2" draw:text-style-name="P5" draw:layer="layout" svg:width="16.141cm" svg:height="1.213cm" svg:x="7.388cm" svg:y="9.619cm" svg:viewBox="0 0 16142 1214" svg:d="M0 0c5381 0 10761 0 16142 0 0 405 0 809 0 1214-5381 0-10761 0-16142 0 0-405 0-809 0-1214z">
              <text:p/>
            </draw:path>
            <draw:path draw:style-name="gr3" draw:text-style-name="P6" draw:layer="layout" svg:width="0.465cm" svg:height="0.163cm" svg:x="7.392cm" svg:y="10.132cm" svg:viewBox="0 0 466 164" svg:d="M442 28c12 0 24 0 24-14s-12-14-22-14c-141 0-281 0-422 0-10 0-22 0-22 14s12 14 24 14c139 0 279 0 418 0zM444 164c10 0 22 0 22-14s-12-14-24-14c-139 0-279 0-418 0-12 0-24 0-24 14s12 14 22 14c141 0 281 0 422 0z">
              <text:p/>
            </draw:path>
            <draw:path draw:style-name="gr3" draw:text-style-name="P6" draw:layer="layout" svg:width="0.369cm" svg:height="0.516cm" svg:x="8.122cm" svg:y="9.887cm" svg:viewBox="0 0 370 517" svg:d="M298 264c-8-42-36-82-92-82-42 0-88 12-142 66-60 58-64 123-64 145 0 42 30 124 130 124 166 0 240-235 240-335 0-112-66-182-152-182-102 0-134 92-134 112 0 10 6 24 26 24 24 0 38-22 38-38 0-24-22-24-32-24 30-52 80-56 100-56 52 0 100 36 100 126 0 28-4 64-18 120zM132 497c-78 0-78-72-78-78 0-20 18-117 46-159 28-40 64-62 106-62 78 0 78 78 78 92 0 49-44 207-152 207z">
              <text:p/>
            </draw:path>
            <draw:path draw:style-name="gr3" draw:text-style-name="P6" draw:layer="layout" svg:width="0.285cm" svg:height="0.44cm" svg:x="8.491cm" svg:y="10.148cm" svg:viewBox="0 0 286 441" svg:d="M286 68c0-44-36-68-80-68-68 0-118 76-130 126-25 103-50 206-76 309-2 2 4 6 6 6 4 0 8-2 10-4 11-44 22-88 32-131 10 23 34 43 74 43 70 0 146-49 146-123 0-30-12-58-38-74 24-16 56-44 56-84zM190 150c-8 2-12 4-26 4-8 0-20 0-24-2 6-4 20-4 24-4 8 0 18 0 26 2zM254 60c0 26-12 64-44 80-8-2-18-6-46-6-16 0-42 2-42 20 0 12 16 14 40 14 18 0 32-4 48-8 14 10 22 30 22 52 0 72-48 123-108 123-38 0-66-21-66-61 0-4 2-10 2-14 11-44 22-87 32-130 12-46 56-116 112-116 30 0 50 16 50 46z">
              <text:p/>
            </draw:path>
            <draw:path draw:style-name="gr3" draw:text-style-name="P6" draw:layer="layout" svg:width="0.159cm" svg:height="1.259cm" svg:x="9.122cm" svg:y="9.583cm" svg:viewBox="0 0 160 1260" svg:d="M0 1260c53 0 107 0 160 0 0-11 0-21 0-32-42 0-84 0-126 0 0-399 0-797 0-1196 42 0 84 0 126 0 0-11 0-21 0-32-53 0-107 0-160 0 0 420 0 840 0 1260z">
              <text:p/>
            </draw:path>
            <draw:path draw:style-name="gr3" draw:text-style-name="P6" draw:layer="layout" svg:width="0.265cm" svg:height="1.259cm" svg:x="9.422cm" svg:y="9.583cm" svg:viewBox="0 0 266 1260" svg:d="M236 1252c0 2 6 8 8 8 5 0 11 0 16 0 2 0 6 0 6-6 0-4 0-6-2-8-26-24-64-64-106-140-76-134-104-307-104-475 0-311 88-495 210-619 2-2 1-3 2-4 0-8-4-8-12-8-10 0-12 0-18 6-66 58-142 154-190 302-30 93-46 205-46 321 0 166 30 353 140 517 20 28 31 37 46 56 6 8 16 20 22 26 9 8 19 16 28 24z">
              <text:p/>
            </draw:path>
            <draw:path draw:style-name="gr3" draw:text-style-name="P6" draw:layer="layout" svg:width="0.367cm" svg:height="0.444cm" svg:x="9.692cm" svg:y="10.078cm" svg:viewBox="0 0 368 445" svg:d="M54 395c-6 24-6 30-38 30-8 0-16 0-16 12 0 6 4 8 10 8 18 0 38-2 58-2 24 0 48 2 70 2 4 0 12 0 12-14 0-6-6-6-16-6-36 0-36-6-36-12 0-8 30-121 36-139 8 20 28 44 64 44 82 0 170-102 170-206 0-66-40-112-94-112-36 0-70 26-92 54-8-38-38-54-64-54-32 0-46 28-52 40-12 24-22 66-22 68 0 8 8 8 10 8 6 0 6 0 12-16 12-50 26-84 50-84 12 0 22 6 22 32 0 16-2 24-4 36-27 104-53 208-80 311zM178 92c6-20 24-38 36-50 26-20 46-26 58-26 28 0 44 24 44 66s-22 122-36 148c-22 50-56 74-82 74-48 0-56-60-56-64 1-4 0-2 2-10 11-46 23-92 34-138z">
              <text:p/>
            </draw:path>
            <draw:path draw:style-name="gr3" draw:text-style-name="P6" draw:layer="layout" svg:width="0.427cm" svg:height="0.027cm" svg:x="10.284cm" svg:y="10.2cm" svg:viewBox="0 0 428 28" svg:d="M404 28c12 0 24 0 24-14s-12-14-24-14c-127 0-253 0-380 0-12 0-24 0-24 14s12 14 24 14c127 0 253 0 380 0z">
              <text:p/>
            </draw:path>
            <draw:path draw:style-name="gr3" draw:text-style-name="P6" draw:layer="layout" svg:width="0.345cm" svg:height="0.317cm" svg:x="11.05cm" svg:y="9.605cm" svg:viewBox="0 0 346 318" svg:d="M4 282c-4 10-4 12-4 16 0 14 10 20 20 20 22 0 26-16 32-40s2-12 32-130c60 2 122 14 122 60 0 6 0 8-2 16-4 12-4 18-4 24 0 42 28 70 64 70 24 0 42-12 56-36 18-30 26-70 26-72 0-8-6-8-8-8-8 0-8 4-10 14-14 48-30 86-62 86-14 0-22-8-22-34 0-10 2-26 6-38 0-6 2-16 2-24 0-66-96-70-136-72 24-12 46-32 66-48 32-26 52-44 80-56-2 4-4 12-4 16 0 8 6 24 28 24s38-20 38-38c0-6-4-24-28-24-44 0-86 34-116 60-48 42-64 52-90 60 2-8 10-42 14-54 4-18 12-52 12-54 0-12-8-20-20-20-2 0-22 0-28 26-21 85-43 170-64 256z">
              <text:p/>
            </draw:path>
            <draw:path draw:style-name="gr3" draw:text-style-name="P6" draw:layer="layout" svg:width="0.403cm" svg:height="0.027cm" svg:x="11.012cm" svg:y="10.2cm" svg:viewBox="0 0 404 28" svg:d="M0 0c135 0 269 0 404 0 0 9 0 19 0 28-135 0-269 0-404 0 0-9 0-19 0-28z">
              <text:p/>
            </draw:path>
            <draw:path draw:style-name="gr3" draw:text-style-name="P6" draw:layer="layout" svg:width="0.279cm" svg:height="0.466cm" svg:x="11.074cm" svg:y="10.402cm" svg:viewBox="0 0 280 467" svg:d="M54 413c25-24 49-48 74-72 110-97 152-133 152-205 0-80-62-136-148-136-80 0-132 66-132 128 0 40 34 40 38 40 12 0 36-10 36-38 0-18-14-36-38-36-6 0-6 0-8 0 16-46 54-72 94-72 64 0 94 58 94 114s-34 112-74 156c-45 49-89 99-134 149-8 8-8 10-8 26 87 0 173 0 260 0 7-40 13-81 20-122-6 0-12 0-18 0-2 20-8 52-14 62-6 6-52 6-68 6-42 0-84 0-126 0z">
              <text:p/>
            </draw:path>
            <draw:path draw:style-name="gr3" draw:text-style-name="P6" draw:layer="layout" svg:width="0.163cm" svg:height="0.7cm" svg:x="11.569cm" svg:y="9.863cm" svg:viewBox="0 0 164 701" svg:d="M164 695c0-2 0-4-12-16-88-88-110-222-110-328 0-121 26-243 112-331 10-8 10-10 10-12 0-6-2-8-8-8s-70 48-110 138c-36 76-46 154-46 213 0 54 8 138 48 218 42 86 102 132 108 132s8-2 8-6z">
              <text:p/>
            </draw:path>
            <draw:path draw:style-name="gr3" draw:text-style-name="P6" draw:layer="layout" svg:width="0.369cm" svg:height="0.516cm" svg:x="11.801cm" svg:y="9.887cm" svg:viewBox="0 0 370 517" svg:d="M298 264c-8-42-36-82-90-82-44 0-90 12-144 66-58 58-64 123-64 145 0 42 32 124 130 124 168 0 240-235 240-335 0-112-64-182-152-182-102 0-134 92-134 112 0 10 6 24 28 24s36-22 36-38c0-24-20-24-32-24 30-52 80-56 102-56 50 0 100 36 100 126 0 28-4 64-20 120zM132 497c-78 0-78-72-78-78 0-20 18-117 48-159 28-40 62-62 106-62 76 0 78 78 78 92 0 49-46 207-154 207z">
              <text:p/>
            </draw:path>
            <draw:path draw:style-name="gr3" draw:text-style-name="P6" draw:layer="layout" svg:width="0.283cm" svg:height="0.321cm" svg:x="12.163cm" svg:y="10.278cm" svg:viewBox="0 0 284 322" svg:d="M204 148c-2-30-20-148-100-148-28 0-54 16-68 28-30 26-36 58-36 60 0 6 6 6 8 6 6 0 8-2 10-8 10-30 46-48 80-48 78 0 88 80 88 130 0 24 0 30-2 36-12 36-26 90-26 106 0 4 2 12 8 12 4 0 8 0 16-26 6-20 16-56 20-92 2-16 30-82 40-106 6-16 16-38 40-82 2-2 2-4 2-6 0-6-6-6-8-6s-6 0-6 2c-6 12-44 82-66 142z">
              <text:p/>
            </draw:path>
            <draw:path draw:style-name="gr3" draw:text-style-name="P6" draw:layer="layout" svg:width="0.331cm" svg:height="0.46cm" svg:x="12.529cm" svg:y="10.078cm" svg:viewBox="0 0 332 461" svg:d="M2 431c-2 8-2 10-2 12 0 10 8 18 20 18 14 0 22-12 24-14 4-6 26-100 44-175 14 28 38 46 70 46 82 0 174-98 174-202 0-76-48-116-98-116-68 0-142 70-164 156-23 92-45 183-68 275zM158 304c-50 0-60-58-60-64 0-2 2-16 4-26 20-78 28-104 42-132 32-50 66-66 88-66 26 0 48 20 48 68 0 40-20 118-38 152-24 44-58 68-84 68z">
              <text:p/>
            </draw:path>
            <draw:path draw:style-name="gr3" draw:text-style-name="P6" draw:layer="layout" svg:width="0.161cm" svg:height="0.7cm" svg:x="12.911cm" svg:y="9.863cm" svg:viewBox="0 0 162 701" svg:d="M162 351c0-55-6-139-46-219-42-86-102-132-110-132-4 0-6 4-6 8 0 2 0 4 14 16 68 70 108 180 108 327 0 120-26 242-114 332-8 8-8 10-8 12 0 4 2 6 6 6 8 0 72-48 112-136 36-78 44-156 44-214z">
              <text:p/>
            </draw:path>
            <draw:path draw:style-name="gr3" draw:text-style-name="P6" draw:layer="layout" svg:width="0.217cm" svg:height="0.324cm" svg:x="13.175cm" svg:y="9.775cm" svg:viewBox="0 0 218 325" svg:d="M218 236c-6 0-12 0-18 0 0 10-6 40-12 44-4 4-42 4-48 4-31 0-61 0-92 0 52-46 70-60 100-84 36-28 70-58 70-106 0-58-52-94-116-94-60 0-102 42-102 86 0 26 22 28 26 28 12 0 26-8 26-26 0-8-4-26-28-26 14-34 48-46 72-46 48 0 74 40 74 78 0 44-30 78-46 96-40 38-80 77-120 116-4 4-4 6-4 19 67 0 135 0 202 0 5-29 11-59 16-89z">
              <text:p/>
            </draw:path>
            <draw:path draw:style-name="gr3" draw:text-style-name="P6" draw:layer="layout" svg:width="0.429cm" svg:height="0.027cm" svg:x="13.673cm" svg:y="10.2cm" svg:viewBox="0 0 430 28" svg:d="M406 28c12 0 24 0 24-14s-12-14-24-14c-127 0-253 0-380 0-12 0-26 0-26 14s14 14 26 14c127 0 253 0 380 0z">
              <text:p/>
            </draw:path>
            <draw:path draw:style-name="gr3" draw:text-style-name="P6" draw:layer="layout" svg:width="0.345cm" svg:height="0.317cm" svg:x="14.357cm" svg:y="10.078cm" svg:viewBox="0 0 346 318" svg:d="M2 284c-2 10-2 10-2 16 0 12 10 18 20 18 22 0 26-16 32-38 6-26 2-12 32-130 60 2 120 14 120 60 0 4 0 8 0 14-4 12-4 20-4 26 0 40 28 68 64 68 22 0 42-12 56-36 16-30 26-70 26-72 0-6-8-6-10-6-6 0-8 2-10 12-12 48-28 88-60 88-16 0-22-10-22-34 0-12 2-28 4-40 2-6 4-16 4-24 0-64-96-70-136-72 24-12 46-30 64-48 34-26 54-44 82-56-2 4-4 12-4 16 0 8 4 24 26 24 24 0 38-20 38-38 0-6-2-24-28-24-42 0-84 36-114 62-48 40-66 50-90 60 2-8 10-44 14-56 4-18 12-50 12-54 0-12-8-20-20-20-2 0-22 0-28 26-22 86-44 172-66 258z">
              <text:p/>
            </draw:path>
            <draw:path draw:style-name="gr3" draw:text-style-name="P6" draw:layer="layout" svg:width="0.331cm" svg:height="0.46cm" svg:x="14.745cm" svg:y="10.078cm" svg:viewBox="0 0 332 461" svg:d="M2 431c-2 8-2 10-2 12 0 10 8 18 20 18 14 0 22-12 24-14 4-6 26-100 44-175 14 28 38 46 70 46 82 0 174-98 174-202 0-76-48-116-98-116-68 0-142 70-164 156-23 92-45 183-68 275zM158 304c-50 0-60-58-60-64 0-2 2-16 4-26 20-78 28-104 42-132 32-50 66-66 88-66 26 0 48 20 48 68 0 40-20 118-38 152-24 44-58 68-84 68z">
              <text:p/>
            </draw:path>
            <draw:path draw:style-name="gr3" draw:text-style-name="P6" draw:layer="layout" svg:width="0.369cm" svg:height="0.516cm" svg:x="15.115cm" svg:y="9.887cm" svg:viewBox="0 0 370 517" svg:d="M298 264c-8-42-36-82-92-82-42 0-88 12-142 66-60 58-64 123-64 145 0 42 30 124 130 124 166 0 240-235 240-335 0-112-66-182-152-182-102 0-134 92-134 112 0 10 6 24 26 24 24 0 38-22 38-38 0-24-22-24-32-24 30-52 80-56 100-56 52 0 100 36 100 126 0 28-4 64-18 120zM132 497c-78 0-78-72-78-78 0-20 18-117 46-159 28-40 62-62 106-62 78 0 78 78 78 92 0 49-44 207-152 207z">
              <text:p/>
            </draw:path>
            <draw:path draw:style-name="gr3" draw:text-style-name="P6" draw:layer="layout" svg:width="0.283cm" svg:height="0.321cm" svg:x="15.477cm" svg:y="10.278cm" svg:viewBox="0 0 284 322" svg:d="M202 148c-2-30-18-148-98-148-30 0-54 16-68 28-30 26-36 58-36 60 0 6 6 6 8 6 6 0 6-2 8-8 12-30 48-48 80-48 80 0 90 80 90 130 0 24-2 30-4 36-10 36-26 90-26 106 0 4 2 12 8 12 4 0 10 0 18-26 6-20 14-56 18-92 2-16 30-82 40-106 8-16 18-38 42-82 0-2 2-4 2-6 0-6-6-6-8-6s-6 0-8 2c-6 12-44 82-66 142z">
              <text:p/>
            </draw:path>
            <draw:path draw:style-name="gr3" draw:text-style-name="P6" draw:layer="layout" svg:width="0.369cm" svg:height="0.516cm" svg:x="15.849cm" svg:y="9.887cm" svg:viewBox="0 0 370 517" svg:d="M296 264c-6-42-34-82-90-82-42 0-88 12-144 66-58 58-62 123-62 145 0 42 30 124 128 124 168 0 242-235 242-335 0-112-66-182-152-182-102 0-134 92-134 112 0 10 4 24 26 24 24 0 38-22 38-38 0-24-22-24-34-24 32-52 82-56 102-56 52 0 100 36 100 126 0 28-4 64-18 120-1 0-1 0-2 0zM132 497c-78 0-78-72-78-78 0-20 18-117 46-159 28-40 62-62 106-62 76 0 78 78 78 92 0 49-44 207-152 207z">
              <text:p/>
            </draw:path>
            <draw:path draw:style-name="gr3" draw:text-style-name="P6" draw:layer="layout" svg:width="0.283cm" svg:height="0.321cm" svg:x="16.211cm" svg:y="10.278cm" svg:viewBox="0 0 284 322" svg:d="M202 148c-2-30-18-148-98-148-30 0-54 16-68 28-30 26-36 58-36 60 0 6 6 6 8 6 6 0 6-2 8-8 10-30 48-48 80-48 80 0 90 80 90 130 0 24-2 30-4 36-10 36-26 90-26 106 0 4 2 12 8 12 4 0 10 0 18-26 6-20 14-56 18-92 2-16 30-82 40-106 8-16 18-38 40-82 2-2 4-4 4-6 0-6-5-4-8-6-2 0-6 0-8 2-6 12-44 82-66 142z">
              <text:p/>
            </draw:path>
            <draw:path draw:style-name="gr3" draw:text-style-name="P6" draw:layer="layout" svg:width="0.331cm" svg:height="0.46cm" svg:x="16.575cm" svg:y="10.078cm" svg:viewBox="0 0 332 461" svg:d="M2 431c-2 8-2 10-2 12 0 10 8 18 20 18 14 0 24-12 24-14 4-6 26-100 46-175 14 28 36 46 70 46 82 0 172-98 172-202 0-76-46-116-98-116-68 0-142 70-162 156-23 92-47 183-70 275zM158 304c-48 0-60-58-60-64 0-2 4-16 6-26 20-78 26-104 42-132 30-50 66-66 88-66 26 0 48 20 48 68 0 40-20 118-40 152-24 44-56 68-84 68z">
              <text:p/>
            </draw:path>
            <draw:path draw:style-name="gr3" draw:text-style-name="P6" draw:layer="layout" svg:width="0.163cm" svg:height="0.7cm" svg:x="16.957cm" svg:y="9.863cm" svg:viewBox="0 0 164 701" svg:d="M164 351c0-55-8-139-46-219-42-86-104-132-110-132-4 0-8 4-8 8 0 2 0 4 14 16 68 70 110 180 110 327 0 120-26 242-114 332-10 8-10 10-10 12 0 4 4 6 8 6 6 0 70-48 112-136 36-78 44-156 44-214z">
              <text:p/>
            </draw:path>
            <draw:path draw:style-name="gr3" draw:text-style-name="P6" draw:layer="layout" svg:width="0.265cm" svg:height="1.259cm" svg:x="17.217cm" svg:y="9.583cm" svg:viewBox="0 0 266 1260" svg:d="M266 629c0-200-46-413-186-571-10-12-36-40-52-54-4-4-6-4-16-4-6 0-12 0-12 8 0 2 2 4 4 6 24 24 62 64 104 140 76 136 104 307 104 475 0 306-84 491-210 619-2 0-2 2-2 6 0 6 6 6 12 6 10 0 12 0 18-6 66-58 142-154 190-301 30-96 46-210 46-324z">
              <text:p/>
            </draw:path>
            <draw:path draw:style-name="gr3" draw:text-style-name="P6" draw:layer="layout" svg:width="0.287cm" svg:height="0.506cm" svg:x="17.757cm" svg:y="9.891cm" svg:viewBox="0 0 288 507" svg:d="M156 192c-88 22-156 112-156 197 0 66 46 118 112 118 82 0 140-110 140-207 0-64-28-98-52-130-26-32-66-84-66-116 0-14 14-32 38-32 20 0 36 10 50 20 14 8 28 16 38 16 18 0 28-16 28-28 0-14-10-16-36-22-36-8-46-8-58-8-54 0-80 30-80 72 0 38 20 78 42 120zM164 208c18 32 40 70 40 119 0 46-28 164-92 164-40 0-68-30-68-84 0-44 26-175 120-199z">
              <text:p/>
            </draw:path>
            <draw:path draw:style-name="gr3" draw:text-style-name="P6" draw:layer="layout" svg:width="0.301cm" svg:height="0.219cm" svg:x="18.071cm" svg:y="10.278cm" svg:viewBox="0 0 302 220" svg:d="M238 146c46-46 64-112 64-116 0-6-6-6-8-6-8 0-8 0-10 12-10 32-26 62-46 88-2-8-2-40-4-44-6-50-44-80-92-80-72 0-142 66-142 136 0 44 32 84 90 84 46 0 86-20 114-40 10 36 36 40 50 40 30 0 46-24 46-34 0-6-6-6-8-6-6 0-6 2-8 6-6 18-22 22-28 22s-16 0-18-62zM200 164c-48 38-90 44-108 44-34 0-52-22-52-56 0-14 8-68 34-100 22-30 50-38 66-38 40 0 52 38 56 68 2 20 2 56 4 82z">
              <text:p/>
            </draw:path>
            <draw:path draw:style-name="gr3" draw:text-style-name="P6" draw:layer="layout" svg:width="0.287cm" svg:height="0.44cm" svg:x="18.429cm" svg:y="10.148cm" svg:viewBox="0 0 288 441" svg:d="M288 68c0-44-38-68-80-68-68 0-118 76-130 126-26 103-52 206-78 309 0 2 4 6 8 6s8-2 10-4c11-44 21-88 32-131 10 23 34 43 74 43 68 0 146-49 146-123 0-30-12-58-38-74 24-16 56-44 56-84zM190 150c-6 2-10 4-24 4-8 0-20 0-24-2 6-4 20-4 24-4 6 0 18 0 24 2zM256 60c0 26-14 64-44 80-10-2-18-6-46-6-18 0-42 2-42 20 0 12 16 14 40 14 18 0 32-4 48-8 14 10 22 30 22 52 0 72-48 123-108 123-38 0-66-21-66-61 0-4 0-10 2-14 11-44 21-87 32-130 12-46 56-116 112-116 30 0 50 16 50 46z">
              <text:p/>
            </draw:path>
            <draw:path draw:style-name="gr3" draw:text-style-name="P6" draw:layer="layout" svg:width="0.465cm" svg:height="0.466cm" svg:x="18.981cm" svg:y="9.98cm" svg:viewBox="0 0 466 467" svg:d="M248 248c65 0 131 0 196 0 10 0 22 0 22-14s-12-14-22-14c-65 0-131 0-196 0 0-66 0-132 0-198 0-8 0-22-14-22s-14 14-14 22c0 66 0 132 0 198-66 0-132 0-198 0-10 0-22 0-22 14s12 14 22 14c66 0 132 0 198 0 0 65 0 130 0 195 0 10 0 24 14 24s14-14 14-24c0-65 0-130 0-195z">
              <text:p/>
            </draw:path>
            <draw:path draw:style-name="gr3" draw:text-style-name="P6" draw:layer="layout" svg:width="0.343cm" svg:height="0.317cm" svg:x="19.682cm" svg:y="10.078cm" svg:viewBox="0 0 344 318" svg:d="M2 284c-2 10-2 10-2 16 0 12 10 18 20 18 20 0 26-16 30-38 8-26 4-12 34-130 58 2 120 14 120 60 0 4 0 8-2 14-2 12-2 20-2 26 0 40 28 68 64 68 22 0 40-12 54-36 18-30 26-70 26-72 0-6-6-6-8-6-6 0-8 2-10 12-14 48-30 88-60 88-16 0-24-10-24-34 0-12 4-28 6-40 2-6 4-16 4-24 0-64-98-70-136-72 22-12 46-30 64-48 32-26 52-44 80-56 0 4-2 12-2 16 0 8 4 24 26 24s38-20 38-38c0-6-2-24-28-24-42 0-84 36-116 62-48 40-64 50-90 60 2-8 12-44 14-56 6-18 14-50 14-54 0-12-8-20-20-20-4 0-22 0-30 26-21 86-43 172-64 258z">
              <text:p/>
            </draw:path>
            <draw:path draw:style-name="gr3" draw:text-style-name="P6" draw:layer="layout" svg:width="0.161cm" svg:height="0.7cm" svg:x="20.118cm" svg:y="9.863cm" svg:viewBox="0 0 162 701" svg:d="M162 695c0-2 0-4-12-16-88-88-110-222-110-328 0-121 26-243 114-331 8-8 8-10 8-12 0-6-2-8-6-8-8 0-70 48-112 138-36 76-44 154-44 213 0 54 8 138 46 218 42 86 102 132 110 132 4 0 6-2 6-6z">
              <text:p/>
            </draw:path>
            <draw:path draw:style-name="gr3" draw:text-style-name="P6" draw:layer="layout" svg:width="0.367cm" svg:height="0.516cm" svg:x="20.35cm" svg:y="9.887cm" svg:viewBox="0 0 368 517" svg:d="M296 264c-6-42-36-82-90-82-44 0-88 12-144 66-58 58-62 123-62 145 0 42 30 124 128 124 168 0 240-235 240-335 0-112-64-182-150-182-102 0-136 92-136 112 0 10 6 24 28 24s38-22 38-38c0-24-22-24-34-24 32-52 82-56 102-56 50 0 100 36 100 126 0 28-4 64-18 120-1 0-1 0-2 0zM130 497c-76 0-76-72-76-78 0-20 16-117 46-159 28-40 62-62 106-62 76 0 78 78 78 92 0 49-46 207-154 207z">
              <text:p/>
            </draw:path>
            <draw:path draw:style-name="gr3" draw:text-style-name="P6" draw:layer="layout" svg:width="0.301cm" svg:height="0.219cm" svg:x="20.724cm" svg:y="10.278cm" svg:viewBox="0 0 302 220" svg:d="M240 146c44-46 62-112 62-116 0-6-6-6-8-6-6 0-6 0-10 12-8 32-24 62-46 88 0-8-2-40-2-44-8-50-44-80-94-80-72 0-142 66-142 136 0 44 34 84 90 84 46 0 86-20 114-40 12 36 36 40 52 40 28 0 46-24 46-34 0-6-6-6-8-6-6 0-8 2-8 6-8 18-24 22-28 22-8 0-16 0-18-62zM200 164c-48 38-90 44-108 44-32 0-50-22-50-56 0-14 6-68 32-100 22-30 50-38 68-38 40 0 50 38 54 68 4 20 2 56 4 82z">
              <text:p/>
            </draw:path>
            <draw:path draw:style-name="gr3" draw:text-style-name="P6" draw:layer="layout" svg:width="0.331cm" svg:height="0.46cm" svg:x="21.116cm" svg:y="10.078cm" svg:viewBox="0 0 332 461" svg:d="M2 431c-2 8-2 10-2 12 0 10 8 18 20 18 14 0 22-12 24-14 4-6 26-100 46-175 14 28 36 46 68 46 82 0 174-98 174-202 0-76-46-116-98-116-68 0-142 70-164 156-23 92-45 183-68 275zM158 304c-50 0-60-58-60-64 0-2 4-16 6-26 18-78 26-104 42-132 30-50 64-66 86-66 26 0 50 20 50 68 0 40-22 118-40 152-24 44-58 68-84 68z">
              <text:p/>
            </draw:path>
            <draw:path draw:style-name="gr3" draw:text-style-name="P6" draw:layer="layout" svg:width="0.163cm" svg:height="0.7cm" svg:x="21.498cm" svg:y="9.863cm" svg:viewBox="0 0 164 701" svg:d="M164 351c0-55-8-139-48-219-42-86-102-132-108-132-4 0-8 4-8 8 0 2 0 4 14 16 68 70 108 180 108 327 0 120-26 242-112 332-10 8-10 10-10 12 0 4 4 6 8 6 6 0 70-48 112-136 34-78 44-156 44-214z">
              <text:p/>
            </draw:path>
            <draw:path draw:style-name="gr3" draw:text-style-name="P6" draw:layer="layout" svg:width="0.161cm" svg:height="0.7cm" svg:x="21.802cm" svg:y="9.863cm" svg:viewBox="0 0 162 701" svg:d="M162 695c0-2 0-4-12-16-88-88-110-222-110-328 0-121 26-243 112-331 10-8 10-10 10-12 0-6-2-8-6-8-8 0-72 48-112 138-36 76-44 154-44 213 0 54 6 138 46 218 42 86 102 132 110 132 4 0 6-2 6-6z">
              <text:p/>
            </draw:path>
            <draw:path draw:style-name="gr3" draw:text-style-name="P6" draw:layer="layout" svg:width="0.369cm" svg:height="0.516cm" svg:x="22.032cm" svg:y="9.887cm" svg:viewBox="0 0 370 517" svg:d="M298 264c-6-42-36-82-90-82-44 0-88 12-144 66-58 58-64 123-64 145 0 42 32 124 130 124 168 0 240-235 240-335 0-112-64-182-152-182-102 0-134 92-134 112 0 10 6 24 28 24s38-22 38-38c0-24-22-24-34-24 32-52 82-56 102-56 50 0 100 36 100 126 0 28-4 64-20 120zM132 497c-76 0-76-72-76-78 0-20 16-117 46-159 28-40 62-62 106-62 76 0 78 78 78 92 0 49-46 207-154 207z">
              <text:p/>
            </draw:path>
            <draw:path draw:style-name="gr3" draw:text-style-name="P6" draw:layer="layout" svg:width="0.287cm" svg:height="0.44cm" svg:x="22.402cm" svg:y="10.148cm" svg:viewBox="0 0 288 441" svg:d="M288 68c0-44-38-68-82-68-66 0-116 76-128 126-26 103-52 206-78 309 0 2 4 6 6 6 6 0 10-2 10-4 11-44 23-88 34-131 10 23 34 43 74 43 68 0 146-49 146-123 0-30-14-58-38-74 24-16 56-44 56-84zM190 150c-8 2-10 4-26 4-6 0-18 0-22-2 4-4 18-4 22-4 8 0 20 0 26 2zM254 60c0 26-12 64-42 80-10-2-20-6-46-6-18 0-42 2-42 20 0 12 14 14 40 14 16 0 32-4 46-8 16 10 24 30 24 52 0 72-50 123-110 123-38 0-64-21-64-61 0-4 0-10 2-14 11-44 21-87 32-130 12-46 54-116 112-116 28 0 48 16 48 46z">
              <text:p/>
            </draw:path>
            <draw:path draw:style-name="gr3" draw:text-style-name="P6" draw:layer="layout" svg:width="0.331cm" svg:height="0.46cm" svg:x="22.778cm" svg:y="10.078cm" svg:viewBox="0 0 332 461" svg:d="M2 431c-2 8-2 10-2 12 0 10 8 18 20 18 14 0 24-12 24-14 4-6 26-100 46-175 14 28 36 46 70 46 82 0 172-98 172-202 0-76-46-116-98-116-68 0-142 70-162 156-23 92-47 183-70 275zM158 304c-48 0-60-58-60-64 0-2 4-16 6-26 20-78 26-104 42-132 30-50 66-66 86-66 26 0 50 20 50 68 0 40-22 118-40 152-24 44-56 68-84 68z">
              <text:p/>
            </draw:path>
            <draw:path draw:style-name="gr3" draw:text-style-name="P6" draw:layer="layout" svg:width="0.163cm" svg:height="0.7cm" svg:x="23.16cm" svg:y="9.863cm" svg:viewBox="0 0 164 701" svg:d="M164 351c0-55-8-139-46-219-42-86-104-132-110-132-4 0-8 4-8 8 0 2 0 4 14 16 68 70 108 180 108 327 0 120-26 242-112 332-10 8-10 10-10 12 0 4 4 6 8 6 6 0 70-48 112-136 36-78 44-156 44-214z">
              <text:p/>
            </draw:path>
            <draw:path draw:style-name="gr3" draw:text-style-name="P6" draw:layer="layout" svg:width="0.159cm" svg:height="1.259cm" svg:x="23.406cm" svg:y="9.583cm" svg:viewBox="0 0 160 1260" svg:d="M126 1228c-42 0-84 0-126 0 0 11 0 21 0 32 53 0 107 0 160 0 0-420 0-840 0-1260-53 0-107 0-160 0 0 11 0 21 0 32 42 0 84 0 126 0 0 399 0 797 0 1196z">
              <text:p/>
            </draw:path>
          </draw:g>
          <draw:g>
            <svg:title>TexMaths</svg:title>
            <svg:desc>20§display§= \partial_\beta P_{\alpha \beta}§svg§600§FALSE§</svg:desc>
            <draw:path draw:style-name="gr2" draw:text-style-name="P5" draw:layer="layout" svg:width="2.547cm" svg:height="0.629cm" svg:x="7.314cm" svg:y="11.399cm" svg:viewBox="0 0 2548 630" svg:d="M1273 630c-424 0-849 0-1273 0 0-210 0-420 0-630 849 0 1699 0 2548 0 0 210 0 420 0 630-425 0-850 0-1275 0z">
              <text:p/>
            </draw:path>
            <draw:path draw:style-name="gr3" draw:text-style-name="P6" draw:layer="layout" svg:width="0.465cm" svg:height="0.163cm" svg:x="7.318cm" svg:y="11.608cm" svg:viewBox="0 0 466 164" svg:d="M444 28c10 0 22 0 22-14s-12-14-22-14c-141 0-281 0-422 0-8 0-22 0-22 14s14 14 24 14c140 0 280 0 420 0zM444 164c10 0 22 0 22-14s-12-14-22-14c-140 0-280 0-420 0-10 0-24 0-24 14s14 14 22 14c141 0 281 0 422 0z">
              <text:p/>
            </draw:path>
            <draw:path draw:style-name="gr3" draw:text-style-name="P6" draw:layer="layout" svg:width="0.369cm" svg:height="0.516cm" svg:x="8.047cm" svg:y="11.363cm" svg:viewBox="0 0 370 517" svg:d="M298 265c-8-44-36-83-92-83-42 0-88 11-142 65-58 58-64 124-64 146 0 44 32 124 130 124 166 0 240-236 240-335 0-112-66-182-152-182-102 0-134 92-134 112 0 10 6 24 26 24 24 0 38-22 38-38 0-24-22-24-32-24 30-52 80-56 100-56 52 0 100 36 100 128 0 26-4 61-18 119zM132 497c-78 0-78-72-78-78 0-20 18-118 46-160 28-40 64-62 106-62 78 0 78 78 78 92 0 50-44 208-152 208z">
              <text:p/>
            </draw:path>
            <draw:path draw:style-name="gr3" draw:text-style-name="P6" draw:layer="layout" svg:width="0.285cm" svg:height="0.44cm" svg:x="8.417cm" svg:y="11.624cm" svg:viewBox="0 0 286 441" svg:d="M286 68c0-44-38-68-80-68-68 0-118 76-130 126-25 103-50 206-76 309-2 4 4 6 6 6 4 0 8 0 10-4 11-44 22-88 32-132 10 24 34 44 74 44 68 0 146-48 146-124 0-30-12-57-38-73 24-16 56-44 56-84zM188 150c-6 2-10 4-24 4-8 0-20 0-24-2 6-4 20-4 24-4 8 0 18 0 24 2zM254 60c0 26-12 64-44 80-8-2-18-6-46-6-16 0-42 2-42 20 0 12 16 14 40 14 18 0 32-4 48-8 14 10 22 31 22 51 0 72-48 124-108 124-38 0-66-22-66-60 0-6 2-10 2-16 11-43 22-86 32-129 12-46 56-116 112-116 30 0 50 16 50 46z">
              <text:p/>
            </draw:path>
            <draw:path draw:style-name="gr3" draw:text-style-name="P6" draw:layer="layout" svg:width="0.501cm" svg:height="0.476cm" svg:x="8.799cm" svg:y="11.387cm" svg:viewBox="0 0 502 477" svg:d="M184 257c40 0 80 0 120 0 100 0 198-73 198-151 0-54-46-106-138-106-76 0-152 0-228 0-14 0-22 0-22 12 0 10 6 10 20 10 10 0 22 0 32 0 10 2 14 4 14 12 0 2 0 4-2 14-31 125-63 250-94 375-8 28-8 34-64 34-12 0-20 0-20 12 0 8 8 8 10 8 20 0 70-2 90-2 14 0 30 2 44 2 16 0 32 0 46 0 6 0 14 0 14-14 0-6-6-6-20-6-26 0-44 0-44-14 0-4 0-8 2-12 14-58 28-116 42-174zM236 48c6-24 8-26 38-26 22 0 44 0 66 0 60 0 96 18 96 66 0 28-14 88-42 113-34 32-76 36-108 36-33 0-65 0-98 0 16-63 32-126 48-189z">
              <text:p/>
            </draw:path>
            <draw:path draw:style-name="gr3" draw:text-style-name="P6" draw:layer="layout" svg:width="0.301cm" svg:height="0.22cm" svg:x="9.253cm" svg:y="11.754cm" svg:viewBox="0 0 302 221" svg:d="M238 146c46-46 64-112 64-116 0-6-6-6-8-6-8 0-8 0-12 12-8 32-24 62-44 88-2-6-2-40-4-44-6-48-44-80-92-80-74 0-142 66-142 136 0 44 32 85 90 85 44 0 86-22 114-41 10 35 36 41 50 41 28 0 46-24 46-35 0-6-6-6-8-6-6 0-8 2-8 6-8 17-22 21-28 21-8 0-16 0-18-61zM200 164c-48 37-90 43-110 43-32 0-50-21-50-55 0-14 8-66 32-100 24-30 52-38 68-38 40 0 52 38 56 68 2 20 2 56 4 82z">
              <text:p/>
            </draw:path>
            <draw:path draw:style-name="gr3" draw:text-style-name="P6" draw:layer="layout" svg:width="0.287cm" svg:height="0.44cm" svg:x="9.61cm" svg:y="11.624cm" svg:viewBox="0 0 288 441" svg:d="M288 68c0-44-38-68-82-68-66 0-116 76-128 126-26 103-52 206-78 309 0 4 4 6 8 6s8 0 8-4c11-44 23-88 34-132 10 24 34 44 74 44 68 0 146-48 146-124 0-30-14-57-38-73 24-16 56-44 56-84zM190 150c-8 2-10 4-24 4-8 0-20 0-24-2 4-4 18-4 24-4s18 0 24 2zM256 60c0 26-14 64-44 80-10-2-18-6-46-6-18 0-42 2-42 20 0 12 16 14 40 14 16 0 32-4 46-8 16 10 24 31 24 51 0 72-50 124-110 124-38 0-64-22-64-60 0-6 0-10 2-16 11-43 21-86 32-129 12-46 54-116 112-116 28 0 50 16 50 46z">
              <text:p/>
            </draw:path>
          </draw:g>
        </draw:g>
        <draw:g>
          <svg:title>TexMaths</svg:title>
          <svg:desc>20§display§\partial_t( \rho u) + \partial_{\beta}( \rho u_{\alpha} u_{\beta} ) = -\partial_{\alpha} P_{\alpha \beta} + \partial_{\beta} \sigma_{\alpha \beta} §svg§600§FALSE§</svg:desc>
          <draw:path draw:style-name="gr2" draw:text-style-name="P5" draw:layer="layout" svg:width="12.107cm" svg:height="0.651cm" svg:x="7.001cm" svg:y="13.164cm" svg:viewBox="0 0 12108 652" svg:d="M6053 652c-2018 0-4035 0-6053 0 0-217 0-435 0-652 4036 0 8072 0 12108 0 0 217 0 435 0 652-2018 0-4037 0-6055 0z">
            <text:p/>
          </draw:path>
          <draw:path draw:style-name="gr3" draw:text-style-name="P6" draw:layer="layout" svg:width="0.369cm" svg:height="0.514cm" svg:x="6.993cm" svg:y="13.152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3" draw:text-style-name="P6" draw:layer="layout" svg:width="0.165cm" svg:height="0.31cm" svg:x="7.359cm" svg:y="13.451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3" draw:text-style-name="P6" draw:layer="layout" svg:width="0.163cm" svg:height="0.697cm" svg:x="7.655cm" svg:y="13.128cm" svg:viewBox="0 0 164 698" svg:d="M164 692c0-2 0-4-12-16-88-88-110-219-110-327 0-122 26-243 112-329 10-10 10-10 10-12 0-6-4-8-8-8-6 0-70 48-112 136-34 77-44 155-44 213 0 56 8 140 46 218 44 87 104 131 110 131 4 0 8-2 8-6z">
            <text:p/>
          </draw:path>
          <draw:path draw:style-name="gr3" draw:text-style-name="P6" draw:layer="layout" svg:width="0.331cm" svg:height="0.458cm" svg:x="7.881cm" svg:y="13.343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3" draw:text-style-name="P6" draw:layer="layout" svg:width="0.361cm" svg:height="0.316cm" svg:x="8.243cm" svg:y="13.343cm" svg:viewBox="0 0 362 317" svg:d="M226 269c8 30 32 48 62 48 24 0 42-16 52-40 12-24 15-45 22-68 0-8-6-8-10-8-6 0-6 4-8 12-10 40-24 88-54 88-14 0-22-10-22-32 0-16 10-48 14-74 7-24 13-49 20-73 2-12 10-38 12-48 4-16 10-44 10-48 0-12-10-18-20-18-4 0-22 0-26 24-14 52-46 173-54 211 0 2-28 58-80 58-36 0-44-32-44-58 0-38 20-93 38-141 8-22 12-32 12-44 0-32-22-58-58-58-66 0-92 102-92 108s5 4 8 6c8 0 8 0 12-12 18-60 44-86 70-86 8 0 18 0 18 22 0 18-8 38-12 48-26 70-40 111-40 147 0 66 48 84 86 84 46 0 72-32 84-48z">
            <text:p/>
          </draw:path>
          <draw:path draw:style-name="gr3" draw:text-style-name="P6" draw:layer="layout" svg:width="0.163cm" svg:height="0.697cm" svg:x="8.665cm" svg:y="13.128cm" svg:viewBox="0 0 164 698" svg:d="M164 349c0-54-8-138-48-217-42-86-102-132-108-132s-8 4-8 8c0 2 0 2 14 16 68 68 108 179 108 325 0 120-26 243-112 331-10 8-10 10-10 12 0 4 2 6 8 6s70-48 110-135c36-76 46-154 46-214z">
            <text:p/>
          </draw:path>
          <draw:path draw:style-name="gr3" draw:text-style-name="P6" draw:layer="layout" svg:width="0.467cm" svg:height="0.464cm" svg:x="9.093cm" svg:y="13.246cm" svg:viewBox="0 0 468 465" svg:d="M248 245c66 0 132 0 198 0 8 0 22 0 22-14s-14-14-22-14c-66 0-132 0-198 0 0-65 0-130 0-195 0-10 0-22-14-22s-14 12-14 22c0 65 0 130 0 195-65 0-131 0-196 0-10 0-24 0-24 14s14 14 24 14c65 0 131 0 196 0 0 66 0 131 0 196 0 10 0 24 14 24s14-14 14-24c0-65 0-130 0-196z">
            <text:p/>
          </draw:path>
          <draw:path draw:style-name="gr3" draw:text-style-name="P6" draw:layer="layout" svg:width="0.369cm" svg:height="0.514cm" svg:x="9.785cm" svg:y="13.152cm" svg:viewBox="0 0 370 515" svg:d="M298 263c-8-44-36-81-90-81-44 0-90 10-144 65-58 58-64 122-64 144 0 44 32 124 130 124 168 0 240-234 240-333 0-112-66-182-152-182-102 0-134 92-134 110 0 10 6 26 26 26 24 0 38-22 38-38 0-24-22-24-32-24 30-52 80-56 100-56 52 0 102 36 102 126 0 28-4 63-20 119zM132 497c-78 0-78-72-78-80 0-18 18-116 46-158 30-40 64-64 108-64 76 0 78 80 78 94 0 50-46 208-154 208z">
            <text:p/>
          </draw:path>
          <draw:path draw:style-name="gr3" draw:text-style-name="P6" draw:layer="layout" svg:width="0.285cm" svg:height="0.44cm" svg:x="10.154cm" svg:y="13.411cm" svg:viewBox="0 0 286 441" svg:d="M286 70c0-44-36-70-80-70-68 0-116 78-130 126-25 103-50 206-76 309-2 4 4 6 6 6 4 0 8 0 10-4 11-43 22-87 32-130 12 22 34 42 74 42 70 0 148-48 148-124 0-28-14-57-40-73 24-16 56-44 56-82zM190 152c-8 0-12 2-26 2-8 0-20 0-22-2 4-2 18-2 22-2 8 0 18 0 26 2zM254 60c0 26-12 64-42 82-10-4-20-6-48-6-16 0-40 0-40 18 0 12 14 14 40 14 16 0 30-2 46-6 14 10 22 30 22 51 0 70-48 124-108 124-38 0-64-24-64-62 0-6 0-10 0-14 12-44 23-87 34-131 10-46 54-116 112-116 28 0 48 16 48 46z">
            <text:p/>
          </draw:path>
          <draw:path draw:style-name="gr3" draw:text-style-name="P6" draw:layer="layout" svg:width="0.163cm" svg:height="0.697cm" svg:x="10.578cm" svg:y="13.128cm" svg:viewBox="0 0 164 698" svg:d="M164 692c0-2 0-4-12-16-88-88-112-219-112-327 0-122 28-243 114-329 10-10 10-10 10-12 0-6-4-8-8-8-6 0-70 48-112 136-36 77-44 155-44 213 0 56 8 140 46 218 42 87 104 131 110 131 4 0 8-2 8-6z">
            <text:p/>
          </draw:path>
          <draw:path draw:style-name="gr3" draw:text-style-name="P6" draw:layer="layout" svg:width="0.331cm" svg:height="0.458cm" svg:x="10.802cm" svg:y="13.343cm" svg:viewBox="0 0 332 459" svg:d="M4 429c-4 10-4 10-4 12 0 10 8 18 20 18 16 0 24-12 26-14 2-6 26-100 44-176 14 28 36 48 70 48 82 0 172-100 172-203 0-74-46-114-96-114-70 0-142 70-164 156-23 91-45 182-68 273zM160 301c-50 0-62-56-62-62 0-4 4-18 6-26 20-77 28-103 42-131 30-52 66-66 88-66 26 0 48 20 48 68 0 38-20 115-40 151-22 44-56 66-82 66z">
            <text:p/>
          </draw:path>
          <draw:path draw:style-name="gr3" draw:text-style-name="P6" draw:layer="layout" svg:width="0.359cm" svg:height="0.316cm" svg:x="11.166cm" svg:y="13.343cm" svg:viewBox="0 0 360 317" svg:d="M226 269c6 30 32 48 62 48 24 0 40-16 52-40s13-45 20-68c0-8-6-8-8-8-6 0-8 4-10 12-10 40-22 88-52 88-14 0-22-10-22-32 0-16 8-48 14-74 7-24 13-49 20-73 2-12 8-38 12-48 4-16 10-44 10-48 0-12-10-18-20-18-4 0-22 0-28 24-12 52-44 173-52 211 0 2-28 58-80 58-36 0-44-32-44-58 0-38 20-93 38-141 8-22 12-32 12-44 0-32-22-58-58-58-66 0-92 102-92 108s6 6 8 6c8 0 8 0 12-12 16-60 44-86 70-86 6 0 18 0 18 22 0 18-8 38-12 48-26 70-40 111-40 147 0 66 48 84 86 84 46 0 72-32 84-48z">
            <text:p/>
          </draw:path>
          <draw:path draw:style-name="gr3" draw:text-style-name="P6" draw:layer="layout" svg:width="0.301cm" svg:height="0.22cm" svg:x="11.578cm" svg:y="13.541cm" svg:viewBox="0 0 302 221" svg:d="M238 148c46-48 64-112 64-118s-6-6-8-6c-8 0-8 2-10 12-10 32-26 62-46 88 0-6-2-40-2-44-8-48-46-80-94-80-72 0-142 68-142 136 0 46 34 85 90 85 46 0 86-22 114-41 12 35 36 41 50 41 30 0 48-24 48-33 0-6-6-6-10-6-6 0-6 2-8 4-6 17-22 21-28 21s-14 0-18-59zM200 164c-48 39-90 43-108 43-32 0-52-21-52-53 0-14 8-68 34-102 22-30 50-38 68-38 38 0 50 38 54 68 2 22 2 56 4 82z">
            <text:p/>
          </draw:path>
          <draw:path draw:style-name="gr3" draw:text-style-name="P6" draw:layer="layout" svg:width="0.361cm" svg:height="0.316cm" svg:x="11.968cm" svg:y="13.343cm" svg:viewBox="0 0 362 317" svg:d="M226 269c8 30 32 48 62 48 26 0 42-16 52-40 12-24 15-45 22-68 0-8-6-8-8-8-8 0-8 4-10 12-10 40-24 88-54 88-14 0-22-10-22-32 0-16 10-48 16-74 6-24 12-49 18-73 2-12 10-38 12-48 4-16 12-44 12-48 0-12-10-18-22-18-2 0-20 0-26 24-14 52-44 173-54 211 0 2-28 58-80 58-36 0-42-32-42-58 0-38 18-93 36-141 10-22 12-32 12-44 0-32-22-58-56-58-68 0-94 102-94 108s5 4 8 6c8 0 8 0 12-12 18-60 44-86 72-86 6 0 16 0 16 22 0 18-6 38-12 48-26 70-40 111-40 147 0 66 48 84 86 84 46 0 72-32 84-48z">
            <text:p/>
          </draw:path>
          <draw:path draw:style-name="gr3" draw:text-style-name="P6" draw:layer="layout" svg:width="0.287cm" svg:height="0.44cm" svg:x="12.374cm" svg:y="13.411cm" svg:viewBox="0 0 288 441" svg:d="M288 70c0-44-38-70-80-70-68 0-118 78-130 126-26 103-52 206-78 309 0 4 4 6 8 6s8 0 8-4c11-43 23-87 34-130 10 22 34 42 74 42 68 0 146-48 146-124 0-28-14-57-38-73 24-16 56-44 56-82zM190 152c-6 0-10 2-24 2-8 0-20 0-24-2 6-2 18-2 24-2s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3" draw:text-style-name="P6" draw:layer="layout" svg:width="0.161cm" svg:height="0.697cm" svg:x="12.77cm" svg:y="13.128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3" draw:text-style-name="P6" draw:layer="layout" svg:width="0.465cm" svg:height="0.163cm" svg:x="13.238cm" svg:y="13.395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3" draw:text-style-name="P6" draw:layer="layout" svg:width="0.429cm" svg:height="0.027cm" svg:x="13.998cm" svg:y="13.463cm" svg:viewBox="0 0 430 28" svg:d="M406 28c12 0 24 0 24-14s-12-14-24-14c-127 0-255 0-382 0-12 0-24 0-24 14s12 14 24 14c127 0 255 0 382 0z">
            <text:p/>
          </draw:path>
          <draw:path draw:style-name="gr3" draw:text-style-name="P6" draw:layer="layout" svg:width="0.369cm" svg:height="0.514cm" svg:x="14.514cm" svg:y="13.152cm" svg:viewBox="0 0 370 515" svg:d="M298 263c-8-44-36-81-90-81-44 0-90 10-144 65-58 58-64 122-64 144 0 44 32 124 130 124 168 0 240-234 240-333 0-112-64-182-152-182-102 0-134 92-134 110 0 10 6 26 28 26s36-22 36-38c0-24-20-24-32-24 30-52 80-56 102-56 50 0 100 36 100 126 0 28-4 63-20 119zM132 497c-78 0-78-72-78-80 0-18 18-116 48-158 28-40 62-64 106-64 76 0 78 80 78 94 0 50-46 208-154 208z">
            <text:p/>
          </draw:path>
          <draw:path draw:style-name="gr3" draw:text-style-name="P6" draw:layer="layout" svg:width="0.301cm" svg:height="0.22cm" svg:x="14.89cm" svg:y="13.541cm" svg:viewBox="0 0 302 221" svg:d="M238 148c46-48 64-112 64-118s-6-6-8-6c-6 0-6 2-10 12-10 32-26 62-46 88 0-6-2-40-2-44-8-48-44-80-94-80-72 0-142 68-142 136 0 46 34 85 90 85 46 0 86-22 114-41 12 35 36 41 52 41 28 0 46-24 46-33 0-6-6-6-10-6-6 0-6 2-8 4-6 17-22 21-28 21s-14 0-18-59zM200 164c-48 39-90 43-108 43-32 0-50-21-50-53 0-14 6-68 32-102 22-30 50-38 68-38 38 0 50 38 54 68 2 22 2 56 4 82z">
            <text:p/>
          </draw:path>
          <draw:path draw:style-name="gr3" draw:text-style-name="P6" draw:layer="layout" svg:width="0.501cm" svg:height="0.476cm" svg:x="15.288cm" svg:y="13.176cm" svg:viewBox="0 0 502 477" svg:d="M186 255c39 0 79 0 118 0 100 0 198-71 198-149 0-54-46-106-138-106-76 0-152 0-228 0-14 0-22 0-22 12 0 8 8 8 22 8 8 0 22 2 30 2 10 2 14 4 14 12 0 2 0 4-2 12-31 125-63 250-94 375-8 28-8 34-64 34-12 0-20 0-20 14 0 8 8 8 10 8 20 0 70-2 90-2 14 0 30 0 46 0 14 0 30 2 44 2 6 0 14 0 14-14 0-8-6-8-18-8-26 0-46 0-46-12 0-4 0-8 2-12 15-59 29-117 44-176zM236 48c6-24 8-28 38-28 23 0 45 0 68 0 58 0 94 20 94 68 0 28-14 88-40 111-36 32-78 38-108 38-33 0-67 0-100 0 16-63 32-126 48-189z">
            <text:p/>
          </draw:path>
          <draw:path draw:style-name="gr3" draw:text-style-name="P6" draw:layer="layout" svg:width="0.301cm" svg:height="0.22cm" svg:x="15.742cm" svg:y="13.541cm" svg:viewBox="0 0 302 221" svg:d="M238 148c46-48 64-112 64-118s-6-6-8-6c-8 0-8 2-10 12-10 32-26 62-46 88 0-6-2-40-2-44-8-48-46-80-94-80-72 0-142 68-142 136 0 46 32 85 90 85 46 0 86-22 114-41 10 35 36 41 50 41 30 0 48-24 48-33 0-6-6-6-10-6-6 0-6 2-8 4-6 17-22 21-28 21s-14 0-18-59zM200 164c-48 39-90 43-108 43-34 0-52-21-52-53 0-14 8-68 34-102 22-30 50-38 68-38 38 0 50 38 54 68 2 22 2 56 4 82z">
            <text:p/>
          </draw:path>
          <draw:path draw:style-name="gr3" draw:text-style-name="P6" draw:layer="layout" svg:width="0.287cm" svg:height="0.44cm" svg:x="16.1cm" svg:y="13.411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3" draw:text-style-name="P6" draw:layer="layout" svg:width="0.465cm" svg:height="0.464cm" svg:x="16.651cm" svg:y="13.246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3" draw:text-style-name="P6" draw:layer="layout" svg:width="0.367cm" svg:height="0.514cm" svg:x="17.343cm" svg:y="13.152cm" svg:viewBox="0 0 368 515" svg:d="M296 263c-6-44-36-81-90-81-44 0-88 10-144 65-58 58-62 122-62 144 0 44 30 124 128 124 168 0 240-234 240-333 0-112-64-182-152-182-102 0-134 92-134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3" draw:text-style-name="P6" draw:layer="layout" svg:width="0.287cm" svg:height="0.44cm" svg:x="17.711cm" svg:y="13.411cm" svg:viewBox="0 0 288 441" svg:d="M288 70c0-44-38-70-82-70-66 0-116 78-128 126-26 103-52 206-78 309 0 4 4 6 8 6s8 0 8-4c11-43 23-87 34-130 10 22 34 42 74 42 68 0 146-48 146-124 0-28-14-57-38-73 24-16 56-44 56-82zM190 152c-8 0-10 2-26 2-6 0-18 0-22-2 4-2 18-2 22-2 8 0 20 0 26 2zM254 60c0 26-12 64-42 82-10-4-18-6-46-6-18 0-42 0-42 18 0 12 14 14 40 14 16 0 32-2 46-6 16 10 24 30 24 51 0 70-50 124-110 124-38 0-64-24-64-62 0-6 0-10 2-14 11-44 21-87 32-131 12-46 54-116 112-116 28 0 48 16 48 46z">
            <text:p/>
          </draw:path>
          <draw:path draw:style-name="gr3" draw:text-style-name="P6" draw:layer="layout" svg:width="0.371cm" svg:height="0.308cm" svg:x="18.093cm" svg:y="13.351cm" svg:viewBox="0 0 372 309" svg:d="M338 40c8 0 34 0 34-24 0-16-16-16-28-16-53 0-107 0-160 0-106 0-184 116-184 197 0 62 42 112 106 112 82 0 176-86 176-193 0-12 0-44-22-76 26 0 52 0 78 0zM106 293c-34 0-62-26-62-76 0-20 8-77 32-119 30-48 72-58 96-58 60 0 64 46 64 68 0 34-14 89-38 125-26 42-64 60-92 60z">
            <text:p/>
          </draw:path>
          <draw:path draw:style-name="gr3" draw:text-style-name="P6" draw:layer="layout" svg:width="0.301cm" svg:height="0.22cm" svg:x="18.499cm" svg:y="13.541cm" svg:viewBox="0 0 302 221" svg:d="M238 148c46-48 64-112 64-118s-6-6-10-6c-6 0-6 2-10 12-8 32-24 62-46 88 0-6 0-40-2-44-6-48-44-80-94-80-72 0-140 68-140 136 0 46 32 85 90 85 44 0 86-22 112-41 12 35 38 41 52 41 28 0 46-24 46-33 0-6-6-6-8-6-6 0-8 2-8 4-8 17-22 21-28 21-8 0-16 0-18-59zM200 164c-48 39-90 43-110 43-32 0-50-21-50-53 0-14 6-68 32-102 24-30 52-38 68-38 40 0 52 38 56 68 2 22 2 56 4 82z">
            <text:p/>
          </draw:path>
          <draw:path draw:style-name="gr3" draw:text-style-name="P6" draw:layer="layout" svg:width="0.287cm" svg:height="0.44cm" svg:x="18.857cm" svg:y="13.411cm" svg:viewBox="0 0 288 441" svg:d="M288 70c0-44-38-70-82-70-66 0-116 78-128 126-26 103-52 206-78 309 0 4 4 6 8 6s8 0 8-4c11-43 23-87 34-130 10 22 34 42 74 42 68 0 146-48 146-124 0-28-14-57-38-73 24-16 56-44 56-82zM190 152c-8 0-10 2-24 2-8 0-20 0-24-2 4-2 18-2 24-2s18 0 24 2zM256 60c0 26-14 64-44 82-10-4-18-6-46-6-18 0-42 0-42 18 0 12 14 14 40 14 16 0 32-2 46-6 16 10 24 30 24 51 0 70-50 124-110 124-38 0-64-24-64-62 0-6 0-10 2-14 11-44 21-87 32-131 12-46 54-116 112-116 28 0 50 16 50 46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3">Chemical Potential Formulation</text:span></text:p>
          </draw:text-box>
        </draw:frame>
        <draw:g>
          <svg:title>TexMaths</svg:title>
          <svg:desc>20§display§\partial_t( \rho u) + \partial_{\beta}( \rho u_{\alpha} u_{\beta} ) = -\partial_{\alpha} P_{\alpha \beta} + \partial_{\beta} \sigma_{\alpha \beta} §svg§600§FALSE§</svg:desc>
          <draw:path draw:style-name="gr2" draw:text-style-name="P5" draw:layer="layout" svg:width="12.107cm" svg:height="0.651cm" svg:x="6.358cm" svg:y="3.211cm" svg:viewBox="0 0 12108 652" svg:d="M6053 652c-2018 0-4035 0-6053 0 0-217 0-435 0-652 4036 0 8072 0 12108 0 0 217 0 435 0 652-2018 0-4037 0-6055 0z">
            <text:p/>
          </draw:path>
          <draw:path draw:style-name="gr3" draw:text-style-name="P6" draw:layer="layout" svg:width="0.369cm" svg:height="0.514cm" svg:x="6.35cm" svg:y="3.199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3" draw:text-style-name="P6" draw:layer="layout" svg:width="0.165cm" svg:height="0.31cm" svg:x="6.716cm" svg:y="3.498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3" draw:text-style-name="P6" draw:layer="layout" svg:width="0.163cm" svg:height="0.697cm" svg:x="7.012cm" svg:y="3.175cm" svg:viewBox="0 0 164 698" svg:d="M164 692c0-2 0-4-12-16-88-88-110-219-110-327 0-122 26-243 112-329 10-10 10-10 10-12 0-6-4-8-8-8-6 0-70 48-112 136-34 77-44 155-44 213 0 56 8 140 46 218 44 87 104 131 110 131 4 0 8-2 8-6z">
            <text:p/>
          </draw:path>
          <draw:path draw:style-name="gr3" draw:text-style-name="P6" draw:layer="layout" svg:width="0.331cm" svg:height="0.458cm" svg:x="7.238cm" svg:y="3.39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3" draw:text-style-name="P6" draw:layer="layout" svg:width="0.361cm" svg:height="0.316cm" svg:x="7.6cm" svg:y="3.39cm" svg:viewBox="0 0 362 317" svg:d="M226 269c8 30 32 48 62 48 24 0 42-16 52-40 12-24 15-45 22-68 0-8-6-8-10-8-6 0-6 4-8 12-10 40-24 88-54 88-14 0-22-10-22-32 0-16 10-48 14-74 7-24 13-49 20-73 2-12 10-38 12-48 4-16 10-44 10-48 0-12-10-18-20-18-4 0-22 0-26 24-14 52-46 173-54 211 0 2-28 58-80 58-36 0-44-32-44-58 0-38 20-93 38-141 8-22 12-32 12-44 0-32-22-58-58-58-66 0-92 102-92 108s5 4 8 6c8 0 8 0 12-12 18-60 44-86 70-86 8 0 18 0 18 22 0 18-8 38-12 48-26 70-40 111-40 147 0 66 48 84 86 84 46 0 72-32 84-48z">
            <text:p/>
          </draw:path>
          <draw:path draw:style-name="gr3" draw:text-style-name="P6" draw:layer="layout" svg:width="0.163cm" svg:height="0.697cm" svg:x="8.022cm" svg:y="3.175cm" svg:viewBox="0 0 164 698" svg:d="M164 349c0-54-8-138-48-217-42-86-102-132-108-132s-8 4-8 8c0 2 0 2 14 16 68 68 108 179 108 325 0 120-26 243-112 331-10 8-10 10-10 12 0 4 2 6 8 6s70-48 110-135c36-76 46-154 46-214z">
            <text:p/>
          </draw:path>
          <draw:path draw:style-name="gr3" draw:text-style-name="P6" draw:layer="layout" svg:width="0.467cm" svg:height="0.464cm" svg:x="8.45cm" svg:y="3.293cm" svg:viewBox="0 0 468 465" svg:d="M248 245c66 0 132 0 198 0 8 0 22 0 22-14s-14-14-22-14c-66 0-132 0-198 0 0-65 0-130 0-195 0-10 0-22-14-22s-14 12-14 22c0 65 0 130 0 195-65 0-131 0-196 0-10 0-24 0-24 14s14 14 24 14c65 0 131 0 196 0 0 66 0 131 0 196 0 10 0 24 14 24s14-14 14-24c0-65 0-130 0-196z">
            <text:p/>
          </draw:path>
          <draw:path draw:style-name="gr3" draw:text-style-name="P6" draw:layer="layout" svg:width="0.369cm" svg:height="0.514cm" svg:x="9.142cm" svg:y="3.199cm" svg:viewBox="0 0 370 515" svg:d="M298 263c-8-44-36-81-90-81-44 0-90 10-144 65-58 58-64 122-64 144 0 44 32 124 130 124 168 0 240-234 240-333 0-112-66-182-152-182-102 0-134 92-134 110 0 10 6 26 26 26 24 0 38-22 38-38 0-24-22-24-32-24 30-52 80-56 100-56 52 0 102 36 102 126 0 28-4 63-20 119zM132 497c-78 0-78-72-78-80 0-18 18-116 46-158 30-40 64-64 108-64 76 0 78 80 78 94 0 50-46 208-154 208z">
            <text:p/>
          </draw:path>
          <draw:path draw:style-name="gr3" draw:text-style-name="P6" draw:layer="layout" svg:width="0.285cm" svg:height="0.44cm" svg:x="9.511cm" svg:y="3.458cm" svg:viewBox="0 0 286 441" svg:d="M286 70c0-44-36-70-80-70-68 0-116 78-130 126-25 103-50 206-76 309-2 4 4 6 6 6 4 0 8 0 10-4 11-43 22-87 32-130 12 22 34 42 74 42 70 0 148-48 148-124 0-28-14-57-40-73 24-16 56-44 56-82zM190 152c-8 0-12 2-26 2-8 0-20 0-22-2 4-2 18-2 22-2 8 0 18 0 26 2zM254 60c0 26-12 64-42 82-10-4-20-6-48-6-16 0-40 0-40 18 0 12 14 14 40 14 16 0 30-2 46-6 14 10 22 30 22 51 0 70-48 124-108 124-38 0-64-24-64-62 0-6 0-10 0-14 12-44 23-87 34-131 10-46 54-116 112-116 28 0 48 16 48 46z">
            <text:p/>
          </draw:path>
          <draw:path draw:style-name="gr3" draw:text-style-name="P6" draw:layer="layout" svg:width="0.163cm" svg:height="0.697cm" svg:x="9.935cm" svg:y="3.175cm" svg:viewBox="0 0 164 698" svg:d="M164 692c0-2 0-4-12-16-88-88-112-219-112-327 0-122 28-243 114-329 10-10 10-10 10-12 0-6-4-8-8-8-6 0-70 48-112 136-36 77-44 155-44 213 0 56 8 140 46 218 42 87 104 131 110 131 4 0 8-2 8-6z">
            <text:p/>
          </draw:path>
          <draw:path draw:style-name="gr3" draw:text-style-name="P6" draw:layer="layout" svg:width="0.331cm" svg:height="0.458cm" svg:x="10.159cm" svg:y="3.39cm" svg:viewBox="0 0 332 459" svg:d="M4 429c-4 10-4 10-4 12 0 10 8 18 20 18 16 0 24-12 26-14 2-6 26-100 44-176 14 28 36 48 70 48 82 0 172-100 172-203 0-74-46-114-96-114-70 0-142 70-164 156-23 91-45 182-68 273zM160 301c-50 0-62-56-62-62 0-4 4-18 6-26 20-77 28-103 42-131 30-52 66-66 88-66 26 0 48 20 48 68 0 38-20 115-40 151-22 44-56 66-82 66z">
            <text:p/>
          </draw:path>
          <draw:path draw:style-name="gr3" draw:text-style-name="P6" draw:layer="layout" svg:width="0.359cm" svg:height="0.316cm" svg:x="10.523cm" svg:y="3.39cm" svg:viewBox="0 0 360 317" svg:d="M226 269c6 30 32 48 62 48 24 0 40-16 52-40s13-45 20-68c0-8-6-8-8-8-6 0-8 4-10 12-10 40-22 88-52 88-14 0-22-10-22-32 0-16 8-48 14-74 7-24 13-49 20-73 2-12 8-38 12-48 4-16 10-44 10-48 0-12-10-18-20-18-4 0-22 0-28 24-12 52-44 173-52 211 0 2-28 58-80 58-36 0-44-32-44-58 0-38 20-93 38-141 8-22 12-32 12-44 0-32-22-58-58-58-66 0-92 102-92 108s6 6 8 6c8 0 8 0 12-12 16-60 44-86 70-86 6 0 18 0 18 22 0 18-8 38-12 48-26 70-40 111-40 147 0 66 48 84 86 84 46 0 72-32 84-48z">
            <text:p/>
          </draw:path>
          <draw:path draw:style-name="gr3" draw:text-style-name="P6" draw:layer="layout" svg:width="0.301cm" svg:height="0.22cm" svg:x="10.935cm" svg:y="3.588cm" svg:viewBox="0 0 302 221" svg:d="M238 148c46-48 64-112 64-118s-6-6-8-6c-8 0-8 2-10 12-10 32-26 62-46 88 0-6-2-40-2-44-8-48-46-80-94-80-72 0-142 68-142 136 0 46 34 85 90 85 46 0 86-22 114-41 12 35 36 41 50 41 30 0 48-24 48-33 0-6-6-6-10-6-6 0-6 2-8 4-6 17-22 21-28 21s-14 0-18-59zM200 164c-48 39-90 43-108 43-32 0-52-21-52-53 0-14 8-68 34-102 22-30 50-38 68-38 38 0 50 38 54 68 2 22 2 56 4 82z">
            <text:p/>
          </draw:path>
          <draw:path draw:style-name="gr3" draw:text-style-name="P6" draw:layer="layout" svg:width="0.361cm" svg:height="0.316cm" svg:x="11.325cm" svg:y="3.39cm" svg:viewBox="0 0 362 317" svg:d="M226 269c8 30 32 48 62 48 26 0 42-16 52-40 12-24 15-45 22-68 0-8-6-8-8-8-8 0-8 4-10 12-10 40-24 88-54 88-14 0-22-10-22-32 0-16 10-48 16-74 6-24 12-49 18-73 2-12 10-38 12-48 4-16 12-44 12-48 0-12-10-18-22-18-2 0-20 0-26 24-14 52-44 173-54 211 0 2-28 58-80 58-36 0-42-32-42-58 0-38 18-93 36-141 10-22 12-32 12-44 0-32-22-58-56-58-68 0-94 102-94 108s5 4 8 6c8 0 8 0 12-12 18-60 44-86 72-86 6 0 16 0 16 22 0 18-6 38-12 48-26 70-40 111-40 147 0 66 48 84 86 84 46 0 72-32 84-48z">
            <text:p/>
          </draw:path>
          <draw:path draw:style-name="gr3" draw:text-style-name="P6" draw:layer="layout" svg:width="0.287cm" svg:height="0.44cm" svg:x="11.731cm" svg:y="3.458cm" svg:viewBox="0 0 288 441" svg:d="M288 70c0-44-38-70-80-70-68 0-118 78-130 126-26 103-52 206-78 309 0 4 4 6 8 6s8 0 8-4c11-43 23-87 34-130 10 22 34 42 74 42 68 0 146-48 146-124 0-28-14-57-38-73 24-16 56-44 56-82zM190 152c-6 0-10 2-24 2-8 0-20 0-24-2 6-2 18-2 24-2s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3" draw:text-style-name="P6" draw:layer="layout" svg:width="0.161cm" svg:height="0.697cm" svg:x="12.127cm" svg:y="3.175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3" draw:text-style-name="P6" draw:layer="layout" svg:width="0.465cm" svg:height="0.163cm" svg:x="12.595cm" svg:y="3.442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3" draw:text-style-name="P6" draw:layer="layout" svg:width="0.429cm" svg:height="0.027cm" svg:x="13.355cm" svg:y="3.51cm" svg:viewBox="0 0 430 28" svg:d="M406 28c12 0 24 0 24-14s-12-14-24-14c-127 0-255 0-382 0-12 0-24 0-24 14s12 14 24 14c127 0 255 0 382 0z">
            <text:p/>
          </draw:path>
          <draw:path draw:style-name="gr3" draw:text-style-name="P6" draw:layer="layout" svg:width="0.369cm" svg:height="0.514cm" svg:x="13.871cm" svg:y="3.199cm" svg:viewBox="0 0 370 515" svg:d="M298 263c-8-44-36-81-90-81-44 0-90 10-144 65-58 58-64 122-64 144 0 44 32 124 130 124 168 0 240-234 240-333 0-112-64-182-152-182-102 0-134 92-134 110 0 10 6 26 28 26s36-22 36-38c0-24-20-24-32-24 30-52 80-56 102-56 50 0 100 36 100 126 0 28-4 63-20 119zM132 497c-78 0-78-72-78-80 0-18 18-116 48-158 28-40 62-64 106-64 76 0 78 80 78 94 0 50-46 208-154 208z">
            <text:p/>
          </draw:path>
          <draw:path draw:style-name="gr3" draw:text-style-name="P6" draw:layer="layout" svg:width="0.301cm" svg:height="0.22cm" svg:x="14.247cm" svg:y="3.588cm" svg:viewBox="0 0 302 221" svg:d="M238 148c46-48 64-112 64-118s-6-6-8-6c-6 0-6 2-10 12-10 32-26 62-46 88 0-6-2-40-2-44-8-48-44-80-94-80-72 0-142 68-142 136 0 46 34 85 90 85 46 0 86-22 114-41 12 35 36 41 52 41 28 0 46-24 46-33 0-6-6-6-10-6-6 0-6 2-8 4-6 17-22 21-28 21s-14 0-18-59zM200 164c-48 39-90 43-108 43-32 0-50-21-50-53 0-14 6-68 32-102 22-30 50-38 68-38 38 0 50 38 54 68 2 22 2 56 4 82z">
            <text:p/>
          </draw:path>
          <draw:path draw:style-name="gr3" draw:text-style-name="P6" draw:layer="layout" svg:width="0.501cm" svg:height="0.476cm" svg:x="14.645cm" svg:y="3.223cm" svg:viewBox="0 0 502 477" svg:d="M186 255c39 0 79 0 118 0 100 0 198-71 198-149 0-54-46-106-138-106-76 0-152 0-228 0-14 0-22 0-22 12 0 8 8 8 22 8 8 0 22 2 30 2 10 2 14 4 14 12 0 2 0 4-2 12-31 125-63 250-94 375-8 28-8 34-64 34-12 0-20 0-20 14 0 8 8 8 10 8 20 0 70-2 90-2 14 0 30 0 46 0 14 0 30 2 44 2 6 0 14 0 14-14 0-8-6-8-18-8-26 0-46 0-46-12 0-4 0-8 2-12 15-59 29-117 44-176zM236 48c6-24 8-28 38-28 23 0 45 0 68 0 58 0 94 20 94 68 0 28-14 88-40 111-36 32-78 38-108 38-33 0-67 0-100 0 16-63 32-126 48-189z">
            <text:p/>
          </draw:path>
          <draw:path draw:style-name="gr3" draw:text-style-name="P6" draw:layer="layout" svg:width="0.301cm" svg:height="0.22cm" svg:x="15.099cm" svg:y="3.588cm" svg:viewBox="0 0 302 221" svg:d="M238 148c46-48 64-112 64-118s-6-6-8-6c-8 0-8 2-10 12-10 32-26 62-46 88 0-6-2-40-2-44-8-48-46-80-94-80-72 0-142 68-142 136 0 46 32 85 90 85 46 0 86-22 114-41 10 35 36 41 50 41 30 0 48-24 48-33 0-6-6-6-10-6-6 0-6 2-8 4-6 17-22 21-28 21s-14 0-18-59zM200 164c-48 39-90 43-108 43-34 0-52-21-52-53 0-14 8-68 34-102 22-30 50-38 68-38 38 0 50 38 54 68 2 22 2 56 4 82z">
            <text:p/>
          </draw:path>
          <draw:path draw:style-name="gr3" draw:text-style-name="P6" draw:layer="layout" svg:width="0.287cm" svg:height="0.44cm" svg:x="15.457cm" svg:y="3.458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3" draw:text-style-name="P6" draw:layer="layout" svg:width="0.465cm" svg:height="0.464cm" svg:x="16.008cm" svg:y="3.293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3" draw:text-style-name="P6" draw:layer="layout" svg:width="0.367cm" svg:height="0.514cm" svg:x="16.7cm" svg:y="3.199cm" svg:viewBox="0 0 368 515" svg:d="M296 263c-6-44-36-81-90-81-44 0-88 10-144 65-58 58-62 122-62 144 0 44 30 124 128 124 168 0 240-234 240-333 0-112-64-182-152-182-102 0-134 92-134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3" draw:text-style-name="P6" draw:layer="layout" svg:width="0.287cm" svg:height="0.44cm" svg:x="17.068cm" svg:y="3.458cm" svg:viewBox="0 0 288 441" svg:d="M288 70c0-44-38-70-82-70-66 0-116 78-128 126-26 103-52 206-78 309 0 4 4 6 8 6s8 0 8-4c11-43 23-87 34-130 10 22 34 42 74 42 68 0 146-48 146-124 0-28-14-57-38-73 24-16 56-44 56-82zM190 152c-8 0-10 2-26 2-6 0-18 0-22-2 4-2 18-2 22-2 8 0 20 0 26 2zM254 60c0 26-12 64-42 82-10-4-18-6-46-6-18 0-42 0-42 18 0 12 14 14 40 14 16 0 32-2 46-6 16 10 24 30 24 51 0 70-50 124-110 124-38 0-64-24-64-62 0-6 0-10 2-14 11-44 21-87 32-131 12-46 54-116 112-116 28 0 48 16 48 46z">
            <text:p/>
          </draw:path>
          <draw:path draw:style-name="gr3" draw:text-style-name="P6" draw:layer="layout" svg:width="0.371cm" svg:height="0.308cm" svg:x="17.45cm" svg:y="3.398cm" svg:viewBox="0 0 372 309" svg:d="M338 40c8 0 34 0 34-24 0-16-16-16-28-16-53 0-107 0-160 0-106 0-184 116-184 197 0 62 42 112 106 112 82 0 176-86 176-193 0-12 0-44-22-76 26 0 52 0 78 0zM106 293c-34 0-62-26-62-76 0-20 8-77 32-119 30-48 72-58 96-58 60 0 64 46 64 68 0 34-14 89-38 125-26 42-64 60-92 60z">
            <text:p/>
          </draw:path>
          <draw:path draw:style-name="gr3" draw:text-style-name="P6" draw:layer="layout" svg:width="0.301cm" svg:height="0.22cm" svg:x="17.856cm" svg:y="3.588cm" svg:viewBox="0 0 302 221" svg:d="M238 148c46-48 64-112 64-118s-6-6-10-6c-6 0-6 2-10 12-8 32-24 62-46 88 0-6 0-40-2-44-6-48-44-80-94-80-72 0-140 68-140 136 0 46 32 85 90 85 44 0 86-22 112-41 12 35 38 41 52 41 28 0 46-24 46-33 0-6-6-6-8-6-6 0-8 2-8 4-8 17-22 21-28 21-8 0-16 0-18-59zM200 164c-48 39-90 43-110 43-32 0-50-21-50-53 0-14 6-68 32-102 24-30 52-38 68-38 40 0 52 38 56 68 2 22 2 56 4 82z">
            <text:p/>
          </draw:path>
          <draw:path draw:style-name="gr3" draw:text-style-name="P6" draw:layer="layout" svg:width="0.287cm" svg:height="0.44cm" svg:x="18.214cm" svg:y="3.458cm" svg:viewBox="0 0 288 441" svg:d="M288 70c0-44-38-70-82-70-66 0-116 78-128 126-26 103-52 206-78 309 0 4 4 6 8 6s8 0 8-4c11-43 23-87 34-130 10 22 34 42 74 42 68 0 146-48 146-124 0-28-14-57-38-73 24-16 56-44 56-82zM190 152c-8 0-10 2-24 2-8 0-20 0-24-2 4-2 18-2 24-2s18 0 24 2zM256 60c0 26-14 64-44 82-10-4-18-6-46-6-18 0-42 0-42 18 0 12 14 14 40 14 16 0 32-2 46-6 16 10 24 30 24 51 0 70-50 124-110 124-38 0-64-24-64-62 0-6 0-10 2-14 11-44 21-87 32-131 12-46 54-116 112-116 28 0 50 16 50 46z">
            <text:p/>
          </draw:path>
        </draw:g>
        <draw:g>
          <svg:title>TexMaths</svg:title>
          <svg:desc>20§display§\text{At constant Temperature: } \partial_\beta P_{\alpha \beta} = \rho \partial_\alpha \mu
§svg§600§FALSE§</svg:desc>
          <draw:path draw:style-name="gr3" draw:text-style-name="P6" draw:layer="layout" svg:width="0.481cm" svg:height="0.5cm" svg:x="3.81cm" svg:y="5.08cm" svg:viewBox="0 0 482 501" svg:d="M258 14c-4-8-4-14-16-14s-14 4-16 14c-49 140-97 279-146 419-12 36-42 46-80 48 0 6 0 13 0 20 18 0 48-2 72-2 22 0 58 2 82 2 0-7 0-14 0-20-36 0-54-18-54-36 0-2 2-10 2-12 11-31 21-61 32-92 58 0 116 0 174 0 13 36 25 72 38 108 0 4 2 8 2 10 0 22-40 22-58 22 0 6 0 13 0 20 24-2 74-2 100-2 30 0 62 2 92 2 0-7 0-14 0-20-4 0-8 0-12 0-42 0-52-6-60-28-51-146-101-293-152-439zM220 94c27 76 53 151 80 227-53 0-105 0-158 0 26-76 52-151 78-227z">
            <text:p/>
          </draw:path>
          <draw:path draw:style-name="gr3" draw:text-style-name="P6" draw:layer="layout" svg:width="0.219cm" svg:height="0.436cm" svg:x="4.31cm" svg:y="5.152cm" svg:viewBox="0 0 220 437" svg:d="M108 150c33 0 67 0 100 0 0-8 0-15 0-22-33 0-67 0-100 0 0-43 0-85 0-128-6 0-12 0-18 0 0 56-22 132-90 134 0 5 0 10 0 16 20 0 40 0 60 0 0 64 0 129 0 193 0 86 64 94 90 94 50 0 70-50 70-94 0-13 0-27 0-40-6 0-12 0-18 0 0 13 0 25 0 38 0 52-22 80-48 80-46 0-46-64-46-76 0-65 0-130 0-195z">
            <text:p/>
          </draw:path>
          <draw:path draw:style-name="gr3" draw:text-style-name="P6" draw:layer="layout" svg:width="0.267cm" svg:height="0.32cm" svg:x="4.828cm" svg:y="5.267cm" svg:viewBox="0 0 268 321" svg:d="M58 162c0-114 58-144 94-144 8 0 52 0 76 26-28 2-34 24-34 32 0 18 14 32 34 32 18 0 32-12 32-32 0-48-54-76-108-76-88 0-152 76-152 164 0 89 70 157 150 157 94 0 118-83 118-90s-8-8-10-8c-6 0-8 4-8 8-22 64-68 74-94 74-36 0-98-32-98-143z">
            <text:p/>
          </draw:path>
          <draw:path draw:style-name="gr3" draw:text-style-name="P6" draw:layer="layout" svg:width="0.311cm" svg:height="0.32cm" svg:x="5.136cm" svg:y="5.267cm" svg:viewBox="0 0 312 321" svg:d="M312 164c0-90-72-164-156-164-88 0-156 78-156 164 0 91 72 157 156 157s156-68 156-157zM156 305c-30 0-62-16-80-48-18-30-18-73-18-97 0-28 0-66 16-98 20-32 52-46 82-46s60 16 78 46 18 70 18 98c0 24 0 61-14 93-16 30-48 52-82 52z">
            <text:p/>
          </draw:path>
          <draw:path draw:style-name="gr3" draw:text-style-name="P6" draw:layer="layout" svg:width="0.353cm" svg:height="0.308cm" svg:x="5.49cm" svg:y="5.271cm" svg:viewBox="0 0 354 309" svg:d="M54 70c0 62 0 125 0 187 0 32-8 32-54 32 0 7 0 14 0 20 24 0 60-2 80-2 18 0 54 2 78 2 0-6 0-13 0-20-48 0-54 0-54-32 0-43 0-86 0-129 0-72 50-112 94-112s52 38 52 78c0 54 0 109 0 163 0 32-8 32-54 32 0 7 0 14 0 20 24 0 60-2 78-2s56 2 80 2c0-6 0-13 0-20-38 0-54 0-56-22 0-44 0-89 0-133 0-60 0-82-22-108-10-12-32-26-72-26-52 0-86 30-104 74 0-25 0-49 0-74-33 3-67 5-100 8 0 7 0 15 0 22 50 0 54 6 54 40z">
            <text:p/>
          </draw:path>
          <draw:path draw:style-name="gr3" draw:text-style-name="P6" draw:layer="layout" svg:width="0.227cm" svg:height="0.32cm" svg:x="5.882cm" svg:y="5.267cm" svg:viewBox="0 0 228 321" svg:d="M122 178c16 4 74 13 74 65 0 36-26 64-80 64-60 0-84-40-98-100-2-10-2-12-10-12s-8 4-8 18c0 31 0 62 0 92 0 12 0 16 6 16 4 0 5-1 18-14 1-1 2-2 14-16 32 30 62 30 78 30 80 0 112-46 112-96 0-37-20-59-28-67-24-22-52-28-80-34-40-6-88-16-88-56 0-26 20-54 80-54 76 0 80 64 82 84 0 8 6 8 8 8 10 0 10-4 10-18 0-24 0-47 0-70 0-12 0-18-8-18-4 0-6 0-14 8-2 4-10 10-12 12-28-20-56-20-66-20-86 0-112 48-112 86 0 26 10 46 30 60 22 18 42 22 92 32z">
            <text:p/>
          </draw:path>
          <draw:path draw:style-name="gr3" draw:text-style-name="P6" draw:layer="layout" svg:width="0.219cm" svg:height="0.436cm" svg:x="6.148cm" svg:y="5.152cm" svg:viewBox="0 0 220 437" svg:d="M108 150c34 0 68 0 102 0 0-8 0-15 0-22-34 0-68 0-102 0 0-43 0-85 0-128-5 0-11 0-16 0-2 56-22 132-92 134 0 5 0 10 0 16 20 0 40 0 60 0 0 64 0 129 0 193 0 86 66 94 90 94 50 0 70-50 70-94 0-13 0-27 0-40-6 0-12 0-18 0 0 13 0 25 0 38 0 52-20 80-46 80-48 0-48-64-48-76 0-65 0-130 0-195z">
            <text:p/>
          </draw:path>
          <draw:path draw:style-name="gr3" draw:text-style-name="P6" draw:layer="layout" svg:width="0.315cm" svg:height="0.32cm" svg:x="6.438cm" svg:y="5.267cm" svg:viewBox="0 0 316 321" svg:d="M204 261c4 28 22 58 56 58 14 0 56-10 56-68 0-12 0-25 0-38-5 0-11 0-16 0 0 13 0 26 0 38 0 42-18 46-26 46-24 0-26-32-26-36 0-46 0-93 0-139 0-30 0-56-26-82-26-28-62-40-96-40-58 0-106 34-106 80 0 20 14 32 32 32 20 0 32-14 32-32 0-8-2-32-34-32 18-24 52-32 76-32 34 0 74 28 74 90 0 8 0 17 0 26-36 2-86 4-130 26-52 22-70 59-70 89 0 58 68 74 112 74 46 0 80-28 92-60zM200 146c0 23 0 46 0 69 0 68-52 92-82 92-36 0-64-26-64-60 0-40 30-97 146-101z">
            <text:p/>
          </draw:path>
          <draw:path draw:style-name="gr3" draw:text-style-name="P6" draw:layer="layout" svg:width="0.353cm" svg:height="0.308cm" svg:x="6.782cm" svg:y="5.271cm" svg:viewBox="0 0 354 309" svg:d="M56 70c0 62 0 125 0 187 0 32-8 32-56 32 0 7 0 14 0 20 24 0 60-2 80-2 18 0 54 2 78 2 0-6 0-13 0-20-46 0-54 0-54-32 0-43 0-86 0-129 0-72 50-112 94-112s52 38 52 78c0 54 0 109 0 163 0 32-8 32-54 32 0 7 0 14 0 20 24 0 60-2 80-2 18 0 54 2 78 2 0-6 0-13 0-20-36 0-54 0-54-22 0-44 0-89 0-133 0-60 0-82-22-108-10-12-34-26-74-26-52 0-84 30-104 74 0-25 0-49 0-74-33 3-67 5-100 8 0 7 0 15 0 22 50 0 56 6 56 40z">
            <text:p/>
          </draw:path>
          <draw:path draw:style-name="gr3" draw:text-style-name="P6" draw:layer="layout" svg:width="0.219cm" svg:height="0.436cm" svg:x="7.143cm" svg:y="5.152cm" svg:viewBox="0 0 220 437" svg:d="M108 150c33 0 67 0 100 0 0-8 0-15 0-22-33 0-67 0-100 0 0-43 0-85 0-128-6 0-12 0-18 0 0 56-22 132-90 134 0 5 0 10 0 16 20 0 40 0 60 0 0 64 0 129 0 193 0 86 66 94 90 94 50 0 70-50 70-94 0-13 0-27 0-40-6 0-12 0-18 0 0 13 0 25 0 38 0 52-20 80-46 80-48 0-48-64-48-76 0-65 0-130 0-195z">
            <text:p/>
          </draw:path>
          <draw:path draw:style-name="gr3" draw:text-style-name="P6" draw:layer="layout" svg:width="0.455cm" svg:height="0.472cm" svg:x="7.663cm" svg:y="5.108cm" svg:viewBox="0 0 456 473" svg:d="M442 0c-143 0-285 0-428 0-5 53-9 105-14 158 6 0 12 0 18 0 10-114 20-136 126-136 12 0 30 0 38 0 14 4 14 12 14 28 0 123 0 246 0 369 0 24 0 34-74 34-9 0-19 0-28 0 0 6 0 13 0 20 30-2 102-2 134-2s104 0 132 2c0-7 0-14 0-20-9 0-19 0-28 0-72 0-72-10-72-34 0-123 0-246 0-369 0-14 0-24 12-28 8 0 26 0 40 0 106 0 116 22 126 136 6 0 12 0 18 0-5-53-9-105-14-158z">
            <text:p/>
          </draw:path>
          <draw:path draw:style-name="gr3" draw:text-style-name="P6" draw:layer="layout" svg:width="0.271cm" svg:height="0.32cm" svg:x="8.107cm" svg:y="5.267cm" svg:viewBox="0 0 272 321" svg:d="M58 138c4-104 64-122 88-122 72 0 78 94 78 122-55 0-111 0-166 0zM58 152c65 0 131 0 196 0 14 0 18 0 18-14 0-70-38-138-126-138-82 0-146 72-146 160 0 93 72 161 154 161 86 0 118-78 118-90 0-8-6-8-10-8-6 0-8 4-10 8-24 74-88 74-94 74-36 0-64-22-80-48-20-34-20-79-20-105z">
            <text:p/>
          </draw:path>
          <draw:path draw:style-name="gr3" draw:text-style-name="P6" draw:layer="layout" svg:width="0.549cm" svg:height="0.308cm" svg:x="8.421cm" svg:y="5.271cm" svg:viewBox="0 0 550 309" svg:d="M56 70c0 62 0 125 0 187 0 32-8 32-56 32 0 7 0 14 0 20 24 0 60-2 80-2 18 0 54 2 78 2 0-6 0-13 0-20-46 0-54 0-54-32 0-43 0-86 0-129 0-72 50-112 94-112s52 38 52 78c0 54 0 109 0 163 0 32-8 32-54 32 0 7 0 14 0 20 24 0 60-2 80-2 18 0 54 2 78 2 0-6 0-13 0-20-48 0-56 0-56-32 0-43 0-86 0-129 0-72 50-112 96-112 44 0 52 38 52 78 0 54 0 109 0 163 0 32-8 32-54 32 0 7 0 14 0 20 24 0 60-2 78-2s56 2 80 2c0-6 0-13 0-20-38 0-54 0-56-22 0-44 0-89 0-133 0-60 0-82-22-108-10-12-32-26-74-26-58 0-90 42-102 70-10-62-62-70-92-70-52 0-84 30-104 74 0-25 0-49 0-74-33 3-67 5-100 8 0 7 0 15 0 22 50 0 56 6 56 40z">
            <text:p/>
          </draw:path>
          <draw:path draw:style-name="gr3" draw:text-style-name="P6" draw:layer="layout" svg:width="0.345cm" svg:height="0.446cm" svg:x="9.005cm" svg:y="5.271cm" svg:viewBox="0 0 346 447" svg:d="M100 48c0-16 0-32 0-48-33 3-67 5-100 8 0 7 0 15 0 22 50 0 54 4 54 36 0 109 0 218 0 327 0 32-8 32-54 32 0 7 0 15 0 22 24-2 60-2 78-2s54 0 80 2c0-7 0-15 0-22-48 0-56 0-56-32 0-39 0-78 0-118 0-2 0-4 0-6 4 10 34 48 86 48 84 0 158-68 158-157 0-90-68-160-148-160-54 0-84 32-98 48zM102 229c0-51 0-103 0-155 20-36 56-56 92-56 50 0 94 62 94 142 0 83-50 143-102 143-28 0-54-14-74-44-10-14-10-14-10-30z">
            <text:p/>
          </draw:path>
          <draw:path draw:style-name="gr3" draw:text-style-name="P6" draw:layer="layout" svg:width="0.271cm" svg:height="0.32cm" svg:x="9.415cm" svg:y="5.267cm" svg:viewBox="0 0 272 321" svg:d="M58 138c4-104 64-122 88-122 72 0 78 94 78 122-55 0-111 0-166 0zM58 152c65 0 131 0 196 0 14 0 18 0 18-14 0-70-38-138-126-138-82 0-146 72-146 160 0 93 72 161 154 161 86 0 118-78 118-90 0-8-6-8-10-8-6 0-8 4-10 8-24 74-88 74-94 74-36 0-64-22-80-48-20-34-20-79-20-105z">
            <text:p/>
          </draw:path>
          <draw:path draw:style-name="gr3" draw:text-style-name="P6" draw:layer="layout" svg:width="0.235cm" svg:height="0.308cm" svg:x="9.727cm" svg:y="5.271cm" svg:viewBox="0 0 236 309" svg:d="M98 78c0-26 0-52 0-78-33 3-65 5-98 8 0 7 0 15 0 22 48 0 54 6 54 40 0 62 0 125 0 187 0 32-8 32-54 32 0 7 0 14 0 20 26 0 60-2 80-2 28 0 60 0 88 2 0-6 0-13 0-20-5 0-9 0-14 0-52 0-54-8-54-34 0-36 0-71 0-107 0-70 30-132 84-132 4 0 6 0 8 0-2 2-16 10-16 28 0 20 14 30 30 30 12 0 30-8 30-30s-22-44-52-44c-52 0-78 48-86 78z">
            <text:p/>
          </draw:path>
          <draw:path draw:style-name="gr3" draw:text-style-name="P6" draw:layer="layout" svg:width="0.317cm" svg:height="0.32cm" svg:x="10.011cm" svg:y="5.267cm" svg:viewBox="0 0 318 321" svg:d="M206 261c2 28 20 58 54 58 14 0 58-10 58-68 0-12 0-25 0-38-6 0-12 0-18 0 0 13 0 26 0 38 0 42-18 46-26 46-22 0-26-32-26-36 0-46 0-93 0-139 0-30 0-56-24-82-28-28-64-40-96-40-58 0-108 34-108 80 0 20 16 32 34 32s32-14 32-32c0-8-4-32-36-32 18-24 54-32 76-32 34 0 74 28 74 90 0 8 0 17 0 26-36 2-84 4-130 26-52 22-70 59-70 89 0 58 68 74 114 74s78-28 92-60zM200 146c0 23 0 46 0 69 0 68-50 92-82 92-34 0-64-26-64-60 0-40 30-97 146-101z">
            <text:p/>
          </draw:path>
          <draw:path draw:style-name="gr3" draw:text-style-name="P6" draw:layer="layout" svg:width="0.219cm" svg:height="0.436cm" svg:x="10.347cm" svg:y="5.152cm" svg:viewBox="0 0 220 437" svg:d="M108 150c33 0 67 0 100 0 0-8 0-15 0-22-33 0-67 0-100 0 0-43 0-85 0-128-6 0-12 0-18 0 0 56-22 132-90 134 0 5 0 10 0 16 20 0 40 0 60 0 0 64 0 129 0 193 0 86 64 94 90 94 50 0 70-50 70-94 0-13 0-27 0-40-6 0-12 0-18 0 0 13 0 25 0 38 0 52-20 80-46 80-48 0-48-64-48-76 0-65 0-130 0-195z">
            <text:p/>
          </draw:path>
          <draw:path draw:style-name="gr3" draw:text-style-name="P6" draw:layer="layout" svg:width="0.353cm" svg:height="0.316cm" svg:x="10.629cm" svg:y="5.271cm" svg:viewBox="0 0 354 317" svg:d="M252 255c0 21 0 42 0 62 34-2 68-5 102-8 0-6 0-13 0-20-50 0-56-6-56-40 0-83 0-166 0-249-34 3-68 5-102 8 0 7 0 15 0 22 48 0 54 6 54 40 0 41 0 82 0 123 0 62-34 110-84 110-60 0-62-34-62-70 0-77 0-155 0-233-35 3-69 5-104 8 0 7 0 15 0 22 56 0 56 2 56 64 0 35 0 70 0 105 0 54 0 118 106 118 40 0 70-18 90-62z">
            <text:p/>
          </draw:path>
          <draw:path draw:style-name="gr3" draw:text-style-name="P6" draw:layer="layout" svg:width="0.235cm" svg:height="0.308cm" svg:x="11.017cm" svg:y="5.271cm" svg:viewBox="0 0 236 309" svg:d="M98 78c0-26 0-52 0-78-33 3-65 5-98 8 0 7 0 15 0 22 50 0 54 6 54 40 0 62 0 125 0 187 0 32-6 32-54 32 0 7 0 14 0 20 28 0 60-2 80-2 28 0 62 0 90 2 0-6 0-13 0-20-5 0-11 0-16 0-52 0-52-8-52-34 0-36 0-71 0-107 0-70 28-132 82-132 4 0 6 0 8 0-2 2-16 10-16 28 0 20 14 30 30 30 12 0 30-8 30-30s-22-44-52-44c-52 0-76 48-86 78z">
            <text:p/>
          </draw:path>
          <draw:path draw:style-name="gr3" draw:text-style-name="P6" draw:layer="layout" svg:width="0.271cm" svg:height="0.32cm" svg:x="11.293cm" svg:y="5.267cm" svg:viewBox="0 0 272 321" svg:d="M58 138c4-104 64-122 88-122 72 0 78 94 78 122-55 0-111 0-166 0zM58 152c65 0 131 0 196 0 16 0 18 0 18-14 0-70-38-138-126-138-82 0-146 72-146 160 0 93 72 161 154 161 86 0 118-78 118-90 0-8-6-8-10-8-6 0-8 4-10 8-24 74-86 74-94 74-36 0-64-22-80-48-20-34-20-79-20-105z">
            <text:p/>
          </draw:path>
          <draw:path draw:style-name="gr3" draw:text-style-name="P6" draw:layer="layout" svg:width="0.073cm" svg:height="0.3cm" svg:x="11.645cm" svg:y="5.279cm" svg:viewBox="0 0 74 301" svg:d="M74 38c0-20-16-38-36-38s-38 18-38 38 18 36 38 36 36-16 36-36zM74 265c0-20-16-38-36-38s-38 18-38 38 18 36 38 36 36-16 36-36z">
            <text:p/>
          </draw:path>
          <draw:path draw:style-name="gr3" draw:text-style-name="P6" draw:layer="layout" svg:width="0.369cm" svg:height="0.516cm" svg:x="12.121cm" svg:y="5.08cm" svg:viewBox="0 0 370 517" svg:d="M296 265c-6-44-34-83-90-83-42 0-88 11-144 65-58 58-62 124-62 146 0 44 30 124 128 124 168 0 242-236 242-335 0-112-66-182-152-182-102 0-134 92-134 112 0 10 4 24 26 24 24 0 38-22 38-38 0-24-22-24-34-24 32-52 82-56 102-56 52 0 100 36 100 128 0 26-4 61-18 119-1 0-1 0-2 0zM132 497c-78 0-78-72-78-78 0-20 18-118 46-160 28-40 62-62 106-62 76 0 78 78 78 92 0 50-44 208-152 208z">
            <text:p/>
          </draw:path>
          <draw:path draw:style-name="gr3" draw:text-style-name="P6" draw:layer="layout" svg:width="0.287cm" svg:height="0.44cm" svg:x="12.489cm" svg:y="5.341cm" svg:viewBox="0 0 288 441" svg:d="M288 68c0-44-38-68-80-68-68 0-118 76-130 126-26 103-52 206-78 309 0 4 4 6 8 6s8 0 8-4c11-44 23-88 34-132 10 24 34 44 74 44 68 0 146-48 146-124 0-30-12-57-38-73 24-16 56-44 56-84zM190 150c-6 2-10 4-24 4-8 0-20 0-24-2 6-4 20-4 24-4 6 0 18 0 24 2zM256 60c0 26-14 64-44 80-10-2-18-6-46-6-18 0-42 2-42 20 0 12 16 14 40 14 18 0 32-4 48-8 14 10 22 31 22 51 0 72-48 124-108 124-38 0-66-22-66-60 0-6 0-10 2-16 11-43 21-86 32-129 12-46 56-116 112-116 30 0 50 16 50 46z">
            <text:p/>
          </draw:path>
          <draw:path draw:style-name="gr3" draw:text-style-name="P6" draw:layer="layout" svg:width="0.501cm" svg:height="0.476cm" svg:x="12.873cm" svg:y="5.104cm" svg:viewBox="0 0 502 477" svg:d="M184 257c40 0 80 0 120 0 100 0 198-73 198-151 0-54-46-106-138-106-76 0-152 0-228 0-14 0-22 0-22 12 0 10 6 10 20 10 10 0 22 0 30 0 12 2 16 4 16 12 0 2 0 4-2 14-31 125-63 250-94 375-8 28-8 34-64 34-12 0-20 0-20 12 0 8 8 8 10 8 20 0 70-2 90-2 14 0 30 2 44 2 16 0 32 0 46 0 6 0 14 0 14-14 0-6-6-6-20-6-26 0-46 0-46-14 0-4 2-8 4-12 14-58 28-116 42-174zM236 48c6-24 8-26 38-26 22 0 44 0 66 0 60 0 96 18 96 66 0 28-14 88-42 113-34 32-76 36-108 36-33 0-65 0-98 0 16-63 32-126 48-189z">
            <text:p/>
          </draw:path>
          <draw:path draw:style-name="gr3" draw:text-style-name="P6" draw:layer="layout" svg:width="0.301cm" svg:height="0.22cm" svg:x="13.327cm" svg:y="5.471cm" svg:viewBox="0 0 302 221" svg:d="M238 146c46-46 64-112 64-116 0-6-6-6-8-6-8 0-8 0-12 12-8 32-24 62-44 88-2-6-2-40-4-44-6-48-44-80-92-80-74 0-142 66-142 136 0 44 32 85 90 85 44 0 86-22 114-41 10 35 36 41 50 41 28 0 46-24 46-35 0-6-6-6-8-6-6 0-8 2-8 6-8 17-22 21-28 21-8 0-16 0-18-61zM200 164c-48 37-90 43-110 43-32 0-50-21-50-55 0-14 8-66 32-100 24-30 52-38 68-38 40 0 52 38 56 68 2 20 2 56 4 82z">
            <text:p/>
          </draw:path>
          <draw:path draw:style-name="gr3" draw:text-style-name="P6" draw:layer="layout" svg:width="0.287cm" svg:height="0.44cm" svg:x="13.684cm" svg:y="5.341cm" svg:viewBox="0 0 288 441" svg:d="M288 68c0-44-38-68-80-68-68 0-118 76-130 126-26 103-52 206-78 309 0 4 4 6 8 6s8 0 8-4c11-44 23-88 34-132 10 24 34 44 74 44 68 0 146-48 146-124 0-30-14-57-38-73 24-16 56-44 56-84zM190 150c-8 2-10 4-24 4-8 0-20 0-24-2 6-4 18-4 24-4s18 0 24 2zM256 60c0 26-14 64-44 80-10-2-18-6-46-6-18 0-42 2-42 20 0 12 16 14 40 14 16 0 32-4 46-8 16 10 24 31 24 51 0 72-50 124-110 124-36 0-64-22-64-60 0-6 0-10 2-16 11-43 21-86 32-129 12-46 54-116 112-116 30 0 50 16 50 46z">
            <text:p/>
          </draw:path>
          <draw:path draw:style-name="gr3" draw:text-style-name="P6" draw:layer="layout" svg:width="0.467cm" svg:height="0.163cm" svg:x="14.274cm" svg:y="5.32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3" draw:text-style-name="P6" draw:layer="layout" svg:width="0.331cm" svg:height="0.46cm" svg:x="14.998cm" svg:y="5.271cm" svg:viewBox="0 0 332 461" svg:d="M2 431c-2 8-2 10-2 12 0 10 8 18 20 18 14 0 22-12 24-14 4-6 26-100 44-176 14 28 38 46 70 46 82 0 174-98 174-201 0-76-48-116-98-116-68 0-142 70-164 156-23 91-45 183-68 275zM158 303c-50 0-60-56-60-64 0-2 2-16 4-26 20-77 28-103 44-131 30-50 64-66 86-66 26 0 48 20 48 68 0 40-20 117-38 151-24 44-58 68-84 68z">
            <text:p/>
          </draw:path>
          <draw:path draw:style-name="gr3" draw:text-style-name="P6" draw:layer="layout" svg:width="0.369cm" svg:height="0.516cm" svg:x="15.368cm" svg:y="5.08cm" svg:viewBox="0 0 370 517" svg:d="M298 265c-8-44-36-83-92-83-42 0-88 11-142 65-60 58-64 124-64 146 0 44 30 124 130 124 166 0 240-236 240-335 0-112-66-182-152-182-102 0-134 92-134 112 0 10 6 24 26 24 24 0 38-22 38-38 0-24-22-24-32-24 30-52 80-56 100-56 52 0 100 36 100 128 0 26-4 61-18 119zM132 497c-78 0-78-72-78-78 0-20 18-118 46-160 28-40 64-62 106-62 78 0 78 78 78 92 0 50-44 208-152 208z">
            <text:p/>
          </draw:path>
          <draw:path draw:style-name="gr3" draw:text-style-name="P6" draw:layer="layout" svg:width="0.301cm" svg:height="0.22cm" svg:x="15.744cm" svg:y="5.471cm" svg:viewBox="0 0 302 221" svg:d="M238 146c46-46 64-112 64-116 0-6-6-6-8-6-8 0-8 0-12 12-8 32-24 62-44 88-2-6-2-40-4-44-6-48-44-80-92-80-74 0-142 66-142 136 0 44 32 85 90 85 44 0 86-22 114-41 10 35 36 41 50 41 28 0 46-24 46-35 0-6-6-6-8-6-6 0-8 2-8 6-8 17-22 21-28 21-8 0-16 0-18-61zM200 164c-48 37-90 43-108 43-34 0-52-21-52-55 0-14 8-66 32-100 24-30 52-38 68-38 40 0 52 38 56 68 2 20 2 56 4 82z">
            <text:p/>
          </draw:path>
          <draw:path draw:style-name="gr3" draw:text-style-name="P6" draw:layer="layout" svg:width="0.381cm" svg:height="0.46cm" svg:x="16.134cm" svg:y="5.271cm" svg:viewBox="0 0 382 461" svg:d="M142 64c4-14 10-40 10-44 0-12-8-20-20-20-2 0-22 2-28 26-34 135-68 270-102 405-2 8-2 10-2 12 0 10 8 18 20 18 16 0 24-12 24-14 4-6 12-42 40-152 22 20 54 22 68 22 48 0 76-30 94-50 6 32 32 50 62 50 26 0 42-16 52-38 12-26 22-68 22-70 0-6-6-6-8-6-8 0-8 2-10 12-12 46-26 88-54 88-20 0-22-18-22-34 0-14 10-48 14-72 7-25 13-50 20-75 2-10 10-38 12-48 4-16 10-42 10-46 0-14-8-20-20-20-2 0-22 2-26 26-11 43-23 86-34 130-8 35-16 63-18 71 0 4-34 68-92 68-34 0-52-24-52-62 0-20 6-40 10-59 10-40 20-79 30-118z">
            <text:p/>
          </draw:path>
        </draw:g>
        <draw:g>
          <svg:title>TexMaths</svg:title>
          <svg:desc>20§display§\mu = \mu^{id} + \mu^{nid}§svg§600§FALSE§</svg:desc>
          <draw:path draw:style-name="gr2" draw:text-style-name="P5" draw:layer="layout" svg:width="4.347cm" svg:height="0.707cm" svg:x="13.776cm" svg:y="6.386cm" svg:viewBox="0 0 4348 708" svg:d="M2175 708c-725 0-1450 0-2175 0 0-236 0-472 0-708 1449 0 2899 0 4348 0 0 236 0 472 0 708-724 0-1449 0-2173 0z">
            <text:p/>
          </draw:path>
          <draw:path draw:style-name="gr3" draw:text-style-name="P6" draw:layer="layout" svg:width="0.379cm" svg:height="0.46cm" svg:x="13.762cm" svg:y="6.669cm" svg:viewBox="0 0 380 461" svg:d="M140 64c4-14 12-42 12-44 0-12-10-20-22-20-2 0-20 2-28 26-33 135-67 270-100 405-2 8-1 7-2 10 0 12 8 20 20 20 14 0 22-12 24-16 2-6 12-42 38-150 22 20 54 22 68 22 50 0 78-32 94-52 6 32 32 52 64 52 24 0 40-16 52-38 12-26 20-68 20-70 0-5-6-5-8-5-8 0-8 2-10 11-12 46-24 86-54 86-18 0-20-18-20-32 0-16 8-48 14-71 7-26 13-51 20-76 2-10 8-38 12-48 2-16 10-42 10-46 0-14-10-20-20-20-4 0-22 0-28 24-11 44-21 88-32 132-10 34-18 63-20 71 0 2-34 66-90 66-36 0-52-22-52-60 0-20 4-39 10-59 9-40 19-79 28-118z">
            <text:p/>
          </draw:path>
          <draw:path draw:style-name="gr3" draw:text-style-name="P6" draw:layer="layout" svg:width="0.467cm" svg:height="0.163cm" svg:x="14.398cm" svg:y="6.723cm" svg:viewBox="0 0 468 164" svg:d="M444 28c10 0 24 0 24-14s-14-14-24-14c-140 0-280 0-420 0-10 0-24 0-24 14s14 14 24 14c140 0 280 0 420 0zM444 164c10 0 24 1 24-14s-14-16-24-16c-140 0-280 0-420 0-10 0-24 1-24 16s14 14 24 14c140 0 280 0 420 0z">
            <text:p/>
          </draw:path>
          <draw:path draw:style-name="gr3" draw:text-style-name="P6" draw:layer="layout" svg:width="0.379cm" svg:height="0.46cm" svg:x="15.121cm" svg:y="6.669cm" svg:viewBox="0 0 380 461" svg:d="M140 64c4-14 12-42 12-44 0-12-8-20-20-20-2 0-22 2-28 26-34 135-68 270-102 405-2 8-1 7-2 10 0 12 8 20 20 20 14 0 22-12 24-16 2-6 12-42 38-150 24 20 54 22 68 22 50 0 78-32 94-52 6 32 32 52 64 52 24 0 40-16 52-38 12-26 20-68 20-70 0-5-6-5-8-5-6 0-8 2-10 11-12 46-24 86-54 86-18 0-20-18-20-32 0-16 8-48 14-71 7-26 13-51 20-76 2-10 8-38 12-48 4-16 10-42 10-46 0-14-10-20-20-20-4 0-22 0-28 24-11 44-21 88-32 132-10 34-16 63-20 71 0 2-34 66-90 66-36 0-52-22-52-60 0-20 4-39 10-59 9-40 19-79 28-118z">
            <text:p/>
          </draw:path>
          <draw:path draw:style-name="gr3" draw:text-style-name="P6" draw:layer="layout" svg:width="0.147cm" svg:height="0.328cm" svg:x="15.547cm" svg:y="6.366cm" svg:viewBox="0 0 148 329" svg:d="M136 18c0-8-6-18-20-18s-28 12-28 26c0 8 6 20 20 20s28-14 28-28zM36 267c-2 6-6 12-6 20 0 24 20 42 48 42 48 0 70-68 70-76 0-6-6-6-8-6-6 0-8 4-10 8-10 40-32 60-52 60-10 0-12-6-12-18 0-10 4-20 8-30 6-14 10-28 16-40 4-12 22-55 24-61s4-10 4-16c0-22-20-42-48-42-48 0-70 68-70 76 0 6 6 6 8 6 6 0 6-2 8-8 14-42 34-60 52-60 8 0 14 4 14 18 0 10-4 18-16 48-10 26-20 53-30 79z">
            <text:p/>
          </draw:path>
          <draw:path draw:style-name="gr3" draw:text-style-name="P6" draw:layer="layout" svg:width="0.253cm" svg:height="0.344cm" svg:x="15.751cm" svg:y="6.35cm" svg:viewBox="0 0 254 345" svg:d="M252 16c0-2 1-5 2-8 0-4-2-8-8-8-10 0-50 4-64 6-4 0-10 0-10 10 0 8 6 8 12 8 24 0 24 2 24 6s0 8-2 12c-9 37-19 74-28 112-10-16-26-30-50-30-64 0-128 70-128 139 0 48 32 82 76 82 26 0 50-16 68-34 10 28 38 34 52 34 18 0 30-12 38-26 12-20 18-48 18-50 0-6-6-6-8-6-8 0-8 2-12 16-4 24-14 52-34 52-14 0-18-10-18-24 0-10 2-14 4-20 23-90 45-181 68-271zM146 279c-2 14-14 24-24 32-4 4-24 20-46 20-18 0-36-12-36-48 0-26 14-79 26-99 22-38 48-46 62-46 34 0 44 38 44 42 0 2-2 6-2 8-8 30-16 61-24 91z">
            <text:p/>
          </draw:path>
          <draw:path draw:style-name="gr3" draw:text-style-name="P6" draw:layer="layout" svg:width="0.467cm" svg:height="0.464cm" svg:x="16.245cm" svg:y="6.571cm" svg:viewBox="0 0 468 465" svg:d="M248 247c65 0 130 0 196 0 10 0 24 0 24-14s-14-14-24-14c-66 0-131 0-196 0 0-65 0-131 0-197 0-10 0-22-14-22s-14 12-14 22c0 66 0 132 0 197-65 0-131 0-196 0-10 0-24 0-24 14s14 14 24 14c65 0 131 0 196 0 0 66 0 131 0 196 0 10 0 22 14 22s14-12 14-22c0-65 0-130 0-196z">
            <text:p/>
          </draw:path>
          <draw:path draw:style-name="gr3" draw:text-style-name="P6" draw:layer="layout" svg:width="0.381cm" svg:height="0.46cm" svg:x="16.929cm" svg:y="6.669cm" svg:viewBox="0 0 382 461" svg:d="M142 64c4-14 10-42 10-44 0-12-8-20-20-20-2 0-22 2-28 26-34 135-68 270-102 405-2 8-1 7-2 10 0 12 8 20 20 20 14 0 24-12 24-16 4-6 12-42 40-150 22 20 54 22 68 22 48 0 76-32 92-52 8 32 34 52 64 52 24 0 40-16 52-38 12-26 22-68 22-70 0-5-8-5-10-5-6 0-8 2-10 11-12 46-24 86-52 86-20 0-22-18-22-32 0-16 8-48 14-71 7-26 13-51 20-76 2-10 10-38 12-48 4-16 10-42 10-46 0-14-10-20-20-20-4 0-22 0-28 24-11 44-21 88-32 132-8 34-16 63-18 71-2 2-34 66-92 66-34 0-52-22-52-60 0-20 6-39 10-59 10-40 20-79 30-118z">
            <text:p/>
          </draw:path>
          <draw:path draw:style-name="gr3" draw:text-style-name="P6" draw:layer="layout" svg:width="0.299cm" svg:height="0.22cm" svg:x="17.354cm" svg:y="6.474cm" svg:viewBox="0 0 300 221" svg:d="M36 186c-2 6-4 18-4 20 0 9 8 15 16 15 10 0 18-7 20-12s6-19 8-29c2-8 8-32 12-44 2-10 6-22 8-32 6-20 6-24 20-44s38-46 74-46c28 0 30 26 30 34 0 30-22 84-30 106-6 12-8 18-8 26 0 26 22 41 48 41 48 0 70-67 70-75 0-6-6-6-8-6-6 0-8 4-8 8-12 40-34 60-54 60-10 0-12-6-12-18 0-10 4-16 12-38 6-16 26-68 26-96 0-48-38-56-64-56-40 0-68 26-84 46-2-34-32-46-52-46s-32 16-38 26c-12 20-18 48-18 50 0 6 6 6 8 6 6 0 8-2 10-14 8-30 18-54 36-54 14 0 18 12 18 24 0 10-5 27-8 40s-10 34-12 46c-5 20-11 41-16 62z">
            <text:p/>
          </draw:path>
          <draw:path draw:style-name="gr3" draw:text-style-name="P6" draw:layer="layout" svg:width="0.147cm" svg:height="0.328cm" svg:x="17.702cm" svg:y="6.366cm" svg:viewBox="0 0 148 329" svg:d="M136 18c0-8-6-18-20-18s-28 12-28 26c0 8 6 20 20 20s28-14 28-28zM34 267c-2 6-4 12-4 20 0 24 20 42 48 42 48 0 70-68 70-76 0-6-6-6-8-6-6 0-8 4-10 8-10 40-32 60-52 60-10 0-12-6-12-18 0-10 4-20 8-30 6-14 10-28 16-40 4-12 22-55 24-61s4-10 4-16c0-22-20-42-48-42-48 0-70 68-70 76 0 6 6 6 8 6 6 0 6-2 8-8 14-42 34-60 52-60 8 0 14 4 14 18 0 10-4 18-16 48-11 26-21 53-32 79z">
            <text:p/>
          </draw:path>
          <draw:path draw:style-name="gr3" draw:text-style-name="P6" draw:layer="layout" svg:width="0.253cm" svg:height="0.344cm" svg:x="17.906cm" svg:y="6.35cm" svg:viewBox="0 0 254 345" svg:d="M252 16c0-2 1-5 2-8 0-4-2-8-8-8-10 0-50 4-64 6-4 0-10 0-10 10 0 8 6 8 12 8 24 0 24 2 24 6s0 8-2 12c-9 37-19 74-28 112-10-16-26-30-50-30-64 0-128 70-128 139 0 48 32 82 76 82 26 0 50-16 68-34 10 28 38 34 52 34 18 0 30-12 38-26 12-20 18-48 18-50 0-6-6-6-8-6-8 0-8 2-12 16-6 24-14 52-36 52-12 0-16-10-16-24 0-10 2-14 4-20 23-90 45-181 68-271zM146 279c-2 14-14 24-24 32-4 4-24 20-46 20-18 0-36-12-36-48 0-26 14-79 26-99 22-38 48-46 62-46 34 0 44 38 44 42 0 2-2 6-2 8-8 30-16 61-24 91z">
            <text:p/>
          </draw:path>
        </draw:g>
        <draw:g>
          <svg:title>TexMaths</svg:title>
          <svg:desc>20§display§\partial_t( \rho u) + \partial_{\beta}( \rho u_{\alpha} u_{\beta} ) = -\rho \partial_\alpha \mu^{id} - \rho \partial_\alpha \mu^{nid}  + \partial_{\beta} \sigma_{\alpha \beta} §svg§600§FALSE§</svg:desc>
          <draw:path draw:style-name="gr2" draw:text-style-name="P5" draw:layer="layout" svg:width="15.519cm" svg:height="0.757cm" svg:x="4.764cm" svg:y="8.096cm" svg:viewBox="0 0 15520 758" svg:d="M7761 758c-2587 0-5174 0-7761 0 0-252 0-505 0-758 5173 0 10347 0 15520 0 0 253 0 506 0 758-2586 0-5173 0-7759 0z">
            <text:p/>
          </draw:path>
          <draw:path draw:style-name="gr3" draw:text-style-name="P6" draw:layer="layout" svg:width="0.369cm" svg:height="0.516cm" svg:x="4.756cm" svg:y="8.188cm" svg:viewBox="0 0 370 517" svg:d="M298 265c-8-44-36-83-90-83-44 0-90 12-144 65-58 58-64 124-64 146 0 44 32 124 130 124 168 0 240-236 240-335 0-112-66-182-152-182-102 0-134 92-134 112 0 10 6 24 26 24 24 0 38-22 38-38 0-24-20-24-32-24 30-52 80-56 102-56 50 0 100 36 100 128 0 26-4 62-20 119zM132 497c-78 0-78-72-78-78 0-20 18-118 48-160 28-39 62-61 106-61 76 0 78 77 78 91 0 50-46 208-154 208z">
            <text:p/>
          </draw:path>
          <draw:path draw:style-name="gr3" draw:text-style-name="P6" draw:layer="layout" svg:width="0.165cm" svg:height="0.31cm" svg:x="5.122cm" svg:y="8.489cm" svg:viewBox="0 0 166 311" svg:d="M100 112c17 0 33 0 50 0 10 0 16 0 16-10 0-8-6-8-14-8-15 0-31 0-46 0 6-24 12-48 18-72 0-2 0-4 0-6 0-10-6-16-16-16-12 0-20 8-24 20-2 12 4-10-18 74-17 0-33 0-50 0-10 0-16 0-16 12 0 6 6 6 16 6 15 0 31 0 46 0-10 38-20 77-30 115-2 12-6 30-6 36 0 30 24 48 52 48 54 0 86-70 86-76s-6-6-8-6c-6 0-6 0-10 8-14 32-40 60-66 60-10 0-18-6-18-24 0-6 2-16 4-20 11-47 23-94 34-141z">
            <text:p/>
          </draw:path>
          <draw:path draw:style-name="gr3" draw:text-style-name="P6" draw:layer="layout" svg:width="0.163cm" svg:height="0.699cm" svg:x="5.418cm" svg:y="8.164cm" svg:viewBox="0 0 164 700" svg:d="M164 694c0-2 0-4-12-16-88-87-110-221-110-327 0-122 26-243 112-331 10-8 10-10 10-12 0-6-4-8-8-8-6 0-70 48-112 138-34 76-44 153-44 213 0 54 8 140 48 218 42 86 102 131 108 131 4 0 8-2 8-6z">
            <text:p/>
          </draw:path>
          <draw:path draw:style-name="gr3" draw:text-style-name="P6" draw:layer="layout" svg:width="0.331cm" svg:height="0.46cm" svg:x="5.644cm" svg:y="8.379cm" svg:viewBox="0 0 332 461" svg:d="M2 431c-2 8-2 10-2 12 0 10 8 18 20 18 14 0 22-12 24-14 4-6 26-100 44-176 14 28 38 46 70 46 82 0 174-97 174-201 0-76-48-116-98-116-68 0-142 72-164 156-23 91-45 183-68 275zM158 303c-50 0-60-56-60-64 0-2 2-16 4-25 20-78 28-102 42-132 32-50 66-66 88-66 26 0 48 20 48 70 0 38-20 116-38 149-24 44-58 68-84 68z">
            <text:p/>
          </draw:path>
          <draw:path draw:style-name="gr3" draw:text-style-name="P6" draw:layer="layout" svg:width="0.361cm" svg:height="0.316cm" svg:x="6.006cm" svg:y="8.379cm" svg:viewBox="0 0 362 317" svg:d="M226 271c8 28 32 46 62 46 24 0 42-16 52-38 12-26 22-67 22-69 0-6-6-6-10-6-6 0-6 2-8 12-10 39-24 87-54 87-14 0-22-10-22-32 0-16 10-50 14-73 7-26 13-51 20-76 2-10 10-36 12-48 4-16 10-42 10-46 0-14-8-20-20-20-4 0-22 2-26 26-14 50-46 174-54 209 0 4-28 60-80 60-36 0-44-32-44-58 0-39 20-93 38-143 10-20 12-30 12-44 0-32-22-58-58-58-66 0-92 102-92 108 0 8 5 5 8 8 8 0 8-2 12-12 18-62 44-88 70-88 8 0 18 2 18 24 0 16-8 36-12 48-26 68-40 112-40 145 0 68 48 84 86 84 46 0 72-30 84-46z">
            <text:p/>
          </draw:path>
          <draw:path draw:style-name="gr3" draw:text-style-name="P6" draw:layer="layout" svg:width="0.163cm" svg:height="0.699cm" svg:x="6.428cm" svg:y="8.164cm" svg:viewBox="0 0 164 700" svg:d="M164 351c0-56-8-139-48-219-42-86-102-132-108-132-4 0-8 4-8 8 0 2 0 4 14 16 68 70 108 180 108 327 0 120-26 244-112 331-10 8-10 10-10 12 0 4 4 6 8 6 6 0 70-47 110-135 36-78 46-156 46-214z">
            <text:p/>
          </draw:path>
          <draw:path draw:style-name="gr3" draw:text-style-name="P6" draw:layer="layout" svg:width="0.465cm" svg:height="0.466cm" svg:x="6.858cm" svg:y="8.281cm" svg:viewBox="0 0 466 467" svg:d="M248 247c65 0 131 0 196 0 10 0 22 0 22-14 0-13-12-13-22-13-65 0-131 0-196 0 0-66 0-131 0-196 0-10 0-24-14-24s-14 14-14 24c0 65 0 130 0 196-66 0-132 0-198 0-10 0-22 0-22 13 0 14 12 14 22 14 66 0 132 0 198 0 0 66 0 131 0 196 0 10 0 24 14 24s14-14 14-24c0-65 0-130 0-196z">
            <text:p/>
          </draw:path>
          <draw:path draw:style-name="gr3" draw:text-style-name="P6" draw:layer="layout" svg:width="0.369cm" svg:height="0.516cm" svg:x="7.548cm" svg:y="8.188cm" svg:viewBox="0 0 370 517" svg:d="M298 265c-8-44-36-83-90-83-44 0-90 12-144 65-58 58-64 124-64 146 0 44 32 124 130 124 168 0 240-236 240-335 0-112-66-182-152-182-102 0-134 92-134 112 0 10 6 24 26 24 24 0 38-22 38-38 0-24-20-24-32-24 30-52 80-56 102-56 50 0 100 36 100 128 0 26-4 62-20 119zM132 497c-78 0-78-72-78-78 0-20 18-118 48-160 28-39 62-61 106-61 76 0 78 77 78 91 0 50-46 208-154 208z">
            <text:p/>
          </draw:path>
          <draw:path draw:style-name="gr3" draw:text-style-name="P6" draw:layer="layout" svg:width="0.287cm" svg:height="0.44cm" svg:x="7.917cm" svg:y="8.449cm" svg:viewBox="0 0 288 441" svg:d="M288 68c0-42-38-68-82-68-68 0-116 76-128 126-26 103-52 206-78 309-2 4 4 6 6 6 6 0 10 0 10-4 11-44 22-88 32-132 12 24 34 44 74 44 70 0 148-48 148-124 0-29-14-57-40-73 26-16 58-44 58-84zM190 150c-8 2-12 4-26 4-8 0-20 0-22-2 4-4 18-4 22-4 8 0 18 0 26 2zM254 60c0 26-12 64-42 80-10-2-20-6-46-6-18 0-42 2-42 20 0 12 14 14 40 14 16 0 32-2 46-8 16 10 22 32 22 52 0 71-48 123-108 123-38 0-64-22-64-60 0-6 0-10 0-16 12-43 23-86 34-129 12-46 54-116 112-116 28 0 48 16 48 46z">
            <text:p/>
          </draw:path>
          <draw:path draw:style-name="gr3" draw:text-style-name="P6" draw:layer="layout" svg:width="0.163cm" svg:height="0.699cm" svg:x="8.342cm" svg:y="8.164cm" svg:viewBox="0 0 164 700" svg:d="M164 694c0-2 0-4-12-16-88-87-110-221-110-327 0-122 26-243 112-331 10-8 10-10 10-12 0-6-4-8-8-8-6 0-70 48-112 138-36 76-44 153-44 213 0 54 8 140 46 218 42 86 104 131 110 131 4 0 8-2 8-6z">
            <text:p/>
          </draw:path>
          <draw:path draw:style-name="gr3" draw:text-style-name="P6" draw:layer="layout" svg:width="0.329cm" svg:height="0.46cm" svg:x="8.568cm" svg:y="8.379cm" svg:viewBox="0 0 330 461" svg:d="M2 431c-2 8-2 10-2 12 0 10 6 18 18 18 16 0 24-12 26-14 2-6 26-100 44-176 14 28 38 46 70 46 82 0 172-97 172-201 0-76-46-116-96-116-68 0-142 72-164 156-23 91-45 183-68 275zM158 303c-50 0-62-56-62-64 0-2 4-16 6-25 20-78 28-102 42-132 30-50 66-66 88-66 26 0 48 20 48 70 0 38-20 116-40 149-22 44-56 68-82 68z">
            <text:p/>
          </draw:path>
          <draw:path draw:style-name="gr3" draw:text-style-name="P6" draw:layer="layout" svg:width="0.361cm" svg:height="0.316cm" svg:x="8.929cm" svg:y="8.379cm" svg:viewBox="0 0 362 317" svg:d="M226 271c8 28 32 46 62 46 24 0 40-16 52-38 12-26 22-67 22-69 0-6-8-6-10-6-6 0-8 2-10 12-8 39-22 87-52 87-14 0-22-10-22-32 0-16 8-50 14-73 7-26 13-51 20-76 2-10 10-36 12-48 4-16 10-42 10-46 0-14-10-20-20-20-4 0-22 2-28 26-12 50-44 174-52 209 0 4-28 60-80 60-36 0-44-32-44-58 0-39 20-93 38-143 8-20 12-30 12-44 0-32-22-58-58-58-66 0-92 102-92 108 0 8 6 8 8 8 8 0 8-2 12-12 18-62 44-88 70-88 6 0 18 2 18 24 0 16-8 36-12 48-26 68-40 112-40 145 0 68 48 84 86 84 46 0 72-30 84-46z">
            <text:p/>
          </draw:path>
          <draw:path draw:style-name="gr3" draw:text-style-name="P6" draw:layer="layout" svg:width="0.301cm" svg:height="0.22cm" svg:x="9.341cm" svg:y="8.579cm" svg:viewBox="0 0 302 221" svg:d="M238 148c46-48 64-112 64-118s-6-6-8-6c-6 0-6 0-10 12-10 32-26 62-46 88 0-6-2-40-2-44-8-48-44-80-94-80-72 0-142 66-142 136 0 44 34 85 90 85 46 0 86-21 114-41 12 36 36 41 52 41 28 0 46-23 46-35 0-6-6-6-8-6-8 0-8 2-10 6-6 18-22 22-28 22s-14 0-18-60zM200 164c-48 40-90 44-108 44-32 0-50-22-50-56 0-14 6-66 32-100 22-30 50-38 68-38 38 0 50 38 54 68 4 20 2 56 4 82z">
            <text:p/>
          </draw:path>
          <draw:path draw:style-name="gr3" draw:text-style-name="P6" draw:layer="layout" svg:width="0.361cm" svg:height="0.316cm" svg:x="9.731cm" svg:y="8.379cm" svg:viewBox="0 0 362 317" svg:d="M226 271c8 28 32 46 62 46 26 0 42-16 52-38 12-26 22-67 22-69 0-6-6-6-8-6-8 0-8 2-10 12-10 39-24 87-52 87-16 0-22-10-22-32 0-16 8-50 14-73 6-26 12-51 18-76 4-10 10-36 12-48 4-16 12-42 12-46 0-14-10-20-20-20-4 0-22 2-28 26-14 50-44 174-54 209 0 4-28 60-80 60-36 0-42-32-42-58 0-39 18-93 38-143 8-20 12-30 12-44 0-32-24-58-58-58-68 0-94 102-94 108 0 8 8 8 10 8 6 0 6-2 10-12 18-62 44-88 72-88 6 0 18 2 18 24 0 16-8 36-12 48-26 68-42 112-42 145 0 68 48 84 86 84 48 0 72-30 84-46z">
            <text:p/>
          </draw:path>
          <draw:path draw:style-name="gr3" draw:text-style-name="P6" draw:layer="layout" svg:width="0.287cm" svg:height="0.44cm" svg:x="10.137cm" svg:y="8.449cm" svg:viewBox="0 0 288 441" svg:d="M288 68c0-42-38-68-80-68-68 0-118 76-130 126-26 103-52 206-78 309 0 4 4 6 8 6s8 0 10-4c11-44 21-88 32-132 10 24 34 44 74 44 68 0 146-48 146-124 0-29-12-57-38-73 24-16 56-44 56-84zM190 150c-6 2-10 4-24 4-8 0-20 0-24-2 6-4 20-4 24-4 8 0 18 0 24 2zM256 60c0 26-14 64-44 80-8-2-18-6-46-6-18 0-42 2-42 20 0 12 16 14 40 14 18 0 32-2 48-8 14 10 22 32 22 52 0 71-48 123-108 123-38 0-66-22-66-60 0-6 0-10 2-16 11-43 21-86 32-129 12-46 56-116 112-116 30 0 50 16 50 46z">
            <text:p/>
          </draw:path>
          <draw:path draw:style-name="gr3" draw:text-style-name="P6" draw:layer="layout" svg:width="0.161cm" svg:height="0.699cm" svg:x="10.533cm" svg:y="8.164cm" svg:viewBox="0 0 162 700" svg:d="M162 351c0-56-6-139-46-219-42-86-102-132-110-132-4 0-6 4-6 8 0 2 0 4 14 16 68 70 108 180 108 327 0 120-26 244-112 331-10 8-10 10-10 12 0 4 2 6 6 6 8 0 72-47 112-135 36-78 44-156 44-214z">
            <text:p/>
          </draw:path>
          <draw:path draw:style-name="gr3" draw:text-style-name="P6" draw:layer="layout" svg:width="0.467cm" svg:height="0.163cm" svg:x="11.001cm" svg:y="8.433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3" draw:text-style-name="P6" draw:layer="layout" svg:width="0.429cm" svg:height="0.027cm" svg:x="11.761cm" svg:y="8.501cm" svg:viewBox="0 0 430 28" svg:d="M406 28c12 0 24 0 24-14s-12-14-24-14c-127 0-253 0-380 0-12 0-26 0-26 14s14 14 26 14c127 0 253 0 380 0z">
            <text:p/>
          </draw:path>
          <draw:path draw:style-name="gr3" draw:text-style-name="P6" draw:layer="layout" svg:width="0.331cm" svg:height="0.46cm" svg:x="12.271cm" svg:y="8.379cm" svg:viewBox="0 0 332 461" svg:d="M2 431c-2 8-2 10-2 12 0 10 8 18 20 18 14 0 22-12 24-14 4-6 26-100 46-176 14 28 36 46 68 46 84 0 174-97 174-201 0-76-46-116-98-116-68 0-142 72-162 156-23 91-47 183-70 275zM158 303c-48 0-60-56-60-64 0-2 4-16 6-25 20-78 26-102 42-132 30-50 64-66 86-66 26 0 50 20 50 70 0 38-22 116-40 149-24 44-58 68-84 68z">
            <text:p/>
          </draw:path>
          <draw:path draw:style-name="gr3" draw:text-style-name="P6" draw:layer="layout" svg:width="0.369cm" svg:height="0.516cm" svg:x="12.641cm" svg:y="8.188cm" svg:viewBox="0 0 370 517" svg:d="M298 265c-8-44-36-83-90-83-44 0-90 12-144 65-58 58-64 124-64 146 0 44 32 124 130 124 168 0 240-236 240-335 0-112-66-182-152-182-102 0-134 92-134 112 0 10 6 24 26 24 24 0 38-22 38-38 0-24-20-24-32-24 30-52 80-56 100-56 52 0 102 36 102 128 0 26-4 62-20 119zM132 497c-78 0-78-72-78-78 0-20 18-118 46-160 30-39 64-61 108-61 76 0 78 77 78 91 0 50-46 208-154 208z">
            <text:p/>
          </draw:path>
          <draw:path draw:style-name="gr3" draw:text-style-name="P6" draw:layer="layout" svg:width="0.301cm" svg:height="0.22cm" svg:x="13.017cm" svg:y="8.579cm" svg:viewBox="0 0 302 221" svg:d="M238 148c46-48 64-112 64-118s-6-6-8-6c-8 0-8 0-10 12-10 32-26 62-46 88 0-6-2-40-2-44-8-48-46-80-94-80-72 0-142 66-142 136 0 44 32 85 90 85 46 0 86-21 114-41 12 36 36 41 50 41 30 0 48-23 48-35 0-6-6-6-10-6-6 0-6 2-8 6-6 18-22 22-28 22s-14 0-18-60zM200 164c-48 40-90 44-108 44-32 0-52-22-52-56 0-14 8-66 34-100 22-30 50-38 68-38 38 0 50 38 54 68 2 20 2 56 4 82z">
            <text:p/>
          </draw:path>
          <draw:path draw:style-name="gr3" draw:text-style-name="P6" draw:layer="layout" svg:width="0.379cm" svg:height="0.46cm" svg:x="13.409cm" svg:y="8.379cm" svg:viewBox="0 0 380 461" svg:d="M140 64c4-14 10-40 10-44 0-12-8-20-20-20-2 0-22 2-28 26-33 135-67 270-100 405-2 8-2 10-2 12 0 10 6 18 18 18 16 0 24-12 26-14 2-6 12-42 38-150 22 18 54 20 68 20 50 0 76-30 94-50 6 32 32 50 62 50 26 0 42-16 54-38 10-26 20-67 20-69 0-6-6-6-8-6-8 0-8 2-10 12-12 45-24 87-54 87-18 0-20-18-20-32 0-16 8-50 14-73 7-26 13-51 20-76 2-10 8-36 10-48 4-16 12-42 12-46 0-14-10-20-20-20-4 0-22 2-28 26-11 43-23 86-34 130-8 36-16 63-18 71 0 4-34 68-90 68-36 0-52-24-52-62 0-20 4-39 8-59 10-40 20-79 30-118z">
            <text:p/>
          </draw:path>
          <draw:path draw:style-name="gr3" draw:text-style-name="P6" draw:layer="layout" svg:width="0.149cm" svg:height="0.328cm" svg:x="13.833cm" svg:y="8.076cm" svg:viewBox="0 0 150 329" svg:d="M136 18c0-8-4-18-18-18s-28 12-28 26c0 10 6 20 20 20s26-14 26-28zM36 267c-2 6-4 12-4 20 0 24 20 42 46 42 50 0 72-68 72-74 0-8-6-8-8-8-6 0-8 4-10 10-10 38-32 58-52 58-10 0-12-6-12-16 0-12 4-22 8-32 4-14 10-26 16-40 4-11 22-55 24-61 2-4 2-10 2-16 0-22-18-42-46-42-48 0-72 68-72 76 0 6 8 6 10 6 6 0 6-2 8-8 12-42 34-60 52-60 8 0 12 4 12 18 0 10-2 18-14 48-11 26-21 53-32 79z">
            <text:p/>
          </draw:path>
          <draw:path draw:style-name="gr3" draw:text-style-name="P6" draw:layer="layout" svg:width="0.253cm" svg:height="0.344cm" svg:x="14.039cm" svg:y="8.06cm" svg:viewBox="0 0 254 345" svg:d="M252 16c0-2 1-5 2-8 0-4-2-8-8-8-10 0-52 4-64 6-4 0-10 0-10 10 0 8 6 8 12 8 24 0 24 2 24 6s0 8-2 12c-9 37-19 74-28 112-10-16-28-30-50-30-64 0-128 70-128 139 0 48 32 82 74 82 28 0 50-16 70-34 10 30 38 34 52 34 16 0 30-10 38-26 10-18 18-46 18-48 0-8-5-5-8-8-8 0-8 2-12 16-6 24-14 52-36 52-12 0-16-10-16-24 0-8 2-14 2-20 23-90 47-181 70-271zM146 279c-2 14-14 24-24 32-4 4-24 20-46 20-18 0-36-12-36-48 0-26 14-79 26-97 22-40 48-48 62-48 34 0 44 38 44 44 0 2-2 4-2 6-8 30-16 61-24 91z">
            <text:p/>
          </draw:path>
          <draw:path draw:style-name="gr3" draw:text-style-name="P6" draw:layer="layout" svg:width="0.429cm" svg:height="0.027cm" svg:x="14.551cm" svg:y="8.501cm" svg:viewBox="0 0 430 28" svg:d="M406 28c12 0 24 0 24-14s-12-14-24-14c-127 0-253 0-380 0-12 0-26 0-26 14s14 14 26 14c127 0 253 0 380 0z">
            <text:p/>
          </draw:path>
          <draw:path draw:style-name="gr3" draw:text-style-name="P6" draw:layer="layout" svg:width="0.331cm" svg:height="0.46cm" svg:x="15.217cm" svg:y="8.379cm" svg:viewBox="0 0 332 461" svg:d="M2 431c-2 8-2 10-2 12 0 10 8 18 20 18 14 0 24-12 24-14 4-6 26-100 46-176 14 28 36 46 70 46 82 0 172-97 172-201 0-76-46-116-98-116-68 0-142 72-162 156-23 91-47 183-70 275zM158 303c-48 0-60-56-60-64 0-2 4-16 6-25 20-78 26-102 42-132 30-50 66-66 86-66 26 0 50 20 50 70 0 38-20 116-40 149-24 44-56 68-84 68z">
            <text:p/>
          </draw:path>
          <draw:path draw:style-name="gr3" draw:text-style-name="P6" draw:layer="layout" svg:width="0.369cm" svg:height="0.516cm" svg:x="15.587cm" svg:y="8.188cm" svg:viewBox="0 0 370 517" svg:d="M298 265c-8-44-36-83-90-83-44 0-90 12-144 65-58 58-64 124-64 146 0 44 32 124 130 124 168 0 240-236 240-335 0-112-64-182-152-182-102 0-134 92-134 112 0 10 6 24 28 24s36-22 36-38c0-24-20-24-32-24 30-52 80-56 102-56 50 0 100 36 100 128 0 26-4 62-20 119zM132 497c-78 0-78-72-78-78 0-20 18-118 48-160 28-39 62-61 106-61 76 0 78 77 78 91 0 50-46 208-154 208z">
            <text:p/>
          </draw:path>
          <draw:path draw:style-name="gr3" draw:text-style-name="P6" draw:layer="layout" svg:width="0.301cm" svg:height="0.22cm" svg:x="15.963cm" svg:y="8.579cm" svg:viewBox="0 0 302 221" svg:d="M238 148c46-48 64-112 64-118s-6-6-8-6c-6 0-6 0-10 12-10 32-26 62-46 88 0-6-2-40-2-44-8-48-44-80-94-80-72 0-142 66-142 136 0 44 34 85 90 85 46 0 86-21 114-41 12 36 36 41 52 41 28 0 46-23 46-35 0-6-6-6-10-6-6 0-6 2-8 6-6 18-22 22-28 22s-14 0-18-60zM200 164c-48 40-90 44-108 44-32 0-50-22-50-56 0-14 6-66 32-100 22-30 50-38 68-38 38 0 50 38 54 68 2 20 2 56 4 82z">
            <text:p/>
          </draw:path>
          <draw:path draw:style-name="gr3" draw:text-style-name="P6" draw:layer="layout" svg:width="0.379cm" svg:height="0.46cm" svg:x="16.355cm" svg:y="8.379cm" svg:viewBox="0 0 380 461" svg:d="M140 64c4-14 12-40 12-44 0-12-10-20-22-20-2 0-22 2-28 26-33 135-67 270-100 405-2 8-2 10-2 12 0 10 8 18 20 18 14 0 22-12 24-14 2-6 12-42 38-150 22 18 54 20 68 20 50 0 78-30 94-50 6 32 32 50 64 50 24 0 40-16 52-38 12-26 20-67 20-69 0-6-6-6-8-6-8 0-8 2-10 12-12 45-24 87-54 87-18 0-20-18-20-32 0-16 8-50 14-73 7-26 13-51 20-76 2-10 8-36 12-48 2-16 10-42 10-46 0-14-10-20-20-20-4 0-22 2-28 26-11 43-23 86-34 130-8 36-16 63-18 71 0 4-34 68-90 68-36 0-52-24-52-62 0-20 4-39 10-59 9-40 19-79 28-118z">
            <text:p/>
          </draw:path>
          <draw:path draw:style-name="gr3" draw:text-style-name="P6" draw:layer="layout" svg:width="0.301cm" svg:height="0.22cm" svg:x="16.778cm" svg:y="8.184cm" svg:viewBox="0 0 302 221" svg:d="M38 186c-2 6-4 13-6 20 0 12 10 15 18 15s15-4 18-9 8-20 10-32c2-8 8-30 10-44 4-10 6-20 8-32 6-20 8-24 22-44s36-46 74-46c28 0 28 26 28 34 0 30-20 84-28 106-6 14-8 18-8 26 0 26 22 41 46 41 50 0 72-67 72-73 0-8-6-8-8-8-8 0-8 4-10 10-12 38-32 58-52 58-10 0-12-6-12-16 0-12 2-18 12-40 6-16 26-68 26-96 0-46-38-56-64-56-42 0-70 26-84 46-4-34-32-46-52-46-22 0-34 16-40 28-10 18-18 46-18 48 0 6 8 6 10 6 6 0 6-2 10-14 8-30 16-54 36-54 12 0 16 12 16 24 0 10-4 29-8 42s-8 32-10 44c-5 20-11 41-16 62z">
            <text:p/>
          </draw:path>
          <draw:path draw:style-name="gr3" draw:text-style-name="P6" draw:layer="layout" svg:width="0.149cm" svg:height="0.328cm" svg:x="17.126cm" svg:y="8.076cm" svg:viewBox="0 0 150 329" svg:d="M136 18c0-8-6-18-20-18-12 0-26 12-26 26 0 10 6 20 20 20s26-14 26-28zM36 267c-2 6-4 12-4 20 0 24 20 42 46 42 50 0 72-68 72-74 0-8-6-8-8-8-8 0-8 4-10 10-12 38-32 58-52 58-10 0-12-6-12-16 0-12 4-22 8-32 4-14 10-26 16-40 4-11 22-55 24-61 0-4 2-10 2-16 0-22-20-42-46-42-50 0-72 68-72 76 0 6 5 4 8 6 8 0 8-2 10-8 12-42 34-60 52-60 8 0 12 4 12 18 0 10-2 18-14 48-11 26-21 53-32 79z">
            <text:p/>
          </draw:path>
          <draw:path draw:style-name="gr3" draw:text-style-name="P6" draw:layer="layout" svg:width="0.251cm" svg:height="0.344cm" svg:x="17.332cm" svg:y="8.06cm" svg:viewBox="0 0 252 345" svg:d="M250 16c2-2 1-5 2-8 0-4-2-8-6-8-10 0-52 4-64 6-4 0-10 0-10 10 0 8 6 8 12 8 24 0 24 2 24 6s-2 8-2 12c-9 37-19 74-28 112-10-16-28-30-50-30-64 0-128 70-128 139 0 48 32 82 74 82 26 0 50-16 70-34 10 30 38 34 50 34 18 0 30-10 40-26 10-18 16-46 16-48 0-8-4-5-6-8-8 0-8 2-12 16-6 24-14 52-36 52-12 0-16-10-16-24 0-8 2-14 2-20 23-90 45-181 68-271zM146 279c-4 14-14 24-24 32-6 4-26 20-46 20-18 0-36-12-36-48 0-26 14-79 26-97 22-40 48-48 62-48 34 0 42 38 42 44 0 2 0 4 0 6-8 30-16 61-24 91z">
            <text:p/>
          </draw:path>
          <draw:path draw:style-name="gr3" draw:text-style-name="P6" draw:layer="layout" svg:width="0.465cm" svg:height="0.466cm" svg:x="17.826cm" svg:y="8.281cm" svg:viewBox="0 0 466 467" svg:d="M248 247c65 0 131 0 196 0 10 0 22 0 22-14 0-13-12-13-22-13-65 0-131 0-196 0 0-66 0-131 0-196 0-10 0-24-14-24s-14 14-14 24c0 65 0 130 0 196-66 0-132 0-198 0-10 0-22 0-22 13 0 14 12 14 22 14 66 0 132 0 198 0 0 66 0 131 0 196 0 10 0 24 14 24s14-14 14-24c0-65 0-130 0-196z">
            <text:p/>
          </draw:path>
          <draw:path draw:style-name="gr3" draw:text-style-name="P6" draw:layer="layout" svg:width="0.369cm" svg:height="0.516cm" svg:x="18.516cm" svg:y="8.188cm" svg:viewBox="0 0 370 517" svg:d="M298 265c-6-44-36-83-90-83-44 0-88 12-144 65-58 58-64 124-64 146 0 44 32 124 130 124 168 0 240-236 240-335 0-112-64-182-152-182-102 0-134 92-134 112 0 10 6 24 28 24s38-22 38-38c0-24-22-24-34-24 32-52 82-56 102-56 50 0 100 36 100 128 0 26-4 62-20 119zM132 497c-76 0-76-72-76-78 0-20 16-118 46-160 28-39 62-61 106-61 76 0 78 77 78 91 0 50-46 208-154 208z">
            <text:p/>
          </draw:path>
          <draw:path draw:style-name="gr3" draw:text-style-name="P6" draw:layer="layout" svg:width="0.287cm" svg:height="0.44cm" svg:x="18.886cm" svg:y="8.449cm" svg:viewBox="0 0 288 441" svg:d="M288 68c0-42-38-68-82-68-66 0-116 76-128 126-26 103-52 206-78 309 0 4 4 6 6 6 6 0 10 0 10-4 11-44 23-88 34-132 10 24 34 44 74 44 68 0 146-48 146-124 0-29-14-57-38-73 24-16 56-44 56-84zM190 150c-8 2-10 4-26 4-6 0-18 0-22-2 4-4 18-4 22-4 8 0 20 0 26 2zM254 60c0 26-12 64-42 80-10-2-20-6-46-6-18 0-42 2-42 20 0 12 14 14 40 14 16 0 32-2 46-8 16 10 24 32 24 52 0 71-50 123-110 123-38 0-64-22-64-60 0-6 0-10 2-16 11-43 21-86 32-129 12-46 54-116 112-116 28 0 48 16 48 46z">
            <text:p/>
          </draw:path>
          <draw:path draw:style-name="gr3" draw:text-style-name="P6" draw:layer="layout" svg:width="0.371cm" svg:height="0.308cm" svg:x="19.268cm" svg:y="8.387cm" svg:viewBox="0 0 372 309" svg:d="M338 42c8 0 34 0 34-24 0-18-16-18-28-18-53 0-107 0-160 0-106 0-184 116-184 200 0 61 42 109 106 109 82 0 176-84 176-191 0-12 0-46-22-76 26 0 52 0 78 0zM106 295c-34 0-62-26-62-75 0-22 8-80 32-120 30-48 72-58 96-58 60 0 64 46 64 68 0 32-14 90-38 125-26 42-64 60-92 60z">
            <text:p/>
          </draw:path>
          <draw:path draw:style-name="gr3" draw:text-style-name="P6" draw:layer="layout" svg:width="0.301cm" svg:height="0.22cm" svg:x="19.674cm" svg:y="8.579cm" svg:viewBox="0 0 302 221" svg:d="M238 148c46-48 64-112 64-118s-6-6-10-6c-6 0-6 0-10 12-8 32-24 62-46 88 0-6 0-40-2-44-6-48-44-80-94-80-72 0-140 66-140 136 0 44 32 85 90 85 44 0 86-21 112-41 12 36 38 41 52 41 28 0 46-23 46-35 0-6-6-6-8-6-6 0-8 2-8 6-8 18-22 22-28 22-8 0-16 0-18-60zM200 164c-48 40-90 44-110 44-32 0-50-22-50-56 0-14 6-66 32-100 24-30 52-38 68-38 40 0 52 38 56 68 2 20 2 56 4 82z">
            <text:p/>
          </draw:path>
          <draw:path draw:style-name="gr3" draw:text-style-name="P6" draw:layer="layout" svg:width="0.287cm" svg:height="0.44cm" svg:x="20.032cm" svg:y="8.449cm" svg:viewBox="0 0 288 441" svg:d="M288 68c0-42-38-68-82-68-66 0-116 76-128 126-26 103-52 206-78 309 0 4 4 6 8 6s8 0 8-4c11-44 23-88 34-132 10 24 34 44 74 44 68 0 146-48 146-124 0-29-14-57-38-73 24-16 56-44 56-84zM190 150c-8 2-10 4-24 4-8 0-20 0-24-2 4-4 18-4 24-4s18 0 24 2zM256 60c0 26-14 64-44 80-10-2-18-6-46-6-18 0-42 2-42 20 0 12 14 14 40 14 16 0 32-2 46-8 16 10 24 32 24 52 0 71-50 123-110 123-38 0-64-22-64-60 0-6 0-10 2-16 11-43 21-86 32-129 12-46 54-116 112-116 28 0 50 16 50 46z">
            <text:p/>
          </draw:path>
        </draw:g>
        <draw:g>
          <svg:title>TexMaths</svg:title>
          <svg:desc>20§display§\text{The External Force: } F_\alpha = -\rho \partial_\alpha \mu^{nid}§svg§600§FALSE§</svg:desc>
          <draw:path draw:style-name="gr2" draw:text-style-name="P5" draw:layer="layout" svg:width="11.135cm" svg:height="0.707cm" svg:x="5.619cm" svg:y="9.453cm" svg:viewBox="0 0 11136 708" svg:d="M0 0c3712 0 7424 0 11136 0 0 236 0 472 0 708-3712 0-7424 0-11136 0 0-236 0-472 0-708z">
            <text:p/>
          </draw:path>
          <draw:path draw:style-name="gr3" draw:text-style-name="P6" draw:layer="layout" svg:width="0.455cm" svg:height="0.472cm" svg:x="5.609cm" svg:y="9.573cm" svg:viewBox="0 0 456 473" svg:d="M442 0c-143 0-287 0-430 0-4 53-8 105-12 158 5 0 11 0 16 0 10-114 22-136 128-136 12 0 30 0 38 0 14 4 14 12 14 28 0 123 0 246 0 369 0 22 0 32-74 32-9 0-19 0-28 0 0 7 0 14 0 22 28-2 99-2 132-2s106 0 134 2c0-8 0-15 0-22-9 0-19 0-28 0-74 0-74-10-74-32 0-123 0-246 0-369 0-14 0-24 14-28 6 0 26 0 40 0 106 0 116 22 126 136 6 0 12 0 18 0-5-53-9-105-14-158z">
            <text:p/>
          </draw:path>
          <draw:path draw:style-name="gr3" draw:text-style-name="P6" draw:layer="layout" svg:width="0.353cm" svg:height="0.484cm" svg:x="6.113cm" svg:y="9.561cm" svg:viewBox="0 0 354 485" svg:d="M54 433c0 30-6 30-54 30 0 7 0 14 0 22 24 0 60-2 80-2 18 0 54 2 78 2 0-8 0-15 0-22-46 0-54 0-54-30 0-43 0-87 0-130 0-72 50-111 94-111s52 37 52 77c0 55 0 109 0 164 0 30-8 30-54 30 0 7 0 14 0 22 24 0 60-2 78-2 20 0 56 2 80 2 0-8 0-15 0-22-38 0-54 0-56-20 0-45 0-89 0-134 0-60 0-82-22-108-8-11-32-25-72-25-60 0-90 41-102 69 0-81 0-163 0-245-34 3-68 5-102 8 0 7 0 15 0 22 50 0 54 4 54 38 0 122 0 243 0 365z">
            <text:p/>
          </draw:path>
          <draw:path draw:style-name="gr3" draw:text-style-name="P6" draw:layer="layout" svg:width="0.271cm" svg:height="0.32cm" svg:x="6.501cm" svg:y="9.732cm" svg:viewBox="0 0 272 321" svg:d="M58 138c4-104 64-122 88-122 72 0 80 94 80 122-56 0-112 0-168 0zM58 152c65 0 131 0 196 0 16 0 18 0 18-14 0-70-38-138-126-138-82 0-146 72-146 160 0 93 74 161 154 161 86 0 118-78 118-92 0-6-6-8-10-8-6 0-8 4-8 10-26 72-88 72-96 72-34 0-62-20-78-46-22-34-22-79-22-105z">
            <text:p/>
          </draw:path>
          <draw:path draw:style-name="gr3" draw:text-style-name="P6" draw:layer="layout" svg:width="0.433cm" svg:height="0.474cm" svg:x="7.051cm" svg:y="9.571cm" svg:viewBox="0 0 434 475" svg:d="M72 421c0 26-2 32-56 32-5 0-11 0-16 0 0 7 0 14 0 22 135 0 271 0 406 0 9-60 19-120 28-180-5 0-11 0-16 0-18 108-34 158-156 158-31 0-61 0-92 0-34 0-36-4-36-28 0-62 0-124 0-186 21 0 43 0 64 0 68 0 76 22 76 82 6 0 12 0 18 0 0-62 0-124 0-185-6 0-12 0-18 0 0 59-8 81-76 81-21 0-43 0-64 0 0-55 0-111 0-167 0-24 2-28 36-28 30 0 60 0 90 0 108 0 126 38 138 136 6 0 12 0 18 0-7-53-13-105-20-158-132 0-264 0-396 0 0 7 0 15 0 22 5 0 11 0 16 0 54 0 56 6 56 32 0 122 0 245 0 367z">
            <text:p/>
          </draw:path>
          <draw:path draw:style-name="gr3" draw:text-style-name="P6" draw:layer="layout" svg:width="0.353cm" svg:height="0.3cm" svg:x="7.515cm" svg:y="9.744cm" svg:viewBox="0 0 354 301" svg:d="M192 138c22-28 48-62 66-80 20-24 50-36 82-36 0-7 0-15 0-22-18 2-38 2-56 2-22 0-60-2-68-2 0 7 0 15 0 22 14 2 20 11 20 22s-8 20-10 24c-15 18-29 36-44 54-18-24-36-47-54-70-8-6-8-8-8-12 0-12 12-18 26-18 0-7 0-15 0-22-18 0-66 2-76 2-16 0-48 0-68-2 0 7 0 15 0 22 50 0 50 0 84 42 23 30 47 61 70 92-22 27-44 54-66 81-34 42-76 42-90 42 0 8 0 15 0 22 18 0 40-2 58-2 20 0 50 2 66 2 0-7 0-14 0-22-16-2-20-10-20-22 0-14 20-38 64-87 17 23 35 46 52 69 6 8 16 18 16 24s-8 16-26 16c0 8 0 15 0 22 22 0 60-2 76-2 18 0 46 2 68 2 0-7 0-14 0-22-38 0-52 0-68-22-31-40-63-79-94-119z">
            <text:p/>
          </draw:path>
          <draw:path draw:style-name="gr3" draw:text-style-name="P6" draw:layer="layout" svg:width="0.217cm" svg:height="0.436cm" svg:x="7.891cm" svg:y="9.616cm" svg:viewBox="0 0 218 437" svg:d="M108 150c33 0 67 0 100 0 0-8 0-15 0-22-33 0-67 0-100 0 0-43 0-85 0-128-6 0-12 0-18 0-2 56-22 132-90 134 0 5 0 10 0 16 19 0 39 0 58 0 0 64 0 129 0 193 0 86 66 94 92 94 50 0 68-50 68-94 0-13 0-26 0-40-5 0-11 0-16 0 0 13 0 25 0 38 0 52-22 78-48 78-46 0-46-64-46-76 0-64 0-129 0-193z">
            <text:p/>
          </draw:path>
          <draw:path draw:style-name="gr3" draw:text-style-name="P6" draw:layer="layout" svg:width="0.271cm" svg:height="0.32cm" svg:x="8.169cm" svg:y="9.732cm" svg:viewBox="0 0 272 321" svg:d="M60 138c4-104 62-122 86-122 74 0 80 94 80 122-55 0-111 0-166 0zM58 152c66 0 132 0 198 0 14 0 16 0 16-14 0-70-38-138-126-138-80 0-146 72-146 160 0 93 74 161 156 161 84 0 116-78 116-92 0-6-6-8-8-8-6 0-8 4-10 10-24 72-88 72-94 72-36 0-64-20-80-46-22-34-22-79-22-105z">
            <text:p/>
          </draw:path>
          <draw:path draw:style-name="gr3" draw:text-style-name="P6" draw:layer="layout" svg:width="0.237cm" svg:height="0.308cm" svg:x="8.48cm" svg:y="9.736cm" svg:viewBox="0 0 238 309" svg:d="M98 78c0-26 0-52 0-78-33 3-65 5-98 8 0 7 0 15 0 22 50 0 56 4 56 40 0 62 0 125 0 187 0 30-8 30-56 30 0 8 0 15 0 22 28 0 62-2 82-2 28 0 60 0 88 2 0-7 0-14 0-22-5 0-9 0-14 0-52 0-54-6-54-32 0-36 0-71 0-107 0-70 30-132 84-132 4 0 4 0 6 0-2 2-16 10-16 28 0 20 16 30 30 30s32-7 32-30-22-44-52-44c-52 0-78 48-88 78z">
            <text:p/>
          </draw:path>
          <draw:path draw:style-name="gr3" draw:text-style-name="P6" draw:layer="layout" svg:width="0.351cm" svg:height="0.308cm" svg:x="8.76cm" svg:y="9.736cm" svg:viewBox="0 0 352 309" svg:d="M54 70c0 62 0 125 0 187 0 30-8 30-54 30 0 8 0 15 0 22 24 0 60-2 78-2s56 2 80 2c0-7 0-14 0-22-48 0-56 0-56-30 0-43 0-86 0-129 0-72 50-112 96-112 44 0 52 38 52 78 0 54 0 109 0 163 0 30-8 30-56 30 0 8 0 15 0 22 24 0 60-2 80-2 18 0 54 2 78 2 0-7 0-14 0-22-36 0-54 0-54-20 0-44 0-89 0-133 0-60 0-82-22-108-10-12-34-26-74-26-52 0-84 30-104 74 0-25 0-49 0-74-33 3-65 5-98 8 0 7 0 15 0 22 48 0 54 4 54 40z">
            <text:p/>
          </draw:path>
          <draw:path draw:style-name="gr3" draw:text-style-name="P6" draw:layer="layout" svg:width="0.317cm" svg:height="0.32cm" svg:x="9.156cm" svg:y="9.732cm" svg:viewBox="0 0 318 321" svg:d="M204 261c4 28 22 56 56 56 14 0 58-10 58-66 0-13 0-26 0-40-6 0-12 0-18 0 0 14 0 27 0 40 0 40-18 44-26 44-22 0-26-30-26-34 0-46 0-93 0-139 0-30 0-58-24-84-28-26-64-38-98-38-56 0-106 34-106 80 0 20 14 32 34 32 18 0 32-14 32-32 0-8-4-32-36-32 18-24 54-32 76-32 34 0 74 26 74 90 0 8 0 17 0 26-36 2-86 4-130 24-52 24-70 59-70 91 0 56 68 74 112 74 48 0 80-28 92-60zM200 146c0 23 0 46 0 69 0 66-50 90-82 90-34 0-64-24-64-58 0-40 30-97 146-101z">
            <text:p/>
          </draw:path>
          <draw:path draw:style-name="gr3" draw:text-style-name="P6" draw:layer="layout" svg:width="0.155cm" svg:height="0.484cm" svg:x="9.502cm" svg:y="9.561cm" svg:viewBox="0 0 156 485" svg:d="M100 0c-33 3-67 5-100 8 0 7 0 15 0 22 48 0 54 4 54 38 0 122 0 243 0 365 0 30-8 30-54 30 0 7 0 14 0 22 22 0 60-2 78-2s52 2 78 2c0-8 0-15 0-22-48 0-56 0-56-30 0-144 0-289 0-433z">
            <text:p/>
          </draw:path>
          <draw:path draw:style-name="gr3" draw:text-style-name="P6" draw:layer="layout" svg:width="0.405cm" svg:height="0.474cm" svg:x="9.93cm" svg:y="9.571cm" svg:viewBox="0 0 406 475" svg:d="M386 0c-129 0-257 0-386 0 0 7 0 15 0 22 6 0 12 0 18 0 54 0 56 6 56 32 0 122 0 245 0 367 0 26-2 32-56 32-6 0-12 0-18 0 0 7 0 14 0 22 26-2 80-2 108-2s92 0 118 2c0-8 0-15 0-22-8 0-16 0-24 0-66 0-66-8-66-32 0-58 0-116 0-174 20 0 40 0 60 0 68 0 74 22 74 82 6 0 12 0 18 0 0-62 0-124 0-185-6 0-12 0-18 0 0 59-6 81-74 81-20 0-40 0-60 0 0-58 0-117 0-175 0-24 2-28 34-28 28 0 56 0 84 0 106 0 124 38 134 136 6 0 12 0 18 0-7-53-13-105-20-158z">
            <text:p/>
          </draw:path>
          <draw:path draw:style-name="gr3" draw:text-style-name="P6" draw:layer="layout" svg:width="0.309cm" svg:height="0.32cm" svg:x="10.328cm" svg:y="9.732cm" svg:viewBox="0 0 310 321" svg:d="M310 164c0-90-70-164-154-164-88 0-156 76-156 164 0 89 72 157 154 157 86 0 156-68 156-157zM156 303c-30 0-62-14-80-46s-18-73-18-99 0-64 16-96c20-32 52-46 80-46 32 0 62 16 80 46s18 70 18 96 0 63-14 93c-16 32-48 52-82 52z">
            <text:p/>
          </draw:path>
          <draw:path draw:style-name="gr3" draw:text-style-name="P6" draw:layer="layout" svg:width="0.237cm" svg:height="0.308cm" svg:x="10.678cm" svg:y="9.736cm" svg:viewBox="0 0 238 309" svg:d="M98 78c0-26 0-52 0-78-33 3-65 5-98 8 0 7 0 15 0 22 50 0 56 4 56 40 0 62 0 125 0 187 0 30-8 30-56 30 0 8 0 15 0 22 28 0 62-2 82-2 28 0 60 0 88 2 0-7 0-14 0-22-5 0-9 0-14 0-52 0-54-6-54-32 0-36 0-71 0-107 0-70 30-132 84-132 4 0 4 0 6 0-2 2-16 10-16 28 0 20 16 30 30 30s32-7 32-30-22-44-52-44c-52 0-78 48-88 78z">
            <text:p/>
          </draw:path>
          <draw:path draw:style-name="gr3" draw:text-style-name="P6" draw:layer="layout" svg:width="0.267cm" svg:height="0.32cm" svg:x="10.958cm" svg:y="9.732cm" svg:viewBox="0 0 268 321" svg:d="M58 162c0-114 58-144 96-144 6 0 50 0 74 26-28 2-32 22-32 32 0 18 12 32 32 32 18 0 32-12 32-32 0-48-52-76-108-76-86 0-152 76-152 162 0 89 70 159 152 159 94 0 116-85 116-92s-6-6-8-6c-8 0-8 2-10 6-20 66-66 74-92 74-38 0-100-30-100-141z">
            <text:p/>
          </draw:path>
          <draw:path draw:style-name="gr3" draw:text-style-name="P6" draw:layer="layout" svg:width="0.271cm" svg:height="0.32cm" svg:x="11.266cm" svg:y="9.732cm" svg:viewBox="0 0 272 321" svg:d="M60 138c4-104 62-122 86-122 74 0 80 94 80 122-55 0-111 0-166 0zM58 152c65 0 131 0 196 0 16 0 18 0 18-14 0-70-38-138-126-138-80 0-146 72-146 160 0 93 74 161 156 161 84 0 116-78 116-92 0-6-6-8-8-8-6 0-8 4-10 10-24 72-88 72-94 72-36 0-64-20-80-46-22-34-22-79-22-105z">
            <text:p/>
          </draw:path>
          <draw:path draw:style-name="gr3" draw:text-style-name="P6" draw:layer="layout" svg:width="0.073cm" svg:height="0.3cm" svg:x="11.62cm" svg:y="9.744cm" svg:viewBox="0 0 74 301" svg:d="M74 38c0-22-17-38-38-38s-36 17-36 38 15 36 36 36 38-16 38-36zM74 265c0-22-17-38-38-38s-36 17-36 38 15 36 36 36 38-16 38-36z">
            <text:p/>
          </draw:path>
          <draw:path draw:style-name="gr3" draw:text-style-name="P6" draw:layer="layout" svg:width="0.497cm" svg:height="0.474cm" svg:x="12.094cm" svg:y="9.571cm" svg:viewBox="0 0 498 475" svg:d="M186 247c23 0 45 0 68 0 52 0 58 12 58 32 0 4 0 14-4 34-2 4-2 6-2 8 0 6 4 8 8 8 6 0 6-2 10-14 13-50 25-101 38-151 2-8 2-10 2-12s-1-8-8-8-8 4-10 16c-14 53-32 65-90 65-21 0-43 0-64 0 15-59 29-118 44-177 6-24 8-26 38-26 31 0 61 0 92 0 88 0 104 22 104 76 0 16 0 20-2 38-2 10-2 10-2 12 0 4 2 10 8 10 8 0 8-4 10-18 5-41 9-81 14-122 2-18-2-18-18-18-115 0-229 0-344 0-16 0-22 0-22 14 0 8 6 8 20 8 26 0 46 0 46 12 0 2 0 4-4 16-31 124-61 247-92 371-8 28-10 32-64 32-12 0-20 0-20 14 0 8 8 8 10 8 20 0 72-2 92-2 24 0 82 2 106 2 6 0 14 0 14-12 0-6-3-6-4-8-2-2-4-2-20-2s-18 0-36 0c-20-2-22-6-22-14 0-2 0-6 2-16 15-59 29-117 44-176z">
            <text:p/>
          </draw:path>
          <draw:path draw:style-name="gr3" draw:text-style-name="P6" draw:layer="layout" svg:width="0.301cm" svg:height="0.218cm" svg:x="12.55cm" svg:y="9.936cm" svg:viewBox="0 0 302 219" svg:d="M238 146c44-46 64-112 64-116 0-8-6-8-10-8-6 0-6 2-10 12-8 34-24 64-46 90 0-8 0-40-2-44-8-50-44-80-94-80-72 0-140 66-140 136 0 44 32 83 90 83 44 0 86-20 112-41 12 35 38 41 52 41 28 0 46-24 46-33 0-6-6-6-8-6-6 0-8 2-8 6-8 17-22 19-28 19-8 0-16 0-18-59zM200 164c-48 37-90 41-110 41-32 0-50-19-50-53 0-14 6-68 32-102 24-28 52-38 68-38 40 0 50 38 54 70 4 20 2 56 6 82z">
            <text:p/>
          </draw:path>
          <draw:path draw:style-name="gr3" draw:text-style-name="P6" draw:layer="layout" svg:width="0.465cm" svg:height="0.163cm" svg:x="13.154cm" svg:y="9.79cm" svg:viewBox="0 0 466 164" svg:d="M444 28c10 0 22 0 22-14s-12-14-22-14c-141 0-281 0-422 0-10 0-22 0-22 14s12 14 24 14c140 0 280 0 420 0zM444 164c10 0 22 0 22-14s-12-14-22-14c-140 0-280 0-420 0-12 0-24 0-24 14s12 14 22 14c141 0 281 0 422 0z">
            <text:p/>
          </draw:path>
          <draw:path draw:style-name="gr3" draw:text-style-name="P6" draw:layer="layout" svg:width="0.429cm" svg:height="0.027cm" svg:x="13.914cm" svg:y="9.858cm" svg:viewBox="0 0 430 28" svg:d="M406 28c12 0 24 0 24-14s-12-14-24-14c-127 0-255 0-382 0-10 0-24 0-24 14s14 14 24 14c127 0 255 0 382 0z">
            <text:p/>
          </draw:path>
          <draw:path draw:style-name="gr3" draw:text-style-name="P6" draw:layer="layout" svg:width="0.331cm" svg:height="0.46cm" svg:x="14.423cm" svg:y="9.736cm" svg:viewBox="0 0 332 461" svg:d="M2 431c-2 8-2 10-2 12 0 10 8 18 20 18 14 0 22-12 24-14 4-8 26-102 44-176 16 28 38 46 70 46 82 0 174-98 174-203 0-74-46-114-98-114-68 0-142 70-164 156-23 91-45 183-68 275zM158 301c-50 0-60-56-60-62 0-2 2-16 6-26 18-77 26-103 42-131 30-50 64-66 86-66 26 0 48 20 48 68 0 40-20 117-38 151-24 44-58 66-84 66z">
            <text:p/>
          </draw:path>
          <draw:path draw:style-name="gr3" draw:text-style-name="P6" draw:layer="layout" svg:width="0.369cm" svg:height="0.516cm" svg:x="14.793cm" svg:y="9.545cm" svg:viewBox="0 0 370 517" svg:d="M298 263c-8-42-36-81-92-81-42 0-88 12-142 65-60 58-64 124-64 146 0 42 30 124 130 124 166 0 240-236 240-335 0-112-66-182-152-182-102 0-134 92-134 112 0 8 6 24 26 24 24 0 38-22 38-38 0-24-22-24-32-24 30-52 80-56 100-56 52 0 100 36 100 126 0 28-4 63-18 119zM132 497c-78 0-78-72-78-80 0-18 18-116 46-158 28-40 64-62 106-62 78 0 78 78 78 92 0 50-44 208-152 208z">
            <text:p/>
          </draw:path>
          <draw:path draw:style-name="gr3" draw:text-style-name="P6" draw:layer="layout" svg:width="0.301cm" svg:height="0.218cm" svg:x="15.169cm" svg:y="9.936cm" svg:viewBox="0 0 302 219" svg:d="M238 146c46-46 64-112 64-116 0-8-6-8-8-8-8 0-8 2-12 12-8 34-24 64-44 90-2-8-2-40-4-44-6-50-44-80-92-80-74 0-142 66-142 136 0 44 32 83 90 83 44 0 86-20 114-41 10 35 36 41 50 41 28 0 46-24 46-33 0-6-6-6-8-6-6 0-8 2-8 6-8 17-22 19-28 19-8 0-16 0-18-59zM200 164c-48 37-90 41-108 41-34 0-52-19-52-53 0-14 8-68 32-102 24-28 52-38 68-38 40 0 52 38 56 70 2 20 2 56 4 82z">
            <text:p/>
          </draw:path>
          <draw:path draw:style-name="gr3" draw:text-style-name="P6" draw:layer="layout" svg:width="0.381cm" svg:height="0.46cm" svg:x="15.559cm" svg:y="9.736cm" svg:viewBox="0 0 382 461" svg:d="M142 64c4-14 10-42 10-44 0-12-8-20-20-20-2 0-22 2-28 26-34 135-68 270-102 405-2 8-2 10-2 12 0 10 8 18 20 18 16 0 24-12 24-14 4-8 12-44 40-152 22 20 54 22 68 22 48 0 76-32 94-52 6 32 32 52 62 52 24 0 42-16 52-38 12-26 22-68 22-70 0-6-6-6-8-6-8 0-8 2-10 12-12 46-26 86-54 86-20 0-22-18-22-32s10-48 14-72c7-25 13-50 20-75 2-10 10-38 12-48 4-16 10-42 10-46 0-14-8-20-20-20-2 0-22 0-26 24-11 44-23 88-34 132-8 33-16 63-18 71 0 2-34 66-92 66-34 0-52-22-52-60 0-20 6-40 10-59 10-40 20-79 30-118z">
            <text:p/>
          </draw:path>
          <draw:path draw:style-name="gr3" draw:text-style-name="P6" draw:layer="layout" svg:width="0.299cm" svg:height="0.22cm" svg:x="15.985cm" svg:y="9.541cm" svg:viewBox="0 0 300 221" svg:d="M36 186c-2 6-4 17-4 19 0 10 8 16 16 16 10 0 18-7 20-12s6-19 8-29c4-8 8-32 12-44 2-10 6-22 8-32 6-20 6-24 20-44s38-46 74-46c28 0 30 26 30 34 0 30-22 84-30 104-4 14-6 20-6 28 0 25 20 41 46 41 48 0 70-67 70-75 0-6-6-6-8-6-6 0-6 4-8 8-12 40-34 59-52 59-12 0-14-6-14-17 0-10 4-16 12-38 6-16 26-68 26-96 0-48-38-56-64-56-40 0-68 26-82 44-4-32-34-44-54-44s-32 16-38 26c-12 18-18 46-18 50 0 6 6 6 8 6 8 0 8-2 12-14 6-30 16-54 36-54 12 0 16 10 16 24 0 10-5 27-8 40s-8 34-12 46c-5 20-11 41-16 62z">
            <text:p/>
          </draw:path>
          <draw:path draw:style-name="gr3" draw:text-style-name="P6" draw:layer="layout" svg:width="0.147cm" svg:height="0.328cm" svg:x="16.333cm" svg:y="9.433cm" svg:viewBox="0 0 148 329" svg:d="M136 18c0-8-6-18-20-18s-28 12-28 26c0 8 6 18 20 18s28-12 28-26zM36 267c-2 6-6 12-6 20 0 24 20 42 48 42 48 0 70-68 70-76 0-6-6-6-8-6-6 0-6 4-8 8-12 40-34 60-52 60-10 0-14-6-14-18 0-10 4-20 8-30 6-14 12-28 16-40s22-55 24-61 4-12 4-16c0-24-20-42-48-42-48 0-70 68-70 76 0 6 6 6 8 6 6 0 8-2 8-8 14-42 36-60 54-60 8 0 12 4 12 18 0 10-4 18-16 48-10 26-20 53-30 79z">
            <text:p/>
          </draw:path>
          <draw:path draw:style-name="gr3" draw:text-style-name="P6" draw:layer="layout" svg:width="0.251cm" svg:height="0.344cm" svg:x="16.539cm" svg:y="9.417cm" svg:viewBox="0 0 252 345" svg:d="M250 14c1-3 2-6 2-8s-2-6-8-6c-10 0-50 4-62 4-4 2-12 2-12 12 0 8 8 8 14 8 22 0 22 2 22 6s0 6-2 12c-9 37-19 74-28 112-10-16-26-30-50-30-62 0-126 70-126 139 0 48 32 82 74 82 26 0 50-16 70-34 8 28 38 34 50 34 18 0 30-12 38-26 12-20 18-48 18-50 0-6-6-6-8-6-6 0-8 2-10 16-6 22-16 52-36 52-14 0-16-10-16-24 0-10 0-14 2-20 23-91 45-182 68-273zM146 279c-4 14-16 22-26 32-4 4-24 20-46 20-18 0-34-12-34-48 0-26 14-80 24-99 24-38 48-46 62-46 34 0 44 38 44 42 0 2-2 6-2 8-7 30-15 61-22 91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1" draw:text-style-name="P8" draw:layer="layout" svg:width="25.199cm" svg:height="2.629cm" svg:x="1.471cm" svg:y="0.635cm" presentation:class="title" presentation:user-transformed="true">
          <draw:text-box>
            <text:p text:style-name="P3"><text:span text:style-name="T4">Force Addition in LBM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g>
          <svg:title>TexMaths</svg:title>
          <svg:desc>20§display§= \partial_\alpha p - \kappa \partial_\alpha( \rho \partial_\beta \partial_\beta \rho) 
+ \kappa \partial_\beta \big( (\partial_\alpha \rho) (\partial_\beta \rho) \big) - 
\frac{\kappa}{2} \partial_\alpha \big( (\partial_\beta \rho)^2   \big)
§svg§600§FALSE§</svg:desc>
          <draw:path draw:style-name="gr2" draw:text-style-name="P5" draw:layer="layout" svg:width="17.337cm" svg:height="1.191cm" svg:x="5.044cm" svg:y="9.75cm" svg:viewBox="0 0 17338 1192" svg:d="M0 0c5779 0 11559 0 17338 0 0 397 0 795 0 1192-5779 0-11559 0-17338 0 0-397 0-795 0-1192z">
            <text:p/>
          </draw:path>
          <draw:path draw:style-name="gr3" draw:text-style-name="P6" draw:layer="layout" svg:width="0.465cm" svg:height="0.163cm" svg:x="5.048cm" svg:y="10.241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3" draw:text-style-name="P6" draw:layer="layout" svg:width="0.369cm" svg:height="0.516cm" svg:x="5.778cm" svg:y="9.996cm" svg:viewBox="0 0 370 517" svg:d="M298 264c-8-42-36-82-92-82-42 0-88 12-142 66-60 58-64 123-64 145 0 42 30 124 130 124 166 0 240-235 240-335 0-112-66-182-152-182-102 0-134 92-134 112 0 10 6 24 26 24 24 0 38-22 38-38 0-24-22-24-32-24 30-52 80-56 100-56 52 0 100 36 100 126 0 28-4 64-18 120zM132 497c-78 0-78-72-78-78 0-20 18-117 46-159 28-40 64-62 106-62 78 0 78 78 78 92 0 49-44 207-152 207z">
            <text:p/>
          </draw:path>
          <draw:path draw:style-name="gr3" draw:text-style-name="P6" draw:layer="layout" svg:width="0.301cm" svg:height="0.219cm" svg:x="6.154cm" svg:y="10.387cm" svg:viewBox="0 0 302 220" svg:d="M238 146c46-46 64-112 64-116 0-8-6-8-8-8-8 0-8 2-12 14-8 32-24 62-44 88-2-8-2-40-4-44-6-50-44-80-92-80-74 0-142 66-142 136 0 44 32 84 90 84 44 0 86-20 114-40 10 34 36 40 50 40 28 0 46-24 46-34 0-6-6-6-8-6-6 0-8 2-8 6-6 18-22 22-28 22-8 0-16 0-18-62zM200 164c-48 38-90 44-108 44-34 0-52-22-52-56 0-14 8-68 32-102 24-28 52-36 68-36 40 0 52 36 56 68 2 20 2 56 4 82z">
            <text:p/>
          </draw:path>
          <draw:path draw:style-name="gr3" draw:text-style-name="P6" draw:layer="layout" svg:width="0.365cm" svg:height="0.444cm" svg:x="6.502cm" svg:y="10.187cm" svg:viewBox="0 0 366 445" svg:d="M54 395c-6 24-8 30-38 30-10 0-16 0-16 12 0 6 2 8 8 8 20 0 40-2 60-2 22 0 46 2 68 2 4 0 14 0 14-14 0-6-8-6-18-6-34 0-34-6-34-12 0-8 30-121 34-139 10 20 28 43 64 43 82 0 170-101 170-205 0-66-40-112-94-112-34 0-68 26-92 54-6-38-36-54-62-54-34 0-46 28-52 40-14 24-22 66-22 68 0 8 6 8 8 8 6 0 8-2 12-16 12-50 26-84 52-84 12 0 20 6 20 32 0 16-2 24-4 36-26 104-52 208-78 311zM176 92c6-20 24-38 38-50 24-22 44-26 56-26 28 0 46 24 46 66s-24 122-36 148c-24 50-58 74-84 74-46 0-56-60-56-64 1-4 0-2 2-10 11-46 23-92 34-138z">
            <text:p/>
          </draw:path>
          <draw:path draw:style-name="gr3" draw:text-style-name="P6" draw:layer="layout" svg:width="0.429cm" svg:height="0.027cm" svg:x="7.092cm" svg:y="10.309cm" svg:viewBox="0 0 430 28" svg:d="M404 28c12 0 26 0 26-14s-14-14-26-14c-127 0-253 0-380 0-12 0-24 0-24 14s12 14 24 14c127 0 253 0 380 0z">
            <text:p/>
          </draw:path>
          <draw:path draw:style-name="gr3" draw:text-style-name="P6" draw:layer="layout" svg:width="0.345cm" svg:height="0.316cm" svg:x="7.774cm" svg:y="10.187cm" svg:viewBox="0 0 346 317" svg:d="M4 284c-4 10-4 10-4 16 0 12 10 17 22 17 20 0 24-15 30-37 8-26 4-12 34-130 58 2 120 14 120 60 0 4 0 8-2 14-2 12-4 20-4 24 0 42 28 69 66 69 22 0 40-11 54-35 18-30 26-70 26-72 0-6-6-6-8-6-8 0-8 2-10 12-14 48-30 88-62 88-14 0-22-10-22-34 0-12 2-28 6-40 2-6 4-16 4-24 0-66-98-70-138-72 24-12 46-30 66-48 32-26 52-44 80-56-2 4-4 12-4 16 0 8 6 24 28 24s38-20 38-38c0-6-4-24-28-24-44 0-84 36-116 62-48 40-64 50-90 60 2-8 10-44 14-56 4-18 12-50 12-54 0-12-8-20-20-20-2 0-22 0-28 26-21 86-43 172-64 258z">
            <text:p/>
          </draw:path>
          <draw:path draw:style-name="gr3" draw:text-style-name="P6" draw:layer="layout" svg:width="0.369cm" svg:height="0.516cm" svg:x="8.17cm" svg:y="9.996cm" svg:viewBox="0 0 370 517" svg:d="M296 264c-6-42-36-82-90-82-42 0-88 12-144 66-58 58-62 123-62 145 0 42 30 124 128 124 168 0 242-235 242-335 0-112-66-182-152-182-102 0-136 92-136 112 0 10 6 24 28 24s38-22 38-38c0-24-22-24-34-24 32-52 82-56 102-56 52 0 100 36 100 126 0 28-4 64-18 120-1 0-1 0-2 0zM130 497c-76 0-76-72-76-78 0-20 18-117 46-159 28-40 62-62 106-62 76 0 78 78 78 92 0 49-46 207-154 207z">
            <text:p/>
          </draw:path>
          <draw:path draw:style-name="gr3" draw:text-style-name="P6" draw:layer="layout" svg:width="0.301cm" svg:height="0.219cm" svg:x="8.544cm" svg:y="10.387cm" svg:viewBox="0 0 302 220" svg:d="M240 146c44-46 62-112 62-116 0-8-4-8-8-8-6 0-6 2-10 14-8 32-24 62-46 88 0-8 0-40-2-44-8-50-44-80-94-80-72 0-142 66-142 136 0 44 34 84 90 84 46 0 86-20 114-40 12 34 36 40 52 40 28 0 46-24 46-34 0-6-6-6-8-6-6 0-8 2-8 6-8 18-22 22-28 22-8 0-16 0-18-62zM202 164c-50 38-90 44-110 44-32 0-50-22-50-56 0-14 6-68 32-102 22-28 50-36 68-36 40 0 50 36 54 68 4 20 2 56 6 82z">
            <text:p/>
          </draw:path>
          <draw:path draw:style-name="gr3" draw:text-style-name="P6" draw:layer="layout" svg:width="0.163cm" svg:height="0.7cm" svg:x="8.984cm" svg:y="9.972cm" svg:viewBox="0 0 164 701" svg:d="M164 695c0-2 0-4-12-16-88-88-110-222-110-328 0-121 26-243 112-331 10-8 10-10 10-12 0-6-4-8-8-8-6 0-70 48-112 138-36 76-44 154-44 213 0 54 8 138 46 218 44 86 104 132 110 132 4 0 8-2 8-6z">
            <text:p/>
          </draw:path>
          <draw:path draw:style-name="gr3" draw:text-style-name="P6" draw:layer="layout" svg:width="0.331cm" svg:height="0.46cm" svg:x="9.21cm" svg:y="10.187cm" svg:viewBox="0 0 332 461" svg:d="M2 431c-2 8-2 10-2 12 0 10 8 18 18 18 16 0 24-12 26-14 4-6 26-100 44-175 14 28 38 45 70 45 82 0 174-97 174-203 0-74-48-114-98-114-68 0-142 70-164 156-23 92-45 183-68 275zM158 304c-50 0-60-58-60-64 0-2 2-16 4-26 20-78 28-104 42-132 32-50 66-66 88-66 26 0 48 20 48 68 0 40-20 118-38 152-24 44-58 68-84 68z">
            <text:p/>
          </draw:path>
          <draw:path draw:style-name="gr3" draw:text-style-name="P6" draw:layer="layout" svg:width="0.369cm" svg:height="0.516cm" svg:x="9.579cm" svg:y="9.996cm" svg:viewBox="0 0 370 517" svg:d="M298 264c-8-42-36-82-92-82-42 0-88 12-144 66-58 58-62 123-62 145 0 42 30 124 130 124 166 0 240-235 240-335 0-112-66-182-152-182-102 0-134 92-134 112 0 10 4 24 26 24 24 0 38-22 38-38 0-24-22-24-34-24 32-52 82-56 102-56 52 0 100 36 100 126 0 28-4 64-18 120zM132 497c-78 0-78-72-78-78 0-20 18-117 46-159 28-40 62-62 106-62 76 0 78 78 78 92 0 49-44 207-152 207z">
            <text:p/>
          </draw:path>
          <draw:path draw:style-name="gr3" draw:text-style-name="P6" draw:layer="layout" svg:width="0.287cm" svg:height="0.44cm" svg:x="9.947cm" svg:y="10.257cm" svg:viewBox="0 0 288 441" svg:d="M288 68c0-44-38-68-80-68-68 0-118 76-130 126-26 103-52 206-78 309 0 2 4 6 8 6s8-2 10-4c11-44 21-88 32-131 10 23 34 43 74 43 68 0 146-49 146-123 0-30-12-58-38-74 24-16 56-44 56-84zM190 150c-6 2-10 4-24 4-8 0-20 0-24-2 6-4 20-4 24-4 8 0 18 0 24 2zM256 60c0 26-14 64-44 80-8-2-18-6-46-6-18 0-42 2-42 18 0 14 16 16 40 16 18 0 32-4 48-8 14 10 22 30 22 52 0 72-48 123-108 123-38 0-66-21-66-61 0-4 0-10 2-14 11-44 21-87 32-130 12-46 56-116 112-116 30 0 50 16 50 46z">
            <text:p/>
          </draw:path>
          <draw:path draw:style-name="gr3" draw:text-style-name="P6" draw:layer="layout" svg:width="0.369cm" svg:height="0.516cm" svg:x="10.331cm" svg:y="9.996cm" svg:viewBox="0 0 370 517" svg:d="M298 264c-8-42-36-82-92-82-42 0-88 12-142 66-60 58-64 123-64 145 0 42 30 124 130 124 166 0 240-235 240-335 0-112-66-182-152-182-102 0-134 92-134 112 0 10 6 24 26 24 24 0 38-22 38-38 0-24-22-24-32-24 30-52 80-56 100-56 52 0 100 36 100 126 0 28-4 64-18 120zM132 497c-78 0-78-72-78-78 0-20 18-117 46-159 28-40 64-62 106-62 78 0 78 78 78 92 0 49-44 207-152 207z">
            <text:p/>
          </draw:path>
          <draw:path draw:style-name="gr3" draw:text-style-name="P6" draw:layer="layout" svg:width="0.285cm" svg:height="0.44cm" svg:x="10.701cm" svg:y="10.257cm" svg:viewBox="0 0 286 441" svg:d="M286 68c0-44-36-68-80-68-68 0-118 76-130 126-25 103-50 206-76 309-2 2 4 6 6 6 4 0 8-2 10-4 11-44 22-88 32-131 10 23 34 43 74 43 70 0 146-49 146-123 0-30-12-58-38-74 24-16 56-44 56-84zM190 150c-8 2-12 4-26 4-8 0-20 0-24-2 6-4 20-4 24-4 8 0 18 0 26 2zM254 60c0 26-12 64-44 80-8-2-18-6-46-6-16 0-42 2-42 18 0 14 16 16 40 16 18 0 32-4 48-8 14 10 22 30 22 52 0 72-48 123-108 123-38 0-66-21-66-61 0-4 2-10 2-14 11-44 22-87 32-130 12-46 56-116 112-116 30 0 50 16 50 46z">
            <text:p/>
          </draw:path>
          <draw:path draw:style-name="gr3" draw:text-style-name="P6" draw:layer="layout" svg:width="0.329cm" svg:height="0.46cm" svg:x="11.077cm" svg:y="10.187cm" svg:viewBox="0 0 330 461" svg:d="M2 431c-2 8-2 10-2 12 0 10 6 18 18 18 16 0 24-12 26-14 4-6 26-100 44-175 14 28 38 45 70 45 82 0 172-97 172-203 0-74-46-114-96-114-68 0-142 70-164 156-23 92-45 183-68 275zM158 304c-50 0-62-58-62-64 0-2 4-16 6-26 20-78 28-104 42-132 30-50 66-66 88-66 26 0 48 20 48 68 0 40-20 118-38 152-24 44-58 68-84 68z">
            <text:p/>
          </draw:path>
          <draw:path draw:style-name="gr3" draw:text-style-name="P6" draw:layer="layout" svg:width="0.161cm" svg:height="0.7cm" svg:x="11.459cm" svg:y="9.972cm" svg:viewBox="0 0 162 701" svg:d="M162 351c0-55-8-139-46-219-42-86-102-132-110-132-4 0-6 4-6 8 0 2 0 4 12 16 70 70 110 180 110 327 0 120-26 242-114 332-8 8-8 10-8 12 0 4 2 6 6 6 8 0 70-48 112-136 36-78 44-156 44-214z">
            <text:p/>
          </draw:path>
          <draw:path draw:style-name="gr3" draw:text-style-name="P6" draw:layer="layout" svg:width="0.467cm" svg:height="0.464cm" svg:x="11.887cm" svg:y="10.089cm" svg:viewBox="0 0 468 465" svg:d="M248 248c65 0 131 0 196 0 10 0 24 0 24-14s-14-14-24-14c-65 0-131 0-196 0 0-66 0-132 0-198 0-8 0-22-14-22s-14 14-14 22c0 66 0 132 0 198-65 0-131 0-196 0-10 0-24 0-24 14s14 14 24 14c65 0 131 0 196 0 0 65 0 130 0 195 0 10 0 22 14 22s14-12 14-22c0-65 0-130 0-195z">
            <text:p/>
          </draw:path>
          <draw:path draw:style-name="gr3" draw:text-style-name="P6" draw:layer="layout" svg:width="0.345cm" svg:height="0.316cm" svg:x="12.589cm" svg:y="10.187cm" svg:viewBox="0 0 346 317" svg:d="M4 284c-4 10-4 10-4 16 0 12 10 17 20 17 22 0 26-15 32-37 6-26 2-12 32-130 60 2 122 14 122 60 0 4 0 8-2 14-4 12-4 20-4 24 0 42 28 69 64 69 24 0 42-11 56-35 18-30 26-70 26-72 0-6-6-6-8-6-8 0-8 2-10 12-14 48-30 88-62 88-14 0-22-10-22-34 0-12 2-28 6-40 0-6 2-16 2-24 0-66-96-70-136-72 24-12 46-30 66-48 32-26 52-44 80-56-2 4-4 12-4 16 0 8 6 24 28 24s38-20 38-38c0-6-4-24-28-24-44 0-86 36-116 62-48 40-64 50-90 60 2-8 10-44 14-56 4-18 12-50 12-54 0-12-8-20-20-20-2 0-22 0-28 26-21 86-43 172-64 258z">
            <text:p/>
          </draw:path>
          <draw:path draw:style-name="gr3" draw:text-style-name="P6" draw:layer="layout" svg:width="0.369cm" svg:height="0.516cm" svg:x="12.983cm" svg:y="9.996cm" svg:viewBox="0 0 370 517" svg:d="M298 264c-6-42-36-82-90-82-44 0-88 12-144 66-58 58-64 123-64 145 0 42 32 124 130 124 168 0 240-235 240-335 0-112-64-182-152-182-102 0-134 92-134 112 0 10 6 24 28 24s38-22 38-38c0-24-22-24-34-24 32-52 82-56 102-56 50 0 100 36 100 126 0 28-4 64-20 120zM132 497c-76 0-76-72-76-78 0-20 16-117 46-159 28-40 62-62 106-62 76 0 78 78 78 92 0 49-46 207-154 207z">
            <text:p/>
          </draw:path>
          <draw:path draw:style-name="gr3" draw:text-style-name="P6" draw:layer="layout" svg:width="0.287cm" svg:height="0.44cm" svg:x="13.353cm" svg:y="10.257cm" svg:viewBox="0 0 288 441" svg:d="M288 68c0-44-38-68-82-68-66 0-116 76-128 126-26 103-52 206-78 309 0 2 4 6 8 6s8-2 8-4c11-44 23-88 34-131 10 23 34 43 74 43 68 0 146-49 146-123 0-30-14-58-38-74 24-16 56-44 56-84zM190 150c-8 2-10 4-26 4-6 0-18 0-22-2 4-4 18-4 22-4 8 0 20 0 26 2zM254 60c0 26-12 64-42 80-10-2-20-6-46-6-18 0-42 2-42 18 0 14 14 16 40 16 16 0 32-4 46-8 16 10 24 30 24 52 0 72-50 123-110 123-38 0-64-21-64-61 0-4 0-10 2-14 11-44 21-87 32-130 12-46 54-116 112-116 28 0 48 16 48 46z">
            <text:p/>
          </draw:path>
          <draw:path draw:style-name="gr3" draw:text-style-name="P6" draw:layer="layout" svg:width="0.183cm" svg:height="0.84cm" svg:x="13.815cm" svg:y="9.902cm" svg:viewBox="0 0 184 841" svg:d="M184 833c0-2-2-4-4-6-32-34-80-90-110-206-16-64-22-136-22-200 0-185 44-313 130-405 6-6 4-5 6-8 0-8-6-8-10-8-10 0-48 42-56 52-72 86-118 212-118 367 0 100 18 242 110 360 6 8 52 62 64 62 4 0 10 0 10-8z">
            <text:p/>
          </draw:path>
          <draw:path draw:style-name="gr3" draw:text-style-name="P6" draw:layer="layout" svg:width="0.163cm" svg:height="0.7cm" svg:x="14.099cm" svg:y="9.972cm" svg:viewBox="0 0 164 701" svg:d="M164 695c0-2 0-4-12-16-88-88-110-222-110-328 0-121 26-243 112-331 10-8 10-10 10-12 0-6-2-8-8-8s-70 48-110 138c-36 76-46 154-46 213 0 54 8 138 48 218 42 86 102 132 108 132s8-2 8-6z">
            <text:p/>
          </draw:path>
          <draw:path draw:style-name="gr3" draw:text-style-name="P6" draw:layer="layout" svg:width="0.369cm" svg:height="0.516cm" svg:x="14.331cm" svg:y="9.996cm" svg:viewBox="0 0 370 517" svg:d="M298 264c-6-42-36-82-90-82-44 0-90 12-144 66-58 58-64 123-64 145 0 42 32 124 130 124 168 0 240-235 240-335 0-112-64-182-152-182-102 0-134 92-134 112 0 10 6 24 28 24s38-22 38-38c0-24-22-24-34-24 30-52 80-56 102-56 50 0 100 36 100 126 0 28-4 64-20 120zM132 497c-78 0-78-72-78-78 0-20 18-117 48-159 28-40 62-62 106-62 76 0 78 78 78 92 0 49-46 207-154 207z">
            <text:p/>
          </draw:path>
          <draw:path draw:style-name="gr3" draw:text-style-name="P6" draw:layer="layout" svg:width="0.301cm" svg:height="0.219cm" svg:x="14.707cm" svg:y="10.387cm" svg:viewBox="0 0 302 220" svg:d="M238 146c46-46 64-112 64-116 0-8-6-8-8-8-6 0-6 2-10 14-10 32-26 62-46 88 0-8-2-40-2-44-8-50-44-80-94-80-72 0-142 66-142 136 0 44 34 84 90 84 46 0 86-20 114-40 12 34 36 40 52 40 28 0 46-24 46-34 0-6-6-6-8-6-8 0-8 2-10 6-6 18-22 22-28 22s-14 0-18-62zM200 164c-48 38-90 44-108 44-32 0-50-22-50-56 0-14 6-68 32-102 22-28 50-36 68-36 38 0 50 36 54 68 4 20 2 56 4 82z">
            <text:p/>
          </draw:path>
          <draw:path draw:style-name="gr3" draw:text-style-name="P6" draw:layer="layout" svg:width="0.331cm" svg:height="0.46cm" svg:x="15.099cm" svg:y="10.187cm" svg:viewBox="0 0 332 461" svg:d="M2 431c-2 8-2 10-2 12 0 10 8 18 20 18 14 0 22-12 24-14 4-6 26-100 44-175 14 28 38 45 70 45 82 0 174-97 174-203 0-74-48-114-98-114-68 0-142 70-164 156-23 92-45 183-68 275zM158 304c-50 0-60-58-60-64 0-2 2-16 4-26 20-78 28-104 42-132 32-50 66-66 88-66 26 0 48 20 48 68 0 40-20 118-38 152-24 44-58 68-84 68z">
            <text:p/>
          </draw:path>
          <draw:path draw:style-name="gr3" draw:text-style-name="P6" draw:layer="layout" svg:width="0.161cm" svg:height="0.7cm" svg:x="15.481cm" svg:y="9.972cm" svg:viewBox="0 0 162 701" svg:d="M162 351c0-55-6-139-46-219-42-86-102-132-110-132-4 0-6 4-6 8 0 2 0 4 14 16 68 70 108 180 108 327 0 120-26 242-114 332-8 8-8 10-8 12 0 4 2 6 6 6 8 0 72-48 112-136 36-78 44-156 44-214z">
            <text:p/>
          </draw:path>
          <draw:path draw:style-name="gr3" draw:text-style-name="P6" draw:layer="layout" svg:width="0.163cm" svg:height="0.7cm" svg:x="15.783cm" svg:y="9.972cm" svg:viewBox="0 0 164 701" svg:d="M164 695c0-2 0-4-12-16-88-88-110-222-110-328 0-121 26-243 112-331 10-8 10-10 10-12 0-6-4-8-8-8-6 0-70 48-112 138-34 76-44 154-44 213 0 54 8 138 46 218 44 86 104 132 110 132 4 0 8-2 8-6z">
            <text:p/>
          </draw:path>
          <draw:path draw:style-name="gr3" draw:text-style-name="P6" draw:layer="layout" svg:width="0.369cm" svg:height="0.516cm" svg:x="16.015cm" svg:y="9.996cm" svg:viewBox="0 0 370 517" svg:d="M298 264c-8-42-36-82-90-82-44 0-90 12-144 66-58 58-64 123-64 145 0 42 32 124 130 124 168 0 240-235 240-335 0-112-66-182-152-182-102 0-134 92-134 112 0 10 6 24 26 24 24 0 38-22 38-38 0-24-22-24-32-24 30-52 80-56 100-56 52 0 102 36 102 126 0 28-4 64-20 120zM132 497c-78 0-78-72-78-78 0-20 18-117 46-159 30-40 64-62 108-62 76 0 78 78 78 92 0 49-46 207-154 207z">
            <text:p/>
          </draw:path>
          <draw:path draw:style-name="gr3" draw:text-style-name="P6" draw:layer="layout" svg:width="0.285cm" svg:height="0.44cm" svg:x="16.384cm" svg:y="10.257cm" svg:viewBox="0 0 286 441" svg:d="M286 68c0-44-36-68-80-68-68 0-116 76-130 126-25 103-50 206-76 309-2 2 4 6 6 6 4 0 8-2 10-4 11-44 22-88 32-131 12 23 34 43 74 43 70 0 148-49 148-123 0-30-14-58-40-74 24-16 56-44 56-84zM190 150c-8 2-12 4-26 4-8 0-20 0-22-2 4-4 18-4 22-4 8 0 18 0 26 2zM254 60c0 26-12 64-42 80-10-2-20-6-48-6-16 0-40 2-40 18 0 14 14 16 40 16 16 0 30-4 46-8 14 10 22 30 22 52 0 72-48 123-108 123-38 0-64-21-64-61 0-4 0-10 0-14 12-44 23-87 34-130 10-46 54-116 112-116 28 0 48 16 48 46z">
            <text:p/>
          </draw:path>
          <draw:path draw:style-name="gr3" draw:text-style-name="P6" draw:layer="layout" svg:width="0.331cm" svg:height="0.46cm" svg:x="16.761cm" svg:y="10.187cm" svg:viewBox="0 0 332 461" svg:d="M2 431c-2 8-2 10-2 12 0 10 8 18 20 18 14 0 22-12 24-14 4-6 26-100 44-175 16 28 38 45 70 45 82 0 174-97 174-203 0-74-46-114-98-114-68 0-142 70-164 156-23 92-45 183-68 275zM158 304c-50 0-60-58-60-64 0-2 2-16 6-26 18-78 26-104 42-132 30-50 64-66 86-66 26 0 48 20 48 68 0 40-20 118-38 152-24 44-58 68-84 68z">
            <text:p/>
          </draw:path>
          <draw:path draw:style-name="gr3" draw:text-style-name="P6" draw:layer="layout" svg:width="0.163cm" svg:height="0.7cm" svg:x="17.143cm" svg:y="9.972cm" svg:viewBox="0 0 164 701" svg:d="M164 351c0-55-8-139-48-219-42-86-102-132-108-132s-8 4-8 8c0 2 0 4 14 16 68 70 108 180 108 327 0 120-26 242-112 332-10 8-10 10-10 12 0 4 2 6 8 6s70-48 110-136c36-78 46-156 46-214z">
            <text:p/>
          </draw:path>
          <draw:path draw:style-name="gr3" draw:text-style-name="P6" draw:layer="layout" svg:width="0.183cm" svg:height="0.84cm" svg:x="17.407cm" svg:y="9.902cm" svg:viewBox="0 0 184 841" svg:d="M184 421c0-100-18-241-110-359-6-8-52-62-66-62-2 0-8 2-8 8 0 2 2 4 4 6 34 36 80 94 108 206 16 64 24 135 24 199 0 72-8 144-26 212-26 98-68 154-104 194-6 6-4 5-6 8 0 6 6 8 8 8 12 0 50-44 58-54 72-84 118-210 118-366z">
            <text:p/>
          </draw:path>
          <draw:path draw:style-name="gr3" draw:text-style-name="P6" draw:layer="layout" svg:width="0.429cm" svg:height="0.027cm" svg:x="17.913cm" svg:y="10.309cm" svg:viewBox="0 0 430 28" svg:d="M404 28c12 0 26 0 26-14s-14-14-26-14c-127 0-253 0-380 0-12 0-24 0-24 14s12 14 24 14c127 0 253 0 380 0z">
            <text:p/>
          </draw:path>
          <draw:path draw:style-name="gr3" draw:text-style-name="P6" draw:layer="layout" svg:width="0.343cm" svg:height="0.316cm" svg:x="18.68cm" svg:y="9.714cm" svg:viewBox="0 0 344 317" svg:d="M2 282c-2 10-2 12-2 16 0 14 10 19 20 19 20 0 26-17 30-39 8-24 4-12 34-130 58 2 120 14 120 60 0 6 0 8-2 16-2 12-2 18-2 24 0 42 28 69 64 69 22 0 40-11 54-35 18-30 26-70 26-72 0-8-6-8-8-8-6 0-8 4-10 14-14 48-30 86-60 86-16 0-24-8-24-34 0-10 4-26 6-38 2-6 4-16 4-24 0-66-98-70-136-72 22-12 46-32 64-48 32-28 52-44 80-56 0 4-2 12-2 16 0 8 4 24 26 24s38-20 38-38c0-6-2-24-28-24-42 0-84 34-116 60-48 42-64 52-90 60 2-8 12-42 14-54 6-18 14-52 14-56 0-10-8-18-20-18-2 0-22 0-30 26-21 85-43 170-64 256z">
            <text:p/>
          </draw:path>
          <draw:path draw:style-name="gr3" draw:text-style-name="P6" draw:layer="layout" svg:width="0.405cm" svg:height="0.027cm" svg:x="18.64cm" svg:y="10.309cm" svg:viewBox="0 0 406 28" svg:d="M0 0c135 0 271 0 406 0 0 9 0 19 0 28-135 0-271 0-406 0 0-9 0-19 0-28z">
            <text:p/>
          </draw:path>
          <draw:path draw:style-name="gr3" draw:text-style-name="P6" draw:layer="layout" svg:width="0.281cm" svg:height="0.466cm" svg:x="18.702cm" svg:y="10.511cm" svg:viewBox="0 0 282 467" svg:d="M54 413c25-24 51-48 76-72 110-97 152-133 152-205 0-80-64-136-150-136-80 0-132 66-132 128 0 40 36 40 38 40 12 0 36-10 36-38 0-18-12-36-36-36-6 0-8 0-10 0 16-46 54-72 96-72 64 0 94 58 94 114s-36 112-74 156c-45 49-91 99-136 149-8 8-8 10-8 26 87 0 175 0 262 0 7-40 13-81 20-122-6 0-12 0-18 0-4 20-8 52-16 62-4 6-52 6-66 6-43 0-85 0-128 0z">
            <text:p/>
          </draw:path>
          <draw:path draw:style-name="gr3" draw:text-style-name="P6" draw:layer="layout" svg:width="0.369cm" svg:height="0.516cm" svg:x="19.158cm" svg:y="9.996cm" svg:viewBox="0 0 370 517" svg:d="M298 264c-8-42-36-82-92-82-42 0-88 12-142 66-58 58-64 123-64 145 0 42 32 124 130 124 166 0 240-235 240-335 0-112-66-182-152-182-102 0-134 92-134 112 0 10 6 24 26 24 24 0 38-22 38-38 0-24-22-24-32-24 30-52 80-56 100-56 52 0 102 36 102 126 0 28-4 64-20 120zM132 497c-78 0-78-72-78-78 0-20 18-117 46-159 28-40 64-62 106-62 78 0 78 78 78 92 0 49-44 207-152 207z">
            <text:p/>
          </draw:path>
          <draw:path draw:style-name="gr3" draw:text-style-name="P6" draw:layer="layout" svg:width="0.301cm" svg:height="0.219cm" svg:x="19.534cm" svg:y="10.387cm" svg:viewBox="0 0 302 220" svg:d="M238 146c46-46 64-112 64-116 0-8-6-8-8-8-8 0-8 2-10 14-10 32-26 62-46 88-2-8-2-40-4-44-6-50-44-80-92-80-72 0-142 66-142 136 0 44 32 84 90 84 46 0 86-20 114-40 10 34 36 40 50 40 30 0 46-24 46-34 0-6-4-6-8-6-6 0-6 2-8 6-6 18-22 22-28 22s-16 0-18-62zM200 164c-48 38-90 44-108 44-34 0-52-22-52-56 0-14 8-68 34-102 22-28 50-36 68-36 38 0 50 36 54 68 2 20 2 56 4 82z">
            <text:p/>
          </draw:path>
          <draw:path draw:style-name="gr3" draw:text-style-name="P6" draw:layer="layout" svg:width="0.183cm" svg:height="0.84cm" svg:x="20.01cm" svg:y="9.902cm" svg:viewBox="0 0 184 841" svg:d="M184 833c0-2-2-4-2-6-34-34-80-90-110-206-16-64-22-136-22-200 0-185 44-313 128-405 6-6 4-5 6-8 0-8-6-8-8-8-10 0-48 42-58 52-72 86-118 212-118 367 0 100 18 242 110 360 8 8 54 62 66 62 2 0 8 0 8-8z">
            <text:p/>
          </draw:path>
          <draw:path draw:style-name="gr3" draw:text-style-name="P6" draw:layer="layout" svg:width="0.161cm" svg:height="0.7cm" svg:x="20.296cm" svg:y="9.972cm" svg:viewBox="0 0 162 701" svg:d="M162 695c0-2 0-4-12-16-88-88-110-222-110-328 0-121 28-243 114-331 8-8 8-10 8-12 0-6-2-8-6-8-8 0-70 48-112 138-36 76-44 154-44 213 0 54 8 138 46 218 42 86 102 132 110 132 4 0 6-2 6-6z">
            <text:p/>
          </draw:path>
          <draw:path draw:style-name="gr3" draw:text-style-name="P6" draw:layer="layout" svg:width="0.369cm" svg:height="0.516cm" svg:x="20.528cm" svg:y="9.996cm" svg:viewBox="0 0 370 517" svg:d="M296 264c-6-42-36-82-90-82-42 0-88 12-144 66-58 58-62 123-62 145 0 42 30 124 128 124 168 0 242-235 242-335 0-112-66-182-152-182-102 0-134 92-134 112 0 10 4 24 26 24s38-22 38-38c0-24-22-24-34-24 32-52 82-56 102-56 52 0 100 36 100 126 0 28-4 64-18 120-1 0-1 0-2 0zM130 497c-76 0-76-72-76-78 0-20 18-117 46-159 28-40 62-62 106-62 76 0 78 78 78 92 0 49-44 207-154 207z">
            <text:p/>
          </draw:path>
          <draw:path draw:style-name="gr3" draw:text-style-name="P6" draw:layer="layout" svg:width="0.287cm" svg:height="0.44cm" svg:x="20.896cm" svg:y="10.257cm" svg:viewBox="0 0 288 441" svg:d="M288 68c0-44-38-68-80-68-68 0-118 76-130 126-26 103-52 206-78 309 0 2 4 6 8 6s8-2 8-4c11-44 23-88 34-131 10 23 34 43 74 43 68 0 146-49 146-123 0-30-14-58-38-74 24-16 56-44 56-84zM190 150c-6 2-10 4-24 4-8 0-20 0-24-2 6-4 18-4 24-4s18 0 24 2zM256 60c0 26-14 64-44 80-10-2-18-6-46-6-18 0-42 2-42 18 0 14 16 16 40 16 18 0 32-4 48-8 14 10 22 30 22 52 0 72-48 123-108 123-38 0-66-21-66-61 0-4 0-10 2-14 11-44 21-87 32-130 12-46 56-116 112-116 30 0 50 16 50 46z">
            <text:p/>
          </draw:path>
          <draw:path draw:style-name="gr3" draw:text-style-name="P6" draw:layer="layout" svg:width="0.331cm" svg:height="0.46cm" svg:x="21.272cm" svg:y="10.187cm" svg:viewBox="0 0 332 461" svg:d="M2 431c-2 8-2 10-2 12 0 10 8 18 20 18 16 0 24-12 24-14 4-6 26-100 46-175 14 28 36 45 70 45 82 0 172-97 172-203 0-74-46-114-98-114-68 0-142 70-162 156-23 92-47 183-70 275zM158 304c-48 0-60-58-60-64 0-2 4-16 6-26 20-78 26-104 42-132 30-50 66-66 88-66 26 0 48 20 48 68 0 40-20 118-40 152-22 44-56 68-84 68z">
            <text:p/>
          </draw:path>
          <draw:path draw:style-name="gr3" draw:text-style-name="P6" draw:layer="layout" svg:width="0.161cm" svg:height="0.7cm" svg:x="21.656cm" svg:y="9.972cm" svg:viewBox="0 0 162 701" svg:d="M162 351c0-55-8-139-46-219-42-86-102-132-110-132-4 0-6 4-6 8 0 2 0 4 12 16 70 70 110 180 110 327 0 120-26 242-114 332-8 8-8 10-8 12 0 4 2 6 6 6 8 0 70-48 112-136 36-78 44-156 44-214z">
            <text:p/>
          </draw:path>
          <draw:path draw:style-name="gr3" draw:text-style-name="P6" draw:layer="layout" svg:width="0.215cm" svg:height="0.326cm" svg:x="21.92cm" svg:y="9.882cm" svg:viewBox="0 0 216 327" svg:d="M216 238c-5 0-11 0-16 0-2 10-6 40-12 44-4 4-42 4-50 4-30 0-60 0-90 0 52-46 68-60 98-84 36-28 70-58 70-106 0-58-52-96-114-96s-102 44-102 88c0 26 20 28 26 28 12 0 26-8 26-26 0-8-4-26-30-26 16-34 50-46 72-46 50 0 76 38 76 78 0 44-32 78-48 96-39 38-79 77-118 116-4 4-4 6-4 19 67 0 135 0 202 0 5-29 9-59 14-89z">
            <text:p/>
          </draw:path>
          <draw:path draw:style-name="gr3" draw:text-style-name="P6" draw:layer="layout" svg:width="0.183cm" svg:height="0.84cm" svg:x="22.234cm" svg:y="9.902cm" svg:viewBox="0 0 184 841" svg:d="M184 421c0-100-18-241-110-359-6-8-52-62-66-62-2 0-8 2-8 8 0 2 2 4 4 6 34 36 80 94 110 206 16 64 22 135 22 199 0 72-6 144-26 212-26 98-68 154-104 194-6 6-4 5-6 8 0 6 6 8 8 8 12 0 50-44 58-54 72-84 118-210 118-366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FreeSans3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Maths Roman" svg:font-family="'TexMaths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2" style:font-family-asian="'DejaVu Sans'" style:font-family-generic-asian="roman" style:font-pitch-asian="variable" style:font-size-asian="12pt" style:language-asian="zh" style:country-asian="CN" style:font-name-complex="FreeSans3" style:font-family-complex="FreeSans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FreeSans2" style:font-family-complex="FreeSans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2" style:font-family-complex="FreeSans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3T11:59:56.782701084</meta:creation-date>
    <meta:generator>LibreOffice/7.3.7.2$Linux_X86_64 LibreOffice_project/30$Build-2</meta:generator>
    <dc:date>2024-03-14T12:59:37.885474277</dc:date>
    <meta:editing-duration>PT1H54M56S</meta:editing-duration>
    <meta:editing-cycles>13</meta:editing-cycles>
    <meta:document-statistic meta:object-count="630"/>
  </office:meta>
</office:document-meta>
</file>